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2.76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10.49pt"/>
    </style:style>
    <style:style style:name="co5" style:family="table-column">
      <style:table-column-properties fo:break-before="auto" style:column-width="93pt"/>
    </style:style>
    <style:style style:name="co6" style:family="table-column">
      <style:table-column-properties fo:break-before="auto" style:column-width="15.76pt"/>
    </style:style>
    <style:style style:name="co7" style:family="table-column">
      <style:table-column-properties fo:break-before="auto" style:column-width="57.74pt"/>
    </style:style>
    <style:style style:name="co8" style:family="table-column">
      <style:table-column-properties fo:break-before="auto" style:column-width="47.25pt"/>
    </style:style>
    <style:style style:name="co9" style:family="table-column">
      <style:table-column-properties fo:break-before="auto" style:column-width="69.76pt"/>
    </style:style>
    <style:style style:name="co10" style:family="table-column">
      <style:table-column-properties fo:break-before="auto" style:column-width="14.26pt"/>
    </style:style>
    <style:style style:name="co11" style:family="table-column">
      <style:table-column-properties fo:break-before="auto" style:column-width="55.5pt"/>
    </style:style>
    <style:style style:name="co12" style:family="table-column">
      <style:table-column-properties fo:break-before="auto" style:column-width="65.99pt"/>
    </style:style>
    <style:style style:name="co13" style:family="table-column">
      <style:table-column-properties fo:break-before="auto" style:column-width="75.74pt"/>
    </style:style>
    <style:style style:name="co14" style:family="table-column">
      <style:table-column-properties fo:break-before="auto" style:column-width="100.49pt"/>
    </style:style>
    <style:style style:name="co15" style:family="table-column">
      <style:table-column-properties fo:break-before="auto" style:column-width="96.01pt"/>
    </style:style>
    <style:style style:name="co16" style:family="table-column">
      <style:table-column-properties fo:break-before="auto" style:column-width="48.76pt"/>
    </style:style>
    <style:style style:name="co17" style:family="table-column">
      <style:table-column-properties fo:break-before="auto" style:column-width="54.74pt"/>
    </style:style>
    <style:style style:name="co18" style:family="table-column">
      <style:table-column-properties fo:break-before="auto" style:column-width="53.26pt"/>
    </style:style>
    <style:style style:name="co19" style:family="table-column">
      <style:table-column-properties fo:break-before="auto" style:column-width="87pt"/>
    </style:style>
    <style:style style:name="co20" style:family="table-column">
      <style:table-column-properties fo:break-before="auto" style:column-width="82.49pt"/>
    </style:style>
    <style:style style:name="co21" style:family="table-column">
      <style:table-column-properties fo:break-before="auto" style:column-width="93.74pt"/>
    </style:style>
    <style:style style:name="co22" style:family="table-column">
      <style:table-column-properties fo:break-before="auto" style:column-width="89.26pt"/>
    </style:style>
    <style:style style:name="co23" style:family="table-column">
      <style:table-column-properties fo:break-before="auto" style:column-width="105pt"/>
    </style:style>
    <style:style style:name="co24" style:family="table-column">
      <style:table-column-properties fo:break-before="auto" style:column-width="114.01pt"/>
    </style:style>
    <style:style style:name="co25" style:family="table-column">
      <style:table-column-properties fo:break-before="auto" style:column-width="113.24pt"/>
    </style:style>
    <style:style style:name="co26" style:family="table-column">
      <style:table-column-properties fo:break-before="auto" style:column-width="59.24pt"/>
    </style:style>
    <style:style style:name="co27" style:family="table-column">
      <style:table-column-properties fo:break-before="auto" style:column-width="106.5pt"/>
    </style:style>
    <style:style style:name="co28" style:family="table-column">
      <style:table-column-properties fo:break-before="auto" style:column-width="35.26pt"/>
    </style:style>
    <style:style style:name="co29" style:family="table-column">
      <style:table-column-properties fo:break-before="auto" style:column-width="3pt"/>
    </style:style>
    <style:style style:name="co30" style:family="table-column">
      <style:table-column-properties fo:break-before="auto" style:column-width="91.5pt"/>
    </style:style>
    <style:style style:name="co31" style:family="table-column">
      <style:table-column-properties fo:break-before="auto" style:column-width="11.25pt"/>
    </style:style>
    <style:style style:name="co32" style:family="table-column">
      <style:table-column-properties fo:break-before="auto" style:column-width="70.5pt"/>
    </style:style>
    <style:style style:name="co33" style:family="table-column">
      <style:table-column-properties fo:break-before="auto" style:column-width="60.01pt"/>
    </style:style>
    <style:style style:name="co34" style:family="table-column">
      <style:table-column-properties fo:break-before="auto" style:column-width="87.76pt"/>
    </style:style>
    <style:style style:name="co35" style:family="table-column">
      <style:table-column-properties fo:break-before="auto" style:column-width="76.51pt"/>
    </style:style>
    <style:style style:name="co36" style:family="table-column">
      <style:table-column-properties fo:break-before="auto" style:column-width="81.01pt"/>
    </style:style>
    <style:style style:name="co37" style:family="table-column">
      <style:table-column-properties fo:break-before="auto" style:column-width="16.5pt"/>
    </style:style>
    <style:style style:name="co38" style:family="table-column">
      <style:table-column-properties fo:break-before="auto" style:column-width="39.74pt"/>
    </style:style>
    <style:style style:name="co39" style:family="table-column">
      <style:table-column-properties fo:break-before="auto" style:column-width="68.26pt"/>
    </style:style>
    <style:style style:name="co40" style:family="table-column">
      <style:table-column-properties fo:break-before="auto" style:column-width="51.76pt"/>
    </style:style>
    <style:style style:name="co41" style:family="table-column">
      <style:table-column-properties fo:break-before="auto" style:column-width="43.51pt"/>
    </style:style>
    <style:style style:name="co42" style:family="table-column">
      <style:table-column-properties fo:break-before="auto" style:column-width="83.99pt"/>
    </style:style>
    <style:style style:name="co43" style:family="table-column">
      <style:table-column-properties fo:break-before="auto" style:column-width="218.24pt"/>
    </style:style>
    <style:style style:name="co44" style:family="table-column">
      <style:table-column-properties fo:break-before="auto" style:column-width="46.49pt"/>
    </style:style>
    <style:style style:name="co45" style:family="table-column">
      <style:table-column-properties fo:break-before="auto" style:column-width="311.24pt"/>
    </style:style>
    <style:style style:name="co46" style:family="table-column">
      <style:table-column-properties fo:break-before="auto" style:column-width="13.49pt"/>
    </style:style>
    <style:style style:name="co47" style:family="table-column">
      <style:table-column-properties fo:break-before="auto" style:column-width="120.76pt"/>
    </style:style>
    <style:style style:name="co48" style:family="table-column">
      <style:table-column-properties fo:break-before="auto" style:column-width="63.75pt"/>
    </style:style>
    <style:style style:name="co49" style:family="table-column">
      <style:table-column-properties fo:break-before="auto" style:column-width="22.51pt"/>
    </style:style>
    <style:style style:name="co50" style:family="table-column">
      <style:table-column-properties fo:break-before="auto" style:column-width="7.2pt"/>
    </style:style>
    <style:style style:name="co51" style:family="table-column">
      <style:table-column-properties fo:break-before="auto" style:column-width="101.11pt"/>
    </style:style>
    <style:style style:name="co52" style:family="table-column">
      <style:table-column-properties fo:break-before="auto" style:column-width="14.29pt"/>
    </style:style>
    <style:style style:name="co53" style:family="table-column">
      <style:table-column-properties fo:break-before="auto" style:column-width="111.34pt"/>
    </style:style>
    <style:style style:name="co54" style:family="table-column">
      <style:table-column-properties fo:break-before="auto" style:column-width="90.4pt"/>
    </style:style>
    <style:style style:name="co55" style:family="table-column">
      <style:table-column-properties fo:break-before="auto" style:column-width="236.41pt"/>
    </style:style>
    <style:style style:name="co56" style:family="table-column">
      <style:table-column-properties fo:break-before="auto" style:column-width="20.1pt"/>
    </style:style>
    <style:style style:name="co57" style:family="table-column">
      <style:table-column-properties fo:break-before="auto" style:column-width="60.6pt"/>
    </style:style>
    <style:style style:name="co58" style:family="table-column">
      <style:table-column-properties fo:break-before="auto" style:column-width="77.36pt"/>
    </style:style>
    <style:style style:name="co59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9.99pt" fo:break-before="auto" style:use-optimal-row-height="false"/>
    </style:style>
    <style:style style:name="ro4" style:family="table-row">
      <style:table-row-properties style:row-height="46.46pt" fo:break-before="auto" style:use-optimal-row-height="true"/>
    </style:style>
    <style:style style:name="ro5" style:family="table-row">
      <style:table-row-properties style:row-height="27.75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14.94pt" fo:break-before="auto" style:use-optimal-row-height="true"/>
    </style:style>
    <style:style style:name="ro8" style:family="table-row">
      <style:table-row-properties style:row-height="35.26pt" fo:break-before="auto" style:use-optimal-row-height="false"/>
    </style:style>
    <style:style style:name="ro9" style:family="table-row">
      <style:table-row-properties style:row-height="33pt" fo:break-before="auto" style:use-optimal-row-height="false"/>
    </style:style>
    <style:style style:name="ro10" style:family="table-row">
      <style:table-row-properties style:row-height="23.95pt" fo:break-before="auto" style:use-optimal-row-height="true"/>
    </style:style>
    <style:style style:name="ro11" style:family="table-row">
      <style:table-row-properties style:row-height="34.5pt" fo:break-before="auto" style:use-optimal-row-height="false"/>
    </style:style>
    <style:style style:name="ro12" style:family="table-row">
      <style:table-row-properties style:row-height="15.76pt" fo:break-before="auto" style:use-optimal-row-height="true"/>
    </style:style>
    <style:style style:name="ro13" style:family="table-row">
      <style:table-row-properties style:row-height="7.46pt" fo:break-before="auto" style:use-optimal-row-height="false"/>
    </style:style>
    <style:style style:name="ro14" style:family="table-row">
      <style:table-row-properties style:row-height="35.21pt" fo:break-before="auto" style:use-optimal-row-height="true"/>
    </style:style>
    <style:style style:name="ro15" style:family="table-row">
      <style:table-row-properties style:row-height="11.2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10099" number:language="en" number:country="SG">
      <number:boolean/>
    </number:boolean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7f7f7f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ackground-color="#ffffff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able-cell-properties fo:background-color="#d8d8d8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ackground-color="#70ad47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able-cell-properties fo:background-color="#ed7d31" style:text-align-source="fix" style:repeat-content="false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fo:background-color="#d8d8d8" style:text-align-source="fix" style:repeat-content="false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5b9bd5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0">
      <style:table-cell-properties fo:background-color="#ffffff" fo:border="0.06pt solid #000000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ackground-color="#d8d8d8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0">
      <style:table-cell-properties fo:background-color="#d8d8d8"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0">
      <style:table-cell-properties fo:background-color="#d8d8d8" style:text-align-source="fix" style:repeat-content="false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2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5b9bd5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2">
      <style:table-cell-properties fo:background-color="#ffffff" fo:border="0.06pt solid #000000"/>
      <style:text-properties fo:font-size="10pt" style:font-size-asian="10pt" style:font-size-complex="10pt"/>
    </style:style>
    <style:style style:name="ce26" style:family="table-cell" style:parent-style-name="Default" style:data-style-name="N2">
      <style:table-cell-properties fo:border-bottom="0.06pt solid #000000" fo:background-color="#ffffff" fo:border-left="none" fo:border-right="none" fo:border-top="0.06pt solid #000000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ackground-color="#d8d8d8" style:text-align-source="fix" style:repeat-content="false" style:vertical-align="middle"/>
      <style:paragraph-properties fo:text-align="start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7f7f7f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2">
      <style:table-cell-properties fo:background-color="#fffff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2">
      <style:table-cell-properties fo:background-color="#ffffff"/>
      <style:text-properties fo:font-size="10pt" style:font-size-asian="10pt" style:font-size-complex="10pt"/>
    </style:style>
    <style:style style:name="ce32" style:family="table-cell" style:parent-style-name="Default" style:data-style-name="N2">
      <style:table-cell-properties fo:background-color="#ffffff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2">
      <style:table-cell-properties fo:background-color="#d8d8d8"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2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 style:data-style-name="N2">
      <style:table-cell-properties fo:border-bottom="0.06pt solid #000000" fo:background-color="#ffffff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10pt" style:font-size-asian="10pt" style:font-size-complex="10pt"/>
    </style:style>
    <style:style style:name="ce36" style:family="table-cell" style:parent-style-name="Default" style:data-style-name="N2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5b9bd5"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d8d8d8" style:text-align-source="fix" style:repeat-content="false" fo:wrap-option="wrap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2">
      <style:table-cell-properties fo:background-color="#ffffff"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 style:data-style-name="N2">
      <style:table-cell-properties fo:background-color="#ffffff"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0">
      <style:table-cell-properties fo:background-color="#d8d8d8"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41" style:family="table-cell" style:parent-style-name="Default" style:data-style-name="N123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5b9bd5" fo:font-size="10pt" style:font-size-asian="10pt" style:font-size-complex="10pt"/>
    </style:style>
    <style:style style:name="ce42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  <style:text-properties fo:font-size="10pt" style:font-size-asian="10pt" style:font-size-complex="10pt"/>
    </style:style>
    <style:style style:name="ce43" style:family="table-cell" style:parent-style-name="Default" style:data-style-name="N123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5b9bd5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 style:data-style-name="N1">
      <style:table-cell-properties fo:background-color="#ffffff" fo:border="0.06pt solid #000000"/>
      <style:text-properties fo:font-size="10pt" style:font-size-asian="10pt" style:font-size-complex="10pt"/>
    </style:style>
    <style:style style:name="ce45" style:family="table-cell" style:parent-style-name="Default" style:data-style-name="N1">
      <style:table-cell-properties fo:border-bottom="0.06pt solid #000000" fo:background-color="#ffffff" fo:border-left="none" fo:border-right="none" fo:border-top="0.06pt solid #000000"/>
      <style:text-properties fo:font-size="10pt" style:font-size-asian="10pt" style:font-size-complex="10pt"/>
    </style:style>
    <style:style style:name="ce46" style:family="table-cell" style:parent-style-name="Default" style:data-style-name="N2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 style:data-style-name="N0">
      <style:table-cell-properties fo:background-color="#d8d8d8" style:text-align-source="fix" style:repeat-content="false" style:vertical-align="automatic"/>
      <style:paragraph-properties fo:text-align="center"/>
      <style:text-properties fo:color="#7f7f7f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0">
      <style:table-cell-properties fo:background-color="#d8d8d8" style:text-align-source="fix" style:repeat-content="false" fo:wrap-option="wrap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5b9bd5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5b9bd5" fo:font-size="10pt" style:font-size-asian="10pt" style:font-size-complex="10pt"/>
    </style:style>
    <style:style style:name="ce5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0">
      <style:table-cell-properties fo:border-bottom="0.06pt solid #000000" fo:background-color="#ffffff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 style:data-style-name="N0">
      <style:table-cell-properties fo:border-bottom="0.06pt solid #000000" fo:background-color="#ffffff" style:text-align-source="fix" style:repeat-content="false" fo:border-left="2.01pt solid #000000" fo:border-right="none" fo:border-top="0.06pt solid #000000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0">
      <style:table-cell-properties fo:border-bottom="0.06pt solid #000000" fo:background-color="#ffff00" style:text-align-source="fix" style:repeat-content="false" fo:border-left="2.01pt solid #000000" fo:border-right="0.06pt solid #000000" fo:border-top="none" style:vertical-align="automatic"/>
      <style:paragraph-properties fo:text-align="start" fo:margin-left="0pt"/>
      <style:text-properties fo:font-size="10pt" style:font-size-asian="10pt" style:font-size-complex="10pt"/>
    </style:style>
    <style:style style:name="ce55" style:family="table-cell" style:parent-style-name="Default" style:data-style-name="N0">
      <style:table-cell-properties fo:border-bottom="0.06pt solid #000000" fo:background-color="#ffff00" style:text-align-source="fix" style:repeat-content="false" fo:border-left="2.01pt solid #000000" fo:border-right="0.06pt solid #000000" fo:border-top="0.06pt solid #000000" style:vertical-align="automatic"/>
      <style:paragraph-properties fo:text-align="start" fo:margin-left="0pt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order-bottom="0.06pt solid #000000" fo:background-color="#ed7d31" style:text-align-source="fix" style:repeat-content="false" fo:border-left="2.01pt solid #000000" fo:border-right="0.06pt solid #000000" fo:border-top="0.06pt solid #000000" style:vertical-align="automatic"/>
      <style:paragraph-properties fo:text-align="start" fo:margin-left="0pt"/>
      <style:text-properties fo:font-size="10pt" style:font-size-asian="10pt" style:font-size-complex="10pt"/>
    </style:style>
    <style:style style:name="ce57" style:family="table-cell" style:parent-style-name="Default" style:data-style-name="N0">
      <style:table-cell-properties fo:border-bottom="2.01pt solid #000000" fo:background-color="#ffff00" style:text-align-source="fix" style:repeat-content="false" fo:border-left="2.01pt solid #000000" fo:border-right="0.06pt solid #000000" fo:border-top="0.06pt solid #000000" style:vertical-align="automatic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0">
      <style:table-cell-properties fo:border-bottom="0.06pt solid #000000" fo:background-color="#ffffff" fo:border-left="0.06pt solid #000000" fo:border-right="none" fo:border-top="none"/>
      <style:text-properties fo:font-size="10pt" style:font-size-asian="10pt" style:font-size-complex="10pt"/>
    </style:style>
    <style:style style:name="ce59" style:family="table-cell" style:parent-style-name="Default" style:data-style-name="N2">
      <style:table-cell-properties fo:background-color="#70ad47" style:text-align-source="fix" style:repeat-content="false" fo:border="0.06pt solid #000000" style:vertical-align="automatic"/>
      <style:paragraph-properties fo:text-align="center"/>
      <style:text-properties fo:color="#0066cc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5b9bd5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 style:data-style-name="N2">
      <style:table-cell-properties fo:border-bottom="none" fo:background-color="#ffffff" style:text-align-source="fix" style:repeat-content="false" fo:border-left="2.01pt solid #000000" fo:border-right="none" fo:border-top="2.01pt solid #000000" style:vertical-align="automatic"/>
      <style:paragraph-properties fo:text-align="center"/>
      <style:text-properties fo:color="#5b9bd5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 style:data-style-name="N0">
      <style:table-cell-properties fo:border-bottom="0.06pt solid #000000" fo:background-color="#ffffff" style:text-align-source="fix" style:repeat-content="false" fo:border-left="2.01pt solid #000000" fo:border-right="none" fo:border-top="0.06pt solid #000000" style:vertical-align="automatic"/>
      <style:paragraph-properties fo:text-align="center"/>
      <style:text-properties fo:color="#ff0000" fo:font-size="10pt" style:font-size-asian="10pt" style:font-size-complex="10pt"/>
    </style:style>
    <style:style style:name="ce63" style:family="table-cell" style:parent-style-name="Default" style:data-style-name="N0">
      <style:table-cell-properties fo:border-bottom="2.01pt solid #000000" fo:background-color="#ff0000" style:text-align-source="fix" style:repeat-content="false" fo:border-left="2.01pt solid #000000" fo:border-right="none" fo:border-top="none" style:vertical-align="automatic"/>
      <style:paragraph-properties fo:text-align="center"/>
      <style:text-properties fo:color="#5b9bd5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none" fo:border-top="none" style:vertical-align="automatic"/>
      <style:paragraph-properties fo:text-align="start" fo:margin-left="0pt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automatic"/>
      <style:paragraph-properties fo:text-align="start" fo:margin-left="0pt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fo:border-bottom="0.06pt solid #000000" fo:background-color="#ed7d31" style:text-align-source="fix" style:repeat-content="false" fo:border-left="0.06pt solid #000000" fo:padding-bottom="0.99pt" fo:padding-left="0.99pt" fo:padding-right="0pt" fo:padding-top="0.99pt" fo:border-right="none" fo:border-top="0.06pt solid #000000" style:vertical-align="automatic"/>
      <style:paragraph-properties fo:text-align="end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fo:border-bottom="2.01pt solid #000000" fo:background-color="#ffff00" style:text-align-source="fix" style:repeat-content="false" fo:border-left="0.06pt solid #000000" fo:border-right="none" fo:border-top="0.06pt solid #000000" style:vertical-align="automatic"/>
      <style:paragraph-properties fo:text-align="start" fo:margin-left="0pt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fo:font-size="10pt" style:font-size-asian="10pt" style:font-size-complex="10pt"/>
    </style:style>
    <style:style style:name="ce70" style:family="table-cell" style:parent-style-name="Default" style:data-style-name="N2">
      <style:table-cell-properties fo:border-bottom="none" fo:background-color="#ffffff" style:text-align-source="fix" style:repeat-content="false" fo:border-left="2.01pt solid #000000" fo:border-right="2.01pt solid #000000" fo:border-top="2.01pt solid #000000" style:vertical-align="automatic"/>
      <style:paragraph-properties fo:text-align="center"/>
      <style:text-properties fo:color="#5b9bd5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0">
      <style:table-cell-properties fo:border-bottom="0.06pt solid #000000" fo:background-color="#ffff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fo:color="#ff0000" fo:font-size="10pt" style:font-size-asian="10pt" style:font-size-complex="10pt"/>
    </style:style>
    <style:style style:name="ce72" style:family="table-cell" style:parent-style-name="Default" style:data-style-name="N0">
      <style:table-cell-properties fo:border-bottom="2.01pt solid #000000" fo:background-color="#ff0000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color="#5b9bd5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75" style:family="table-cell" style:parent-style-name="Default" style:data-style-name="N10099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5b9bd5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0">
      <style:table-cell-properties fo:background-color="#fffff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none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06pt solid #000000" fo:background-color="#ed7d31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0pt" style:font-size-asian="10pt" style:font-size-complex="10pt"/>
    </style:style>
    <style:style style:name="ce81" style:family="table-cell" style:parent-style-name="Default" style:data-style-name="N2">
      <style:table-cell-properties fo:border-bottom="2.01pt solid #000000" fo:background-color="#ffff00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7f7f7f" fo:font-size="10pt" style:font-size-asian="10pt" style:font-size-complex="10pt"/>
    </style:style>
    <style:style style:name="ce83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0">
      <style:table-cell-properties fo:border-bottom="0.06pt solid #000000" fo:background-color="#ffff00" fo:border-left="none" fo:border-right="none" fo:border-top="none"/>
      <style:text-properties fo:font-size="10pt" style:font-size-asian="10pt" style:font-size-complex="10pt"/>
    </style:style>
    <style:style style:name="ce86" style:family="table-cell" style:parent-style-name="Default" style:data-style-name="N0">
      <style:table-cell-properties fo:border-bottom="0.06pt solid #000000" fo:background-color="#ffff00" fo:border-left="none" fo:border-right="none" fo:border-top="0.06pt solid #000000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fo:border-bottom="0.06pt solid #000000" fo:background-color="#ed7d31" fo:border-left="none" fo:border-right="none" fo:border-top="0.06pt solid #000000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fo:border-bottom="2.01pt solid #000000" fo:background-color="#ffff00" fo:border-left="none" fo:border-right="none" fo:border-top="0.06pt solid #000000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2">
      <style:table-cell-properties fo:border-bottom="0.06pt solid #000000" fo:background-color="#ffffff" style:text-align-source="fix" style:repeat-content="false" fo:border-left="0.06pt solid #000000" fo:padding-bottom="0.99pt" fo:padding-left="0.99pt" fo:padding-right="0pt" fo:padding-top="0.99pt" fo:border-right="none" fo:border-top="0.06pt solid #000000" style:vertical-align="middle"/>
      <style:paragraph-properties fo:text-align="end"/>
      <style:text-properties fo:color="#5b9bd5" fo:font-size="10pt" style:font-size-asian="10pt" style:font-size-complex="10pt"/>
    </style:style>
    <style:style style:name="ce91" style:family="table-cell" style:parent-style-name="Default" style:data-style-name="N2">
      <style:table-cell-properties fo:border-bottom="2.01pt solid #000000" fo:background-color="#ffff00" style:text-align-source="fix" style:repeat-content="false" fo:border-left="0.06pt solid #000000" fo:padding-bottom="0.99pt" fo:padding-left="0.99pt" fo:padding-right="0pt" fo:padding-top="0.99pt" fo:border-right="none" fo:border-top="0.06pt solid #000000" style:vertical-align="middle"/>
      <style:paragraph-properties fo:text-align="end"/>
      <style:text-properties fo:color="#5b9bd5"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124">
      <style:table-cell-properties fo:background-color="#d8d8d8" style:text-align-source="fix" style:repeat-content="false" fo:border="0.06pt solid #000000" style:vertical-align="automatic"/>
      <style:paragraph-properties fo:text-align="center"/>
      <style:text-properties fo:color="#000000" fo:font-size="10pt" style:font-size-asian="10pt" style:font-size-complex="10pt"/>
    </style:style>
    <style:style style:name="ce93" style:family="table-cell" style:parent-style-name="Default" style:data-style-name="N0">
      <style:table-cell-properties fo:background-color="#ffffff" fo:border="0.06pt solid #000000"/>
      <style:text-properties fo:color="#000000" fo:font-size="10pt" style:font-size-asian="10pt" style:font-size-complex="10pt"/>
    </style:style>
    <style:style style:name="ce94" style:family="table-cell" style:parent-style-name="Default" style:data-style-name="N0">
      <style:table-cell-properties fo:border-bottom="2.01pt solid #000000" fo:background-color="#ffffff" fo:border-left="none" fo:border-right="none" fo:border-top="0.06pt solid #000000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fo:color="#000000" fo:font-size="10pt" style:font-size-asian="10pt" style:font-size-complex="10pt"/>
    </style:style>
    <style:style style:name="ce96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000000" fo:font-size="10pt" style:font-size-asian="10pt" style:font-size-complex="10pt"/>
    </style:style>
    <style:style style:name="ce97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automatic"/>
      <style:paragraph-properties fo:text-align="start" fo:margin-left="0pt"/>
      <style:text-properties fo:font-size="10pt" style:font-size-asian="10pt" style:font-size-complex="10pt"/>
    </style:style>
    <style:style style:name="ce98" style:family="table-cell" style:parent-style-name="Default" style:data-style-name="N0">
      <style:table-cell-properties fo:border-bottom="2.01pt solid #000000" fo:background-color="#ffffff" style:text-align-source="fix" style:repeat-content="false" fo:border-left="none" fo:border-right="none" fo:border-top="0.06pt solid #000000" style:vertical-align="automatic"/>
      <style:paragraph-properties fo:text-align="start" fo:margin-left="0pt"/>
      <style:text-properties fo:font-size="10pt" style:font-size-asian="10pt" style:font-size-complex="10pt"/>
    </style:style>
    <style:style style:name="ce99" style:family="table-cell" style:parent-style-name="Default" style:data-style-name="N0">
      <style:table-cell-properties fo:background-color="#70ad47" style:text-align-source="fix" style:repeat-content="false" fo:border="0.06pt solid #000000" style:vertical-align="automatic"/>
      <style:paragraph-properties fo:text-align="center"/>
      <style:text-properties fo:color="#0066cc"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fo:font-size="10pt" style:font-size-asian="10pt" style:font-size-complex="10pt"/>
    </style:style>
    <style:style style:name="ce101" style:family="table-cell" style:parent-style-name="Default" style:data-style-name="N1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5b9bd5"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 style:data-style-name="N124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5b9bd5" fo:font-size="10pt" style:font-size-asian="10pt" style:font-size-complex="10pt"/>
    </style:style>
    <style:style style:name="ce103" style:family="table-cell" style:parent-style-name="Default" style:data-style-name="N1">
      <style:table-cell-properties fo:background-color="#fffff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2.01pt solid #000000" fo:border-top="0.06pt solid #000000" style:vertical-align="automatic"/>
      <style:paragraph-properties fo:text-align="center"/>
      <style:text-properties fo:font-size="10pt" style:font-size-asian="10pt" style:font-size-complex="10pt"/>
    </style:style>
    <style:style style:name="ce105" style:family="table-cell" style:parent-style-name="Default" style:data-style-name="N0">
      <style:table-cell-properties fo:border-bottom="2.01pt solid #000000" fo:background-color="#ffffff" style:text-align-source="fix" style:repeat-content="false" fo:border-left="none" fo:border-right="2.01pt solid #000000" fo:border-top="0.06pt solid #000000" style:vertical-align="automatic"/>
      <style:paragraph-properties fo:text-align="center"/>
      <style:text-properties fo:font-size="10pt" style:font-size-asian="10pt" style:font-size-complex="10pt"/>
    </style:style>
    <style:style style:name="ce106" style:family="table-cell" style:parent-style-name="Default" style:data-style-name="N1">
      <style:table-cell-properties fo:background-color="#ffffff"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107" style:family="table-cell" style:parent-style-name="Default" style:data-style-name="N0">
      <style:table-cell-properties fo:background-color="#ffffff" style:text-align-source="fix" style:repeat-content="false" fo:padding-bottom="0.99pt" fo:padding-left="0.99pt" fo:padding-right="0pt" fo:padding-top="0.99pt" style:vertical-align="middle"/>
      <style:paragraph-properties fo:text-align="end"/>
      <style:text-properties fo:font-size="10pt" style:font-size-asian="10pt" style:font-size-complex="10pt"/>
    </style:style>
    <style:style style:name="ce10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0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5b9bd5" fo:font-size="10pt" style:font-size-asian="10pt" style:font-size-complex="10pt"/>
    </style:style>
    <style:style style:name="ce110" style:family="table-cell" style:parent-style-name="Default" style:data-style-name="N0">
      <style:table-cell-properties fo:background-color="#ffffff" style:vertical-align="middle"/>
      <style:text-properties fo:font-size="10pt" style:font-size-asian="10pt" style:font-size-complex="10pt"/>
    </style:style>
    <style:style style:name="ce111" style:family="table-cell" style:parent-style-name="Default" style:data-style-name="N0">
      <style:table-cell-properties fo:background-color="#ffffff" fo:wrap-option="wrap" style:vertical-align="middle"/>
      <style:text-properties fo:font-size="10pt" style:font-size-asian="10pt" style:font-size-complex="10pt"/>
    </style:style>
    <style:style style:name="ce112" style:family="table-cell" style:parent-style-name="Default" style:data-style-name="N1">
      <style:table-cell-properties fo:background-color="#ffffff"/>
      <style:text-properties fo:font-size="10pt" style:font-size-asian="10pt" style:font-size-complex="10pt"/>
    </style:style>
    <style:style style:name="ce113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5b9bd5" fo:font-size="10pt" style:font-size-asian="10pt" style:font-size-complex="10pt"/>
    </style:style>
    <style:style style:name="ce114" style:family="table-cell" style:parent-style-name="Default" style:data-style-name="N2">
      <style:table-cell-properties fo:background-color="#ffffff" fo:border="0.06pt solid #000000"/>
      <style:text-properties fo:color="#000000" fo:font-size="10pt" style:font-size-asian="10pt" style:font-size-complex="10pt"/>
    </style:style>
    <style:style style:name="ce115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5b9bd5"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1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5b9bd5" fo:font-size="10pt" style:font-size-asian="10pt" style:font-size-complex="10pt"/>
    </style:style>
    <style:style style:name="ce118" style:family="table-cell" style:parent-style-name="Default" style:data-style-name="N1">
      <style:table-cell-properties fo:background-color="#ffffff" fo:border="0.06pt solid #000000"/>
      <style:text-properties fo:color="#000000" fo:font-size="10pt" style:font-size-asian="10pt" style:font-size-complex="10pt"/>
    </style:style>
    <style:style style:name="ce119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120" style:family="table-cell" style:parent-style-name="Default" style:data-style-name="N2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color="#5b9bd5"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 style:data-style-name="N2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color="#5b9bd5"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 style:data-style-name="N0">
      <style:table-cell-properties fo:background-color="#ed7d31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 style:data-style-name="N0">
      <style:table-cell-properties fo:background-color="#ffffff" fo:wrap-option="wrap" style:vertical-align="automatic"/>
      <style:text-properties fo:font-size="10pt" style:font-size-asian="10pt" style:font-size-complex="10pt"/>
    </style:style>
    <style:style style:name="ce125" style:family="table-cell" style:parent-style-name="Default" style:data-style-name="N0">
      <style:table-cell-properties fo:border-bottom="none" fo:background-color="#ffffff" style:text-align-source="fix" style:repeat-content="false" fo:wrap-option="wrap" fo:border-left="2.01pt solid #000000" fo:border-right="none" fo:border-top="2.01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 style:data-style-name="N0">
      <style:table-cell-properties fo:border-bottom="none" fo:background-color="#ffffff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7" style:family="table-cell" style:parent-style-name="Default" style:data-style-name="N0">
      <style:table-cell-properties fo:border-bottom="none" fo:background-color="#ffffff" fo:wrap-option="wrap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28" style:family="table-cell" style:parent-style-name="Default" style:data-style-name="N0">
      <style:table-cell-properties fo:border-bottom="2.01pt solid #000000" fo:background-color="#ffffff" fo:border-left="2.01pt solid #000000" fo:border-right="none" fo:border-top="none"/>
      <style:text-properties fo:font-size="10pt" style:font-size-asian="10pt" style:font-size-complex="10pt"/>
    </style:style>
    <style:style style:name="ce129" style:family="table-cell" style:parent-style-name="Default" style:data-style-name="N0">
      <style:table-cell-properties fo:border-bottom="none" fo:background-color="#ffffff" fo:border-left="2.01pt solid #000000" fo:border-right="none" fo:border-top="none"/>
      <style:text-properties fo:font-size="10pt" style:font-size-asian="10pt" style:font-size-complex="10pt"/>
    </style:style>
    <style:style style:name="ce130" style:family="table-cell" style:parent-style-name="Default" style:data-style-name="N0">
      <style:table-cell-properties fo:border-bottom="2.01pt solid #000000" fo:background-color="#ffffff" fo:wrap-option="wrap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31" style:family="table-cell" style:parent-style-name="Default" style:data-style-name="N0">
      <style:table-cell-properties fo:border-bottom="none" fo:background-color="#ffffff" fo:border-left="none" fo:border-right="none" fo:border-top="2.01pt solid #000000"/>
      <style:text-properties fo:font-size="10pt" style:font-size-asian="10pt" style:font-size-complex="10pt"/>
    </style:style>
    <style:style style:name="ce132" style:family="table-cell" style:parent-style-name="Default" style:data-style-name="N0">
      <style:table-cell-properties fo:border-bottom="2.01pt solid #000000" fo:background-color="#ffffff" fo:border-left="none" fo:border-right="none" fo:border-top="none"/>
      <style:text-properties fo:font-size="10pt" style:font-size-asian="10pt" style:font-size-complex="10pt"/>
    </style:style>
    <style:style style:name="ce133" style:family="table-cell" style:parent-style-name="Default" style:data-style-name="N0">
      <style:table-cell-properties fo:border-bottom="none" fo:background-color="#ffffff" style:text-align-source="fix" style:repeat-content="false" fo:wrap-option="wrap" fo:border-left="none" fo:border-right="none" fo:border-top="2.01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center"/>
      <style:text-properties fo:color="#5b9bd5" fo:font-size="10pt" style:font-size-asian="10pt" style:font-size-complex="10pt"/>
    </style:style>
    <style:style style:name="ce135" style:family="table-cell" style:parent-style-name="Default" style:data-style-name="N124">
      <style:table-cell-properties fo:background-color="#ffffff" style:text-align-source="fix" style:repeat-content="false" fo:wrap-option="wrap" fo:border="0.06pt solid #000000" style:vertical-align="automatic"/>
      <style:paragraph-properties fo:text-align="center"/>
      <style:text-properties fo:color="#5b9bd5" fo:font-size="10pt" style:font-size-asian="10pt" style:font-size-complex="10pt"/>
    </style:style>
    <style:style style:name="ce13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5b9bd5" fo:font-size="10pt" style:font-size-asian="10pt" style:font-size-complex="10pt"/>
    </style:style>
    <style:style style:name="ce137" style:family="table-cell" style:parent-style-name="Default" style:data-style-name="N2">
      <style:table-cell-properties fo:background-color="#ed7d31" style:text-align-source="fix" style:repeat-content="false" fo:wrap-option="wrap" fo:border="0.06pt solid #000000" style:vertical-align="automatic"/>
      <style:paragraph-properties fo:text-align="center"/>
      <style:text-properties fo:color="#5b9bd5" fo:font-size="10pt" style:font-size-asian="10pt" style:font-size-complex="10pt"/>
    </style:style>
    <style:style style:name="ce138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automatic"/>
      <style:paragraph-properties fo:text-align="center"/>
      <style:text-properties fo:color="#5b9bd5" fo:font-size="10pt" style:font-size-asian="10pt" style:font-size-complex="10pt"/>
    </style:style>
    <style:style style:name="ce139" style:family="table-cell" style:parent-style-name="Default" style:data-style-name="N0">
      <style:table-cell-properties fo:border-bottom="none" fo:background-color="#ffffff" style:text-align-source="fix" style:repeat-content="false" fo:border-left="none" fo:border-right="none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140" style:family="table-cell" style:parent-style-name="Default" style:data-style-name="N0">
      <style:table-cell-properties fo:border-bottom="2.01pt solid #000000" fo:background-color="#ffffff" style:text-align-source="fix" style:repeat-content="false" fo:border-left="none" fo:border-right="none" fo:border-top="none" style:vertical-align="automatic"/>
      <style:paragraph-properties fo:text-align="center"/>
      <style:text-properties fo:font-size="10pt" style:font-size-asian="10pt" style:font-size-complex="10pt"/>
    </style:style>
    <style:style style:name="ce1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center"/>
      <style:text-properties fo:color="#5b9bd5"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 style:data-style-name="N0">
      <style:table-cell-properties fo:background-color="#ffffff" fo:wrap-option="wrap" fo:border="0.06pt solid #000000" style:vertical-align="automatic"/>
      <style:text-properties fo:font-size="10pt" style:font-size-asian="10pt" style:font-size-complex="10pt"/>
    </style:style>
    <style:style style:name="ce143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44" style:family="table-cell" style:parent-style-name="Default" style:data-style-name="N0">
      <style:table-cell-properties fo:border-bottom="none" fo:background-color="#ffffff" fo:border-left="none" fo:border-right="2.01pt solid #000000" fo:border-top="2.01pt solid #000000"/>
      <style:text-properties fo:font-size="10pt" style:font-size-asian="10pt" style:font-size-complex="10pt"/>
    </style:style>
    <style:style style:name="ce145" style:family="table-cell" style:parent-style-name="Default" style:data-style-name="N0">
      <style:table-cell-properties fo:border-bottom="none" fo:background-color="#ffffff" fo:border-left="none" fo:border-right="2.01pt solid #000000" fo:border-top="none"/>
      <style:text-properties fo:font-size="10pt" style:font-size-asian="10pt" style:font-size-complex="10pt"/>
    </style:style>
    <style:style style:name="ce146" style:family="table-cell" style:parent-style-name="Default" style:data-style-name="N0">
      <style:table-cell-properties fo:border-bottom="none" fo:background-color="#ffffff" fo:wrap-option="wrap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147" style:family="table-cell" style:parent-style-name="Default" style:data-style-name="N0">
      <style:table-cell-properties fo:border-bottom="2.01pt solid #000000" fo:background-color="#ffffff" fo:border-left="none" fo:border-right="2.01pt solid #000000" fo:border-top="none"/>
      <style:text-properties fo:font-size="10pt" style:font-size-asian="10pt" style:font-size-complex="10pt"/>
    </style:style>
    <style:style style:name="ce14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50" style:family="table-cell" style:parent-style-name="Default" style:data-style-name="N0"/>
    <style:style style:name="ce15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152" style:family="table-cell" style:parent-style-name="Default" style:data-style-name="N0">
      <style:table-cell-properties fo:border-bottom="none" style:text-align-source="fix" style:repeat-content="false" fo:border-left="none" fo:border-right="none" fo:border-top="2.49pt solid #000000" style:vertical-align="automatic"/>
      <style:paragraph-properties fo:text-align="start" fo:margin-left="0pt"/>
    </style:style>
    <style:style style:name="ce153" style:family="table-cell" style:parent-style-name="Default" style:data-style-name="N2">
      <style:table-cell-properties fo:background-color="#00ff00" style:text-align-source="fix" style:repeat-content="false" style:vertical-align="automatic"/>
      <style:paragraph-properties fo:text-align="start" fo:margin-left="0pt"/>
    </style:style>
    <style:style style:name="ce154" style:family="table-cell" style:parent-style-name="Default" style:data-style-name="N0">
      <style:table-cell-properties fo:background-color="#00ff00" style:text-align-source="fix" style:repeat-content="false" style:vertical-align="automatic"/>
      <style:paragraph-properties fo:text-align="start" fo:margin-left="0pt"/>
    </style:style>
    <style:style style:name="ce155" style:family="table-cell" style:parent-style-name="Default" style:data-style-name="N10099">
      <style:table-cell-properties fo:background-color="#00ff00" style:text-align-source="fix" style:repeat-content="false" style:vertical-align="automatic"/>
      <style:paragraph-properties fo:text-align="start" fo:margin-left="0pt"/>
    </style:style>
    <style:style style:name="ce156" style:family="table-cell" style:parent-style-name="Default" style:data-style-name="N0">
      <style:table-cell-properties fo:background-color="#ff00ff" style:text-align-source="fix" style:repeat-content="false" style:vertical-align="automatic"/>
      <style:paragraph-properties fo:text-align="start" fo:margin-left="0pt"/>
    </style:style>
    <style:style style:name="ce15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pt"/>
    </style:style>
    <style:style style:name="ce158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pt"/>
    </style:style>
    <style:style style:name="ce159" style:family="table-cell" style:parent-style-name="Default" style:data-style-name="N10099">
      <style:table-cell-properties fo:background-color="#ff00ff" style:text-align-source="fix" style:repeat-content="false" style:vertical-align="automatic"/>
      <style:paragraph-properties fo:text-align="start" fo:margin-left="0pt"/>
    </style:style>
    <style:style style:name="ce160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161" style:family="table-cell" style:parent-style-name="Default" style:data-style-name="N0">
      <style:table-cell-properties fo:background-color="#ffffff"/>
      <style:text-properties fo:font-size="8pt" fo:font-weight="bold" style:font-size-asian="8pt" style:font-weight-asian="bold" style:font-size-complex="8pt" style:font-weight-complex="bold"/>
    </style:style>
    <style:style style:name="ce162" style:family="table-cell" style:parent-style-name="Default">
      <style:table-cell-properties fo:background-color="#ffffff"/>
      <style:text-properties fo:font-size="10pt" style:font-size-asian="10pt" style:font-size-complex="10pt"/>
    </style:style>
    <style:style style:name="ce16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5b9bd5" fo:font-size="8pt" style:font-size-asian="8pt" style:font-size-complex="8pt"/>
    </style:style>
    <style:style style:name="ce164" style:family="table-cell" style:parent-style-name="Default" style:data-style-name="N0">
      <style:table-cell-properties fo:background-color="#ffffff" fo:border="0.06pt solid #000000"/>
      <style:text-properties fo:font-size="8pt" style:font-size-asian="8pt" style:font-size-complex="8pt"/>
    </style:style>
    <style:style style:name="ce165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  <style:text-properties fo:font-size="8pt" style:font-size-asian="8pt" style:font-size-complex="8pt"/>
    </style:style>
    <style:style style:name="ce16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69" style:family="table-cell" style:parent-style-name="Default" style:data-style-name="N2">
      <style:table-cell-properties fo:background-color="#70ad47" style:text-align-source="fix" style:repeat-content="false" fo:border="0.06pt solid #000000" style:vertical-align="automatic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 style:data-style-name="N2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 style:data-style-name="N2">
      <style:table-cell-properties fo:border-bottom="0.06pt solid #000000" fo:background-color="#ffffff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72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5b9bd5" fo:font-size="8pt" fo:font-weight="normal" style:font-size-asian="8pt" style:font-weight-asian="normal" style:font-size-complex="8pt" style:font-weight-complex="normal"/>
    </style:style>
    <style:style style:name="ce173" style:family="table-cell" style:parent-style-name="Default" style:data-style-name="N2">
      <style:table-cell-properties fo:border-bottom="none" fo:background-color="#ffffff" style:text-align-source="fix" style:repeat-content="false" fo:border-left="2.01pt solid #000000" fo:border-right="none" fo:border-top="2.01pt solid #000000" style:vertical-align="automatic"/>
      <style:paragraph-properties fo:text-align="center"/>
      <style:text-properties fo:color="#5b9bd5" fo:font-size="8pt" fo:font-weight="normal" style:font-size-asian="8pt" style:font-weight-asian="normal" style:font-size-complex="8pt" style:font-weight-complex="normal"/>
    </style:style>
    <style:style style:name="ce174" style:family="table-cell" style:parent-style-name="Default" style:data-style-name="N0">
      <style:table-cell-properties fo:border-bottom="0.06pt solid #000000" fo:background-color="#ffffff" style:text-align-source="fix" style:repeat-content="false" fo:border-left="2.01pt solid #000000" fo:border-right="none" fo:border-top="0.06pt solid #000000" style:vertical-align="automatic"/>
      <style:paragraph-properties fo:text-align="center"/>
      <style:text-properties fo:color="#ff0000" fo:font-size="8pt" fo:font-weight="normal" style:font-size-asian="8pt" style:font-weight-asian="normal" style:font-size-complex="8pt" style:font-weight-complex="normal"/>
    </style:style>
    <style:style style:name="ce175" style:family="table-cell" style:parent-style-name="Default" style:data-style-name="N0">
      <style:table-cell-properties fo:border-bottom="2.01pt solid #000000" fo:background-color="#ff0000" style:text-align-source="fix" style:repeat-content="false" fo:border-left="2.01pt solid #000000" fo:border-right="none" fo:border-top="none" style:vertical-align="automatic"/>
      <style:paragraph-properties fo:text-align="center"/>
      <style:text-properties fo:color="#5b9bd5" fo:font-size="8pt" fo:font-weight="normal" style:font-size-asian="8pt" style:font-weight-asian="normal" style:font-size-complex="8pt" style:font-weight-complex="normal"/>
    </style:style>
    <style:style style:name="ce176" style:family="table-cell" style:parent-style-name="Default" style:data-style-name="N2">
      <style:table-cell-properties fo:border-bottom="none" fo:background-color="#ffffff" style:text-align-source="fix" style:repeat-content="false" fo:border-left="2.01pt solid #000000" fo:border-right="2.01pt solid #000000" fo:border-top="2.01pt solid #000000" style:vertical-align="automatic"/>
      <style:paragraph-properties fo:text-align="center"/>
      <style:text-properties fo:color="#5b9bd5" fo:font-size="8pt" fo:font-weight="normal" style:font-size-asian="8pt" style:font-weight-asian="normal" style:font-size-complex="8pt" style:font-weight-complex="normal"/>
    </style:style>
    <style:style style:name="ce177" style:family="table-cell" style:parent-style-name="Default" style:data-style-name="N0">
      <style:table-cell-properties fo:border-bottom="0.06pt solid #000000" fo:background-color="#ffff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fo:color="#ff0000" fo:font-size="8pt" fo:font-weight="normal" style:font-size-asian="8pt" style:font-weight-asian="normal" style:font-size-complex="8pt" style:font-weight-complex="normal"/>
    </style:style>
    <style:style style:name="ce178" style:family="table-cell" style:parent-style-name="Default" style:data-style-name="N0">
      <style:table-cell-properties fo:border-bottom="2.01pt solid #000000" fo:background-color="#ff0000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color="#5b9bd5" fo:font-size="8pt" fo:font-weight="normal" style:font-size-asian="8pt" style:font-weight-asian="normal" style:font-size-complex="8pt" style:font-weight-complex="normal"/>
    </style:style>
    <style:style style:name="ce179" style:family="table-cell" style:parent-style-name="Default" style:data-style-name="N0">
      <style:table-cell-properties fo:background-color="#70ad47" style:text-align-source="fix" style:repeat-content="false" fo:border="0.06pt solid #000000" style:vertical-align="automatic"/>
      <style:paragraph-properties fo:text-align="center"/>
      <style:text-properties fo:color="#000000" fo:font-size="8pt" fo:font-weight="normal" style:font-size-asian="8pt" style:font-weight-asian="normal" style:font-size-complex="8pt" style:font-weight-complex="normal"/>
    </style:style>
    <style:style style:name="ce180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fo:font-size="8pt" fo:font-weight="normal" style:font-size-asian="8pt" style:font-weight-asian="normal" style:font-size-complex="8pt" style:font-weight-complex="normal"/>
    </style:style>
    <style:style style:name="ce18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82" style:family="table-cell" style:parent-style-name="Default" style:data-style-name="N1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5b9bd5" fo:font-size="8pt" fo:font-weight="normal" style:font-size-asian="8pt" style:font-weight-asian="normal" style:font-size-complex="8pt" style:font-weight-complex="normal"/>
    </style:style>
    <style:style style:name="ce183" style:family="table-cell" style:parent-style-name="Default" style:data-style-name="N0">
      <style:table-cell-properties fo:background-color="#ffffff"/>
      <style:text-properties fo:font-size="8pt" fo:font-weight="normal" style:font-size-asian="8pt" style:font-weight-asian="normal" style:font-size-complex="8pt" style:font-weight-complex="normal"/>
    </style:style>
    <style:style style:name="ce184" style:family="table-cell" style:parent-style-name="Default" style:data-style-name="N0">
      <style:table-cell-properties fo:background-color="#ffffff" fo:border="0.06pt solid #000000"/>
      <style:text-properties fo:color="#000000" fo:font-size="8pt" fo:font-weight="normal" style:font-size-asian="8pt" style:font-weight-asian="normal" style:font-size-complex="8pt" style:font-weight-complex="normal"/>
    </style:style>
    <style:style style:name="ce185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  <style:text-properties fo:font-size="8pt" fo:font-weight="normal" style:font-size-asian="8pt" style:font-weight-asian="normal" style:font-size-complex="8pt" style:font-weight-complex="normal"/>
    </style:style>
    <style:style style:name="ce186" style:family="table-cell" style:parent-style-name="Default">
      <style:table-cell-properties fo:background-color="#ffffff"/>
      <style:text-properties fo:font-size="8pt" fo:font-weight="normal" style:font-size-asian="8pt" style:font-weight-asian="normal" style:font-size-complex="8pt" style:font-weight-complex="normal"/>
    </style:style>
    <style:style style:name="ce187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188" style:family="table-cell" style:parent-style-name="Default" style:data-style-name="N2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5b9bd5" fo:font-size="10pt" style:font-size-asian="10pt" style:font-size-complex="10pt"/>
    </style:style>
    <style:style style:name="gr1" style:family="graphic">
      <style:graphic-properties draw:auto-grow-height="false" draw:auto-grow-width="false"/>
    </style:style>
    <style:style style:name="gr2" style:family="graphic">
      <style:graphic-properties draw:fill="solid" draw:fill-color="#6666ff" draw:auto-grow-height="false" draw:auto-grow-width="false"/>
    </style:style>
    <style:style style:name="P1" style:family="paragraph">
      <loext:graphic-properties draw:fill="solid" draw:fill-color="#6666ff"/>
    </style:style>
    <style:style style:name="T1" style:family="text">
      <style:text-properties fo:color="#000000" style:text-outline="false" style:text-line-through-style="none" style:text-line-through-type="none" fo:font-family="Tahoma" fo:font-size="9pt" fo:font-style="normal" fo:text-shadow="none" style:text-underline-style="none" fo:font-weight="normal" style:font-family-asian="Tahoma" style:font-size-asian="9pt" style:font-style-asian="normal" style:font-weight-asian="normal" style:font-family-complex="Tahoma" style:font-size-complex="9pt" style:font-style-complex="normal" style:font-weight-complex="normal"/>
    </style:style>
    <style:style style:name="T2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Read_Me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GU Zhan (Sam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 March 2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ert to NLP-Solver to support iss-vm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_Facts_(User_Inputs)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7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7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6" table:default-cell-style-name="ce17"/>
        <table:table-column table:style-name="co14" table:number-columns-repeated="2" table:default-cell-style-name="ce17"/>
        <table:table-column table:style-name="co1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16" table:default-cell-style-name="ce2"/>
        <table:table-column table:style-name="co12" table:default-cell-style-name="ce2"/>
        <table:table-column table:style-name="co13" table:default-cell-style-name="ce2"/>
        <table:table-column table:style-name="co6" table:default-cell-style-name="ce2"/>
        <table:table-column table:style-name="co7" table:default-cell-style-name="ce2"/>
        <table:table-column table:style-name="co17" table:default-cell-style-name="ce2"/>
        <table:table-column table:style-name="co12" table:default-cell-style-name="ce2"/>
        <table:table-column table:style-name="co13" table:default-cell-style-name="ce2"/>
        <table:table-column table:style-name="co6" table:default-cell-style-name="ce2"/>
        <table:table-column table:style-name="co7" table:default-cell-style-name="ce2"/>
        <table:table-column table:style-name="co18" table:default-cell-style-name="ce2"/>
        <table:table-column table:style-name="co12" table:default-cell-style-name="ce2"/>
        <table:table-column table:style-name="co13" table:default-cell-style-name="ce2"/>
        <table:table-column table:style-name="co6" table:default-cell-style-name="ce2"/>
        <table:table-column table:style-name="co19" table:number-columns-repeated="2" table:default-cell-style-name="ce2"/>
        <table:table-column table:style-name="co20" table:number-columns-repeated="2" table:default-cell-style-name="ce2"/>
        <table:table-column table:style-name="co6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6" table:default-cell-style-name="ce2"/>
        <table:table-column table:style-name="co13" table:default-cell-style-name="ce2"/>
        <table:table-column table:style-name="co6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14" table:number-columns-repeated="2" table:default-cell-style-name="ce2"/>
        <table:table-column table:style-name="co6" table:number-columns-repeated="12" table:default-cell-style-name="ce2"/>
        <table:table-column table:style-name="co10" table:number-columns-repeated="2" table:default-cell-style-name="ce2"/>
        <table:table-column table:style-name="co28" table:default-cell-style-name="ce2"/>
        <table:table-column table:style-name="co10" table:number-columns-repeated="957" table:default-cell-style-name="ce2"/>
        <table:table-row table:style-name="ro2">
          <table:table-cell/>
          <table:table-cell table:style-name="ce7" office:value-type="string" calcext:value-type="string">
            <text:p>Legend:</text:p>
          </table:table-cell>
          <table:table-cell table:number-columns-repeated="64"/>
          <table:table-cell table:style-name="ce23"/>
          <table:table-cell table:number-columns-repeated="957"/>
        </table:table-row>
        <table:table-row table:style-name="ro2">
          <table:table-cell/>
          <table:table-cell table:style-name="ce8" office:value-type="string" calcext:value-type="string">
            <text:p>Chromosome</text:p>
          </table:table-cell>
          <table:table-cell table:number-columns-repeated="64"/>
          <table:table-cell table:style-name="ce23"/>
          <table:table-cell table:number-columns-repeated="957"/>
        </table:table-row>
        <table:table-row table:style-name="ro2">
          <table:table-cell/>
          <table:table-cell table:style-name="ce9" office:value-type="string" calcext:value-type="string">
            <text:p>Constraint-Hard</text:p>
          </table:table-cell>
          <table:table-cell table:number-columns-repeated="64"/>
          <table:table-cell table:style-name="ce23"/>
          <table:table-cell table:number-columns-repeated="957"/>
        </table:table-row>
        <table:table-row table:style-name="ro2">
          <table:table-cell/>
          <table:table-cell table:style-name="ce10" office:value-type="string" calcext:value-type="string">
            <text:p>Constraint-Soft</text:p>
          </table:table-cell>
          <table:table-cell table:number-columns-repeated="64"/>
          <table:table-cell table:style-name="ce23"/>
          <table:table-cell table:number-columns-repeated="957"/>
        </table:table-row>
        <table:table-row table:style-name="ro2">
          <table:table-cell/>
          <table:table-cell table:style-name="ce11" office:value-type="string" calcext:value-type="string">
            <text:p>Fitness</text:p>
          </table:table-cell>
          <table:table-cell table:number-columns-repeated="64"/>
          <table:table-cell table:style-name="ce23"/>
          <table:table-cell table:number-columns-repeated="957"/>
        </table:table-row>
        <table:table-row table:style-name="ro2">
          <table:table-cell/>
          <table:table-cell table:style-name="ce12" office:value-type="string" calcext:value-type="string">
            <text:p>User Inputs</text:p>
          </table:table-cell>
          <table:table-cell table:number-columns-repeated="64"/>
          <table:table-cell table:style-name="ce23"/>
          <table:table-cell table:number-columns-repeated="957"/>
        </table:table-row>
        <table:table-row table:style-name="ro2">
          <table:table-cell/>
          <table:table-cell table:style-name="ce13" office:value-type="string" calcext:value-type="string">
            <text:p>Formula</text:p>
          </table:table-cell>
          <table:table-cell table:number-columns-repeated="64"/>
          <table:table-cell table:style-name="ce23"/>
          <table:table-cell table:number-columns-repeated="957"/>
        </table:table-row>
        <table:table-row table:style-name="ro2">
          <table:table-cell/>
          <table:table-cell table:style-name="ce14"/>
          <table:table-cell table:number-columns-repeated="64"/>
          <table:table-cell table:style-name="ce23"/>
          <table:table-cell table:number-columns-repeated="957"/>
        </table:table-row>
        <table:table-row table:style-name="ro2">
          <table:table-cell/>
          <table:table-cell table:style-name="ce3" office:value-type="string" calcext:value-type="string">
            <text:p>Vlookup Inde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number-columns-repeated="2"/>
          <table:table-cell table:style-name="ce23"/>
          <table:table-cell table:style-name="ce3" table:number-columns-repeated="957"/>
        </table:table-row>
        <table:table-row table:style-name="ro2">
          <table:table-cell table:style-name="ce3"/>
          <table:table-cell table:style-name="ce4" table:number-columns-repeated="9"/>
          <table:table-cell table:style-name="ce15" office:value-type="string" calcext:value-type="string" table:number-columns-spanned="3" table:number-rows-spanned="1">
            <text:p>Required Effort (Person-Day)</text:p>
          </table:table-cell>
          <table:covered-table-cell table:number-columns-repeated="2"/>
          <table:table-cell table:style-name="ce4" table:number-columns-repeated="2"/>
          <table:table-cell table:style-name="ce15" office:value-type="string" calcext:value-type="string" table:number-columns-spanned="3" table:number-rows-spanned="1">
            <text:p>Required Effort (Person-Day)</text:p>
          </table:table-cell>
          <table:covered-table-cell table:number-columns-repeated="2"/>
          <table:table-cell table:style-name="ce4" table:number-columns-repeated="2"/>
          <table:table-cell table:style-name="ce15" office:value-type="string" calcext:value-type="string" table:number-columns-spanned="3" table:number-rows-spanned="1">
            <text:p>Required Effort (Person-Day)</text:p>
          </table:table-cell>
          <table:covered-table-cell table:number-columns-repeated="2"/>
          <table:table-cell table:style-name="ce4" table:number-columns-repeated="2"/>
          <table:table-cell table:style-name="ce15" office:value-type="string" calcext:value-type="string" table:number-columns-spanned="3" table:number-rows-spanned="1">
            <text:p>Required Effort (Person-Day)</text:p>
          </table:table-cell>
          <table:covered-table-cell table:number-columns-repeated="2"/>
          <table:table-cell table:style-name="ce4" table:number-columns-repeated="2"/>
          <table:table-cell table:style-name="ce15" office:value-type="string" calcext:value-type="string" table:number-columns-spanned="3" table:number-rows-spanned="1">
            <text:p>Required Effort (Person-Day)</text:p>
          </table:table-cell>
          <table:covered-table-cell table:number-columns-repeated="2"/>
          <table:table-cell table:style-name="ce4" table:number-columns-repeated="2"/>
          <table:table-cell table:style-name="ce15" office:value-type="string" calcext:value-type="string" table:number-columns-spanned="3" table:number-rows-spanned="1">
            <text:p>Required Effort (Person-Day)</text:p>
          </table:table-cell>
          <table:covered-table-cell table:number-columns-repeated="2"/>
          <table:table-cell table:style-name="ce4" table:number-columns-repeated="28"/>
          <table:table-cell table:style-name="ce47"/>
          <table:table-cell table:style-name="ce4" table:number-columns-repeated="957"/>
        </table:table-row>
        <table:table-row table:style-name="ro3">
          <table:table-cell table:style-name="ce4" table:number-columns-repeated="5"/>
          <table:table-cell table:style-name="ce15" office:value-type="string" calcext:value-type="string" table:number-columns-spanned="4" table:number-rows-spanned="1">
            <text:p>Resource Allocation / Full Time Employee (FTEs)</text:p>
          </table:table-cell>
          <table:covered-table-cell table:number-columns-repeated="3"/>
          <table:table-cell table:style-name="ce4"/>
          <table:table-cell table:style-name="ce18" office:value-type="string" calcext:value-type="string">
            <text:p>Plan Phase</text:p>
          </table:table-cell>
          <table:table-cell table:style-name="ce15" office:value-type="string" calcext:value-type="string">
            <text:p>Plan Phase</text:p>
          </table:table-cell>
          <table:table-cell table:style-name="ce15" office:value-type="string" calcext:value-type="string">
            <text:p>Plan Total</text:p>
            <text:p>(Person-Day)</text:p>
          </table:table-cell>
          <table:table-cell table:style-name="ce15" office:value-type="string" calcext:value-type="string">
            <office:annotation office:display="true" draw:style-name="gr1" svg:width="108pt" svg:height="31.49pt" svg:x="804.76pt" svg:y="84.76pt" draw:caption-point-x="-79.8pt" draw:caption-point-y="43.51pt">
              <dc:creator>GU ZHAN</dc:creator>
              <dc:date>2019-03-17T00:00:00</dc:date>
              <text:p><text:span text:style-name="T1">KE and SE can work in paralled. Thus use MAX()</text:span></text:p>
            </office:annotation>
            <text:p>Plan Total</text:p>
            <text:p>(Calendar-Day)</text:p>
          </table:table-cell>
          <table:table-cell table:style-name="ce4"/>
          <table:table-cell table:style-name="ce15" office:value-type="string" calcext:value-type="string">
            <text:p>Development Phase</text:p>
          </table:table-cell>
          <table:table-cell table:style-name="ce18" office:value-type="string" calcext:value-type="string">
            <text:p>Development Phase</text:p>
          </table:table-cell>
          <table:table-cell table:style-name="ce15" office:value-type="string" calcext:value-type="string">
            <text:p>Development Total</text:p>
            <text:p>(Person-Day)</text:p>
          </table:table-cell>
          <table:table-cell table:style-name="ce15" office:value-type="string" calcext:value-type="string">
            <text:p>Development Total</text:p>
            <text:p>(Calendar-Day)</text:p>
          </table:table-cell>
          <table:table-cell table:style-name="ce4"/>
          <table:table-cell table:number-columns-repeated="2" table:style-name="ce15" office:value-type="string" calcext:value-type="string">
            <text:p>SIT Phase</text:p>
          </table:table-cell>
          <table:table-cell table:style-name="ce15" office:value-type="string" calcext:value-type="string">
            <text:p>SIT Total</text:p>
            <text:p>(Person-Day)</text:p>
          </table:table-cell>
          <table:table-cell table:style-name="ce15" office:value-type="string" calcext:value-type="string">
            <text:p>SIT Total</text:p>
            <text:p>(Calendar-Day)</text:p>
          </table:table-cell>
          <table:table-cell table:style-name="ce4"/>
          <table:table-cell table:number-columns-repeated="2" table:style-name="ce15" office:value-type="string" calcext:value-type="string">
            <text:p>UAT Phase</text:p>
          </table:table-cell>
          <table:table-cell table:style-name="ce15" office:value-type="string" calcext:value-type="string">
            <text:p>UAT Total</text:p>
            <text:p>(Person-Day)</text:p>
          </table:table-cell>
          <table:table-cell table:style-name="ce15" office:value-type="string" calcext:value-type="string">
            <text:p>UAT Total</text:p>
            <text:p>(Calendar-Day)</text:p>
          </table:table-cell>
          <table:table-cell table:style-name="ce4"/>
          <table:table-cell table:number-columns-repeated="2" table:style-name="ce15" office:value-type="string" calcext:value-type="string">
            <text:p>NFT Phase</text:p>
          </table:table-cell>
          <table:table-cell table:style-name="ce15" office:value-type="string" calcext:value-type="string">
            <text:p>NFT Total</text:p>
            <text:p>(Person-Day)</text:p>
          </table:table-cell>
          <table:table-cell table:style-name="ce15" office:value-type="string" calcext:value-type="string">
            <text:p>NFT Total</text:p>
            <text:p>(Calendar-Day)</text:p>
          </table:table-cell>
          <table:table-cell table:style-name="ce4"/>
          <table:table-cell table:number-columns-repeated="2" table:style-name="ce15" office:value-type="string" calcext:value-type="string">
            <text:p>Production Phase</text:p>
          </table:table-cell>
          <table:table-cell table:style-name="ce15" office:value-type="string" calcext:value-type="string">
            <text:p>Production Total</text:p>
            <text:p>(Person-Day)</text:p>
          </table:table-cell>
          <table:table-cell table:style-name="ce15" office:value-type="string" calcext:value-type="string">
            <text:p>Production Total</text:p>
            <text:p>(Calendar-Day)</text:p>
          </table:table-cell>
          <table:table-cell table:style-name="ce4" table:number-columns-repeated="10"/>
          <table:table-cell table:style-name="ce15" office:value-type="string" calcext:value-type="string" table:number-columns-spanned="3" table:number-rows-spanned="1">
            <text:p>Benchmark Reference </text:p>
            <text:p><text:span text:style-name="T2">(Theoretically Perfect Project Make-Span without constraints)</text:span></text:p>
          </table:table-cell>
          <table:covered-table-cell table:number-columns-repeated="2"/>
          <table:table-cell table:style-name="ce4" table:number-columns-repeated="14"/>
          <table:table-cell table:style-name="ce48"/>
          <table:table-cell table:style-name="ce4" table:number-columns-repeated="957"/>
        </table:table-row>
        <table:table-row table:style-name="ro4">
          <table:table-cell table:style-name="ce4"/>
          <table:table-cell table:style-name="ce15" office:value-type="string" calcext:value-type="string">
            <text:p>Project Name</text:p>
          </table:table-cell>
          <table:table-cell table:style-name="ce4"/>
          <table:table-cell table:style-name="ce18" office:value-type="string" calcext:value-type="string">
            <text:p>Code Base Version</text:p>
          </table:table-cell>
          <table:table-cell table:style-name="ce4"/>
          <table:table-cell table:style-name="ce15" office:value-type="string" calcext:value-type="string">
            <text:p>Knowledge</text:p>
            <text:p>Engineer</text:p>
          </table:table-cell>
          <table:table-cell table:style-name="ce15" office:value-type="string" calcext:value-type="string">
            <text:p>Software</text:p>
            <text:p>Engineer</text:p>
          </table:table-cell>
          <table:table-cell table:style-name="ce29" office:value-type="string" calcext:value-type="string">
            <text:p>Project Manager</text:p>
            <text:p>(Future work)</text:p>
          </table:table-cell>
          <table:table-cell table:style-name="ce29" office:value-type="string" calcext:value-type="string">
            <text:p>Admin</text:p>
            <text:p>(Future work)</text:p>
          </table:table-cell>
          <table:table-cell table:style-name="ce4"/>
          <table:table-cell table:style-name="ce18" office:value-type="string" calcext:value-type="string">
            <text:p>Knowledge</text:p>
            <text:p>Engineer</text:p>
          </table:table-cell>
          <table:table-cell table:style-name="ce15" office:value-type="string" calcext:value-type="string">
            <text:p>Software</text:p>
            <text:p>Engineer</text:p>
          </table:table-cell>
          <table:table-cell table:style-name="ce15" table:number-columns-repeated="2"/>
          <table:table-cell table:style-name="ce4"/>
          <table:table-cell table:style-name="ce15" office:value-type="string" calcext:value-type="string">
            <text:p>Knowledge</text:p>
            <text:p>Engineer</text:p>
          </table:table-cell>
          <table:table-cell table:style-name="ce18" office:value-type="string" calcext:value-type="string">
            <text:p>Software</text:p>
            <text:p>Engineer</text:p>
          </table:table-cell>
          <table:table-cell table:style-name="ce15" table:number-columns-repeated="2"/>
          <table:table-cell table:style-name="ce4"/>
          <table:table-cell table:style-name="ce15" office:value-type="string" calcext:value-type="string">
            <text:p>Knowledge</text:p>
            <text:p>Engineer</text:p>
          </table:table-cell>
          <table:table-cell table:style-name="ce15" office:value-type="string" calcext:value-type="string">
            <text:p>Software</text:p>
            <text:p>Engineer</text:p>
          </table:table-cell>
          <table:table-cell table:style-name="ce15" table:number-columns-repeated="2"/>
          <table:table-cell table:style-name="ce4"/>
          <table:table-cell table:style-name="ce15" office:value-type="string" calcext:value-type="string">
            <text:p>Knowledge</text:p>
            <text:p>Engineer</text:p>
          </table:table-cell>
          <table:table-cell table:style-name="ce15" office:value-type="string" calcext:value-type="string">
            <text:p>Software</text:p>
            <text:p>Engineer</text:p>
          </table:table-cell>
          <table:table-cell table:style-name="ce15" table:number-columns-repeated="2"/>
          <table:table-cell table:style-name="ce4"/>
          <table:table-cell table:style-name="ce15" office:value-type="string" calcext:value-type="string">
            <text:p>Knowledge</text:p>
            <text:p>Engineer</text:p>
          </table:table-cell>
          <table:table-cell table:style-name="ce15" office:value-type="string" calcext:value-type="string">
            <text:p>Software</text:p>
            <text:p>Engineer</text:p>
          </table:table-cell>
          <table:table-cell table:style-name="ce15" table:number-columns-repeated="2"/>
          <table:table-cell table:style-name="ce4"/>
          <table:table-cell table:style-name="ce15" office:value-type="string" calcext:value-type="string">
            <text:p>Knowledge</text:p>
            <text:p>Engineer</text:p>
          </table:table-cell>
          <table:table-cell table:style-name="ce15" office:value-type="string" calcext:value-type="string">
            <text:p>Software</text:p>
            <text:p>Engineer</text:p>
          </table:table-cell>
          <table:table-cell table:style-name="ce15" table:number-columns-repeated="2"/>
          <table:table-cell table:style-name="ce4"/>
          <table:table-cell table:style-name="ce15" office:value-type="string" calcext:value-type="string">
            <text:p>Total Project Effort</text:p>
            <text:p>(Person-Days)</text:p>
          </table:table-cell>
          <table:table-cell table:style-name="ce15" office:value-type="string" calcext:value-type="string">
            <text:p>Total Project Span</text:p>
            <text:p>(Calendar-Days)</text:p>
          </table:table-cell>
          <table:table-cell table:style-name="ce15" office:value-type="string" calcext:value-type="string">
            <text:p>Project Cost</text:p>
            <text:p>(Total Project Effort x $500/Person-Day)</text:p>
          </table:table-cell>
          <table:table-cell table:style-name="ce4"/>
          <table:table-cell table:style-name="ce15" office:value-type="string" calcext:value-type="string">
            <office:annotation office:display="true" draw:style-name="gr1" svg:width="108pt" svg:height="39pt" svg:x="2710.49pt" svg:y="103.49pt" draw:caption-point-x="-24.29pt" draw:caption-point-y="54.77pt">
              <dc:creator>GU ZHAN</dc:creator>
              <dc:date>2019-03-17T00:00:00</dc:date>
              <text:p><text:span text:style-name="T1">Priority = Individual Project Cost / Total Project Cost</text:span></text:p>
            </office:annotation>
            <text:p>Project Priority</text:p>
          </table:table-cell>
          <table:table-cell table:style-name="ce4"/>
          <table:table-cell table:style-name="ce15" office:value-type="string" calcext:value-type="string">
            <text:p>Total Project Effort - KE</text:p>
            <text:p>(Person-Days)</text:p>
          </table:table-cell>
          <table:table-cell table:style-name="ce15" office:value-type="string" calcext:value-type="string">
            <text:p>Total Project Effort - SE</text:p>
            <text:p>(Person-Days)</text:p>
          </table:table-cell>
          <table:table-cell table:style-name="ce4"/>
          <table:table-cell table:style-name="ce15" office:value-type="string" calcext:value-type="string">
            <text:p><text:span text:style-name="T2">Perfect</text:span> Project Span - KE</text:p>
            <text:p>(Calendar-Days)</text:p>
          </table:table-cell>
          <table:table-cell table:style-name="ce15" office:value-type="string" calcext:value-type="string">
            <text:p><text:span text:style-name="T2">Perfect</text:span> Project Span - SE</text:p>
            <text:p>(Calendar-Days)</text:p>
          </table:table-cell>
          <table:table-cell table:style-name="ce15" office:value-type="string" calcext:value-type="string">
            <text:p><text:span text:style-name="T2">Perfect</text:span> Project Span</text:p>
            <text:p>(Calendar-Days)</text:p>
          </table:table-cell>
          <table:table-cell table:style-name="ce4" table:number-columns-repeated="14"/>
          <table:table-cell table:style-name="ce48"/>
          <table:table-cell table:style-name="ce4" table:number-columns-repeated="957"/>
        </table:table-row>
        <table:table-row table:style-name="ro2">
          <table:table-cell table:style-name="ce4"/>
          <table:table-cell table:style-name="ce16" office:value-type="string" calcext:value-type="string">
            <text:p>Project-A01</text:p>
          </table:table-cell>
          <table:table-cell/>
          <table:table-cell table:style-name="ce19" office:value-type="string" calcext:value-type="string">
            <text:p>v001</text:p>
          </table:table-cell>
          <table:table-cell/>
          <table:table-cell table:style-name="ce24" table:formula="of:=[$'Project_Release_Optimizer_(GA)'.D15]" office:value-type="float" office:value="0.299018865942406" calcext:value-type="float">
            <text:p>0.30</text:p>
          </table:table-cell>
          <table:table-cell table:style-name="ce24" table:formula="of:=[$'Project_Release_Optimizer_(GA)'.E15]" office:value-type="float" office:value="1.53487615366546" calcext:value-type="float">
            <text:p>1.53</text:p>
          </table:table-cell>
          <table:table-cell table:style-name="ce25" table:number-columns-repeated="2"/>
          <table:table-cell table:style-name="ce31"/>
          <table:table-cell table:style-name="ce33" office:value-type="float" office:value="17" calcext:value-type="float">
            <text:p>17.00</text:p>
          </table:table-cell>
          <table:table-cell table:style-name="ce36" table:formula="of:=[.$Q13]*1.2/5" office:value-type="float" office:value="17.76" calcext:value-type="float">
            <text:p>17.76</text:p>
          </table:table-cell>
          <table:table-cell table:style-name="ce36" table:formula="of:=[.K13]+[.L13]" office:value-type="float" office:value="34.76" calcext:value-type="float">
            <text:p>34.76</text:p>
          </table:table-cell>
          <table:table-cell table:style-name="ce36" table:formula="of:=MAX([.K13]/[.$F13];[.L13]/[.$G13])" office:value-type="float" office:value="56.8526000739846" calcext:value-type="float">
            <text:p>56.85</text:p>
          </table:table-cell>
          <table:table-cell table:style-name="ce38"/>
          <table:table-cell table:style-name="ce36" table:formula="of:=[.$K13]*1.2/5" office:value-type="float" office:value="4.08" calcext:value-type="float">
            <text:p>4.08</text:p>
          </table:table-cell>
          <table:table-cell table:style-name="ce33" office:value-type="float" office:value="74" calcext:value-type="float">
            <text:p>74.00</text:p>
          </table:table-cell>
          <table:table-cell table:style-name="ce36" table:formula="of:=[.P13]+[.Q13]" office:value-type="float" office:value="78.08" calcext:value-type="float">
            <text:p>78.08</text:p>
          </table:table-cell>
          <table:table-cell table:style-name="ce36" table:formula="of:=MAX([.P13]/[.$F13];[.Q13]/[.$G13])" office:value-type="float" office:value="48.2123589080979" calcext:value-type="float">
            <text:p>48.21</text:p>
          </table:table-cell>
          <table:table-cell table:style-name="ce31"/>
          <table:table-cell table:style-name="ce36" table:formula="of:=[.$K13]*1.2/5" office:value-type="float" office:value="4.08" calcext:value-type="float">
            <text:p>4.08</text:p>
          </table:table-cell>
          <table:table-cell table:style-name="ce36" table:formula="of:=[.$Q13]*1.2/5" office:value-type="float" office:value="17.76" calcext:value-type="float">
            <text:p>17.76</text:p>
          </table:table-cell>
          <table:table-cell table:style-name="ce36" table:formula="of:=[.U13]+[.V13]" office:value-type="float" office:value="21.84" calcext:value-type="float">
            <text:p>21.84</text:p>
          </table:table-cell>
          <table:table-cell table:style-name="ce36" table:formula="of:=MAX([.U13]/[.$F13];[.V13]/[.$G13])" office:value-type="float" office:value="13.6446240177563" calcext:value-type="float">
            <text:p>13.64</text:p>
          </table:table-cell>
          <table:table-cell table:style-name="ce31"/>
          <table:table-cell table:style-name="ce36" table:formula="of:=[.$K13]*1.2/5" office:value-type="float" office:value="4.08" calcext:value-type="float">
            <text:p>4.08</text:p>
          </table:table-cell>
          <table:table-cell table:style-name="ce36" table:formula="of:=[.$Q13]*1.2/5" office:value-type="float" office:value="17.76" calcext:value-type="float">
            <text:p>17.76</text:p>
          </table:table-cell>
          <table:table-cell table:style-name="ce36" table:formula="of:=[.Z13]+[.AA13]" office:value-type="float" office:value="21.84" calcext:value-type="float">
            <text:p>21.84</text:p>
          </table:table-cell>
          <table:table-cell table:style-name="ce36" table:formula="of:=MAX([.Z13]/[.$F13];[.AA13]/[.$G13])" office:value-type="float" office:value="13.6446240177563" calcext:value-type="float">
            <text:p>13.64</text:p>
          </table:table-cell>
          <table:table-cell table:style-name="ce31"/>
          <table:table-cell table:style-name="ce36" table:formula="of:=[.$K13]*1.2/5" office:value-type="float" office:value="4.08" calcext:value-type="float">
            <text:p>4.08</text:p>
          </table:table-cell>
          <table:table-cell table:style-name="ce36" table:formula="of:=[.$Q13]*1.2/5" office:value-type="float" office:value="17.76" calcext:value-type="float">
            <text:p>17.76</text:p>
          </table:table-cell>
          <table:table-cell table:style-name="ce36" table:formula="of:=[.AE13]+[.AF13]" office:value-type="float" office:value="21.84" calcext:value-type="float">
            <text:p>21.84</text:p>
          </table:table-cell>
          <table:table-cell table:style-name="ce36" table:formula="of:=MAX([.AE13]/[.$F13];[.AF13]/[.$G13])" office:value-type="float" office:value="13.6446240177563" calcext:value-type="float">
            <text:p>13.64</text:p>
          </table:table-cell>
          <table:table-cell table:style-name="ce31"/>
          <table:table-cell table:style-name="ce36" table:formula="of:=[.$K13]*1.2/5" office:value-type="float" office:value="4.08" calcext:value-type="float">
            <text:p>4.08</text:p>
          </table:table-cell>
          <table:table-cell table:style-name="ce36" table:formula="of:=[.$Q13]*1.2/5" office:value-type="float" office:value="17.76" calcext:value-type="float">
            <text:p>17.76</text:p>
          </table:table-cell>
          <table:table-cell table:style-name="ce36" table:formula="of:=[.AJ13]+[.AK13]" office:value-type="float" office:value="21.84" calcext:value-type="float">
            <text:p>21.84</text:p>
          </table:table-cell>
          <table:table-cell table:style-name="ce36" table:formula="of:=MAX([.AJ13]/[.$F13];[.AK13]/[.$G13])" office:value-type="float" office:value="13.6446240177563" calcext:value-type="float">
            <text:p>13.64</text:p>
          </table:table-cell>
          <table:table-cell table:style-name="ce31"/>
          <table:table-cell table:style-name="ce36" table:formula="of:=[.M13]+[.R13]+[.W13]+[.AB13]+[.AG13]+[.AL13]" office:value-type="float" office:value="200.2" calcext:value-type="float">
            <text:p>200.20</text:p>
          </table:table-cell>
          <table:table-cell table:style-name="ce36" table:formula="of:=[.N13]+[.S13]+[.X13]+[.AC13]+[.AH13]+[.AM13]" office:value-type="float" office:value="159.643455053108" calcext:value-type="float">
            <text:p>159.64</text:p>
          </table:table-cell>
          <table:table-cell table:style-name="ce41" table:formula="of:=[.AO13]*500" office:value-type="currency" office:currency="USD" office:value="100100" calcext:value-type="currency">
            <text:p>$100,100</text:p>
          </table:table-cell>
          <table:table-cell/>
          <table:table-cell table:style-name="ce36" table:formula="of:=[.AQ13]/[.$AQ$31]" office:value-type="float" office:value="0.0564516129032258" calcext:value-type="float">
            <text:p>0.06</text:p>
          </table:table-cell>
          <table:table-cell/>
          <table:table-cell table:style-name="ce36" table:formula="of:=[.K13]+[.P13]+[.U13]+[.Z13]+[.AE13]+[.AJ13]" office:value-type="float" office:value="37.4" calcext:value-type="float">
            <text:p>37.40</text:p>
          </table:table-cell>
          <table:table-cell table:style-name="ce36" table:formula="of:=[.L13]+[.Q13]+[.V13]+[.AA13]+[.AF13]+[.AK13]" office:value-type="float" office:value="162.8" calcext:value-type="float">
            <text:p>162.80</text:p>
          </table:table-cell>
          <table:table-cell table:style-name="ce4"/>
          <table:table-cell table:style-name="ce36" table:formula="of:=[.AU13]/[.F13]" office:value-type="float" office:value="125.075720162766" calcext:value-type="float">
            <text:p>125.08</text:p>
          </table:table-cell>
          <table:table-cell table:style-name="ce36" table:formula="of:=[.AV13]/[.G13]" office:value-type="float" office:value="106.067189597815" calcext:value-type="float">
            <text:p>106.07</text:p>
          </table:table-cell>
          <table:table-cell table:style-name="ce36" table:formula="of:=MAX([.AX13];[.AY13])" office:value-type="float" office:value="125.075720162766" calcext:value-type="float">
            <text:p>125.08</text:p>
          </table:table-cell>
          <table:table-cell table:style-name="ce4" table:number-columns-repeated="3"/>
          <table:table-cell table:number-columns-repeated="11"/>
          <table:table-cell table:style-name="ce48"/>
          <table:table-cell table:number-columns-repeated="957"/>
        </table:table-row>
        <table:table-row table:style-name="ro2">
          <table:table-cell/>
          <table:table-cell table:style-name="ce16" office:value-type="string" calcext:value-type="string">
            <text:p>Project-A02</text:p>
          </table:table-cell>
          <table:table-cell/>
          <table:table-cell table:style-name="ce19" office:value-type="string" calcext:value-type="string">
            <text:p>v002</text:p>
          </table:table-cell>
          <table:table-cell/>
          <table:table-cell table:style-name="ce24" table:formula="of:=[$'Project_Release_Optimizer_(GA)'.D16]" office:value-type="float" office:value="0.334293881235452" calcext:value-type="float">
            <text:p>0.33</text:p>
          </table:table-cell>
          <table:table-cell table:style-name="ce24" table:formula="of:=[$'Project_Release_Optimizer_(GA)'.E16]" office:value-type="float" office:value="1.25541571596482" calcext:value-type="float">
            <text:p>1.26</text:p>
          </table:table-cell>
          <table:table-cell table:style-name="ce25" table:number-columns-repeated="2"/>
          <table:table-cell table:style-name="ce31"/>
          <table:table-cell table:style-name="ce33" office:value-type="float" office:value="15" calcext:value-type="float">
            <text:p>15.00</text:p>
          </table:table-cell>
          <table:table-cell table:style-name="ce36" table:formula="of:=[.$Q14]*1.2/5" office:value-type="float" office:value="19.2" calcext:value-type="float">
            <text:p>19.20</text:p>
          </table:table-cell>
          <table:table-cell table:style-name="ce36" table:formula="of:=[.K14]+[.L14]" office:value-type="float" office:value="34.2" calcext:value-type="float">
            <text:p>34.20</text:p>
          </table:table-cell>
          <table:table-cell table:style-name="ce36" table:formula="of:=MAX([.K14]/[.$F14];[.L14]/[.$G14])" office:value-type="float" office:value="44.8706986336825" calcext:value-type="float">
            <text:p>44.87</text:p>
          </table:table-cell>
          <table:table-cell table:style-name="ce38"/>
          <table:table-cell table:style-name="ce36" table:formula="of:=[.$K14]*1.2/5" office:value-type="float" office:value="3.6" calcext:value-type="float">
            <text:p>3.60</text:p>
          </table:table-cell>
          <table:table-cell table:style-name="ce33" office:value-type="float" office:value="80" calcext:value-type="float">
            <text:p>80.00</text:p>
          </table:table-cell>
          <table:table-cell table:style-name="ce36" table:formula="of:=[.P14]+[.Q14]" office:value-type="float" office:value="83.6" calcext:value-type="float">
            <text:p>83.60</text:p>
          </table:table-cell>
          <table:table-cell table:style-name="ce36" table:formula="of:=MAX([.P14]/[.$F14];[.Q14]/[.$G14])" office:value-type="float" office:value="63.7239115160495" calcext:value-type="float">
            <text:p>63.72</text:p>
          </table:table-cell>
          <table:table-cell table:style-name="ce31"/>
          <table:table-cell table:style-name="ce36" table:formula="of:=[.$K14]*1.2/5" office:value-type="float" office:value="3.6" calcext:value-type="float">
            <text:p>3.60</text:p>
          </table:table-cell>
          <table:table-cell table:style-name="ce36" table:formula="of:=[.$Q14]*1.2/5" office:value-type="float" office:value="19.2" calcext:value-type="float">
            <text:p>19.20</text:p>
          </table:table-cell>
          <table:table-cell table:style-name="ce36" table:formula="of:=[.U14]+[.V14]" office:value-type="float" office:value="22.8" calcext:value-type="float">
            <text:p>22.80</text:p>
          </table:table-cell>
          <table:table-cell table:style-name="ce36" table:formula="of:=MAX([.U14]/[.$F14];[.V14]/[.$G14])" office:value-type="float" office:value="15.2937387638519" calcext:value-type="float">
            <text:p>15.29</text:p>
          </table:table-cell>
          <table:table-cell table:style-name="ce31"/>
          <table:table-cell table:style-name="ce36" table:formula="of:=[.$K14]*1.2/5" office:value-type="float" office:value="3.6" calcext:value-type="float">
            <text:p>3.60</text:p>
          </table:table-cell>
          <table:table-cell table:style-name="ce36" table:formula="of:=[.$Q14]*1.2/5" office:value-type="float" office:value="19.2" calcext:value-type="float">
            <text:p>19.20</text:p>
          </table:table-cell>
          <table:table-cell table:style-name="ce36" table:formula="of:=[.Z14]+[.AA14]" office:value-type="float" office:value="22.8" calcext:value-type="float">
            <text:p>22.80</text:p>
          </table:table-cell>
          <table:table-cell table:style-name="ce36" table:formula="of:=MAX([.Z14]/[.$F14];[.AA14]/[.$G14])" office:value-type="float" office:value="15.2937387638519" calcext:value-type="float">
            <text:p>15.29</text:p>
          </table:table-cell>
          <table:table-cell table:style-name="ce31"/>
          <table:table-cell table:style-name="ce36" table:formula="of:=[.$K14]*1.2/5" office:value-type="float" office:value="3.6" calcext:value-type="float">
            <text:p>3.60</text:p>
          </table:table-cell>
          <table:table-cell table:style-name="ce36" table:formula="of:=[.$Q14]*1.2/5" office:value-type="float" office:value="19.2" calcext:value-type="float">
            <text:p>19.20</text:p>
          </table:table-cell>
          <table:table-cell table:style-name="ce36" table:formula="of:=[.AE14]+[.AF14]" office:value-type="float" office:value="22.8" calcext:value-type="float">
            <text:p>22.80</text:p>
          </table:table-cell>
          <table:table-cell table:style-name="ce36" table:formula="of:=MAX([.AE14]/[.$F14];[.AF14]/[.$G14])" office:value-type="float" office:value="15.2937387638519" calcext:value-type="float">
            <text:p>15.29</text:p>
          </table:table-cell>
          <table:table-cell table:style-name="ce31"/>
          <table:table-cell table:style-name="ce36" table:formula="of:=[.$K14]*1.2/5" office:value-type="float" office:value="3.6" calcext:value-type="float">
            <text:p>3.60</text:p>
          </table:table-cell>
          <table:table-cell table:style-name="ce36" table:formula="of:=[.$Q14]*1.2/5" office:value-type="float" office:value="19.2" calcext:value-type="float">
            <text:p>19.20</text:p>
          </table:table-cell>
          <table:table-cell table:style-name="ce36" table:formula="of:=[.AJ14]+[.AK14]" office:value-type="float" office:value="22.8" calcext:value-type="float">
            <text:p>22.80</text:p>
          </table:table-cell>
          <table:table-cell table:style-name="ce36" table:formula="of:=MAX([.AJ14]/[.$F14];[.AK14]/[.$G14])" office:value-type="float" office:value="15.2937387638519" calcext:value-type="float">
            <text:p>15.29</text:p>
          </table:table-cell>
          <table:table-cell table:style-name="ce31"/>
          <table:table-cell table:style-name="ce36" table:formula="of:=[.M14]+[.R14]+[.W14]+[.AB14]+[.AG14]+[.AL14]" office:value-type="float" office:value="209" calcext:value-type="float">
            <text:p>209.00</text:p>
          </table:table-cell>
          <table:table-cell table:style-name="ce36" table:formula="of:=[.N14]+[.S14]+[.X14]+[.AC14]+[.AH14]+[.AM14]" office:value-type="float" office:value="169.76956520514" calcext:value-type="float">
            <text:p>169.77</text:p>
          </table:table-cell>
          <table:table-cell table:style-name="ce41" table:formula="of:=[.AO14]*500" office:value-type="currency" office:currency="USD" office:value="104500" calcext:value-type="currency">
            <text:p>$104,500</text:p>
          </table:table-cell>
          <table:table-cell/>
          <table:table-cell table:style-name="ce36" table:formula="of:=[.AQ14]/[.$AQ$31]" office:value-type="float" office:value="0.0589330024813896" calcext:value-type="float">
            <text:p>0.06</text:p>
          </table:table-cell>
          <table:table-cell/>
          <table:table-cell table:style-name="ce36" table:formula="of:=[.K14]+[.P14]+[.U14]+[.Z14]+[.AE14]+[.AJ14]" office:value-type="float" office:value="33" calcext:value-type="float">
            <text:p>33.00</text:p>
          </table:table-cell>
          <table:table-cell table:style-name="ce36" table:formula="of:=[.L14]+[.Q14]+[.V14]+[.AA14]+[.AF14]+[.AK14]" office:value-type="float" office:value="176" calcext:value-type="float">
            <text:p>176.00</text:p>
          </table:table-cell>
          <table:table-cell table:style-name="ce4"/>
          <table:table-cell table:style-name="ce36" table:formula="of:=[.AU14]/[.F14]" office:value-type="float" office:value="98.7155369941015" calcext:value-type="float">
            <text:p>98.72</text:p>
          </table:table-cell>
          <table:table-cell table:style-name="ce36" table:formula="of:=[.AV14]/[.G14]" office:value-type="float" office:value="140.192605335309" calcext:value-type="float">
            <text:p>140.19</text:p>
          </table:table-cell>
          <table:table-cell table:style-name="ce36" table:formula="of:=MAX([.AX14];[.AY14])" office:value-type="float" office:value="140.192605335309" calcext:value-type="float">
            <text:p>140.19</text:p>
          </table:table-cell>
          <table:table-cell table:style-name="ce4" table:number-columns-repeated="3"/>
          <table:table-cell table:number-columns-repeated="11"/>
          <table:table-cell table:style-name="ce23" office:value-type="string" calcext:value-type="string">
            <text:p>E</text:p>
          </table:table-cell>
          <table:table-cell table:number-columns-repeated="957"/>
        </table:table-row>
        <table:table-row table:style-name="ro2">
          <table:table-cell/>
          <table:table-cell table:style-name="ce16" office:value-type="string" calcext:value-type="string">
            <text:p>Project-A03</text:p>
          </table:table-cell>
          <table:table-cell/>
          <table:table-cell table:style-name="ce19" office:value-type="string" calcext:value-type="string">
            <text:p>v003</text:p>
          </table:table-cell>
          <table:table-cell/>
          <table:table-cell table:style-name="ce24" table:formula="of:=[$'Project_Release_Optimizer_(GA)'.D17]" office:value-type="float" office:value="0.631895128154339" calcext:value-type="float">
            <text:p>0.63</text:p>
          </table:table-cell>
          <table:table-cell table:style-name="ce24" table:formula="of:=[$'Project_Release_Optimizer_(GA)'.E17]" office:value-type="float" office:value="2.13922579798018" calcext:value-type="float">
            <text:p>2.14</text:p>
          </table:table-cell>
          <table:table-cell table:style-name="ce25" table:number-columns-repeated="2"/>
          <table:table-cell table:style-name="ce31"/>
          <table:table-cell table:style-name="ce33" office:value-type="float" office:value="16" calcext:value-type="float">
            <text:p>16.00</text:p>
          </table:table-cell>
          <table:table-cell table:style-name="ce36" table:formula="of:=[.$Q15]*1.2/5" office:value-type="float" office:value="6.48" calcext:value-type="float">
            <text:p>6.48</text:p>
          </table:table-cell>
          <table:table-cell table:style-name="ce36" table:formula="of:=[.K15]+[.L15]" office:value-type="float" office:value="22.48" calcext:value-type="float">
            <text:p>22.48</text:p>
          </table:table-cell>
          <table:table-cell table:style-name="ce36" table:formula="of:=MAX([.K15]/[.$F15];[.L15]/[.$G15])" office:value-type="float" office:value="25.3206573165603" calcext:value-type="float">
            <text:p>25.32</text:p>
          </table:table-cell>
          <table:table-cell table:style-name="ce38"/>
          <table:table-cell table:style-name="ce36" table:formula="of:=[.$K15]*1.2/5" office:value-type="float" office:value="3.84" calcext:value-type="float">
            <text:p>3.84</text:p>
          </table:table-cell>
          <table:table-cell table:style-name="ce33" office:value-type="float" office:value="27" calcext:value-type="float">
            <text:p>27.00</text:p>
          </table:table-cell>
          <table:table-cell table:style-name="ce36" table:formula="of:=[.P15]+[.Q15]" office:value-type="float" office:value="30.84" calcext:value-type="float">
            <text:p>30.84</text:p>
          </table:table-cell>
          <table:table-cell table:style-name="ce36" table:formula="of:=MAX([.P15]/[.$F15];[.Q15]/[.$G15])" office:value-type="float" office:value="12.6213885535098" calcext:value-type="float">
            <text:p>12.62</text:p>
          </table:table-cell>
          <table:table-cell table:style-name="ce31"/>
          <table:table-cell table:style-name="ce36" table:formula="of:=[.$K15]*1.2/5" office:value-type="float" office:value="3.84" calcext:value-type="float">
            <text:p>3.84</text:p>
          </table:table-cell>
          <table:table-cell table:style-name="ce36" table:formula="of:=[.$Q15]*1.2/5" office:value-type="float" office:value="6.48" calcext:value-type="float">
            <text:p>6.48</text:p>
          </table:table-cell>
          <table:table-cell table:style-name="ce36" table:formula="of:=[.U15]+[.V15]" office:value-type="float" office:value="10.32" calcext:value-type="float">
            <text:p>10.32</text:p>
          </table:table-cell>
          <table:table-cell table:style-name="ce36" table:formula="of:=MAX([.U15]/[.$F15];[.V15]/[.$G15])" office:value-type="float" office:value="6.07695775597448" calcext:value-type="float">
            <text:p>6.08</text:p>
          </table:table-cell>
          <table:table-cell table:style-name="ce31"/>
          <table:table-cell table:style-name="ce36" table:formula="of:=[.$K15]*1.2/5" office:value-type="float" office:value="3.84" calcext:value-type="float">
            <text:p>3.84</text:p>
          </table:table-cell>
          <table:table-cell table:style-name="ce36" table:formula="of:=[.$Q15]*1.2/5" office:value-type="float" office:value="6.48" calcext:value-type="float">
            <text:p>6.48</text:p>
          </table:table-cell>
          <table:table-cell table:style-name="ce36" table:formula="of:=[.Z15]+[.AA15]" office:value-type="float" office:value="10.32" calcext:value-type="float">
            <text:p>10.32</text:p>
          </table:table-cell>
          <table:table-cell table:style-name="ce36" table:formula="of:=MAX([.Z15]/[.$F15];[.AA15]/[.$G15])" office:value-type="float" office:value="6.07695775597448" calcext:value-type="float">
            <text:p>6.08</text:p>
          </table:table-cell>
          <table:table-cell table:style-name="ce31"/>
          <table:table-cell table:style-name="ce36" table:formula="of:=[.$K15]*1.2/5" office:value-type="float" office:value="3.84" calcext:value-type="float">
            <text:p>3.84</text:p>
          </table:table-cell>
          <table:table-cell table:style-name="ce36" table:formula="of:=[.$Q15]*1.2/5" office:value-type="float" office:value="6.48" calcext:value-type="float">
            <text:p>6.48</text:p>
          </table:table-cell>
          <table:table-cell table:style-name="ce36" table:formula="of:=[.AE15]+[.AF15]" office:value-type="float" office:value="10.32" calcext:value-type="float">
            <text:p>10.32</text:p>
          </table:table-cell>
          <table:table-cell table:style-name="ce36" table:formula="of:=MAX([.AE15]/[.$F15];[.AF15]/[.$G15])" office:value-type="float" office:value="6.07695775597448" calcext:value-type="float">
            <text:p>6.08</text:p>
          </table:table-cell>
          <table:table-cell table:style-name="ce31"/>
          <table:table-cell table:style-name="ce36" table:formula="of:=[.$K15]*1.2/5" office:value-type="float" office:value="3.84" calcext:value-type="float">
            <text:p>3.84</text:p>
          </table:table-cell>
          <table:table-cell table:style-name="ce36" table:formula="of:=[.$Q15]*1.2/5" office:value-type="float" office:value="6.48" calcext:value-type="float">
            <text:p>6.48</text:p>
          </table:table-cell>
          <table:table-cell table:style-name="ce36" table:formula="of:=[.AJ15]+[.AK15]" office:value-type="float" office:value="10.32" calcext:value-type="float">
            <text:p>10.32</text:p>
          </table:table-cell>
          <table:table-cell table:style-name="ce36" table:formula="of:=MAX([.AJ15]/[.$F15];[.AK15]/[.$G15])" office:value-type="float" office:value="6.07695775597448" calcext:value-type="float">
            <text:p>6.08</text:p>
          </table:table-cell>
          <table:table-cell table:style-name="ce31"/>
          <table:table-cell table:style-name="ce36" table:formula="of:=[.M15]+[.R15]+[.W15]+[.AB15]+[.AG15]+[.AL15]" office:value-type="float" office:value="94.6" calcext:value-type="float">
            <text:p>94.60</text:p>
          </table:table-cell>
          <table:table-cell table:style-name="ce36" table:formula="of:=[.N15]+[.S15]+[.X15]+[.AC15]+[.AH15]+[.AM15]" office:value-type="float" office:value="62.2498768939681" calcext:value-type="float">
            <text:p>62.25</text:p>
          </table:table-cell>
          <table:table-cell table:style-name="ce41" table:formula="of:=[.AO15]*500" office:value-type="currency" office:currency="USD" office:value="47300" calcext:value-type="currency">
            <text:p>$47,300</text:p>
          </table:table-cell>
          <table:table-cell/>
          <table:table-cell table:style-name="ce36" table:formula="of:=[.AQ15]/[.$AQ$31]" office:value-type="float" office:value="0.0266749379652605" calcext:value-type="float">
            <text:p>0.03</text:p>
          </table:table-cell>
          <table:table-cell/>
          <table:table-cell table:style-name="ce36" table:formula="of:=[.K15]+[.P15]+[.U15]+[.Z15]+[.AE15]+[.AJ15]" office:value-type="float" office:value="35.2" calcext:value-type="float">
            <text:p>35.20</text:p>
          </table:table-cell>
          <table:table-cell table:style-name="ce36" table:formula="of:=[.L15]+[.Q15]+[.V15]+[.AA15]+[.AF15]+[.AK15]" office:value-type="float" office:value="59.4" calcext:value-type="float">
            <text:p>59.40</text:p>
          </table:table-cell>
          <table:table-cell table:style-name="ce4"/>
          <table:table-cell table:style-name="ce36" table:formula="of:=[.AU15]/[.F15]" office:value-type="float" office:value="55.7054460964328" calcext:value-type="float">
            <text:p>55.71</text:p>
          </table:table-cell>
          <table:table-cell table:style-name="ce36" table:formula="of:=[.AV15]/[.G15]" office:value-type="float" office:value="27.7670548177216" calcext:value-type="float">
            <text:p>27.77</text:p>
          </table:table-cell>
          <table:table-cell table:style-name="ce36" table:formula="of:=MAX([.AX15];[.AY15])" office:value-type="float" office:value="55.7054460964328" calcext:value-type="float">
            <text:p>55.71</text:p>
          </table:table-cell>
          <table:table-cell table:style-name="ce4" table:number-columns-repeated="3"/>
          <table:table-cell table:number-columns-repeated="11"/>
          <table:table-cell table:style-name="ce23" office:value-type="string" calcext:value-type="string">
            <text:p>N</text:p>
          </table:table-cell>
          <table:table-cell table:number-columns-repeated="957"/>
        </table:table-row>
        <table:table-row table:style-name="ro2">
          <table:table-cell/>
          <table:table-cell table:style-name="ce16" office:value-type="string" calcext:value-type="string">
            <text:p>Project-A04</text:p>
          </table:table-cell>
          <table:table-cell/>
          <table:table-cell table:style-name="ce19" office:value-type="string" calcext:value-type="string">
            <text:p>v004</text:p>
          </table:table-cell>
          <table:table-cell/>
          <table:table-cell table:style-name="ce24" table:formula="of:=[$'Project_Release_Optimizer_(GA)'.D18]" office:value-type="float" office:value="0.676564437188627" calcext:value-type="float">
            <text:p>0.68</text:p>
          </table:table-cell>
          <table:table-cell table:style-name="ce24" table:formula="of:=[$'Project_Release_Optimizer_(GA)'.E18]" office:value-type="float" office:value="1.68798700128886" calcext:value-type="float">
            <text:p>1.69</text:p>
          </table:table-cell>
          <table:table-cell table:style-name="ce25" table:number-columns-repeated="2"/>
          <table:table-cell table:style-name="ce31"/>
          <table:table-cell table:style-name="ce33" office:value-type="float" office:value="35" calcext:value-type="float">
            <text:p>35.00</text:p>
          </table:table-cell>
          <table:table-cell table:style-name="ce36" table:formula="of:=[.$Q16]*1.2/5" office:value-type="float" office:value="4.32" calcext:value-type="float">
            <text:p>4.32</text:p>
          </table:table-cell>
          <table:table-cell table:style-name="ce36" table:formula="of:=[.K16]+[.L16]" office:value-type="float" office:value="39.32" calcext:value-type="float">
            <text:p>39.32</text:p>
          </table:table-cell>
          <table:table-cell table:style-name="ce36" table:formula="of:=MAX([.K16]/[.$F16];[.L16]/[.$G16])" office:value-type="float" office:value="51.7319534935029" calcext:value-type="float">
            <text:p>51.73</text:p>
          </table:table-cell>
          <table:table-cell table:style-name="ce38"/>
          <table:table-cell table:style-name="ce36" table:formula="of:=[.$K16]*1.2/5" office:value-type="float" office:value="8.4" calcext:value-type="float">
            <text:p>8.40</text:p>
          </table:table-cell>
          <table:table-cell table:style-name="ce33" office:value-type="float" office:value="18" calcext:value-type="float">
            <text:p>18.00</text:p>
          </table:table-cell>
          <table:table-cell table:style-name="ce36" table:formula="of:=[.P16]+[.Q16]" office:value-type="float" office:value="26.4" calcext:value-type="float">
            <text:p>26.40</text:p>
          </table:table-cell>
          <table:table-cell table:style-name="ce36" table:formula="of:=MAX([.P16]/[.$F16];[.Q16]/[.$G16])" office:value-type="float" office:value="12.4156688384407" calcext:value-type="float">
            <text:p>12.42</text:p>
          </table:table-cell>
          <table:table-cell table:style-name="ce31"/>
          <table:table-cell table:style-name="ce36" table:formula="of:=[.$K16]*1.2/5" office:value-type="float" office:value="8.4" calcext:value-type="float">
            <text:p>8.40</text:p>
          </table:table-cell>
          <table:table-cell table:style-name="ce36" table:formula="of:=[.$Q16]*1.2/5" office:value-type="float" office:value="4.32" calcext:value-type="float">
            <text:p>4.32</text:p>
          </table:table-cell>
          <table:table-cell table:style-name="ce36" table:formula="of:=[.U16]+[.V16]" office:value-type="float" office:value="12.72" calcext:value-type="float">
            <text:p>12.72</text:p>
          </table:table-cell>
          <table:table-cell table:style-name="ce36" table:formula="of:=MAX([.U16]/[.$F16];[.V16]/[.$G16])" office:value-type="float" office:value="12.4156688384407" calcext:value-type="float">
            <text:p>12.42</text:p>
          </table:table-cell>
          <table:table-cell table:style-name="ce31"/>
          <table:table-cell table:style-name="ce36" table:formula="of:=[.$K16]*1.2/5" office:value-type="float" office:value="8.4" calcext:value-type="float">
            <text:p>8.40</text:p>
          </table:table-cell>
          <table:table-cell table:style-name="ce36" table:formula="of:=[.$Q16]*1.2/5" office:value-type="float" office:value="4.32" calcext:value-type="float">
            <text:p>4.32</text:p>
          </table:table-cell>
          <table:table-cell table:style-name="ce36" table:formula="of:=[.Z16]+[.AA16]" office:value-type="float" office:value="12.72" calcext:value-type="float">
            <text:p>12.72</text:p>
          </table:table-cell>
          <table:table-cell table:style-name="ce36" table:formula="of:=MAX([.Z16]/[.$F16];[.AA16]/[.$G16])" office:value-type="float" office:value="12.4156688384407" calcext:value-type="float">
            <text:p>12.42</text:p>
          </table:table-cell>
          <table:table-cell table:style-name="ce31"/>
          <table:table-cell table:style-name="ce36" table:formula="of:=[.$K16]*1.2/5" office:value-type="float" office:value="8.4" calcext:value-type="float">
            <text:p>8.40</text:p>
          </table:table-cell>
          <table:table-cell table:style-name="ce36" table:formula="of:=[.$Q16]*1.2/5" office:value-type="float" office:value="4.32" calcext:value-type="float">
            <text:p>4.32</text:p>
          </table:table-cell>
          <table:table-cell table:style-name="ce36" table:formula="of:=[.AE16]+[.AF16]" office:value-type="float" office:value="12.72" calcext:value-type="float">
            <text:p>12.72</text:p>
          </table:table-cell>
          <table:table-cell table:style-name="ce36" table:formula="of:=MAX([.AE16]/[.$F16];[.AF16]/[.$G16])" office:value-type="float" office:value="12.4156688384407" calcext:value-type="float">
            <text:p>12.42</text:p>
          </table:table-cell>
          <table:table-cell table:style-name="ce31"/>
          <table:table-cell table:style-name="ce36" table:formula="of:=[.$K16]*1.2/5" office:value-type="float" office:value="8.4" calcext:value-type="float">
            <text:p>8.40</text:p>
          </table:table-cell>
          <table:table-cell table:style-name="ce36" table:formula="of:=[.$Q16]*1.2/5" office:value-type="float" office:value="4.32" calcext:value-type="float">
            <text:p>4.32</text:p>
          </table:table-cell>
          <table:table-cell table:style-name="ce36" table:formula="of:=[.AJ16]+[.AK16]" office:value-type="float" office:value="12.72" calcext:value-type="float">
            <text:p>12.72</text:p>
          </table:table-cell>
          <table:table-cell table:style-name="ce36" table:formula="of:=MAX([.AJ16]/[.$F16];[.AK16]/[.$G16])" office:value-type="float" office:value="12.4156688384407" calcext:value-type="float">
            <text:p>12.42</text:p>
          </table:table-cell>
          <table:table-cell table:style-name="ce31"/>
          <table:table-cell table:style-name="ce36" table:formula="of:=[.M16]+[.R16]+[.W16]+[.AB16]+[.AG16]+[.AL16]" office:value-type="float" office:value="116.6" calcext:value-type="float">
            <text:p>116.60</text:p>
          </table:table-cell>
          <table:table-cell table:style-name="ce36" table:formula="of:=[.N16]+[.S16]+[.X16]+[.AC16]+[.AH16]+[.AM16]" office:value-type="float" office:value="113.810297685706" calcext:value-type="float">
            <text:p>113.81</text:p>
          </table:table-cell>
          <table:table-cell table:style-name="ce41" table:formula="of:=[.AO16]*500" office:value-type="currency" office:currency="USD" office:value="58300" calcext:value-type="currency">
            <text:p>$58,300</text:p>
          </table:table-cell>
          <table:table-cell/>
          <table:table-cell table:style-name="ce36" table:formula="of:=[.AQ16]/[.$AQ$31]" office:value-type="float" office:value="0.03287841191067" calcext:value-type="float">
            <text:p>0.03</text:p>
          </table:table-cell>
          <table:table-cell/>
          <table:table-cell table:style-name="ce36" table:formula="of:=[.K16]+[.P16]+[.U16]+[.Z16]+[.AE16]+[.AJ16]" office:value-type="float" office:value="77" calcext:value-type="float">
            <text:p>77.00</text:p>
          </table:table-cell>
          <table:table-cell table:style-name="ce36" table:formula="of:=[.L16]+[.Q16]+[.V16]+[.AA16]+[.AF16]+[.AK16]" office:value-type="float" office:value="39.6" calcext:value-type="float">
            <text:p>39.60</text:p>
          </table:table-cell>
          <table:table-cell table:style-name="ce4"/>
          <table:table-cell table:style-name="ce36" table:formula="of:=[.AU16]/[.F16]" office:value-type="float" office:value="113.810297685706" calcext:value-type="float">
            <text:p>113.81</text:p>
          </table:table-cell>
          <table:table-cell table:style-name="ce36" table:formula="of:=[.AV16]/[.G16]" office:value-type="float" office:value="23.4598962964546" calcext:value-type="float">
            <text:p>23.46</text:p>
          </table:table-cell>
          <table:table-cell table:style-name="ce36" table:formula="of:=MAX([.AX16];[.AY16])" office:value-type="float" office:value="113.810297685706" calcext:value-type="float">
            <text:p>113.81</text:p>
          </table:table-cell>
          <table:table-cell table:style-name="ce4" table:number-columns-repeated="3"/>
          <table:table-cell table:number-columns-repeated="11"/>
          <table:table-cell table:style-name="ce23" office:value-type="string" calcext:value-type="string">
            <text:p>D</text:p>
          </table:table-cell>
          <table:table-cell table:number-columns-repeated="957"/>
        </table:table-row>
        <table:table-row table:style-name="ro2">
          <table:table-cell/>
          <table:table-cell table:style-name="ce16" office:value-type="string" calcext:value-type="string">
            <text:p>Project-A05</text:p>
          </table:table-cell>
          <table:table-cell/>
          <table:table-cell table:style-name="ce19" office:value-type="string" calcext:value-type="string">
            <text:p>v002</text:p>
          </table:table-cell>
          <table:table-cell/>
          <table:table-cell table:style-name="ce24" table:formula="of:=[$'Project_Release_Optimizer_(GA)'.D19]" office:value-type="float" office:value="0.288021504900069" calcext:value-type="float">
            <text:p>0.29</text:p>
          </table:table-cell>
          <table:table-cell table:style-name="ce24" table:formula="of:=[$'Project_Release_Optimizer_(GA)'.E19]" office:value-type="float" office:value="1.5232337459327" calcext:value-type="float">
            <text:p>1.52</text:p>
          </table:table-cell>
          <table:table-cell table:style-name="ce25" table:number-columns-repeated="2"/>
          <table:table-cell table:style-name="ce31"/>
          <table:table-cell table:style-name="ce33" office:value-type="float" office:value="6" calcext:value-type="float">
            <text:p>6.00</text:p>
          </table:table-cell>
          <table:table-cell table:style-name="ce36" table:formula="of:=[.$Q17]*1.2/5" office:value-type="float" office:value="19.2" calcext:value-type="float">
            <text:p>19.20</text:p>
          </table:table-cell>
          <table:table-cell table:style-name="ce36" table:formula="of:=[.K17]+[.L17]" office:value-type="float" office:value="25.2" calcext:value-type="float">
            <text:p>25.20</text:p>
          </table:table-cell>
          <table:table-cell table:style-name="ce36" table:formula="of:=MAX([.K17]/[.$F17];[.L17]/[.$G17])" office:value-type="float" office:value="20.8317778288178" calcext:value-type="float">
            <text:p>20.83</text:p>
          </table:table-cell>
          <table:table-cell table:style-name="ce38"/>
          <table:table-cell table:style-name="ce36" table:formula="of:=[.$K17]*1.2/5" office:value-type="float" office:value="1.44" calcext:value-type="float">
            <text:p>1.44</text:p>
          </table:table-cell>
          <table:table-cell table:style-name="ce33" office:value-type="float" office:value="80" calcext:value-type="float">
            <text:p>80.00</text:p>
          </table:table-cell>
          <table:table-cell table:style-name="ce36" table:formula="of:=[.P17]+[.Q17]" office:value-type="float" office:value="81.44" calcext:value-type="float">
            <text:p>81.44</text:p>
          </table:table-cell>
          <table:table-cell table:style-name="ce36" table:formula="of:=MAX([.P17]/[.$F17];[.Q17]/[.$G17])" office:value-type="float" office:value="52.5198448456215" calcext:value-type="float">
            <text:p>52.52</text:p>
          </table:table-cell>
          <table:table-cell table:style-name="ce31"/>
          <table:table-cell table:style-name="ce36" table:formula="of:=[.$K17]*1.2/5" office:value-type="float" office:value="1.44" calcext:value-type="float">
            <text:p>1.44</text:p>
          </table:table-cell>
          <table:table-cell table:style-name="ce36" table:formula="of:=[.$Q17]*1.2/5" office:value-type="float" office:value="19.2" calcext:value-type="float">
            <text:p>19.20</text:p>
          </table:table-cell>
          <table:table-cell table:style-name="ce36" table:formula="of:=[.U17]+[.V17]" office:value-type="float" office:value="20.64" calcext:value-type="float">
            <text:p>20.64</text:p>
          </table:table-cell>
          <table:table-cell table:style-name="ce36" table:formula="of:=MAX([.U17]/[.$F17];[.V17]/[.$G17])" office:value-type="float" office:value="12.6047627629492" calcext:value-type="float">
            <text:p>12.60</text:p>
          </table:table-cell>
          <table:table-cell table:style-name="ce31"/>
          <table:table-cell table:style-name="ce36" table:formula="of:=[.$K17]*1.2/5" office:value-type="float" office:value="1.44" calcext:value-type="float">
            <text:p>1.44</text:p>
          </table:table-cell>
          <table:table-cell table:style-name="ce36" table:formula="of:=[.$Q17]*1.2/5" office:value-type="float" office:value="19.2" calcext:value-type="float">
            <text:p>19.20</text:p>
          </table:table-cell>
          <table:table-cell table:style-name="ce36" table:formula="of:=[.Z17]+[.AA17]" office:value-type="float" office:value="20.64" calcext:value-type="float">
            <text:p>20.64</text:p>
          </table:table-cell>
          <table:table-cell table:style-name="ce36" table:formula="of:=MAX([.Z17]/[.$F17];[.AA17]/[.$G17])" office:value-type="float" office:value="12.6047627629492" calcext:value-type="float">
            <text:p>12.60</text:p>
          </table:table-cell>
          <table:table-cell table:style-name="ce31"/>
          <table:table-cell table:style-name="ce36" table:formula="of:=[.$K17]*1.2/5" office:value-type="float" office:value="1.44" calcext:value-type="float">
            <text:p>1.44</text:p>
          </table:table-cell>
          <table:table-cell table:style-name="ce36" table:formula="of:=[.$Q17]*1.2/5" office:value-type="float" office:value="19.2" calcext:value-type="float">
            <text:p>19.20</text:p>
          </table:table-cell>
          <table:table-cell table:style-name="ce36" table:formula="of:=[.AE17]+[.AF17]" office:value-type="float" office:value="20.64" calcext:value-type="float">
            <text:p>20.64</text:p>
          </table:table-cell>
          <table:table-cell table:style-name="ce36" table:formula="of:=MAX([.AE17]/[.$F17];[.AF17]/[.$G17])" office:value-type="float" office:value="12.6047627629492" calcext:value-type="float">
            <text:p>12.60</text:p>
          </table:table-cell>
          <table:table-cell table:style-name="ce31"/>
          <table:table-cell table:style-name="ce36" table:formula="of:=[.$K17]*1.2/5" office:value-type="float" office:value="1.44" calcext:value-type="float">
            <text:p>1.44</text:p>
          </table:table-cell>
          <table:table-cell table:style-name="ce36" table:formula="of:=[.$Q17]*1.2/5" office:value-type="float" office:value="19.2" calcext:value-type="float">
            <text:p>19.20</text:p>
          </table:table-cell>
          <table:table-cell table:style-name="ce36" table:formula="of:=[.AJ17]+[.AK17]" office:value-type="float" office:value="20.64" calcext:value-type="float">
            <text:p>20.64</text:p>
          </table:table-cell>
          <table:table-cell table:style-name="ce36" table:formula="of:=MAX([.AJ17]/[.$F17];[.AK17]/[.$G17])" office:value-type="float" office:value="12.6047627629492" calcext:value-type="float">
            <text:p>12.60</text:p>
          </table:table-cell>
          <table:table-cell table:style-name="ce31"/>
          <table:table-cell table:style-name="ce36" table:formula="of:=[.M17]+[.R17]+[.W17]+[.AB17]+[.AG17]+[.AL17]" office:value-type="float" office:value="189.2" calcext:value-type="float">
            <text:p>189.20</text:p>
          </table:table-cell>
          <table:table-cell table:style-name="ce36" table:formula="of:=[.N17]+[.S17]+[.X17]+[.AC17]+[.AH17]+[.AM17]" office:value-type="float" office:value="123.770673726236" calcext:value-type="float">
            <text:p>123.77</text:p>
          </table:table-cell>
          <table:table-cell table:style-name="ce41" table:formula="of:=[.AO17]*500" office:value-type="currency" office:currency="USD" office:value="94600" calcext:value-type="currency">
            <text:p>$94,600</text:p>
          </table:table-cell>
          <table:table-cell/>
          <table:table-cell table:style-name="ce36" table:formula="of:=[.AQ17]/[.$AQ$31]" office:value-type="float" office:value="0.0533498759305211" calcext:value-type="float">
            <text:p>0.05</text:p>
          </table:table-cell>
          <table:table-cell/>
          <table:table-cell table:style-name="ce36" table:formula="of:=[.K17]+[.P17]+[.U17]+[.Z17]+[.AE17]+[.AJ17]" office:value-type="float" office:value="13.2" calcext:value-type="float">
            <text:p>13.20</text:p>
          </table:table-cell>
          <table:table-cell table:style-name="ce36" table:formula="of:=[.L17]+[.Q17]+[.V17]+[.AA17]+[.AF17]+[.AK17]" office:value-type="float" office:value="176" calcext:value-type="float">
            <text:p>176.00</text:p>
          </table:table-cell>
          <table:table-cell table:style-name="ce4"/>
          <table:table-cell table:style-name="ce36" table:formula="of:=[.AU17]/[.F17]" office:value-type="float" office:value="45.8299112233992" calcext:value-type="float">
            <text:p>45.83</text:p>
          </table:table-cell>
          <table:table-cell table:style-name="ce36" table:formula="of:=[.AV17]/[.G17]" office:value-type="float" office:value="115.543658660367" calcext:value-type="float">
            <text:p>115.54</text:p>
          </table:table-cell>
          <table:table-cell table:style-name="ce36" table:formula="of:=MAX([.AX17];[.AY17])" office:value-type="float" office:value="115.543658660367" calcext:value-type="float">
            <text:p>115.54</text:p>
          </table:table-cell>
          <table:table-cell table:style-name="ce4" table:number-columns-repeated="3"/>
          <table:table-cell table:number-columns-repeated="11"/>
          <table:table-cell table:style-name="ce23"/>
          <table:table-cell table:number-columns-repeated="957"/>
        </table:table-row>
        <table:table-row table:style-name="ro2">
          <table:table-cell/>
          <table:table-cell table:style-name="ce16" office:value-type="string" calcext:value-type="string">
            <text:p>Project-A06</text:p>
          </table:table-cell>
          <table:table-cell/>
          <table:table-cell table:style-name="ce19" office:value-type="string" calcext:value-type="string">
            <text:p>v003</text:p>
          </table:table-cell>
          <table:table-cell/>
          <table:table-cell table:style-name="ce24" table:formula="of:=[$'Project_Release_Optimizer_(GA)'.D20]" office:value-type="float" office:value="0.691220853900809" calcext:value-type="float">
            <text:p>0.69</text:p>
          </table:table-cell>
          <table:table-cell table:style-name="ce24" table:formula="of:=[$'Project_Release_Optimizer_(GA)'.E20]" office:value-type="float" office:value="1.84666895819977" calcext:value-type="float">
            <text:p>1.85</text:p>
          </table:table-cell>
          <table:table-cell table:style-name="ce25" table:number-columns-repeated="2"/>
          <table:table-cell table:style-name="ce31"/>
          <table:table-cell table:style-name="ce33" office:value-type="float" office:value="52" calcext:value-type="float">
            <text:p>52.00</text:p>
          </table:table-cell>
          <table:table-cell table:style-name="ce36" table:formula="of:=[.$Q18]*1.2/5" office:value-type="float" office:value="10.56" calcext:value-type="float">
            <text:p>10.56</text:p>
          </table:table-cell>
          <table:table-cell table:style-name="ce36" table:formula="of:=[.K18]+[.L18]" office:value-type="float" office:value="62.56" calcext:value-type="float">
            <text:p>62.56</text:p>
          </table:table-cell>
          <table:table-cell table:style-name="ce36" table:formula="of:=MAX([.K18]/[.$F18];[.L18]/[.$G18])" office:value-type="float" office:value="75.2292117729741" calcext:value-type="float">
            <text:p>75.23</text:p>
          </table:table-cell>
          <table:table-cell table:style-name="ce38"/>
          <table:table-cell table:style-name="ce36" table:formula="of:=[.$K18]*1.2/5" office:value-type="float" office:value="12.48" calcext:value-type="float">
            <text:p>12.48</text:p>
          </table:table-cell>
          <table:table-cell table:style-name="ce33" office:value-type="float" office:value="44" calcext:value-type="float">
            <text:p>44.00</text:p>
          </table:table-cell>
          <table:table-cell table:style-name="ce36" table:formula="of:=[.P18]+[.Q18]" office:value-type="float" office:value="56.48" calcext:value-type="float">
            <text:p>56.48</text:p>
          </table:table-cell>
          <table:table-cell table:style-name="ce36" table:formula="of:=MAX([.P18]/[.$F18];[.Q18]/[.$G18])" office:value-type="float" office:value="23.8266852348532" calcext:value-type="float">
            <text:p>23.83</text:p>
          </table:table-cell>
          <table:table-cell table:style-name="ce31"/>
          <table:table-cell table:style-name="ce36" table:formula="of:=[.$K18]*1.2/5" office:value-type="float" office:value="12.48" calcext:value-type="float">
            <text:p>12.48</text:p>
          </table:table-cell>
          <table:table-cell table:style-name="ce36" table:formula="of:=[.$Q18]*1.2/5" office:value-type="float" office:value="10.56" calcext:value-type="float">
            <text:p>10.56</text:p>
          </table:table-cell>
          <table:table-cell table:style-name="ce36" table:formula="of:=[.U18]+[.V18]" office:value-type="float" office:value="23.04" calcext:value-type="float">
            <text:p>23.04</text:p>
          </table:table-cell>
          <table:table-cell table:style-name="ce36" table:formula="of:=MAX([.U18]/[.$F18];[.V18]/[.$G18])" office:value-type="float" office:value="18.0550108255138" calcext:value-type="float">
            <text:p>18.06</text:p>
          </table:table-cell>
          <table:table-cell table:style-name="ce31"/>
          <table:table-cell table:style-name="ce36" table:formula="of:=[.$K18]*1.2/5" office:value-type="float" office:value="12.48" calcext:value-type="float">
            <text:p>12.48</text:p>
          </table:table-cell>
          <table:table-cell table:style-name="ce36" table:formula="of:=[.$Q18]*1.2/5" office:value-type="float" office:value="10.56" calcext:value-type="float">
            <text:p>10.56</text:p>
          </table:table-cell>
          <table:table-cell table:style-name="ce36" table:formula="of:=[.Z18]+[.AA18]" office:value-type="float" office:value="23.04" calcext:value-type="float">
            <text:p>23.04</text:p>
          </table:table-cell>
          <table:table-cell table:style-name="ce36" table:formula="of:=MAX([.Z18]/[.$F18];[.AA18]/[.$G18])" office:value-type="float" office:value="18.0550108255138" calcext:value-type="float">
            <text:p>18.06</text:p>
          </table:table-cell>
          <table:table-cell table:style-name="ce31"/>
          <table:table-cell table:style-name="ce36" table:formula="of:=[.$K18]*1.2/5" office:value-type="float" office:value="12.48" calcext:value-type="float">
            <text:p>12.48</text:p>
          </table:table-cell>
          <table:table-cell table:style-name="ce36" table:formula="of:=[.$Q18]*1.2/5" office:value-type="float" office:value="10.56" calcext:value-type="float">
            <text:p>10.56</text:p>
          </table:table-cell>
          <table:table-cell table:style-name="ce36" table:formula="of:=[.AE18]+[.AF18]" office:value-type="float" office:value="23.04" calcext:value-type="float">
            <text:p>23.04</text:p>
          </table:table-cell>
          <table:table-cell table:style-name="ce36" table:formula="of:=MAX([.AE18]/[.$F18];[.AF18]/[.$G18])" office:value-type="float" office:value="18.0550108255138" calcext:value-type="float">
            <text:p>18.06</text:p>
          </table:table-cell>
          <table:table-cell table:style-name="ce31"/>
          <table:table-cell table:style-name="ce36" table:formula="of:=[.$K18]*1.2/5" office:value-type="float" office:value="12.48" calcext:value-type="float">
            <text:p>12.48</text:p>
          </table:table-cell>
          <table:table-cell table:style-name="ce36" table:formula="of:=[.$Q18]*1.2/5" office:value-type="float" office:value="10.56" calcext:value-type="float">
            <text:p>10.56</text:p>
          </table:table-cell>
          <table:table-cell table:style-name="ce36" table:formula="of:=[.AJ18]+[.AK18]" office:value-type="float" office:value="23.04" calcext:value-type="float">
            <text:p>23.04</text:p>
          </table:table-cell>
          <table:table-cell table:style-name="ce36" table:formula="of:=MAX([.AJ18]/[.$F18];[.AK18]/[.$G18])" office:value-type="float" office:value="18.0550108255138" calcext:value-type="float">
            <text:p>18.06</text:p>
          </table:table-cell>
          <table:table-cell table:style-name="ce31"/>
          <table:table-cell table:style-name="ce36" table:formula="of:=[.M18]+[.R18]+[.W18]+[.AB18]+[.AG18]+[.AL18]" office:value-type="float" office:value="211.2" calcext:value-type="float">
            <text:p>211.20</text:p>
          </table:table-cell>
          <table:table-cell table:style-name="ce36" table:formula="of:=[.N18]+[.S18]+[.X18]+[.AC18]+[.AH18]+[.AM18]" office:value-type="float" office:value="171.275940309882" calcext:value-type="float">
            <text:p>171.28</text:p>
          </table:table-cell>
          <table:table-cell table:style-name="ce41" table:formula="of:=[.AO18]*500" office:value-type="currency" office:currency="USD" office:value="105600" calcext:value-type="currency">
            <text:p>$105,600</text:p>
          </table:table-cell>
          <table:table-cell/>
          <table:table-cell table:style-name="ce36" table:formula="of:=[.AQ18]/[.$AQ$31]" office:value-type="float" office:value="0.0595533498759305" calcext:value-type="float">
            <text:p>0.06</text:p>
          </table:table-cell>
          <table:table-cell/>
          <table:table-cell table:style-name="ce36" table:formula="of:=[.K18]+[.P18]+[.U18]+[.Z18]+[.AE18]+[.AJ18]" office:value-type="float" office:value="114.4" calcext:value-type="float">
            <text:p>114.40</text:p>
          </table:table-cell>
          <table:table-cell table:style-name="ce36" table:formula="of:=[.L18]+[.Q18]+[.V18]+[.AA18]+[.AF18]+[.AK18]" office:value-type="float" office:value="96.8" calcext:value-type="float">
            <text:p>96.80</text:p>
          </table:table-cell>
          <table:table-cell table:style-name="ce4"/>
          <table:table-cell table:style-name="ce36" table:formula="of:=[.AU18]/[.F18]" office:value-type="float" office:value="165.504265900543" calcext:value-type="float">
            <text:p>165.50</text:p>
          </table:table-cell>
          <table:table-cell table:style-name="ce36" table:formula="of:=[.AV18]/[.G18]" office:value-type="float" office:value="52.4187075166769" calcext:value-type="float">
            <text:p>52.42</text:p>
          </table:table-cell>
          <table:table-cell table:style-name="ce36" table:formula="of:=MAX([.AX18];[.AY18])" office:value-type="float" office:value="165.504265900543" calcext:value-type="float">
            <text:p>165.50</text:p>
          </table:table-cell>
          <table:table-cell table:style-name="ce4" table:number-columns-repeated="3"/>
          <table:table-cell table:number-columns-repeated="11"/>
          <table:table-cell table:style-name="ce23" office:value-type="string" calcext:value-type="string">
            <text:p>O</text:p>
          </table:table-cell>
          <table:table-cell table:number-columns-repeated="957"/>
        </table:table-row>
        <table:table-row table:style-name="ro2">
          <table:table-cell/>
          <table:table-cell table:style-name="ce16" office:value-type="string" calcext:value-type="string">
            <text:p>Project-A07</text:p>
          </table:table-cell>
          <table:table-cell/>
          <table:table-cell table:style-name="ce19" office:value-type="string" calcext:value-type="string">
            <text:p>v005</text:p>
          </table:table-cell>
          <table:table-cell/>
          <table:table-cell table:style-name="ce24" table:formula="of:=[$'Project_Release_Optimizer_(GA)'.D21]" office:value-type="float" office:value="0.496145320117334" calcext:value-type="float">
            <text:p>0.50</text:p>
          </table:table-cell>
          <table:table-cell table:style-name="ce24" table:formula="of:=[$'Project_Release_Optimizer_(GA)'.E21]" office:value-type="float" office:value="3.79126568089748" calcext:value-type="float">
            <text:p>3.79</text:p>
          </table:table-cell>
          <table:table-cell table:style-name="ce25" table:number-columns-repeated="2"/>
          <table:table-cell table:style-name="ce31"/>
          <table:table-cell table:style-name="ce33" office:value-type="float" office:value="93" calcext:value-type="float">
            <text:p>93.00</text:p>
          </table:table-cell>
          <table:table-cell table:style-name="ce36" table:formula="of:=[.$Q19]*1.2/5" office:value-type="float" office:value="19.92" calcext:value-type="float">
            <text:p>19.92</text:p>
          </table:table-cell>
          <table:table-cell table:style-name="ce36" table:formula="of:=[.K19]+[.L19]" office:value-type="float" office:value="112.92" calcext:value-type="float">
            <text:p>112.92</text:p>
          </table:table-cell>
          <table:table-cell table:style-name="ce36" table:formula="of:=MAX([.K19]/[.$F19];[.L19]/[.$G19])" office:value-type="float" office:value="187.445081570066" calcext:value-type="float">
            <text:p>187.45</text:p>
          </table:table-cell>
          <table:table-cell table:style-name="ce38"/>
          <table:table-cell table:style-name="ce36" table:formula="of:=[.$K19]*1.2/5" office:value-type="float" office:value="22.32" calcext:value-type="float">
            <text:p>22.32</text:p>
          </table:table-cell>
          <table:table-cell table:style-name="ce33" office:value-type="float" office:value="83" calcext:value-type="float">
            <text:p>83.00</text:p>
          </table:table-cell>
          <table:table-cell table:style-name="ce36" table:formula="of:=[.P19]+[.Q19]" office:value-type="float" office:value="105.32" calcext:value-type="float">
            <text:p>105.32</text:p>
          </table:table-cell>
          <table:table-cell table:style-name="ce36" table:formula="of:=MAX([.P19]/[.$F19];[.Q19]/[.$G19])" office:value-type="float" office:value="44.9868195768158" calcext:value-type="float">
            <text:p>44.99</text:p>
          </table:table-cell>
          <table:table-cell table:style-name="ce31"/>
          <table:table-cell table:style-name="ce36" table:formula="of:=[.$K19]*1.2/5" office:value-type="float" office:value="22.32" calcext:value-type="float">
            <text:p>22.32</text:p>
          </table:table-cell>
          <table:table-cell table:style-name="ce36" table:formula="of:=[.$Q19]*1.2/5" office:value-type="float" office:value="19.92" calcext:value-type="float">
            <text:p>19.92</text:p>
          </table:table-cell>
          <table:table-cell table:style-name="ce36" table:formula="of:=[.U19]+[.V19]" office:value-type="float" office:value="42.24" calcext:value-type="float">
            <text:p>42.24</text:p>
          </table:table-cell>
          <table:table-cell table:style-name="ce36" table:formula="of:=MAX([.U19]/[.$F19];[.V19]/[.$G19])" office:value-type="float" office:value="44.9868195768158" calcext:value-type="float">
            <text:p>44.99</text:p>
          </table:table-cell>
          <table:table-cell table:style-name="ce31"/>
          <table:table-cell table:style-name="ce36" table:formula="of:=[.$K19]*1.2/5" office:value-type="float" office:value="22.32" calcext:value-type="float">
            <text:p>22.32</text:p>
          </table:table-cell>
          <table:table-cell table:style-name="ce36" table:formula="of:=[.$Q19]*1.2/5" office:value-type="float" office:value="19.92" calcext:value-type="float">
            <text:p>19.92</text:p>
          </table:table-cell>
          <table:table-cell table:style-name="ce36" table:formula="of:=[.Z19]+[.AA19]" office:value-type="float" office:value="42.24" calcext:value-type="float">
            <text:p>42.24</text:p>
          </table:table-cell>
          <table:table-cell table:style-name="ce36" table:formula="of:=MAX([.Z19]/[.$F19];[.AA19]/[.$G19])" office:value-type="float" office:value="44.9868195768158" calcext:value-type="float">
            <text:p>44.99</text:p>
          </table:table-cell>
          <table:table-cell table:style-name="ce31"/>
          <table:table-cell table:style-name="ce36" table:formula="of:=[.$K19]*1.2/5" office:value-type="float" office:value="22.32" calcext:value-type="float">
            <text:p>22.32</text:p>
          </table:table-cell>
          <table:table-cell table:style-name="ce36" table:formula="of:=[.$Q19]*1.2/5" office:value-type="float" office:value="19.92" calcext:value-type="float">
            <text:p>19.92</text:p>
          </table:table-cell>
          <table:table-cell table:style-name="ce36" table:formula="of:=[.AE19]+[.AF19]" office:value-type="float" office:value="42.24" calcext:value-type="float">
            <text:p>42.24</text:p>
          </table:table-cell>
          <table:table-cell table:style-name="ce36" table:formula="of:=MAX([.AE19]/[.$F19];[.AF19]/[.$G19])" office:value-type="float" office:value="44.9868195768158" calcext:value-type="float">
            <text:p>44.99</text:p>
          </table:table-cell>
          <table:table-cell table:style-name="ce31"/>
          <table:table-cell table:style-name="ce36" table:formula="of:=[.$K19]*1.2/5" office:value-type="float" office:value="22.32" calcext:value-type="float">
            <text:p>22.32</text:p>
          </table:table-cell>
          <table:table-cell table:style-name="ce36" table:formula="of:=[.$Q19]*1.2/5" office:value-type="float" office:value="19.92" calcext:value-type="float">
            <text:p>19.92</text:p>
          </table:table-cell>
          <table:table-cell table:style-name="ce36" table:formula="of:=[.AJ19]+[.AK19]" office:value-type="float" office:value="42.24" calcext:value-type="float">
            <text:p>42.24</text:p>
          </table:table-cell>
          <table:table-cell table:style-name="ce36" table:formula="of:=MAX([.AJ19]/[.$F19];[.AK19]/[.$G19])" office:value-type="float" office:value="44.9868195768158" calcext:value-type="float">
            <text:p>44.99</text:p>
          </table:table-cell>
          <table:table-cell table:style-name="ce31"/>
          <table:table-cell table:style-name="ce36" table:formula="of:=[.M19]+[.R19]+[.W19]+[.AB19]+[.AG19]+[.AL19]" office:value-type="float" office:value="387.2" calcext:value-type="float">
            <text:p>387.20</text:p>
          </table:table-cell>
          <table:table-cell table:style-name="ce36" table:formula="of:=[.N19]+[.S19]+[.X19]+[.AC19]+[.AH19]+[.AM19]" office:value-type="float" office:value="412.379179454145" calcext:value-type="float">
            <text:p>412.38</text:p>
          </table:table-cell>
          <table:table-cell table:style-name="ce41" table:formula="of:=[.AO19]*500" office:value-type="currency" office:currency="USD" office:value="193600" calcext:value-type="currency">
            <text:p>$193,600</text:p>
          </table:table-cell>
          <table:table-cell/>
          <table:table-cell table:style-name="ce36" table:formula="of:=[.AQ19]/[.$AQ$31]" office:value-type="float" office:value="0.109181141439206" calcext:value-type="float">
            <text:p>0.11</text:p>
          </table:table-cell>
          <table:table-cell/>
          <table:table-cell table:style-name="ce36" table:formula="of:=[.K19]+[.P19]+[.U19]+[.Z19]+[.AE19]+[.AJ19]" office:value-type="float" office:value="204.6" calcext:value-type="float">
            <text:p>204.60</text:p>
          </table:table-cell>
          <table:table-cell table:style-name="ce36" table:formula="of:=[.L19]+[.Q19]+[.V19]+[.AA19]+[.AF19]+[.AK19]" office:value-type="float" office:value="182.6" calcext:value-type="float">
            <text:p>182.60</text:p>
          </table:table-cell>
          <table:table-cell table:style-name="ce4"/>
          <table:table-cell table:style-name="ce36" table:formula="of:=[.AU19]/[.F19]" office:value-type="float" office:value="412.379179454145" calcext:value-type="float">
            <text:p>412.38</text:p>
          </table:table-cell>
          <table:table-cell table:style-name="ce36" table:formula="of:=[.AV19]/[.G19]" office:value-type="float" office:value="48.1633352471289" calcext:value-type="float">
            <text:p>48.16</text:p>
          </table:table-cell>
          <table:table-cell table:style-name="ce36" table:formula="of:=MAX([.AX19];[.AY19])" office:value-type="float" office:value="412.379179454145" calcext:value-type="float">
            <text:p>412.38</text:p>
          </table:table-cell>
          <table:table-cell table:style-name="ce4" table:number-columns-repeated="3"/>
          <table:table-cell table:number-columns-repeated="11"/>
          <table:table-cell table:style-name="ce23" office:value-type="string" calcext:value-type="string">
            <text:p>F</text:p>
          </table:table-cell>
          <table:table-cell table:number-columns-repeated="957"/>
        </table:table-row>
        <table:table-row table:style-name="ro2">
          <table:table-cell/>
          <table:table-cell table:style-name="ce16" office:value-type="string" calcext:value-type="string">
            <text:p>Project-A08</text:p>
          </table:table-cell>
          <table:table-cell/>
          <table:table-cell table:style-name="ce19" office:value-type="string" calcext:value-type="string">
            <text:p>v006</text:p>
          </table:table-cell>
          <table:table-cell/>
          <table:table-cell table:style-name="ce24" table:formula="of:=[$'Project_Release_Optimizer_(GA)'.D22]" office:value-type="float" office:value="0.365747969298865" calcext:value-type="float">
            <text:p>0.37</text:p>
          </table:table-cell>
          <table:table-cell table:style-name="ce24" table:formula="of:=[$'Project_Release_Optimizer_(GA)'.E22]" office:value-type="float" office:value="1.06051121888914" calcext:value-type="float">
            <text:p>1.06</text:p>
          </table:table-cell>
          <table:table-cell table:style-name="ce25" table:number-columns-repeated="2"/>
          <table:table-cell table:style-name="ce31"/>
          <table:table-cell table:style-name="ce33" office:value-type="float" office:value="5" calcext:value-type="float">
            <text:p>5.00</text:p>
          </table:table-cell>
          <table:table-cell table:style-name="ce36" table:formula="of:=[.$Q20]*1.2/5" office:value-type="float" office:value="2.64" calcext:value-type="float">
            <text:p>2.64</text:p>
          </table:table-cell>
          <table:table-cell table:style-name="ce36" table:formula="of:=[.K20]+[.L20]" office:value-type="float" office:value="7.64" calcext:value-type="float">
            <text:p>7.64</text:p>
          </table:table-cell>
          <table:table-cell table:style-name="ce36" table:formula="of:=MAX([.K20]/[.$F20];[.L20]/[.$G20])" office:value-type="float" office:value="13.6706158877244" calcext:value-type="float">
            <text:p>13.67</text:p>
          </table:table-cell>
          <table:table-cell table:style-name="ce38"/>
          <table:table-cell table:style-name="ce36" table:formula="of:=[.$K20]*1.2/5" office:value-type="float" office:value="1.2" calcext:value-type="float">
            <text:p>1.20</text:p>
          </table:table-cell>
          <table:table-cell table:style-name="ce33" office:value-type="float" office:value="11" calcext:value-type="float">
            <text:p>11.00</text:p>
          </table:table-cell>
          <table:table-cell table:style-name="ce36" table:formula="of:=[.P20]+[.Q20]" office:value-type="float" office:value="12.2" calcext:value-type="float">
            <text:p>12.20</text:p>
          </table:table-cell>
          <table:table-cell table:style-name="ce36" table:formula="of:=MAX([.P20]/[.$F20];[.Q20]/[.$G20])" office:value-type="float" office:value="10.3723560902281" calcext:value-type="float">
            <text:p>10.37</text:p>
          </table:table-cell>
          <table:table-cell table:style-name="ce31"/>
          <table:table-cell table:style-name="ce36" table:formula="of:=[.$K20]*1.2/5" office:value-type="float" office:value="1.2" calcext:value-type="float">
            <text:p>1.20</text:p>
          </table:table-cell>
          <table:table-cell table:style-name="ce36" table:formula="of:=[.$Q20]*1.2/5" office:value-type="float" office:value="2.64" calcext:value-type="float">
            <text:p>2.64</text:p>
          </table:table-cell>
          <table:table-cell table:style-name="ce36" table:formula="of:=[.U20]+[.V20]" office:value-type="float" office:value="3.84" calcext:value-type="float">
            <text:p>3.84</text:p>
          </table:table-cell>
          <table:table-cell table:style-name="ce36" table:formula="of:=MAX([.U20]/[.$F20];[.V20]/[.$G20])" office:value-type="float" office:value="3.28094781305386" calcext:value-type="float">
            <text:p>3.28</text:p>
          </table:table-cell>
          <table:table-cell table:style-name="ce31"/>
          <table:table-cell table:style-name="ce36" table:formula="of:=[.$K20]*1.2/5" office:value-type="float" office:value="1.2" calcext:value-type="float">
            <text:p>1.20</text:p>
          </table:table-cell>
          <table:table-cell table:style-name="ce36" table:formula="of:=[.$Q20]*1.2/5" office:value-type="float" office:value="2.64" calcext:value-type="float">
            <text:p>2.64</text:p>
          </table:table-cell>
          <table:table-cell table:style-name="ce36" table:formula="of:=[.Z20]+[.AA20]" office:value-type="float" office:value="3.84" calcext:value-type="float">
            <text:p>3.84</text:p>
          </table:table-cell>
          <table:table-cell table:style-name="ce36" table:formula="of:=MAX([.Z20]/[.$F20];[.AA20]/[.$G20])" office:value-type="float" office:value="3.28094781305386" calcext:value-type="float">
            <text:p>3.28</text:p>
          </table:table-cell>
          <table:table-cell table:style-name="ce31"/>
          <table:table-cell table:style-name="ce36" table:formula="of:=[.$K20]*1.2/5" office:value-type="float" office:value="1.2" calcext:value-type="float">
            <text:p>1.20</text:p>
          </table:table-cell>
          <table:table-cell table:style-name="ce36" table:formula="of:=[.$Q20]*1.2/5" office:value-type="float" office:value="2.64" calcext:value-type="float">
            <text:p>2.64</text:p>
          </table:table-cell>
          <table:table-cell table:style-name="ce36" table:formula="of:=[.AE20]+[.AF20]" office:value-type="float" office:value="3.84" calcext:value-type="float">
            <text:p>3.84</text:p>
          </table:table-cell>
          <table:table-cell table:style-name="ce36" table:formula="of:=MAX([.AE20]/[.$F20];[.AF20]/[.$G20])" office:value-type="float" office:value="3.28094781305386" calcext:value-type="float">
            <text:p>3.28</text:p>
          </table:table-cell>
          <table:table-cell table:style-name="ce31"/>
          <table:table-cell table:style-name="ce36" table:formula="of:=[.$K20]*1.2/5" office:value-type="float" office:value="1.2" calcext:value-type="float">
            <text:p>1.20</text:p>
          </table:table-cell>
          <table:table-cell table:style-name="ce36" table:formula="of:=[.$Q20]*1.2/5" office:value-type="float" office:value="2.64" calcext:value-type="float">
            <text:p>2.64</text:p>
          </table:table-cell>
          <table:table-cell table:style-name="ce36" table:formula="of:=[.AJ20]+[.AK20]" office:value-type="float" office:value="3.84" calcext:value-type="float">
            <text:p>3.84</text:p>
          </table:table-cell>
          <table:table-cell table:style-name="ce36" table:formula="of:=MAX([.AJ20]/[.$F20];[.AK20]/[.$G20])" office:value-type="float" office:value="3.28094781305386" calcext:value-type="float">
            <text:p>3.28</text:p>
          </table:table-cell>
          <table:table-cell table:style-name="ce31"/>
          <table:table-cell table:style-name="ce36" table:formula="of:=[.M20]+[.R20]+[.W20]+[.AB20]+[.AG20]+[.AL20]" office:value-type="float" office:value="35.2" calcext:value-type="float">
            <text:p>35.20</text:p>
          </table:table-cell>
          <table:table-cell table:style-name="ce36" table:formula="of:=[.N20]+[.S20]+[.X20]+[.AC20]+[.AH20]+[.AM20]" office:value-type="float" office:value="37.166763230168" calcext:value-type="float">
            <text:p>37.17</text:p>
          </table:table-cell>
          <table:table-cell table:style-name="ce41" table:formula="of:=[.AO20]*500" office:value-type="currency" office:currency="USD" office:value="17600" calcext:value-type="currency">
            <text:p>$17,600</text:p>
          </table:table-cell>
          <table:table-cell/>
          <table:table-cell table:style-name="ce36" table:formula="of:=[.AQ20]/[.$AQ$31]" office:value-type="float" office:value="0.00992555831265509" calcext:value-type="float">
            <text:p>0.01</text:p>
          </table:table-cell>
          <table:table-cell/>
          <table:table-cell table:style-name="ce36" table:formula="of:=[.K20]+[.P20]+[.U20]+[.Z20]+[.AE20]+[.AJ20]" office:value-type="float" office:value="11" calcext:value-type="float">
            <text:p>11.00</text:p>
          </table:table-cell>
          <table:table-cell table:style-name="ce36" table:formula="of:=[.L20]+[.Q20]+[.V20]+[.AA20]+[.AF20]+[.AK20]" office:value-type="float" office:value="24.2" calcext:value-type="float">
            <text:p>24.20</text:p>
          </table:table-cell>
          <table:table-cell table:style-name="ce4"/>
          <table:table-cell table:style-name="ce36" table:formula="of:=[.AU20]/[.F20]" office:value-type="float" office:value="30.0753549529937" calcext:value-type="float">
            <text:p>30.08</text:p>
          </table:table-cell>
          <table:table-cell table:style-name="ce36" table:formula="of:=[.AV20]/[.G20]" office:value-type="float" office:value="22.8191833985019" calcext:value-type="float">
            <text:p>22.82</text:p>
          </table:table-cell>
          <table:table-cell table:style-name="ce36" table:formula="of:=MAX([.AX20];[.AY20])" office:value-type="float" office:value="30.0753549529937" calcext:value-type="float">
            <text:p>30.08</text:p>
          </table:table-cell>
          <table:table-cell table:style-name="ce4" table:number-columns-repeated="3"/>
          <table:table-cell table:number-columns-repeated="11"/>
          <table:table-cell table:style-name="ce23"/>
          <table:table-cell table:number-columns-repeated="957"/>
        </table:table-row>
        <table:table-row table:style-name="ro2">
          <table:table-cell/>
          <table:table-cell table:style-name="ce16" office:value-type="string" calcext:value-type="string">
            <text:p>Project-A09</text:p>
          </table:table-cell>
          <table:table-cell/>
          <table:table-cell table:style-name="ce19" office:value-type="string" calcext:value-type="string">
            <text:p>v003</text:p>
          </table:table-cell>
          <table:table-cell/>
          <table:table-cell table:style-name="ce24" table:formula="of:=[$'Project_Release_Optimizer_(GA)'.D23]" office:value-type="float" office:value="0.513555652130021" calcext:value-type="float">
            <text:p>0.51</text:p>
          </table:table-cell>
          <table:table-cell table:style-name="ce24" table:formula="of:=[$'Project_Release_Optimizer_(GA)'.E23]" office:value-type="float" office:value="1.52613649619924" calcext:value-type="float">
            <text:p>1.53</text:p>
          </table:table-cell>
          <table:table-cell table:style-name="ce25" table:number-columns-repeated="2"/>
          <table:table-cell table:style-name="ce31"/>
          <table:table-cell table:style-name="ce33" office:value-type="float" office:value="49" calcext:value-type="float">
            <text:p>49.00</text:p>
          </table:table-cell>
          <table:table-cell table:style-name="ce36" table:formula="of:=[.$Q21]*1.2/5" office:value-type="float" office:value="20.64" calcext:value-type="float">
            <text:p>20.64</text:p>
          </table:table-cell>
          <table:table-cell table:style-name="ce36" table:formula="of:=[.K21]+[.L21]" office:value-type="float" office:value="69.64" calcext:value-type="float">
            <text:p>69.64</text:p>
          </table:table-cell>
          <table:table-cell table:style-name="ce36" table:formula="of:=MAX([.K21]/[.$F21];[.L21]/[.$G21])" office:value-type="float" office:value="95.4132230786827" calcext:value-type="float">
            <text:p>95.41</text:p>
          </table:table-cell>
          <table:table-cell table:style-name="ce38"/>
          <table:table-cell table:style-name="ce36" table:formula="of:=[.$K21]*1.2/5" office:value-type="float" office:value="11.76" calcext:value-type="float">
            <text:p>11.76</text:p>
          </table:table-cell>
          <table:table-cell table:style-name="ce33" office:value-type="float" office:value="86" calcext:value-type="float">
            <text:p>86.00</text:p>
          </table:table-cell>
          <table:table-cell table:style-name="ce36" table:formula="of:=[.P21]+[.Q21]" office:value-type="float" office:value="97.76" calcext:value-type="float">
            <text:p>97.76</text:p>
          </table:table-cell>
          <table:table-cell table:style-name="ce36" table:formula="of:=MAX([.P21]/[.$F21];[.Q21]/[.$G21])" office:value-type="float" office:value="56.351447078409" calcext:value-type="float">
            <text:p>56.35</text:p>
          </table:table-cell>
          <table:table-cell table:style-name="ce31"/>
          <table:table-cell table:style-name="ce36" table:formula="of:=[.$K21]*1.2/5" office:value-type="float" office:value="11.76" calcext:value-type="float">
            <text:p>11.76</text:p>
          </table:table-cell>
          <table:table-cell table:style-name="ce36" table:formula="of:=[.$Q21]*1.2/5" office:value-type="float" office:value="20.64" calcext:value-type="float">
            <text:p>20.64</text:p>
          </table:table-cell>
          <table:table-cell table:style-name="ce36" table:formula="of:=[.U21]+[.V21]" office:value-type="float" office:value="32.4" calcext:value-type="float">
            <text:p>32.40</text:p>
          </table:table-cell>
          <table:table-cell table:style-name="ce36" table:formula="of:=MAX([.U21]/[.$F21];[.V21]/[.$G21])" office:value-type="float" office:value="22.8991735388838" calcext:value-type="float">
            <text:p>22.90</text:p>
          </table:table-cell>
          <table:table-cell table:style-name="ce31"/>
          <table:table-cell table:style-name="ce36" table:formula="of:=[.$K21]*1.2/5" office:value-type="float" office:value="11.76" calcext:value-type="float">
            <text:p>11.76</text:p>
          </table:table-cell>
          <table:table-cell table:style-name="ce36" table:formula="of:=[.$Q21]*1.2/5" office:value-type="float" office:value="20.64" calcext:value-type="float">
            <text:p>20.64</text:p>
          </table:table-cell>
          <table:table-cell table:style-name="ce36" table:formula="of:=[.Z21]+[.AA21]" office:value-type="float" office:value="32.4" calcext:value-type="float">
            <text:p>32.40</text:p>
          </table:table-cell>
          <table:table-cell table:style-name="ce36" table:formula="of:=MAX([.Z21]/[.$F21];[.AA21]/[.$G21])" office:value-type="float" office:value="22.8991735388838" calcext:value-type="float">
            <text:p>22.90</text:p>
          </table:table-cell>
          <table:table-cell table:style-name="ce31"/>
          <table:table-cell table:style-name="ce36" table:formula="of:=[.$K21]*1.2/5" office:value-type="float" office:value="11.76" calcext:value-type="float">
            <text:p>11.76</text:p>
          </table:table-cell>
          <table:table-cell table:style-name="ce36" table:formula="of:=[.$Q21]*1.2/5" office:value-type="float" office:value="20.64" calcext:value-type="float">
            <text:p>20.64</text:p>
          </table:table-cell>
          <table:table-cell table:style-name="ce36" table:formula="of:=[.AE21]+[.AF21]" office:value-type="float" office:value="32.4" calcext:value-type="float">
            <text:p>32.40</text:p>
          </table:table-cell>
          <table:table-cell table:style-name="ce36" table:formula="of:=MAX([.AE21]/[.$F21];[.AF21]/[.$G21])" office:value-type="float" office:value="22.8991735388838" calcext:value-type="float">
            <text:p>22.90</text:p>
          </table:table-cell>
          <table:table-cell table:style-name="ce31"/>
          <table:table-cell table:style-name="ce36" table:formula="of:=[.$K21]*1.2/5" office:value-type="float" office:value="11.76" calcext:value-type="float">
            <text:p>11.76</text:p>
          </table:table-cell>
          <table:table-cell table:style-name="ce36" table:formula="of:=[.$Q21]*1.2/5" office:value-type="float" office:value="20.64" calcext:value-type="float">
            <text:p>20.64</text:p>
          </table:table-cell>
          <table:table-cell table:style-name="ce36" table:formula="of:=[.AJ21]+[.AK21]" office:value-type="float" office:value="32.4" calcext:value-type="float">
            <text:p>32.40</text:p>
          </table:table-cell>
          <table:table-cell table:style-name="ce36" table:formula="of:=MAX([.AJ21]/[.$F21];[.AK21]/[.$G21])" office:value-type="float" office:value="22.8991735388838" calcext:value-type="float">
            <text:p>22.90</text:p>
          </table:table-cell>
          <table:table-cell table:style-name="ce31"/>
          <table:table-cell table:style-name="ce36" table:formula="of:=[.M21]+[.R21]+[.W21]+[.AB21]+[.AG21]+[.AL21]" office:value-type="float" office:value="297" calcext:value-type="float">
            <text:p>297.00</text:p>
          </table:table-cell>
          <table:table-cell table:style-name="ce36" table:formula="of:=[.N21]+[.S21]+[.X21]+[.AC21]+[.AH21]+[.AM21]" office:value-type="float" office:value="243.361364312627" calcext:value-type="float">
            <text:p>243.36</text:p>
          </table:table-cell>
          <table:table-cell table:style-name="ce41" table:formula="of:=[.AO21]*500" office:value-type="currency" office:currency="USD" office:value="148500" calcext:value-type="currency">
            <text:p>$148,500</text:p>
          </table:table-cell>
          <table:table-cell/>
          <table:table-cell table:style-name="ce36" table:formula="of:=[.AQ21]/[.$AQ$31]" office:value-type="float" office:value="0.0837468982630273" calcext:value-type="float">
            <text:p>0.08</text:p>
          </table:table-cell>
          <table:table-cell/>
          <table:table-cell table:style-name="ce36" table:formula="of:=[.K21]+[.P21]+[.U21]+[.Z21]+[.AE21]+[.AJ21]" office:value-type="float" office:value="107.8" calcext:value-type="float">
            <text:p>107.80</text:p>
          </table:table-cell>
          <table:table-cell table:style-name="ce36" table:formula="of:=[.L21]+[.Q21]+[.V21]+[.AA21]+[.AF21]+[.AK21]" office:value-type="float" office:value="189.2" calcext:value-type="float">
            <text:p>189.20</text:p>
          </table:table-cell>
          <table:table-cell table:style-name="ce4"/>
          <table:table-cell table:style-name="ce36" table:formula="of:=[.AU21]/[.F21]" office:value-type="float" office:value="209.909090773102" calcext:value-type="float">
            <text:p>209.91</text:p>
          </table:table-cell>
          <table:table-cell table:style-name="ce36" table:formula="of:=[.AV21]/[.G21]" office:value-type="float" office:value="123.9731835725" calcext:value-type="float">
            <text:p>123.97</text:p>
          </table:table-cell>
          <table:table-cell table:style-name="ce36" table:formula="of:=MAX([.AX21];[.AY21])" office:value-type="float" office:value="209.909090773102" calcext:value-type="float">
            <text:p>209.91</text:p>
          </table:table-cell>
          <table:table-cell table:style-name="ce4" table:number-columns-repeated="3"/>
          <table:table-cell table:number-columns-repeated="11"/>
          <table:table-cell table:style-name="ce23" office:value-type="string" calcext:value-type="string">
            <text:p>T</text:p>
          </table:table-cell>
          <table:table-cell table:number-columns-repeated="957"/>
        </table:table-row>
        <table:table-row table:style-name="ro2">
          <table:table-cell/>
          <table:table-cell table:style-name="ce16" office:value-type="string" calcext:value-type="string">
            <text:p>Project-A10</text:p>
          </table:table-cell>
          <table:table-cell/>
          <table:table-cell table:style-name="ce19" office:value-type="string" calcext:value-type="string">
            <text:p>v001</text:p>
          </table:table-cell>
          <table:table-cell/>
          <table:table-cell table:style-name="ce24" table:formula="of:=[$'Project_Release_Optimizer_(GA)'.D24]" office:value-type="float" office:value="0.629731174032445" calcext:value-type="float">
            <text:p>0.63</text:p>
          </table:table-cell>
          <table:table-cell table:style-name="ce24" table:formula="of:=[$'Project_Release_Optimizer_(GA)'.E24]" office:value-type="float" office:value="1.19855473546881" calcext:value-type="float">
            <text:p>1.20</text:p>
          </table:table-cell>
          <table:table-cell table:style-name="ce25" table:number-columns-repeated="2"/>
          <table:table-cell table:style-name="ce31"/>
          <table:table-cell table:style-name="ce33" office:value-type="float" office:value="36" calcext:value-type="float">
            <text:p>36.00</text:p>
          </table:table-cell>
          <table:table-cell table:style-name="ce36" table:formula="of:=[.$Q22]*1.2/5" office:value-type="float" office:value="20.88" calcext:value-type="float">
            <text:p>20.88</text:p>
          </table:table-cell>
          <table:table-cell table:style-name="ce36" table:formula="of:=[.K22]+[.L22]" office:value-type="float" office:value="56.88" calcext:value-type="float">
            <text:p>56.88</text:p>
          </table:table-cell>
          <table:table-cell table:style-name="ce36" table:formula="of:=MAX([.K22]/[.$F22];[.L22]/[.$G22])" office:value-type="float" office:value="57.1672508595631" calcext:value-type="float">
            <text:p>57.17</text:p>
          </table:table-cell>
          <table:table-cell table:style-name="ce38"/>
          <table:table-cell table:style-name="ce36" table:formula="of:=[.$K22]*1.2/5" office:value-type="float" office:value="8.64" calcext:value-type="float">
            <text:p>8.64</text:p>
          </table:table-cell>
          <table:table-cell table:style-name="ce33" office:value-type="float" office:value="87" calcext:value-type="float">
            <text:p>87.00</text:p>
          </table:table-cell>
          <table:table-cell table:style-name="ce36" table:formula="of:=[.P22]+[.Q22]" office:value-type="float" office:value="95.64" calcext:value-type="float">
            <text:p>95.64</text:p>
          </table:table-cell>
          <table:table-cell table:style-name="ce36" table:formula="of:=MAX([.P22]/[.$F22];[.Q22]/[.$G22])" office:value-type="float" office:value="72.5874233569906" calcext:value-type="float">
            <text:p>72.59</text:p>
          </table:table-cell>
          <table:table-cell table:style-name="ce31"/>
          <table:table-cell table:style-name="ce36" table:formula="of:=[.$K22]*1.2/5" office:value-type="float" office:value="8.64" calcext:value-type="float">
            <text:p>8.64</text:p>
          </table:table-cell>
          <table:table-cell table:style-name="ce36" table:formula="of:=[.$Q22]*1.2/5" office:value-type="float" office:value="20.88" calcext:value-type="float">
            <text:p>20.88</text:p>
          </table:table-cell>
          <table:table-cell table:style-name="ce36" table:formula="of:=[.U22]+[.V22]" office:value-type="float" office:value="29.52" calcext:value-type="float">
            <text:p>29.52</text:p>
          </table:table-cell>
          <table:table-cell table:style-name="ce36" table:formula="of:=MAX([.U22]/[.$F22];[.V22]/[.$G22])" office:value-type="float" office:value="17.4209816056777" calcext:value-type="float">
            <text:p>17.42</text:p>
          </table:table-cell>
          <table:table-cell table:style-name="ce31"/>
          <table:table-cell table:style-name="ce36" table:formula="of:=[.$K22]*1.2/5" office:value-type="float" office:value="8.64" calcext:value-type="float">
            <text:p>8.64</text:p>
          </table:table-cell>
          <table:table-cell table:style-name="ce36" table:formula="of:=[.$Q22]*1.2/5" office:value-type="float" office:value="20.88" calcext:value-type="float">
            <text:p>20.88</text:p>
          </table:table-cell>
          <table:table-cell table:style-name="ce36" table:formula="of:=[.Z22]+[.AA22]" office:value-type="float" office:value="29.52" calcext:value-type="float">
            <text:p>29.52</text:p>
          </table:table-cell>
          <table:table-cell table:style-name="ce36" table:formula="of:=MAX([.Z22]/[.$F22];[.AA22]/[.$G22])" office:value-type="float" office:value="17.4209816056777" calcext:value-type="float">
            <text:p>17.42</text:p>
          </table:table-cell>
          <table:table-cell table:style-name="ce31"/>
          <table:table-cell table:style-name="ce36" table:formula="of:=[.$K22]*1.2/5" office:value-type="float" office:value="8.64" calcext:value-type="float">
            <text:p>8.64</text:p>
          </table:table-cell>
          <table:table-cell table:style-name="ce36" table:formula="of:=[.$Q22]*1.2/5" office:value-type="float" office:value="20.88" calcext:value-type="float">
            <text:p>20.88</text:p>
          </table:table-cell>
          <table:table-cell table:style-name="ce36" table:formula="of:=[.AE22]+[.AF22]" office:value-type="float" office:value="29.52" calcext:value-type="float">
            <text:p>29.52</text:p>
          </table:table-cell>
          <table:table-cell table:style-name="ce36" table:formula="of:=MAX([.AE22]/[.$F22];[.AF22]/[.$G22])" office:value-type="float" office:value="17.4209816056777" calcext:value-type="float">
            <text:p>17.42</text:p>
          </table:table-cell>
          <table:table-cell table:style-name="ce31"/>
          <table:table-cell table:style-name="ce36" table:formula="of:=[.$K22]*1.2/5" office:value-type="float" office:value="8.64" calcext:value-type="float">
            <text:p>8.64</text:p>
          </table:table-cell>
          <table:table-cell table:style-name="ce36" table:formula="of:=[.$Q22]*1.2/5" office:value-type="float" office:value="20.88" calcext:value-type="float">
            <text:p>20.88</text:p>
          </table:table-cell>
          <table:table-cell table:style-name="ce36" table:formula="of:=[.AJ22]+[.AK22]" office:value-type="float" office:value="29.52" calcext:value-type="float">
            <text:p>29.52</text:p>
          </table:table-cell>
          <table:table-cell table:style-name="ce36" table:formula="of:=MAX([.AJ22]/[.$F22];[.AK22]/[.$G22])" office:value-type="float" office:value="17.4209816056777" calcext:value-type="float">
            <text:p>17.42</text:p>
          </table:table-cell>
          <table:table-cell table:style-name="ce31"/>
          <table:table-cell table:style-name="ce36" table:formula="of:=[.M22]+[.R22]+[.W22]+[.AB22]+[.AG22]+[.AL22]" office:value-type="float" office:value="270.6" calcext:value-type="float">
            <text:p>270.60</text:p>
          </table:table-cell>
          <table:table-cell table:style-name="ce36" table:formula="of:=[.N22]+[.S22]+[.X22]+[.AC22]+[.AH22]+[.AM22]" office:value-type="float" office:value="199.438600639265" calcext:value-type="float">
            <text:p>199.44</text:p>
          </table:table-cell>
          <table:table-cell table:style-name="ce41" table:formula="of:=[.AO22]*500" office:value-type="currency" office:currency="USD" office:value="135300" calcext:value-type="currency">
            <text:p>$135,300</text:p>
          </table:table-cell>
          <table:table-cell/>
          <table:table-cell table:style-name="ce36" table:formula="of:=[.AQ22]/[.$AQ$31]" office:value-type="float" office:value="0.076302729528536" calcext:value-type="float">
            <text:p>0.08</text:p>
          </table:table-cell>
          <table:table-cell/>
          <table:table-cell table:style-name="ce36" table:formula="of:=[.K22]+[.P22]+[.U22]+[.Z22]+[.AE22]+[.AJ22]" office:value-type="float" office:value="79.2" calcext:value-type="float">
            <text:p>79.20</text:p>
          </table:table-cell>
          <table:table-cell table:style-name="ce36" table:formula="of:=[.L22]+[.Q22]+[.V22]+[.AA22]+[.AF22]+[.AK22]" office:value-type="float" office:value="191.4" calcext:value-type="float">
            <text:p>191.40</text:p>
          </table:table-cell>
          <table:table-cell table:style-name="ce4"/>
          <table:table-cell table:style-name="ce36" table:formula="of:=[.AU22]/[.F22]" office:value-type="float" office:value="125.767951891039" calcext:value-type="float">
            <text:p>125.77</text:p>
          </table:table-cell>
          <table:table-cell table:style-name="ce36" table:formula="of:=[.AV22]/[.G22]" office:value-type="float" office:value="159.692331385379" calcext:value-type="float">
            <text:p>159.69</text:p>
          </table:table-cell>
          <table:table-cell table:style-name="ce36" table:formula="of:=MAX([.AX22];[.AY22])" office:value-type="float" office:value="159.692331385379" calcext:value-type="float">
            <text:p>159.69</text:p>
          </table:table-cell>
          <table:table-cell table:style-name="ce4" table:number-columns-repeated="3"/>
          <table:table-cell table:number-columns-repeated="11"/>
          <table:table-cell table:style-name="ce23" office:value-type="string" calcext:value-type="string">
            <text:p>H</text:p>
          </table:table-cell>
          <table:table-cell table:number-columns-repeated="957"/>
        </table:table-row>
        <table:table-row table:style-name="ro2">
          <table:table-cell/>
          <table:table-cell table:style-name="ce16" office:value-type="string" calcext:value-type="string">
            <text:p>Project-A11</text:p>
          </table:table-cell>
          <table:table-cell/>
          <table:table-cell table:style-name="ce19" office:value-type="string" calcext:value-type="string">
            <text:p>v002</text:p>
          </table:table-cell>
          <table:table-cell/>
          <table:table-cell table:style-name="ce24" table:formula="of:=[$'Project_Release_Optimizer_(GA)'.D25]" office:value-type="float" office:value="1.1995722837618" calcext:value-type="float">
            <text:p>1.20</text:p>
          </table:table-cell>
          <table:table-cell table:style-name="ce24" table:formula="of:=[$'Project_Release_Optimizer_(GA)'.E25]" office:value-type="float" office:value="2.23961323004408" calcext:value-type="float">
            <text:p>2.24</text:p>
          </table:table-cell>
          <table:table-cell table:style-name="ce25" table:number-columns-repeated="2"/>
          <table:table-cell table:style-name="ce31"/>
          <table:table-cell table:style-name="ce33" office:value-type="float" office:value="63" calcext:value-type="float">
            <text:p>63.00</text:p>
          </table:table-cell>
          <table:table-cell table:style-name="ce36" table:formula="of:=[.$Q23]*1.2/5" office:value-type="float" office:value="19.2" calcext:value-type="float">
            <text:p>19.20</text:p>
          </table:table-cell>
          <table:table-cell table:style-name="ce36" table:formula="of:=[.K23]+[.L23]" office:value-type="float" office:value="82.2" calcext:value-type="float">
            <text:p>82.20</text:p>
          </table:table-cell>
          <table:table-cell table:style-name="ce36" table:formula="of:=MAX([.K23]/[.$F23];[.L23]/[.$G23])" office:value-type="float" office:value="52.5187192575301" calcext:value-type="float">
            <text:p>52.52</text:p>
          </table:table-cell>
          <table:table-cell table:style-name="ce38"/>
          <table:table-cell table:style-name="ce36" table:formula="of:=[.$K23]*1.2/5" office:value-type="float" office:value="15.12" calcext:value-type="float">
            <text:p>15.12</text:p>
          </table:table-cell>
          <table:table-cell table:style-name="ce33" office:value-type="float" office:value="80" calcext:value-type="float">
            <text:p>80.00</text:p>
          </table:table-cell>
          <table:table-cell table:style-name="ce36" table:formula="of:=[.P23]+[.Q23]" office:value-type="float" office:value="95.12" calcext:value-type="float">
            <text:p>95.12</text:p>
          </table:table-cell>
          <table:table-cell table:style-name="ce36" table:formula="of:=MAX([.P23]/[.$F23];[.Q23]/[.$G23])" office:value-type="float" office:value="35.7204533920464" calcext:value-type="float">
            <text:p>35.72</text:p>
          </table:table-cell>
          <table:table-cell table:style-name="ce31"/>
          <table:table-cell table:style-name="ce36" table:formula="of:=[.$K23]*1.2/5" office:value-type="float" office:value="15.12" calcext:value-type="float">
            <text:p>15.12</text:p>
          </table:table-cell>
          <table:table-cell table:style-name="ce36" table:formula="of:=[.$Q23]*1.2/5" office:value-type="float" office:value="19.2" calcext:value-type="float">
            <text:p>19.20</text:p>
          </table:table-cell>
          <table:table-cell table:style-name="ce36" table:formula="of:=[.U23]+[.V23]" office:value-type="float" office:value="34.32" calcext:value-type="float">
            <text:p>34.32</text:p>
          </table:table-cell>
          <table:table-cell table:style-name="ce36" table:formula="of:=MAX([.U23]/[.$F23];[.V23]/[.$G23])" office:value-type="float" office:value="12.6044926218072" calcext:value-type="float">
            <text:p>12.60</text:p>
          </table:table-cell>
          <table:table-cell table:style-name="ce31"/>
          <table:table-cell table:style-name="ce36" table:formula="of:=[.$K23]*1.2/5" office:value-type="float" office:value="15.12" calcext:value-type="float">
            <text:p>15.12</text:p>
          </table:table-cell>
          <table:table-cell table:style-name="ce36" table:formula="of:=[.$Q23]*1.2/5" office:value-type="float" office:value="19.2" calcext:value-type="float">
            <text:p>19.20</text:p>
          </table:table-cell>
          <table:table-cell table:style-name="ce36" table:formula="of:=[.Z23]+[.AA23]" office:value-type="float" office:value="34.32" calcext:value-type="float">
            <text:p>34.32</text:p>
          </table:table-cell>
          <table:table-cell table:style-name="ce36" table:formula="of:=MAX([.Z23]/[.$F23];[.AA23]/[.$G23])" office:value-type="float" office:value="12.6044926218072" calcext:value-type="float">
            <text:p>12.60</text:p>
          </table:table-cell>
          <table:table-cell table:style-name="ce31"/>
          <table:table-cell table:style-name="ce36" table:formula="of:=[.$K23]*1.2/5" office:value-type="float" office:value="15.12" calcext:value-type="float">
            <text:p>15.12</text:p>
          </table:table-cell>
          <table:table-cell table:style-name="ce36" table:formula="of:=[.$Q23]*1.2/5" office:value-type="float" office:value="19.2" calcext:value-type="float">
            <text:p>19.20</text:p>
          </table:table-cell>
          <table:table-cell table:style-name="ce36" table:formula="of:=[.AE23]+[.AF23]" office:value-type="float" office:value="34.32" calcext:value-type="float">
            <text:p>34.32</text:p>
          </table:table-cell>
          <table:table-cell table:style-name="ce36" table:formula="of:=MAX([.AE23]/[.$F23];[.AF23]/[.$G23])" office:value-type="float" office:value="12.6044926218072" calcext:value-type="float">
            <text:p>12.60</text:p>
          </table:table-cell>
          <table:table-cell table:style-name="ce31"/>
          <table:table-cell table:style-name="ce36" table:formula="of:=[.$K23]*1.2/5" office:value-type="float" office:value="15.12" calcext:value-type="float">
            <text:p>15.12</text:p>
          </table:table-cell>
          <table:table-cell table:style-name="ce36" table:formula="of:=[.$Q23]*1.2/5" office:value-type="float" office:value="19.2" calcext:value-type="float">
            <text:p>19.20</text:p>
          </table:table-cell>
          <table:table-cell table:style-name="ce36" table:formula="of:=[.AJ23]+[.AK23]" office:value-type="float" office:value="34.32" calcext:value-type="float">
            <text:p>34.32</text:p>
          </table:table-cell>
          <table:table-cell table:style-name="ce36" table:formula="of:=MAX([.AJ23]/[.$F23];[.AK23]/[.$G23])" office:value-type="float" office:value="12.6044926218072" calcext:value-type="float">
            <text:p>12.60</text:p>
          </table:table-cell>
          <table:table-cell table:style-name="ce31"/>
          <table:table-cell table:style-name="ce36" table:formula="of:=[.M23]+[.R23]+[.W23]+[.AB23]+[.AG23]+[.AL23]" office:value-type="float" office:value="314.6" calcext:value-type="float">
            <text:p>314.60</text:p>
          </table:table-cell>
          <table:table-cell table:style-name="ce36" table:formula="of:=[.N23]+[.S23]+[.X23]+[.AC23]+[.AH23]+[.AM23]" office:value-type="float" office:value="138.657143136805" calcext:value-type="float">
            <text:p>138.66</text:p>
          </table:table-cell>
          <table:table-cell table:style-name="ce41" table:formula="of:=[.AO23]*500" office:value-type="currency" office:currency="USD" office:value="157300" calcext:value-type="currency">
            <text:p>$157,300</text:p>
          </table:table-cell>
          <table:table-cell/>
          <table:table-cell table:style-name="ce36" table:formula="of:=[.AQ23]/[.$AQ$31]" office:value-type="float" office:value="0.0887096774193548" calcext:value-type="float">
            <text:p>0.09</text:p>
          </table:table-cell>
          <table:table-cell/>
          <table:table-cell table:style-name="ce36" table:formula="of:=[.K23]+[.P23]+[.U23]+[.Z23]+[.AE23]+[.AJ23]" office:value-type="float" office:value="138.6" calcext:value-type="float">
            <text:p>138.60</text:p>
          </table:table-cell>
          <table:table-cell table:style-name="ce36" table:formula="of:=[.L23]+[.Q23]+[.V23]+[.AA23]+[.AF23]+[.AK23]" office:value-type="float" office:value="176" calcext:value-type="float">
            <text:p>176.00</text:p>
          </table:table-cell>
          <table:table-cell table:style-name="ce4"/>
          <table:table-cell table:style-name="ce36" table:formula="of:=[.AU23]/[.F23]" office:value-type="float" office:value="115.541182366566" calcext:value-type="float">
            <text:p>115.54</text:p>
          </table:table-cell>
          <table:table-cell table:style-name="ce36" table:formula="of:=[.AV23]/[.G23]" office:value-type="float" office:value="78.5849974625021" calcext:value-type="float">
            <text:p>78.58</text:p>
          </table:table-cell>
          <table:table-cell table:style-name="ce36" table:formula="of:=MAX([.AX23];[.AY23])" office:value-type="float" office:value="115.541182366566" calcext:value-type="float">
            <text:p>115.54</text:p>
          </table:table-cell>
          <table:table-cell table:style-name="ce4" table:number-columns-repeated="3"/>
          <table:table-cell table:number-columns-repeated="11"/>
          <table:table-cell table:style-name="ce23" office:value-type="string" calcext:value-type="string">
            <text:p>I</text:p>
          </table:table-cell>
          <table:table-cell table:number-columns-repeated="957"/>
        </table:table-row>
        <table:table-row table:style-name="ro2">
          <table:table-cell/>
          <table:table-cell table:style-name="ce16" office:value-type="string" calcext:value-type="string">
            <text:p>Project-A12</text:p>
          </table:table-cell>
          <table:table-cell/>
          <table:table-cell table:style-name="ce19" office:value-type="string" calcext:value-type="string">
            <text:p>v004</text:p>
          </table:table-cell>
          <table:table-cell/>
          <table:table-cell table:style-name="ce24" table:formula="of:=[$'Project_Release_Optimizer_(GA)'.D26]" office:value-type="float" office:value="0.455962585629139" calcext:value-type="float">
            <text:p>0.46</text:p>
          </table:table-cell>
          <table:table-cell table:style-name="ce24" table:formula="of:=[$'Project_Release_Optimizer_(GA)'.E26]" office:value-type="float" office:value="1.400983316564" calcext:value-type="float">
            <text:p>1.40</text:p>
          </table:table-cell>
          <table:table-cell table:style-name="ce25" table:number-columns-repeated="2"/>
          <table:table-cell table:style-name="ce31"/>
          <table:table-cell table:style-name="ce33" office:value-type="float" office:value="65" calcext:value-type="float">
            <text:p>65.00</text:p>
          </table:table-cell>
          <table:table-cell table:style-name="ce36" table:formula="of:=[.$Q24]*1.2/5" office:value-type="float" office:value="21.84" calcext:value-type="float">
            <text:p>21.84</text:p>
          </table:table-cell>
          <table:table-cell table:style-name="ce36" table:formula="of:=[.K24]+[.L24]" office:value-type="float" office:value="86.84" calcext:value-type="float">
            <text:p>86.84</text:p>
          </table:table-cell>
          <table:table-cell table:style-name="ce36" table:formula="of:=MAX([.K24]/[.$F24];[.L24]/[.$G24])" office:value-type="float" office:value="142.555556198351" calcext:value-type="float">
            <text:p>142.56</text:p>
          </table:table-cell>
          <table:table-cell table:style-name="ce38"/>
          <table:table-cell table:style-name="ce36" table:formula="of:=[.$K24]*1.2/5" office:value-type="float" office:value="15.6" calcext:value-type="float">
            <text:p>15.60</text:p>
          </table:table-cell>
          <table:table-cell table:style-name="ce33" office:value-type="float" office:value="91" calcext:value-type="float">
            <text:p>91.00</text:p>
          </table:table-cell>
          <table:table-cell table:style-name="ce36" table:formula="of:=[.P24]+[.Q24]" office:value-type="float" office:value="106.6" calcext:value-type="float">
            <text:p>106.60</text:p>
          </table:table-cell>
          <table:table-cell table:style-name="ce36" table:formula="of:=MAX([.P24]/[.$F24];[.Q24]/[.$G24])" office:value-type="float" office:value="64.9543780601067" calcext:value-type="float">
            <text:p>64.95</text:p>
          </table:table-cell>
          <table:table-cell table:style-name="ce31"/>
          <table:table-cell table:style-name="ce36" table:formula="of:=[.$K24]*1.2/5" office:value-type="float" office:value="15.6" calcext:value-type="float">
            <text:p>15.60</text:p>
          </table:table-cell>
          <table:table-cell table:style-name="ce36" table:formula="of:=[.$Q24]*1.2/5" office:value-type="float" office:value="21.84" calcext:value-type="float">
            <text:p>21.84</text:p>
          </table:table-cell>
          <table:table-cell table:style-name="ce36" table:formula="of:=[.U24]+[.V24]" office:value-type="float" office:value="37.44" calcext:value-type="float">
            <text:p>37.44</text:p>
          </table:table-cell>
          <table:table-cell table:style-name="ce36" table:formula="of:=MAX([.U24]/[.$F24];[.V24]/[.$G24])" office:value-type="float" office:value="34.2133334876042" calcext:value-type="float">
            <text:p>34.21</text:p>
          </table:table-cell>
          <table:table-cell table:style-name="ce31"/>
          <table:table-cell table:style-name="ce36" table:formula="of:=[.$K24]*1.2/5" office:value-type="float" office:value="15.6" calcext:value-type="float">
            <text:p>15.60</text:p>
          </table:table-cell>
          <table:table-cell table:style-name="ce36" table:formula="of:=[.$Q24]*1.2/5" office:value-type="float" office:value="21.84" calcext:value-type="float">
            <text:p>21.84</text:p>
          </table:table-cell>
          <table:table-cell table:style-name="ce36" table:formula="of:=[.Z24]+[.AA24]" office:value-type="float" office:value="37.44" calcext:value-type="float">
            <text:p>37.44</text:p>
          </table:table-cell>
          <table:table-cell table:style-name="ce36" table:formula="of:=MAX([.Z24]/[.$F24];[.AA24]/[.$G24])" office:value-type="float" office:value="34.2133334876042" calcext:value-type="float">
            <text:p>34.21</text:p>
          </table:table-cell>
          <table:table-cell table:style-name="ce31"/>
          <table:table-cell table:style-name="ce36" table:formula="of:=[.$K24]*1.2/5" office:value-type="float" office:value="15.6" calcext:value-type="float">
            <text:p>15.60</text:p>
          </table:table-cell>
          <table:table-cell table:style-name="ce36" table:formula="of:=[.$Q24]*1.2/5" office:value-type="float" office:value="21.84" calcext:value-type="float">
            <text:p>21.84</text:p>
          </table:table-cell>
          <table:table-cell table:style-name="ce36" table:formula="of:=[.AE24]+[.AF24]" office:value-type="float" office:value="37.44" calcext:value-type="float">
            <text:p>37.44</text:p>
          </table:table-cell>
          <table:table-cell table:style-name="ce36" table:formula="of:=MAX([.AE24]/[.$F24];[.AF24]/[.$G24])" office:value-type="float" office:value="34.2133334876042" calcext:value-type="float">
            <text:p>34.21</text:p>
          </table:table-cell>
          <table:table-cell table:style-name="ce31"/>
          <table:table-cell table:style-name="ce36" table:formula="of:=[.$K24]*1.2/5" office:value-type="float" office:value="15.6" calcext:value-type="float">
            <text:p>15.60</text:p>
          </table:table-cell>
          <table:table-cell table:style-name="ce36" table:formula="of:=[.$Q24]*1.2/5" office:value-type="float" office:value="21.84" calcext:value-type="float">
            <text:p>21.84</text:p>
          </table:table-cell>
          <table:table-cell table:style-name="ce36" table:formula="of:=[.AJ24]+[.AK24]" office:value-type="float" office:value="37.44" calcext:value-type="float">
            <text:p>37.44</text:p>
          </table:table-cell>
          <table:table-cell table:style-name="ce36" table:formula="of:=MAX([.AJ24]/[.$F24];[.AK24]/[.$G24])" office:value-type="float" office:value="34.2133334876042" calcext:value-type="float">
            <text:p>34.21</text:p>
          </table:table-cell>
          <table:table-cell table:style-name="ce31"/>
          <table:table-cell table:style-name="ce36" table:formula="of:=[.M24]+[.R24]+[.W24]+[.AB24]+[.AG24]+[.AL24]" office:value-type="float" office:value="343.2" calcext:value-type="float">
            <text:p>343.20</text:p>
          </table:table-cell>
          <table:table-cell table:style-name="ce36" table:formula="of:=[.N24]+[.S24]+[.X24]+[.AC24]+[.AH24]+[.AM24]" office:value-type="float" office:value="344.363268208874" calcext:value-type="float">
            <text:p>344.36</text:p>
          </table:table-cell>
          <table:table-cell table:style-name="ce41" table:formula="of:=[.AO24]*500" office:value-type="currency" office:currency="USD" office:value="171600" calcext:value-type="currency">
            <text:p>$171,600</text:p>
          </table:table-cell>
          <table:table-cell/>
          <table:table-cell table:style-name="ce36" table:formula="of:=[.AQ24]/[.$AQ$31]" office:value-type="float" office:value="0.0967741935483871" calcext:value-type="float">
            <text:p>0.10</text:p>
          </table:table-cell>
          <table:table-cell/>
          <table:table-cell table:style-name="ce36" table:formula="of:=[.K24]+[.P24]+[.U24]+[.Z24]+[.AE24]+[.AJ24]" office:value-type="float" office:value="143" calcext:value-type="float">
            <text:p>143.00</text:p>
          </table:table-cell>
          <table:table-cell table:style-name="ce36" table:formula="of:=[.L24]+[.Q24]+[.V24]+[.AA24]+[.AF24]+[.AK24]" office:value-type="float" office:value="200.2" calcext:value-type="float">
            <text:p>200.20</text:p>
          </table:table-cell>
          <table:table-cell table:style-name="ce4"/>
          <table:table-cell table:style-name="ce36" table:formula="of:=[.AU24]/[.F24]" office:value-type="float" office:value="313.622223636372" calcext:value-type="float">
            <text:p>313.62</text:p>
          </table:table-cell>
          <table:table-cell table:style-name="ce36" table:formula="of:=[.AV24]/[.G24]" office:value-type="float" office:value="142.899631732235" calcext:value-type="float">
            <text:p>142.90</text:p>
          </table:table-cell>
          <table:table-cell table:style-name="ce36" table:formula="of:=MAX([.AX24];[.AY24])" office:value-type="float" office:value="313.622223636372" calcext:value-type="float">
            <text:p>313.62</text:p>
          </table:table-cell>
          <table:table-cell table:style-name="ce4" table:number-columns-repeated="3"/>
          <table:table-cell table:number-columns-repeated="11"/>
          <table:table-cell table:style-name="ce37" office:value-type="string" calcext:value-type="string">
            <text:p>S</text:p>
          </table:table-cell>
          <table:table-cell table:number-columns-repeated="957"/>
        </table:table-row>
        <table:table-row table:style-name="ro2">
          <table:table-cell/>
          <table:table-cell table:style-name="ce16" office:value-type="string" calcext:value-type="string">
            <text:p>Project-A13</text:p>
          </table:table-cell>
          <table:table-cell/>
          <table:table-cell table:style-name="ce19" office:value-type="string" calcext:value-type="string">
            <text:p>v007</text:p>
          </table:table-cell>
          <table:table-cell/>
          <table:table-cell table:style-name="ce24" table:formula="of:=[$'Project_Release_Optimizer_(GA)'.D27]" office:value-type="float" office:value="0.615382856797314" calcext:value-type="float">
            <text:p>0.62</text:p>
          </table:table-cell>
          <table:table-cell table:style-name="ce24" table:formula="of:=[$'Project_Release_Optimizer_(GA)'.E27]" office:value-type="float" office:value="1.29975944457394" calcext:value-type="float">
            <text:p>1.30</text:p>
          </table:table-cell>
          <table:table-cell table:style-name="ce25" table:number-columns-repeated="2"/>
          <table:table-cell table:style-name="ce31"/>
          <table:table-cell table:style-name="ce33" office:value-type="float" office:value="96" calcext:value-type="float">
            <text:p>96.00</text:p>
          </table:table-cell>
          <table:table-cell table:style-name="ce36" table:formula="of:=[.$Q25]*1.2/5" office:value-type="float" office:value="9.6" calcext:value-type="float">
            <text:p>9.60</text:p>
          </table:table-cell>
          <table:table-cell table:style-name="ce36" table:formula="of:=[.K25]+[.L25]" office:value-type="float" office:value="105.6" calcext:value-type="float">
            <text:p>105.60</text:p>
          </table:table-cell>
          <table:table-cell table:style-name="ce36" table:formula="of:=MAX([.K25]/[.$F25];[.L25]/[.$G25])" office:value-type="float" office:value="156.000445803155" calcext:value-type="float">
            <text:p>156.00</text:p>
          </table:table-cell>
          <table:table-cell table:style-name="ce38"/>
          <table:table-cell table:style-name="ce36" table:formula="of:=[.$K25]*1.2/5" office:value-type="float" office:value="23.04" calcext:value-type="float">
            <text:p>23.04</text:p>
          </table:table-cell>
          <table:table-cell table:style-name="ce33" office:value-type="float" office:value="40" calcext:value-type="float">
            <text:p>40.00</text:p>
          </table:table-cell>
          <table:table-cell table:style-name="ce36" table:formula="of:=[.P25]+[.Q25]" office:value-type="float" office:value="63.04" calcext:value-type="float">
            <text:p>63.04</text:p>
          </table:table-cell>
          <table:table-cell table:style-name="ce36" table:formula="of:=MAX([.P25]/[.$F25];[.Q25]/[.$G25])" office:value-type="float" office:value="37.4401069927572" calcext:value-type="float">
            <text:p>37.44</text:p>
          </table:table-cell>
          <table:table-cell table:style-name="ce31"/>
          <table:table-cell table:style-name="ce36" table:formula="of:=[.$K25]*1.2/5" office:value-type="float" office:value="23.04" calcext:value-type="float">
            <text:p>23.04</text:p>
          </table:table-cell>
          <table:table-cell table:style-name="ce36" table:formula="of:=[.$Q25]*1.2/5" office:value-type="float" office:value="9.6" calcext:value-type="float">
            <text:p>9.60</text:p>
          </table:table-cell>
          <table:table-cell table:style-name="ce36" table:formula="of:=[.U25]+[.V25]" office:value-type="float" office:value="32.64" calcext:value-type="float">
            <text:p>32.64</text:p>
          </table:table-cell>
          <table:table-cell table:style-name="ce36" table:formula="of:=MAX([.U25]/[.$F25];[.V25]/[.$G25])" office:value-type="float" office:value="37.4401069927572" calcext:value-type="float">
            <text:p>37.44</text:p>
          </table:table-cell>
          <table:table-cell table:style-name="ce31"/>
          <table:table-cell table:style-name="ce36" table:formula="of:=[.$K25]*1.2/5" office:value-type="float" office:value="23.04" calcext:value-type="float">
            <text:p>23.04</text:p>
          </table:table-cell>
          <table:table-cell table:style-name="ce36" table:formula="of:=[.$Q25]*1.2/5" office:value-type="float" office:value="9.6" calcext:value-type="float">
            <text:p>9.60</text:p>
          </table:table-cell>
          <table:table-cell table:style-name="ce36" table:formula="of:=[.Z25]+[.AA25]" office:value-type="float" office:value="32.64" calcext:value-type="float">
            <text:p>32.64</text:p>
          </table:table-cell>
          <table:table-cell table:style-name="ce36" table:formula="of:=MAX([.Z25]/[.$F25];[.AA25]/[.$G25])" office:value-type="float" office:value="37.4401069927572" calcext:value-type="float">
            <text:p>37.44</text:p>
          </table:table-cell>
          <table:table-cell table:style-name="ce31"/>
          <table:table-cell table:style-name="ce36" table:formula="of:=[.$K25]*1.2/5" office:value-type="float" office:value="23.04" calcext:value-type="float">
            <text:p>23.04</text:p>
          </table:table-cell>
          <table:table-cell table:style-name="ce36" table:formula="of:=[.$Q25]*1.2/5" office:value-type="float" office:value="9.6" calcext:value-type="float">
            <text:p>9.60</text:p>
          </table:table-cell>
          <table:table-cell table:style-name="ce36" table:formula="of:=[.AE25]+[.AF25]" office:value-type="float" office:value="32.64" calcext:value-type="float">
            <text:p>32.64</text:p>
          </table:table-cell>
          <table:table-cell table:style-name="ce36" table:formula="of:=MAX([.AE25]/[.$F25];[.AF25]/[.$G25])" office:value-type="float" office:value="37.4401069927572" calcext:value-type="float">
            <text:p>37.44</text:p>
          </table:table-cell>
          <table:table-cell table:style-name="ce31"/>
          <table:table-cell table:style-name="ce36" table:formula="of:=[.$K25]*1.2/5" office:value-type="float" office:value="23.04" calcext:value-type="float">
            <text:p>23.04</text:p>
          </table:table-cell>
          <table:table-cell table:style-name="ce36" table:formula="of:=[.$Q25]*1.2/5" office:value-type="float" office:value="9.6" calcext:value-type="float">
            <text:p>9.60</text:p>
          </table:table-cell>
          <table:table-cell table:style-name="ce36" table:formula="of:=[.AJ25]+[.AK25]" office:value-type="float" office:value="32.64" calcext:value-type="float">
            <text:p>32.64</text:p>
          </table:table-cell>
          <table:table-cell table:style-name="ce36" table:formula="of:=MAX([.AJ25]/[.$F25];[.AK25]/[.$G25])" office:value-type="float" office:value="37.4401069927572" calcext:value-type="float">
            <text:p>37.44</text:p>
          </table:table-cell>
          <table:table-cell table:style-name="ce31"/>
          <table:table-cell table:style-name="ce36" table:formula="of:=[.M25]+[.R25]+[.W25]+[.AB25]+[.AG25]+[.AL25]" office:value-type="float" office:value="299.2" calcext:value-type="float">
            <text:p>299.20</text:p>
          </table:table-cell>
          <table:table-cell table:style-name="ce36" table:formula="of:=[.N25]+[.S25]+[.X25]+[.AC25]+[.AH25]+[.AM25]" office:value-type="float" office:value="343.200980766941" calcext:value-type="float">
            <text:p>343.20</text:p>
          </table:table-cell>
          <table:table-cell table:style-name="ce41" table:formula="of:=[.AO25]*500" office:value-type="currency" office:currency="USD" office:value="149600" calcext:value-type="currency">
            <text:p>$149,600</text:p>
          </table:table-cell>
          <table:table-cell/>
          <table:table-cell table:style-name="ce36" table:formula="of:=[.AQ25]/[.$AQ$31]" office:value-type="float" office:value="0.0843672456575682" calcext:value-type="float">
            <text:p>0.08</text:p>
          </table:table-cell>
          <table:table-cell/>
          <table:table-cell table:style-name="ce36" table:formula="of:=[.K25]+[.P25]+[.U25]+[.Z25]+[.AE25]+[.AJ25]" office:value-type="float" office:value="211.2" calcext:value-type="float">
            <text:p>211.20</text:p>
          </table:table-cell>
          <table:table-cell table:style-name="ce36" table:formula="of:=[.L25]+[.Q25]+[.V25]+[.AA25]+[.AF25]+[.AK25]" office:value-type="float" office:value="88" calcext:value-type="float">
            <text:p>88.00</text:p>
          </table:table-cell>
          <table:table-cell table:style-name="ce4"/>
          <table:table-cell table:style-name="ce36" table:formula="of:=[.AU25]/[.F25]" office:value-type="float" office:value="343.200980766941" calcext:value-type="float">
            <text:p>343.20</text:p>
          </table:table-cell>
          <table:table-cell table:style-name="ce36" table:formula="of:=[.AV25]/[.G25]" office:value-type="float" office:value="67.7048359735878" calcext:value-type="float">
            <text:p>67.70</text:p>
          </table:table-cell>
          <table:table-cell table:style-name="ce36" table:formula="of:=MAX([.AX25];[.AY25])" office:value-type="float" office:value="343.200980766941" calcext:value-type="float">
            <text:p>343.20</text:p>
          </table:table-cell>
          <table:table-cell table:style-name="ce4" table:number-columns-repeated="3"/>
          <table:table-cell table:number-columns-repeated="11"/>
          <table:table-cell table:style-name="ce37"/>
          <table:table-cell table:number-columns-repeated="957"/>
        </table:table-row>
        <table:table-row table:style-name="ro2">
          <table:table-cell/>
          <table:table-cell table:style-name="ce16" office:value-type="string" calcext:value-type="string">
            <text:p>Project-A14</text:p>
          </table:table-cell>
          <table:table-cell/>
          <table:table-cell table:style-name="ce19" office:value-type="string" calcext:value-type="string">
            <text:p>v006</text:p>
          </table:table-cell>
          <table:table-cell/>
          <table:table-cell table:style-name="ce24" table:formula="of:=[$'Project_Release_Optimizer_(GA)'.D28]" office:value-type="float" office:value="0.455918452939696" calcext:value-type="float">
            <text:p>0.46</text:p>
          </table:table-cell>
          <table:table-cell table:style-name="ce24" table:formula="of:=[$'Project_Release_Optimizer_(GA)'.E28]" office:value-type="float" office:value="0.564563181215343" calcext:value-type="float">
            <text:p>0.56</text:p>
          </table:table-cell>
          <table:table-cell table:style-name="ce25" table:number-columns-repeated="2"/>
          <table:table-cell table:style-name="ce31"/>
          <table:table-cell table:style-name="ce33" office:value-type="float" office:value="39" calcext:value-type="float">
            <text:p>39.00</text:p>
          </table:table-cell>
          <table:table-cell table:style-name="ce36" table:formula="of:=[.$Q26]*1.2/5" office:value-type="float" office:value="12.72" calcext:value-type="float">
            <text:p>12.72</text:p>
          </table:table-cell>
          <table:table-cell table:style-name="ce36" table:formula="of:=[.K26]+[.L26]" office:value-type="float" office:value="51.72" calcext:value-type="float">
            <text:p>51.72</text:p>
          </table:table-cell>
          <table:table-cell table:style-name="ce36" table:formula="of:=MAX([.K26]/[.$F26];[.L26]/[.$G26])" office:value-type="float" office:value="85.541613305041" calcext:value-type="float">
            <text:p>85.54</text:p>
          </table:table-cell>
          <table:table-cell table:style-name="ce38"/>
          <table:table-cell table:style-name="ce36" table:formula="of:=[.$K26]*1.2/5" office:value-type="float" office:value="9.36" calcext:value-type="float">
            <text:p>9.36</text:p>
          </table:table-cell>
          <table:table-cell table:style-name="ce33" office:value-type="float" office:value="53" calcext:value-type="float">
            <text:p>53.00</text:p>
          </table:table-cell>
          <table:table-cell table:style-name="ce36" table:formula="of:=[.P26]+[.Q26]" office:value-type="float" office:value="62.36" calcext:value-type="float">
            <text:p>62.36</text:p>
          </table:table-cell>
          <table:table-cell table:style-name="ce36" table:formula="of:=MAX([.P26]/[.$F26];[.Q26]/[.$G26])" office:value-type="float" office:value="93.8778896029072" calcext:value-type="float">
            <text:p>93.88</text:p>
          </table:table-cell>
          <table:table-cell table:style-name="ce31"/>
          <table:table-cell table:style-name="ce36" table:formula="of:=[.$K26]*1.2/5" office:value-type="float" office:value="9.36" calcext:value-type="float">
            <text:p>9.36</text:p>
          </table:table-cell>
          <table:table-cell table:style-name="ce36" table:formula="of:=[.$Q26]*1.2/5" office:value-type="float" office:value="12.72" calcext:value-type="float">
            <text:p>12.72</text:p>
          </table:table-cell>
          <table:table-cell table:style-name="ce36" table:formula="of:=[.U26]+[.V26]" office:value-type="float" office:value="22.08" calcext:value-type="float">
            <text:p>22.08</text:p>
          </table:table-cell>
          <table:table-cell table:style-name="ce36" table:formula="of:=MAX([.U26]/[.$F26];[.V26]/[.$G26])" office:value-type="float" office:value="22.5306935046977" calcext:value-type="float">
            <text:p>22.53</text:p>
          </table:table-cell>
          <table:table-cell table:style-name="ce31"/>
          <table:table-cell table:style-name="ce36" table:formula="of:=[.$K26]*1.2/5" office:value-type="float" office:value="9.36" calcext:value-type="float">
            <text:p>9.36</text:p>
          </table:table-cell>
          <table:table-cell table:style-name="ce36" table:formula="of:=[.$Q26]*1.2/5" office:value-type="float" office:value="12.72" calcext:value-type="float">
            <text:p>12.72</text:p>
          </table:table-cell>
          <table:table-cell table:style-name="ce36" table:formula="of:=[.Z26]+[.AA26]" office:value-type="float" office:value="22.08" calcext:value-type="float">
            <text:p>22.08</text:p>
          </table:table-cell>
          <table:table-cell table:style-name="ce36" table:formula="of:=MAX([.Z26]/[.$F26];[.AA26]/[.$G26])" office:value-type="float" office:value="22.5306935046977" calcext:value-type="float">
            <text:p>22.53</text:p>
          </table:table-cell>
          <table:table-cell table:style-name="ce31"/>
          <table:table-cell table:style-name="ce36" table:formula="of:=[.$K26]*1.2/5" office:value-type="float" office:value="9.36" calcext:value-type="float">
            <text:p>9.36</text:p>
          </table:table-cell>
          <table:table-cell table:style-name="ce36" table:formula="of:=[.$Q26]*1.2/5" office:value-type="float" office:value="12.72" calcext:value-type="float">
            <text:p>12.72</text:p>
          </table:table-cell>
          <table:table-cell table:style-name="ce36" table:formula="of:=[.AE26]+[.AF26]" office:value-type="float" office:value="22.08" calcext:value-type="float">
            <text:p>22.08</text:p>
          </table:table-cell>
          <table:table-cell table:style-name="ce36" table:formula="of:=MAX([.AE26]/[.$F26];[.AF26]/[.$G26])" office:value-type="float" office:value="22.5306935046977" calcext:value-type="float">
            <text:p>22.53</text:p>
          </table:table-cell>
          <table:table-cell table:style-name="ce31"/>
          <table:table-cell table:style-name="ce36" table:formula="of:=[.$K26]*1.2/5" office:value-type="float" office:value="9.36" calcext:value-type="float">
            <text:p>9.36</text:p>
          </table:table-cell>
          <table:table-cell table:style-name="ce36" table:formula="of:=[.$Q26]*1.2/5" office:value-type="float" office:value="12.72" calcext:value-type="float">
            <text:p>12.72</text:p>
          </table:table-cell>
          <table:table-cell table:style-name="ce36" table:formula="of:=[.AJ26]+[.AK26]" office:value-type="float" office:value="22.08" calcext:value-type="float">
            <text:p>22.08</text:p>
          </table:table-cell>
          <table:table-cell table:style-name="ce36" table:formula="of:=MAX([.AJ26]/[.$F26];[.AK26]/[.$G26])" office:value-type="float" office:value="22.5306935046977" calcext:value-type="float">
            <text:p>22.53</text:p>
          </table:table-cell>
          <table:table-cell table:style-name="ce31"/>
          <table:table-cell table:style-name="ce36" table:formula="of:=[.M26]+[.R26]+[.W26]+[.AB26]+[.AG26]+[.AL26]" office:value-type="float" office:value="202.4" calcext:value-type="float">
            <text:p>202.40</text:p>
          </table:table-cell>
          <table:table-cell table:style-name="ce36" table:formula="of:=[.N26]+[.S26]+[.X26]+[.AC26]+[.AH26]+[.AM26]" office:value-type="float" office:value="269.542276926739" calcext:value-type="float">
            <text:p>269.54</text:p>
          </table:table-cell>
          <table:table-cell table:style-name="ce41" table:formula="of:=[.AO26]*500" office:value-type="currency" office:currency="USD" office:value="101200" calcext:value-type="currency">
            <text:p>$101,200</text:p>
          </table:table-cell>
          <table:table-cell/>
          <table:table-cell table:style-name="ce36" table:formula="of:=[.AQ26]/[.$AQ$31]" office:value-type="float" office:value="0.0570719602977667" calcext:value-type="float">
            <text:p>0.06</text:p>
          </table:table-cell>
          <table:table-cell/>
          <table:table-cell table:style-name="ce36" table:formula="of:=[.K26]+[.P26]+[.U26]+[.Z26]+[.AE26]+[.AJ26]" office:value-type="float" office:value="85.8" calcext:value-type="float">
            <text:p>85.80</text:p>
          </table:table-cell>
          <table:table-cell table:style-name="ce36" table:formula="of:=[.L26]+[.Q26]+[.V26]+[.AA26]+[.AF26]+[.AK26]" office:value-type="float" office:value="116.6" calcext:value-type="float">
            <text:p>116.60</text:p>
          </table:table-cell>
          <table:table-cell table:style-name="ce4"/>
          <table:table-cell table:style-name="ce36" table:formula="of:=[.AU26]/[.F26]" office:value-type="float" office:value="188.19154927109" calcext:value-type="float">
            <text:p>188.19</text:p>
          </table:table-cell>
          <table:table-cell table:style-name="ce36" table:formula="of:=[.AV26]/[.G26]" office:value-type="float" office:value="206.531357126396" calcext:value-type="float">
            <text:p>206.53</text:p>
          </table:table-cell>
          <table:table-cell table:style-name="ce36" table:formula="of:=MAX([.AX26];[.AY26])" office:value-type="float" office:value="206.531357126396" calcext:value-type="float">
            <text:p>206.53</text:p>
          </table:table-cell>
          <table:table-cell table:style-name="ce4" table:number-columns-repeated="3"/>
          <table:table-cell table:number-columns-repeated="11"/>
          <table:table-cell table:style-name="ce37" office:value-type="string" calcext:value-type="string">
            <text:p>W</text:p>
          </table:table-cell>
          <table:table-cell table:number-columns-repeated="957"/>
        </table:table-row>
        <table:table-row table:style-name="ro2">
          <table:table-cell/>
          <table:table-cell table:style-name="ce16" office:value-type="string" calcext:value-type="string">
            <text:p>Project-A15</text:p>
          </table:table-cell>
          <table:table-cell/>
          <table:table-cell table:style-name="ce19" office:value-type="string" calcext:value-type="string">
            <text:p>v008</text:p>
          </table:table-cell>
          <table:table-cell/>
          <table:table-cell table:style-name="ce24" table:formula="of:=[$'Project_Release_Optimizer_(GA)'.D29]" office:value-type="float" office:value="0.307645649424455" calcext:value-type="float">
            <text:p>0.31</text:p>
          </table:table-cell>
          <table:table-cell table:style-name="ce24" table:formula="of:=[$'Project_Release_Optimizer_(GA)'.E29]" office:value-type="float" office:value="0.591223459362209" calcext:value-type="float">
            <text:p>0.59</text:p>
          </table:table-cell>
          <table:table-cell table:style-name="ce25" table:number-columns-repeated="2"/>
          <table:table-cell table:style-name="ce31"/>
          <table:table-cell table:style-name="ce33" office:value-type="float" office:value="72" calcext:value-type="float">
            <text:p>72.00</text:p>
          </table:table-cell>
          <table:table-cell table:style-name="ce36" table:formula="of:=[.$Q27]*1.2/5" office:value-type="float" office:value="23.76" calcext:value-type="float">
            <text:p>23.76</text:p>
          </table:table-cell>
          <table:table-cell table:style-name="ce36" table:formula="of:=[.K27]+[.L27]" office:value-type="float" office:value="95.76" calcext:value-type="float">
            <text:p>95.76</text:p>
          </table:table-cell>
          <table:table-cell table:style-name="ce36" table:formula="of:=MAX([.K27]/[.$F27];[.L27]/[.$G27])" office:value-type="float" office:value="234.035488994231" calcext:value-type="float">
            <text:p>234.04</text:p>
          </table:table-cell>
          <table:table-cell table:style-name="ce38"/>
          <table:table-cell table:style-name="ce36" table:formula="of:=[.$K27]*1.2/5" office:value-type="float" office:value="17.28" calcext:value-type="float">
            <text:p>17.28</text:p>
          </table:table-cell>
          <table:table-cell table:style-name="ce33" office:value-type="float" office:value="99" calcext:value-type="float">
            <text:p>99.00</text:p>
          </table:table-cell>
          <table:table-cell table:style-name="ce36" table:formula="of:=[.P27]+[.Q27]" office:value-type="float" office:value="116.28" calcext:value-type="float">
            <text:p>116.28</text:p>
          </table:table-cell>
          <table:table-cell table:style-name="ce36" table:formula="of:=MAX([.P27]/[.$F27];[.Q27]/[.$G27])" office:value-type="float" office:value="167.44937710489" calcext:value-type="float">
            <text:p>167.45</text:p>
          </table:table-cell>
          <table:table-cell table:style-name="ce31"/>
          <table:table-cell table:style-name="ce36" table:formula="of:=[.$K27]*1.2/5" office:value-type="float" office:value="17.28" calcext:value-type="float">
            <text:p>17.28</text:p>
          </table:table-cell>
          <table:table-cell table:style-name="ce36" table:formula="of:=[.$Q27]*1.2/5" office:value-type="float" office:value="23.76" calcext:value-type="float">
            <text:p>23.76</text:p>
          </table:table-cell>
          <table:table-cell table:style-name="ce36" table:formula="of:=[.U27]+[.V27]" office:value-type="float" office:value="41.04" calcext:value-type="float">
            <text:p>41.04</text:p>
          </table:table-cell>
          <table:table-cell table:style-name="ce36" table:formula="of:=MAX([.U27]/[.$F27];[.V27]/[.$G27])" office:value-type="float" office:value="56.1685173586155" calcext:value-type="float">
            <text:p>56.17</text:p>
          </table:table-cell>
          <table:table-cell table:style-name="ce31"/>
          <table:table-cell table:style-name="ce36" table:formula="of:=[.$K27]*1.2/5" office:value-type="float" office:value="17.28" calcext:value-type="float">
            <text:p>17.28</text:p>
          </table:table-cell>
          <table:table-cell table:style-name="ce36" table:formula="of:=[.$Q27]*1.2/5" office:value-type="float" office:value="23.76" calcext:value-type="float">
            <text:p>23.76</text:p>
          </table:table-cell>
          <table:table-cell table:style-name="ce36" table:formula="of:=[.Z27]+[.AA27]" office:value-type="float" office:value="41.04" calcext:value-type="float">
            <text:p>41.04</text:p>
          </table:table-cell>
          <table:table-cell table:style-name="ce36" table:formula="of:=MAX([.Z27]/[.$F27];[.AA27]/[.$G27])" office:value-type="float" office:value="56.1685173586155" calcext:value-type="float">
            <text:p>56.17</text:p>
          </table:table-cell>
          <table:table-cell table:style-name="ce31"/>
          <table:table-cell table:style-name="ce36" table:formula="of:=[.$K27]*1.2/5" office:value-type="float" office:value="17.28" calcext:value-type="float">
            <text:p>17.28</text:p>
          </table:table-cell>
          <table:table-cell table:style-name="ce36" table:formula="of:=[.$Q27]*1.2/5" office:value-type="float" office:value="23.76" calcext:value-type="float">
            <text:p>23.76</text:p>
          </table:table-cell>
          <table:table-cell table:style-name="ce36" table:formula="of:=[.AE27]+[.AF27]" office:value-type="float" office:value="41.04" calcext:value-type="float">
            <text:p>41.04</text:p>
          </table:table-cell>
          <table:table-cell table:style-name="ce36" table:formula="of:=MAX([.AE27]/[.$F27];[.AF27]/[.$G27])" office:value-type="float" office:value="56.1685173586155" calcext:value-type="float">
            <text:p>56.17</text:p>
          </table:table-cell>
          <table:table-cell table:style-name="ce31"/>
          <table:table-cell table:style-name="ce36" table:formula="of:=[.$K27]*1.2/5" office:value-type="float" office:value="17.28" calcext:value-type="float">
            <text:p>17.28</text:p>
          </table:table-cell>
          <table:table-cell table:style-name="ce36" table:formula="of:=[.$Q27]*1.2/5" office:value-type="float" office:value="23.76" calcext:value-type="float">
            <text:p>23.76</text:p>
          </table:table-cell>
          <table:table-cell table:style-name="ce36" table:formula="of:=[.AJ27]+[.AK27]" office:value-type="float" office:value="41.04" calcext:value-type="float">
            <text:p>41.04</text:p>
          </table:table-cell>
          <table:table-cell table:style-name="ce36" table:formula="of:=MAX([.AJ27]/[.$F27];[.AK27]/[.$G27])" office:value-type="float" office:value="56.1685173586155" calcext:value-type="float">
            <text:p>56.17</text:p>
          </table:table-cell>
          <table:table-cell table:style-name="ce31"/>
          <table:table-cell table:style-name="ce36" table:formula="of:=[.M27]+[.R27]+[.W27]+[.AB27]+[.AG27]+[.AL27]" office:value-type="float" office:value="376.2" calcext:value-type="float">
            <text:p>376.20</text:p>
          </table:table-cell>
          <table:table-cell table:style-name="ce36" table:formula="of:=[.N27]+[.S27]+[.X27]+[.AC27]+[.AH27]+[.AM27]" office:value-type="float" office:value="626.158935533583" calcext:value-type="float">
            <text:p>626.16</text:p>
          </table:table-cell>
          <table:table-cell table:style-name="ce41" table:formula="of:=[.AO27]*500" office:value-type="currency" office:currency="USD" office:value="188100" calcext:value-type="currency">
            <text:p>$188,100</text:p>
          </table:table-cell>
          <table:table-cell/>
          <table:table-cell table:style-name="ce36" table:formula="of:=[.AQ27]/[.$AQ$31]" office:value-type="float" office:value="0.106079404466501" calcext:value-type="float">
            <text:p>0.11</text:p>
          </table:table-cell>
          <table:table-cell/>
          <table:table-cell table:style-name="ce36" table:formula="of:=[.K27]+[.P27]+[.U27]+[.Z27]+[.AE27]+[.AJ27]" office:value-type="float" office:value="158.4" calcext:value-type="float">
            <text:p>158.40</text:p>
          </table:table-cell>
          <table:table-cell table:style-name="ce36" table:formula="of:=[.L27]+[.Q27]+[.V27]+[.AA27]+[.AF27]+[.AK27]" office:value-type="float" office:value="217.8" calcext:value-type="float">
            <text:p>217.80</text:p>
          </table:table-cell>
          <table:table-cell table:style-name="ce4"/>
          <table:table-cell table:style-name="ce36" table:formula="of:=[.AU27]/[.F27]" office:value-type="float" office:value="514.878075787308" calcext:value-type="float">
            <text:p>514.88</text:p>
          </table:table-cell>
          <table:table-cell table:style-name="ce36" table:formula="of:=[.AV27]/[.G27]" office:value-type="float" office:value="368.388629630757" calcext:value-type="float">
            <text:p>368.39</text:p>
          </table:table-cell>
          <table:table-cell table:style-name="ce36" table:formula="of:=MAX([.AX27];[.AY27])" office:value-type="float" office:value="514.878075787308" calcext:value-type="float">
            <text:p>514.88</text:p>
          </table:table-cell>
          <table:table-cell table:style-name="ce4" table:number-columns-repeated="3"/>
          <table:table-cell table:number-columns-repeated="11"/>
          <table:table-cell table:style-name="ce23" office:value-type="string" calcext:value-type="string">
            <text:p>O</text:p>
          </table:table-cell>
          <table:table-cell table:number-columns-repeated="957"/>
        </table:table-row>
        <table:table-row table:style-name="ro2">
          <table:table-cell/>
          <table:table-cell table:style-name="ce16"/>
          <table:table-cell/>
          <table:table-cell table:style-name="ce20"/>
          <table:table-cell/>
          <table:table-cell table:style-name="ce25" table:number-columns-repeated="4"/>
          <table:table-cell table:style-name="ce31"/>
          <table:table-cell table:style-name="ce34" table:number-columns-repeated="4"/>
          <table:table-cell table:style-name="ce38"/>
          <table:table-cell table:style-name="ce34" table:number-columns-repeated="2"/>
          <table:table-cell table:style-name="ce25" table:number-columns-repeated="2"/>
          <table:table-cell table:style-name="ce31"/>
          <table:table-cell table:style-name="ce25" table:number-columns-repeated="4"/>
          <table:table-cell table:style-name="ce31"/>
          <table:table-cell table:style-name="ce25" table:number-columns-repeated="4"/>
          <table:table-cell table:style-name="ce31"/>
          <table:table-cell table:style-name="ce25" table:number-columns-repeated="4"/>
          <table:table-cell table:style-name="ce31"/>
          <table:table-cell table:style-name="ce25" table:number-columns-repeated="4"/>
          <table:table-cell table:style-name="ce31"/>
          <table:table-cell table:style-name="ce25" table:number-columns-repeated="2"/>
          <table:table-cell table:style-name="ce16"/>
          <table:table-cell/>
          <table:table-cell table:style-name="ce44"/>
          <table:table-cell/>
          <table:table-cell table:style-name="ce25" table:number-columns-repeated="2"/>
          <table:table-cell table:style-name="ce4"/>
          <table:table-cell table:style-name="ce25" table:number-columns-repeated="3"/>
          <table:table-cell table:style-name="ce4" table:number-columns-repeated="3"/>
          <table:table-cell table:number-columns-repeated="11"/>
          <table:table-cell table:style-name="ce23" office:value-type="string" calcext:value-type="string">
            <text:p>R</text:p>
          </table:table-cell>
          <table:table-cell table:number-columns-repeated="957"/>
        </table:table-row>
        <table:table-row table:style-name="ro2">
          <table:table-cell table:number-columns-repeated="3"/>
          <table:table-cell table:style-name="ce21"/>
          <table:table-cell/>
          <table:table-cell table:style-name="ce26" table:number-columns-repeated="4"/>
          <table:table-cell table:style-name="ce31"/>
          <table:table-cell table:style-name="ce35" table:number-columns-repeated="4"/>
          <table:table-cell table:style-name="ce38"/>
          <table:table-cell table:style-name="ce35" table:number-columns-repeated="2"/>
          <table:table-cell table:style-name="ce26" table:number-columns-repeated="2"/>
          <table:table-cell table:style-name="ce31"/>
          <table:table-cell table:style-name="ce26" table:number-columns-repeated="4"/>
          <table:table-cell table:style-name="ce31"/>
          <table:table-cell table:style-name="ce26" table:number-columns-repeated="4"/>
          <table:table-cell table:style-name="ce31"/>
          <table:table-cell table:style-name="ce26" table:number-columns-repeated="4"/>
          <table:table-cell table:style-name="ce31"/>
          <table:table-cell table:style-name="ce26" table:number-columns-repeated="4"/>
          <table:table-cell table:style-name="ce31"/>
          <table:table-cell table:style-name="ce26" table:number-columns-repeated="2"/>
          <table:table-cell table:style-name="ce42"/>
          <table:table-cell/>
          <table:table-cell table:style-name="ce45"/>
          <table:table-cell/>
          <table:table-cell table:style-name="ce26" table:number-columns-repeated="2"/>
          <table:table-cell/>
          <table:table-cell table:style-name="ce26" table:number-columns-repeated="3"/>
          <table:table-cell table:style-name="ce4" table:number-columns-repeated="3"/>
          <table:table-cell table:number-columns-repeated="11"/>
          <table:table-cell table:style-name="ce23" office:value-type="string" calcext:value-type="string">
            <text:p>K</text:p>
          </table:table-cell>
          <table:table-cell table:number-columns-repeated="957"/>
        </table:table-row>
        <table:table-row table:style-name="ro2">
          <table:table-cell table:number-columns-repeated="2"/>
          <table:table-cell table:style-name="ce5"/>
          <table:table-cell table:style-name="ce22" office:value-type="string" calcext:value-type="string">
            <text:p>Average</text:p>
          </table:table-cell>
          <table:table-cell table:style-name="ce5"/>
          <table:table-cell table:style-name="ce24" table:formula="of:=[$'Project_Release_Optimizer_(GA)'.D32]" office:value-type="float" office:value="0.530711774363518" calcext:value-type="float">
            <text:p>0.53</text:p>
          </table:table-cell>
          <table:table-cell table:style-name="ce24" table:formula="of:=[$'Project_Release_Optimizer_(GA)'.E32]" office:value-type="float" office:value="1.5773345424164" calcext:value-type="float">
            <text:p>1.58</text:p>
          </table:table-cell>
          <table:table-cell table:style-name="ce30" table:number-columns-repeated="2"/>
          <table:table-cell table:style-name="ce32"/>
          <table:table-cell table:style-name="ce24" table:formula="of:=AVERAGE([.K13:.K27])" office:value-type="float" office:value="43.9333333333333" calcext:value-type="float">
            <text:p>43.93</text:p>
          </table:table-cell>
          <table:table-cell table:style-name="ce24" table:formula="of:=AVERAGE([.L13:.L27])" office:value-type="float" office:value="15.248" calcext:value-type="float">
            <text:p>15.25</text:p>
          </table:table-cell>
          <table:table-cell table:style-name="ce24" table:formula="of:=AVERAGE([.M13:.M27])" office:value-type="float" office:value="59.1813333333333" calcext:value-type="float">
            <text:p>59.18</text:p>
          </table:table-cell>
          <table:table-cell table:style-name="ce24" table:formula="of:=AVERAGE([.N13:.N27])" office:value-type="float" office:value="86.6123262715911" calcext:value-type="float">
            <text:p>86.61</text:p>
          </table:table-cell>
          <table:table-cell table:style-name="ce39"/>
          <table:table-cell table:style-name="ce24" table:formula="of:=AVERAGE([.P13:.P27])" office:value-type="float" office:value="10.544" calcext:value-type="float">
            <text:p>10.54</text:p>
          </table:table-cell>
          <table:table-cell table:style-name="ce24" table:formula="of:=AVERAGE([.Q13:.Q27])" office:value-type="float" office:value="63.5333333333333" calcext:value-type="float">
            <text:p>63.53</text:p>
          </table:table-cell>
          <table:table-cell table:style-name="ce24" table:formula="of:=AVERAGE([.R13:.R27])" office:value-type="float" office:value="74.0773333333333" calcext:value-type="float">
            <text:p>74.08</text:p>
          </table:table-cell>
          <table:table-cell table:style-name="ce24" table:formula="of:=AVERAGE([.S13:.S27])" office:value-type="float" office:value="53.1373406101149" calcext:value-type="float">
            <text:p>53.14</text:p>
          </table:table-cell>
          <table:table-cell table:style-name="ce32"/>
          <table:table-cell table:style-name="ce24" table:formula="of:=AVERAGE([.U13:.U27])" office:value-type="float" office:value="10.544" calcext:value-type="float">
            <text:p>10.54</text:p>
          </table:table-cell>
          <table:table-cell table:style-name="ce24" table:formula="of:=AVERAGE([.V13:.V27])" office:value-type="float" office:value="15.248" calcext:value-type="float">
            <text:p>15.25</text:p>
          </table:table-cell>
          <table:table-cell table:style-name="ce24" table:formula="of:=AVERAGE([.W13:.W27])" office:value-type="float" office:value="25.792" calcext:value-type="float">
            <text:p>25.79</text:p>
          </table:table-cell>
          <table:table-cell table:style-name="ce24" table:formula="of:=AVERAGE([.X13:.X27])" office:value-type="float" office:value="21.9757219642933" calcext:value-type="float">
            <text:p>21.98</text:p>
          </table:table-cell>
          <table:table-cell table:style-name="ce32"/>
          <table:table-cell table:style-name="ce24" table:formula="of:=AVERAGE([.Z13:.Z27])" office:value-type="float" office:value="10.544" calcext:value-type="float">
            <text:p>10.54</text:p>
          </table:table-cell>
          <table:table-cell table:style-name="ce24" table:formula="of:=AVERAGE([.AA13:.AA27])" office:value-type="float" office:value="15.248" calcext:value-type="float">
            <text:p>15.25</text:p>
          </table:table-cell>
          <table:table-cell table:style-name="ce24" table:formula="of:=AVERAGE([.AB13:.AB27])" office:value-type="float" office:value="25.792" calcext:value-type="float">
            <text:p>25.79</text:p>
          </table:table-cell>
          <table:table-cell table:style-name="ce24" table:formula="of:=AVERAGE([.AC13:.AC27])" office:value-type="float" office:value="21.9757219642933" calcext:value-type="float">
            <text:p>21.98</text:p>
          </table:table-cell>
          <table:table-cell table:style-name="ce32"/>
          <table:table-cell table:style-name="ce24" table:formula="of:=AVERAGE([.AE13:.AE27])" office:value-type="float" office:value="10.544" calcext:value-type="float">
            <text:p>10.54</text:p>
          </table:table-cell>
          <table:table-cell table:style-name="ce24" table:formula="of:=AVERAGE([.AF13:.AF27])" office:value-type="float" office:value="15.248" calcext:value-type="float">
            <text:p>15.25</text:p>
          </table:table-cell>
          <table:table-cell table:style-name="ce24" table:formula="of:=AVERAGE([.AG13:.AG27])" office:value-type="float" office:value="25.792" calcext:value-type="float">
            <text:p>25.79</text:p>
          </table:table-cell>
          <table:table-cell table:style-name="ce24" table:formula="of:=AVERAGE([.AH13:.AH27])" office:value-type="float" office:value="21.9757219642933" calcext:value-type="float">
            <text:p>21.98</text:p>
          </table:table-cell>
          <table:table-cell table:style-name="ce32"/>
          <table:table-cell table:style-name="ce24" table:formula="of:=AVERAGE([.AJ13:.AJ27])" office:value-type="float" office:value="10.544" calcext:value-type="float">
            <text:p>10.54</text:p>
          </table:table-cell>
          <table:table-cell table:style-name="ce24" table:formula="of:=AVERAGE([.AK13:.AK27])" office:value-type="float" office:value="15.248" calcext:value-type="float">
            <text:p>15.25</text:p>
          </table:table-cell>
          <table:table-cell table:style-name="ce24" table:formula="of:=AVERAGE([.AL13:.AL27])" office:value-type="float" office:value="25.792" calcext:value-type="float">
            <text:p>25.79</text:p>
          </table:table-cell>
          <table:table-cell table:style-name="ce24" table:formula="of:=AVERAGE([.AM13:.AM27])" office:value-type="float" office:value="21.9757219642933" calcext:value-type="float">
            <text:p>21.98</text:p>
          </table:table-cell>
          <table:table-cell table:style-name="ce32"/>
          <table:table-cell table:style-name="ce24" table:formula="of:=AVERAGE([.AO13:.AO27])" office:value-type="float" office:value="236.426666666667" calcext:value-type="float">
            <text:p>236.43</text:p>
          </table:table-cell>
          <table:table-cell table:style-name="ce24" table:formula="of:=AVERAGE([.AP13:.AP27])" office:value-type="float" office:value="227.652554738879" calcext:value-type="float">
            <text:p>227.65</text:p>
          </table:table-cell>
          <table:table-cell table:style-name="ce43" table:formula="of:=AVERAGE([.AQ13:.AQ27])" office:value-type="currency" office:currency="USD" office:value="118213.333333333" calcext:value-type="currency">
            <text:p>$118,213</text:p>
          </table:table-cell>
          <table:table-cell table:style-name="ce5"/>
          <table:table-cell table:style-name="ce24" table:formula="of:=AVERAGE([.AS13:.AS27])" office:value-type="float" office:value="0.0666666666666667" calcext:value-type="float">
            <text:p>0.07</text:p>
          </table:table-cell>
          <table:table-cell table:style-name="ce5"/>
          <table:table-cell table:style-name="ce24" table:formula="of:=AVERAGE([.AU13:.AU27])" office:value-type="float" office:value="96.6533333333333" calcext:value-type="float">
            <text:p>96.65</text:p>
          </table:table-cell>
          <table:table-cell table:style-name="ce24" table:formula="of:=AVERAGE([.AV13:.AV27])" office:value-type="float" office:value="139.773333333333" calcext:value-type="float">
            <text:p>139.77</text:p>
          </table:table-cell>
          <table:table-cell table:style-name="ce22" office:value-type="string" calcext:value-type="string">
            <text:p>Average</text:p>
          </table:table-cell>
          <table:table-cell table:style-name="ce24" table:formula="of:=AVERAGE([.AX13:.AX27])" office:value-type="float" office:value="190.5471177975" calcext:value-type="float">
            <text:p>190.55</text:p>
          </table:table-cell>
          <table:table-cell table:style-name="ce24" table:formula="of:=AVERAGE([.AY13:.AY27])" office:value-type="float" office:value="112.280439850222" calcext:value-type="float">
            <text:p>112.28</text:p>
          </table:table-cell>
          <table:table-cell table:style-name="ce46" table:formula="of:=AVERAGE([.AZ13:.AZ27])" office:value-type="float" office:value="201.444118006022" calcext:value-type="float">
            <text:p>201.44</text:p>
          </table:table-cell>
          <table:table-cell table:style-name="ce4" table:number-columns-repeated="3"/>
          <table:table-cell table:style-name="ce5" table:number-columns-repeated="11"/>
          <table:table-cell table:style-name="ce23" office:value-type="string" calcext:value-type="string">
            <text:p>S</text:p>
          </table:table-cell>
          <table:table-cell table:style-name="ce5" table:number-columns-repeated="957"/>
        </table:table-row>
        <table:table-row table:style-name="ro2">
          <table:table-cell table:style-name="ce5"/>
          <table:table-cell/>
          <table:table-cell table:style-name="ce5"/>
          <table:table-cell table:style-name="ce22" office:value-type="string" calcext:value-type="string">
            <text:p>Total</text:p>
          </table:table-cell>
          <table:table-cell table:style-name="ce5"/>
          <table:table-cell table:style-name="ce24" table:formula="of:=[$'Project_Release_Optimizer_(GA)'.D33]" office:value-type="float" office:value="7.96067661545277" calcext:value-type="float">
            <text:p>7.96</text:p>
          </table:table-cell>
          <table:table-cell table:style-name="ce24" table:formula="of:=[$'Project_Release_Optimizer_(GA)'.E33]" office:value-type="float" office:value="23.660018136246" calcext:value-type="float">
            <text:p>23.66</text:p>
          </table:table-cell>
          <table:table-cell table:style-name="ce30" table:number-columns-repeated="2"/>
          <table:table-cell table:style-name="ce32"/>
          <table:table-cell table:style-name="ce24" table:formula="of:=SUM([.K13:.K27])" office:value-type="float" office:value="659" calcext:value-type="float">
            <text:p>659.00</text:p>
          </table:table-cell>
          <table:table-cell table:style-name="ce24" table:formula="of:=SUM([.L13:.L27])" office:value-type="float" office:value="228.72" calcext:value-type="float">
            <text:p>228.72</text:p>
          </table:table-cell>
          <table:table-cell table:style-name="ce24" table:formula="of:=SUM([.M13:.M27])" office:value-type="float" office:value="887.72" calcext:value-type="float">
            <text:p>887.72</text:p>
          </table:table-cell>
          <table:table-cell table:style-name="ce24" table:formula="of:=SUM([.N13:.N27])" office:value-type="float" office:value="1299.18489407387" calcext:value-type="float">
            <text:p>1299.18</text:p>
          </table:table-cell>
          <table:table-cell table:style-name="ce39"/>
          <table:table-cell table:style-name="ce24" table:formula="of:=SUM([.P13:.P27])" office:value-type="float" office:value="158.16" calcext:value-type="float">
            <text:p>158.16</text:p>
          </table:table-cell>
          <table:table-cell table:style-name="ce24" table:formula="of:=SUM([.Q13:.Q27])" office:value-type="float" office:value="953" calcext:value-type="float">
            <text:p>953.00</text:p>
          </table:table-cell>
          <table:table-cell table:style-name="ce24" table:formula="of:=SUM([.R13:.R27])" office:value-type="float" office:value="1111.16" calcext:value-type="float">
            <text:p>1111.16</text:p>
          </table:table-cell>
          <table:table-cell table:style-name="ce24" table:formula="of:=SUM([.S13:.S27])" office:value-type="float" office:value="797.060109151723" calcext:value-type="float">
            <text:p>797.06</text:p>
          </table:table-cell>
          <table:table-cell table:style-name="ce32"/>
          <table:table-cell table:style-name="ce24" table:formula="of:=SUM([.U13:.U27])" office:value-type="float" office:value="158.16" calcext:value-type="float">
            <text:p>158.16</text:p>
          </table:table-cell>
          <table:table-cell table:style-name="ce24" table:formula="of:=SUM([.V13:.V27])" office:value-type="float" office:value="228.72" calcext:value-type="float">
            <text:p>228.72</text:p>
          </table:table-cell>
          <table:table-cell table:style-name="ce24" table:formula="of:=SUM([.W13:.W27])" office:value-type="float" office:value="386.88" calcext:value-type="float">
            <text:p>386.88</text:p>
          </table:table-cell>
          <table:table-cell table:style-name="ce24" table:formula="of:=SUM([.X13:.X27])" office:value-type="float" office:value="329.635829464399" calcext:value-type="float">
            <text:p>329.64</text:p>
          </table:table-cell>
          <table:table-cell table:style-name="ce32"/>
          <table:table-cell table:style-name="ce24" table:formula="of:=SUM([.Z13:.Z27])" office:value-type="float" office:value="158.16" calcext:value-type="float">
            <text:p>158.16</text:p>
          </table:table-cell>
          <table:table-cell table:style-name="ce24" table:formula="of:=SUM([.AA13:.AA27])" office:value-type="float" office:value="228.72" calcext:value-type="float">
            <text:p>228.72</text:p>
          </table:table-cell>
          <table:table-cell table:style-name="ce24" table:formula="of:=SUM([.AB13:.AB27])" office:value-type="float" office:value="386.88" calcext:value-type="float">
            <text:p>386.88</text:p>
          </table:table-cell>
          <table:table-cell table:style-name="ce24" table:formula="of:=SUM([.AC13:.AC27])" office:value-type="float" office:value="329.635829464399" calcext:value-type="float">
            <text:p>329.64</text:p>
          </table:table-cell>
          <table:table-cell table:style-name="ce32"/>
          <table:table-cell table:style-name="ce24" table:formula="of:=SUM([.AE13:.AE27])" office:value-type="float" office:value="158.16" calcext:value-type="float">
            <text:p>158.16</text:p>
          </table:table-cell>
          <table:table-cell table:style-name="ce24" table:formula="of:=SUM([.AF13:.AF27])" office:value-type="float" office:value="228.72" calcext:value-type="float">
            <text:p>228.72</text:p>
          </table:table-cell>
          <table:table-cell table:style-name="ce24" table:formula="of:=SUM([.AG13:.AG27])" office:value-type="float" office:value="386.88" calcext:value-type="float">
            <text:p>386.88</text:p>
          </table:table-cell>
          <table:table-cell table:style-name="ce24" table:formula="of:=SUM([.AH13:.AH27])" office:value-type="float" office:value="329.635829464399" calcext:value-type="float">
            <text:p>329.64</text:p>
          </table:table-cell>
          <table:table-cell table:style-name="ce32"/>
          <table:table-cell table:style-name="ce24" table:formula="of:=SUM([.AJ13:.AJ27])" office:value-type="float" office:value="158.16" calcext:value-type="float">
            <text:p>158.16</text:p>
          </table:table-cell>
          <table:table-cell table:style-name="ce24" table:formula="of:=SUM([.AK13:.AK27])" office:value-type="float" office:value="228.72" calcext:value-type="float">
            <text:p>228.72</text:p>
          </table:table-cell>
          <table:table-cell table:style-name="ce24" table:formula="of:=SUM([.AL13:.AL27])" office:value-type="float" office:value="386.88" calcext:value-type="float">
            <text:p>386.88</text:p>
          </table:table-cell>
          <table:table-cell table:style-name="ce24" table:formula="of:=SUM([.AM13:.AM27])" office:value-type="float" office:value="329.635829464399" calcext:value-type="float">
            <text:p>329.64</text:p>
          </table:table-cell>
          <table:table-cell table:style-name="ce32"/>
          <table:table-cell table:style-name="ce24" table:formula="of:=SUM([.AO13:.AO27])" office:value-type="float" office:value="3546.4" calcext:value-type="float">
            <text:p>3546.40</text:p>
          </table:table-cell>
          <table:table-cell table:style-name="ce24" table:formula="of:=SUM([.AP13:.AP27])" office:value-type="float" office:value="3414.78832108319" calcext:value-type="float">
            <text:p>3414.79</text:p>
          </table:table-cell>
          <table:table-cell table:style-name="ce43" table:formula="of:=SUM([.AQ13:.AQ27])" office:value-type="currency" office:currency="USD" office:value="1773200" calcext:value-type="currency">
            <text:p>$1,773,200</text:p>
          </table:table-cell>
          <table:table-cell table:style-name="ce5"/>
          <table:table-cell table:style-name="ce24" table:formula="of:=SUM([.AS13:.AS27])" office:value-type="float" office:value="1" calcext:value-type="float">
            <text:p>1.00</text:p>
          </table:table-cell>
          <table:table-cell table:style-name="ce5"/>
          <table:table-cell table:style-name="ce24" table:formula="of:=SUM([.AU13:.AU27])" office:value-type="float" office:value="1449.8" calcext:value-type="float">
            <text:p>1449.80</text:p>
          </table:table-cell>
          <table:table-cell table:style-name="ce24" table:formula="of:=SUM([.AV13:.AV27])" office:value-type="float" office:value="2096.6" calcext:value-type="float">
            <text:p>2096.60</text:p>
          </table:table-cell>
          <table:table-cell table:style-name="ce22" office:value-type="string" calcext:value-type="string">
            <text:p>Total</text:p>
          </table:table-cell>
          <table:table-cell table:style-name="ce24" table:formula="of:=SUM([.AX13:.AX27])" office:value-type="float" office:value="2858.20676696251" calcext:value-type="float">
            <text:p>2858.21</text:p>
          </table:table-cell>
          <table:table-cell table:style-name="ce24" table:formula="of:=SUM([.AY13:.AY27])" office:value-type="float" office:value="1684.20659775333" calcext:value-type="float">
            <text:p>1684.21</text:p>
          </table:table-cell>
          <table:table-cell table:style-name="ce24" table:formula="of:=SUM([.AZ13:.AZ27])" office:value-type="float" office:value="3021.66177009033" calcext:value-type="float">
            <text:p>3021.66</text:p>
          </table:table-cell>
          <table:table-cell table:style-name="ce4" table:number-columns-repeated="3"/>
          <table:table-cell table:style-name="ce5" table:number-columns-repeated="11"/>
          <table:table-cell table:style-name="ce23" office:value-type="string" calcext:value-type="string">
            <text:p>H</text:p>
          </table:table-cell>
          <table:table-cell table:style-name="ce5" table:number-columns-repeated="957"/>
        </table:table-row>
        <table:table-row table:style-name="ro2">
          <table:table-cell table:style-name="ce5"/>
          <table:table-cell table:number-columns-repeated="65"/>
          <table:table-cell table:style-name="ce23" office:value-type="string" calcext:value-type="string">
            <text:p>E</text:p>
          </table:table-cell>
          <table:table-cell table:number-columns-repeated="957"/>
        </table:table-row>
        <table:table-row table:style-name="ro2">
          <table:table-cell table:number-columns-repeated="3"/>
          <table:table-cell table:style-name="ce22" office:value-type="string" calcext:value-type="string">
            <text:p>Available FTE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59"/>
          <table:table-cell table:style-name="ce23" office:value-type="string" calcext:value-type="string">
            <text:p>E</text:p>
          </table:table-cell>
          <table:table-cell table:number-columns-repeated="957"/>
        </table:table-row>
        <table:table-row table:style-name="ro2">
          <table:table-cell table:number-columns-repeated="66"/>
          <table:table-cell table:style-name="ce23" office:value-type="string" calcext:value-type="string">
            <text:p>T</text:p>
          </table:table-cell>
          <table:table-cell table:number-columns-repeated="957"/>
        </table:table-row>
        <table:table-row table:style-name="ro2" table:number-rows-repeated="3">
          <table:table-cell table:number-columns-repeated="66"/>
          <table:table-cell table:style-name="ce6"/>
          <table:table-cell table:number-columns-repeated="957"/>
        </table:table-row>
        <table:table-row table:style-name="ro5">
          <table:table-cell table:style-name="ce6" table:number-columns-repeated="3"/>
          <table:table-cell table:style-name="ce23" office:value-type="string" calcext:value-type="string">
            <text:p>END</text:p>
          </table:table-cell>
          <table:table-cell table:style-name="ce23" office:value-type="string" calcext:value-type="string">
            <text:p>OF</text:p>
          </table:table-cell>
          <table:table-cell table:style-name="ce23" office:value-type="string" calcext:value-type="string">
            <text:p>THIS</text:p>
          </table:table-cell>
          <table:table-cell table:style-name="ce27" office:value-type="string" calcext:value-type="string">
            <text:p>WORKSHEET</text:p>
          </table:table-cell>
          <table:table-cell table:style-name="ce23" table:number-columns-repeated="6"/>
          <table:table-cell table:style-name="ce37" table:number-columns-repeated="3"/>
          <table:table-cell table:style-name="ce23" table:number-columns-repeated="8"/>
          <table:table-cell table:style-name="ce6"/>
          <table:table-cell table:style-name="ce40"/>
          <table:table-cell table:style-name="ce6" table:number-columns-repeated="3"/>
          <table:table-cell table:style-name="ce40"/>
          <table:table-cell table:style-name="ce6" table:number-columns-repeated="34"/>
          <table:table-cell table:style-name="ce23"/>
          <table:table-cell table:style-name="ce6" table:number-columns-repeated="2"/>
          <table:table-cell table:number-columns-repeated="957"/>
        </table:table-row>
        <table:table-row table:style-name="ro2">
          <table:table-cell table:number-columns-repeated="3"/>
          <table:table-cell table:style-name="ce2"/>
          <table:table-cell table:number-columns-repeated="2"/>
          <table:table-cell table:style-name="ce28"/>
          <table:table-cell table:number-columns-repeated="2"/>
          <table:table-cell table:style-name="ce17"/>
          <table:table-cell/>
          <table:table-cell table:style-name="ce2" table:number-columns-repeated="2"/>
          <table:table-cell/>
          <table:table-cell table:style-name="ce2"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99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ct_Release_Optimizer_(GA)" table:style-name="ta1"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22" table:number-columns-repeated="2" table:default-cell-style-name="ce2"/>
        <table:table-column table:style-name="co20" table:default-cell-style-name="ce2"/>
        <table:table-column table:style-name="co32" table:default-cell-style-name="ce28"/>
        <table:table-column table:style-name="co31" table:default-cell-style-name="ce2"/>
        <table:table-column table:style-name="co33" table:default-cell-style-name="ce2"/>
        <table:table-column table:style-name="co31" table:default-cell-style-name="ce17"/>
        <table:table-column table:style-name="co34" table:default-cell-style-name="ce17"/>
        <table:table-column table:style-name="co32" table:number-columns-repeated="2" table:default-cell-style-name="ce2"/>
        <table:table-column table:style-name="co6" table:default-cell-style-name="ce17"/>
        <table:table-column table:style-name="co35" table:default-cell-style-name="ce2"/>
        <table:table-column table:style-name="co32" table:number-columns-repeated="2" table:default-cell-style-name="ce2"/>
        <table:table-column table:style-name="co6" table:default-cell-style-name="ce17"/>
        <table:table-column table:style-name="co36" table:default-cell-style-name="ce2"/>
        <table:table-column table:style-name="co32" table:number-columns-repeated="2" table:default-cell-style-name="ce2"/>
        <table:table-column table:style-name="co6" table:default-cell-style-name="ce17"/>
        <table:table-column table:style-name="co34" table:default-cell-style-name="ce2"/>
        <table:table-column table:style-name="co32" table:number-columns-repeated="2" table:default-cell-style-name="ce2"/>
        <table:table-column table:style-name="co6" table:default-cell-style-name="ce17"/>
        <table:table-column table:style-name="co34" table:default-cell-style-name="ce2"/>
        <table:table-column table:style-name="co32" table:number-columns-repeated="2" table:default-cell-style-name="ce2"/>
        <table:table-column table:style-name="co6" table:default-cell-style-name="ce17"/>
        <table:table-column table:style-name="co34" table:default-cell-style-name="ce2"/>
        <table:table-column table:style-name="co32" table:number-columns-repeated="2" table:default-cell-style-name="ce2"/>
        <table:table-column table:style-name="co37" table:default-cell-style-name="ce2"/>
        <table:table-column table:style-name="co18" table:default-cell-style-name="ce2"/>
        <table:table-column table:style-name="co37" table:default-cell-style-name="ce2"/>
        <table:table-column table:style-name="co38" table:default-cell-style-name="ce2"/>
        <table:table-column table:style-name="co37" table:default-cell-style-name="ce2"/>
        <table:table-column table:style-name="co39" table:number-columns-repeated="7" table:default-cell-style-name="ce2"/>
        <table:table-column table:style-name="co40" table:default-cell-style-name="ce2"/>
        <table:table-column table:style-name="co41" table:default-cell-style-name="ce2"/>
        <table:table-column table:style-name="co42" table:number-columns-repeated="2" table:default-cell-style-name="ce2"/>
        <table:table-column table:style-name="co6" table:default-cell-style-name="ce2"/>
        <table:table-column table:style-name="co43" table:default-cell-style-name="ce2"/>
        <table:table-column table:style-name="co6" table:number-columns-repeated="12" table:default-cell-style-name="ce2"/>
        <table:table-column table:style-name="co44" table:default-cell-style-name="ce2"/>
        <table:table-column table:style-name="co44" table:default-cell-style-name="ce123"/>
        <table:table-column table:style-name="co45" table:number-columns-repeated="959" table:default-cell-style-name="ce2"/>
        <table:table-row table:style-name="ro2">
          <table:table-cell table:number-columns-repeated="64"/>
          <table:table-cell table:style-name="ce23"/>
          <table:table-cell table:number-columns-repeated="959"/>
        </table:table-row>
        <table:table-row table:style-name="ro2">
          <table:table-cell/>
          <table:table-cell table:style-name="ce7" office:value-type="string" calcext:value-type="string">
            <text:p>Legend:</text:p>
          </table:table-cell>
          <table:table-cell/>
          <table:table-cell table:style-name="ce52" office:value-type="string" calcext:value-type="string" table:number-columns-spanned="11" table:number-rows-spanned="1">
            <text:p>Fitness Control Dashboard</text:p>
          </table:table-cell>
          <table:covered-table-cell table:number-columns-repeated="10"/>
          <table:table-cell table:number-columns-repeated="50"/>
          <table:table-cell table:style-name="ce23"/>
          <table:table-cell table:number-columns-repeated="959"/>
        </table:table-row>
        <table:table-row table:style-name="ro6">
          <table:table-cell/>
          <table:table-cell table:style-name="ce8" office:value-type="string" calcext:value-type="string">
            <text:p>Chromosome</text:p>
          </table:table-cell>
          <table:table-cell/>
          <table:table-cell table:style-name="ce53" office:value-type="string" calcext:value-type="string">
            <text:p><text:s text:c="11"/>Fitness Breakdown</text:p>
          </table:table-cell>
          <table:table-cell table:style-name="ce64"/>
          <table:table-cell table:style-name="ce51" office:value-type="string" calcext:value-type="string">
            <text:p>Fitness Priority</text:p>
          </table:table-cell>
          <table:table-cell table:style-name="ce64" office:value-type="string" calcext:value-type="string">
            <text:p>Formula</text:p>
          </table:table-cell>
          <table:table-cell table:style-name="ce84"/>
          <table:table-cell table:style-name="ce89" office:value-type="string" calcext:value-type="string" table:number-columns-spanned="6" table:number-rows-spanned="1">
            <text:p>Value</text:p>
          </table:table-cell>
          <table:covered-table-cell table:number-columns-repeated="5"/>
          <table:table-cell/>
          <table:table-cell table:style-name="ce73" office:value-type="string" calcext:value-type="string" table:number-columns-spanned="2" table:number-rows-spanned="1">
            <text:p>Benchmark</text:p>
          </table:table-cell>
          <table:covered-table-cell/>
          <table:table-cell table:number-columns-repeated="47"/>
          <table:table-cell table:style-name="ce23"/>
          <table:table-cell table:number-columns-repeated="959"/>
        </table:table-row>
        <table:table-row table:style-name="ro7">
          <table:table-cell/>
          <table:table-cell table:style-name="ce9" office:value-type="string" calcext:value-type="string">
            <text:p>Constraint (Hard)</text:p>
          </table:table-cell>
          <table:table-cell/>
          <table:table-cell table:style-name="ce54" office:value-type="string" calcext:value-type="string">
            <text:p>Proj Make-Span (Overall)</text:p>
          </table:table-cell>
          <table:table-cell table:style-name="ce65"/>
          <table:table-cell table:style-name="ce73" office:value-type="string" calcext:value-type="string">
            <text:p>Medium</text:p>
          </table:table-cell>
          <table:table-cell table:style-name="ce78" office:value-type="string" calcext:value-type="string">
            <text:p>=AW15</text:p>
          </table:table-cell>
          <table:table-cell table:style-name="ce85"/>
          <table:table-cell table:style-name="ce90" table:formula="of:=[.AW15]" office:value-type="float" office:value="1213.37917945414" calcext:value-type="float">
            <text:p>1213.38</text:p>
          </table:table-cell>
          <table:table-cell table:style-name="ce42"/>
          <table:table-cell table:style-name="ce97" office:value-type="string" calcext:value-type="string">
            <text:p>&lt;- To shorten entire projects span (ALL projects)</text:p>
          </table:table-cell>
          <table:table-cell table:style-name="ce42" table:number-columns-repeated="2"/>
          <table:table-cell table:style-name="ce104"/>
          <table:table-cell table:style-name="ce107"/>
          <table:table-cell table:style-name="ce73" office:value-type="string" calcext:value-type="string" table:number-columns-spanned="2" table:number-rows-spanned="1">
            <text:p><text:span text:style-name="T3">Perfect </text:span>AVG Project Span</text:p>
          </table:table-cell>
          <table:covered-table-cell/>
          <table:table-cell table:number-columns-repeated="47"/>
          <table:table-cell table:style-name="ce23"/>
          <table:table-cell table:number-columns-repeated="959"/>
        </table:table-row>
        <table:table-row table:style-name="ro2">
          <table:table-cell/>
          <table:table-cell table:style-name="ce10" office:value-type="string" calcext:value-type="string">
            <text:p>Constraint (Soft)</text:p>
          </table:table-cell>
          <table:table-cell/>
          <table:table-cell table:style-name="ce55" office:value-type="string" calcext:value-type="string">
            <text:p>Average Proj Make-Span (Individual)</text:p>
          </table:table-cell>
          <table:table-cell table:style-name="ce66"/>
          <table:table-cell table:style-name="ce73" office:value-type="string" calcext:value-type="string">
            <text:p>Medium</text:p>
          </table:table-cell>
          <table:table-cell table:style-name="ce79" office:value-type="string" calcext:value-type="string">
            <text:p>=AV32</text:p>
          </table:table-cell>
          <table:table-cell table:style-name="ce86"/>
          <table:table-cell table:style-name="ce90" table:formula="of:=[.AV32]" office:value-type="float" office:value="476.585888072211" calcext:value-type="float">
            <text:p>476.59</text:p>
          </table:table-cell>
          <table:table-cell table:style-name="ce42"/>
          <table:table-cell table:style-name="ce97" office:value-type="string" calcext:value-type="string">
            <text:p>&lt;- To shorten average individual project span</text:p>
          </table:table-cell>
          <table:table-cell table:style-name="ce42" table:number-columns-repeated="2"/>
          <table:table-cell table:style-name="ce104"/>
          <table:table-cell table:style-name="ce28" office:value-type="string" calcext:value-type="string">
            <text:p>&lt;----------&gt;</text:p>
          </table:table-cell>
          <table:table-cell table:style-name="ce109" table:formula="of:=[$'Project_Facts_(User_Inputs)'.AZ30]" office:value-type="float" office:value="201.444118006022" calcext:value-type="float" table:number-columns-spanned="2" table:number-rows-spanned="1">
            <text:p>201.444118006</text:p>
          </table:table-cell>
          <table:covered-table-cell/>
          <table:table-cell table:number-columns-repeated="47"/>
          <table:table-cell table:style-name="ce23"/>
          <table:table-cell table:number-columns-repeated="959"/>
        </table:table-row>
        <table:table-row table:style-name="ro2">
          <table:table-cell/>
          <table:table-cell table:style-name="ce11" office:value-type="string" calcext:value-type="string">
            <text:p>Fitness</text:p>
          </table:table-cell>
          <table:table-cell/>
          <table:table-cell table:style-name="ce55" office:value-type="string" calcext:value-type="string">
            <text:p>Priority-Weighted Plan-Lead</text:p>
          </table:table-cell>
          <table:table-cell table:style-name="ce66"/>
          <table:table-cell table:style-name="ce73" office:value-type="string" calcext:value-type="string">
            <text:p>Low</text:p>
          </table:table-cell>
          <table:table-cell table:style-name="ce79" office:value-type="string" calcext:value-type="string">
            <text:p>=AT32</text:p>
          </table:table-cell>
          <table:table-cell table:style-name="ce86"/>
          <table:table-cell table:style-name="ce90" table:formula="of:=[.AT32]" office:value-type="float" office:value="189.053970223325" calcext:value-type="float">
            <text:p>189.05</text:p>
          </table:table-cell>
          <table:table-cell table:style-name="ce42"/>
          <table:table-cell table:style-name="ce97" office:value-type="string" calcext:value-type="string">
            <text:p>&lt;- To schedule important projects to start earlier</text:p>
          </table:table-cell>
          <table:table-cell table:style-name="ce42" table:number-columns-repeated="2"/>
          <table:table-cell table:style-name="ce104"/>
          <table:table-cell table:number-columns-repeated="50"/>
          <table:table-cell table:style-name="ce23"/>
          <table:table-cell table:number-columns-repeated="959"/>
        </table:table-row>
        <table:table-row table:style-name="ro2">
          <table:table-cell/>
          <table:table-cell table:style-name="ce12" office:value-type="string" calcext:value-type="string">
            <text:p>User Inputs</text:p>
          </table:table-cell>
          <table:table-cell/>
          <table:table-cell table:style-name="ce56" office:value-type="string" calcext:value-type="string">
            <text:p>Code-Base Violation x Weight</text:p>
          </table:table-cell>
          <table:table-cell table:style-name="ce67"/>
          <table:table-cell table:style-name="ce73" office:value-type="string" calcext:value-type="string">
            <text:p>High</text:p>
          </table:table-cell>
          <table:table-cell table:style-name="ce80" office:value-type="string" calcext:value-type="string">
            <text:p>='Code Base Violation Constraint'!E13*20</text:p>
          </table:table-cell>
          <table:table-cell table:style-name="ce87"/>
          <table:table-cell table:style-name="ce90" table:formula="of:=[$Code_Base_Violation_Constraint.E13]*[.N7]" office:value-type="float" office:value="0" calcext:value-type="float">
            <text:p>0.00</text:p>
          </table:table-cell>
          <table:table-cell table:style-name="ce42"/>
          <table:table-cell table:style-name="ce97" office:value-type="string" calcext:value-type="string">
            <text:p>&lt;- Heuristic Weight (Hard -&gt; Soft constraint):</text:p>
          </table:table-cell>
          <table:table-cell table:style-name="ce42" table:number-columns-repeated="2"/>
          <table:table-cell table:style-name="ce104" office:value-type="float" office:value="50" calcext:value-type="float">
            <text:p>50</text:p>
          </table:table-cell>
          <table:table-cell table:style-name="ce28"/>
          <table:table-cell table:number-columns-repeated="49"/>
          <table:table-cell table:style-name="ce23"/>
          <table:table-cell table:number-columns-repeated="959"/>
        </table:table-row>
        <table:table-row table:style-name="ro2">
          <table:table-cell/>
          <table:table-cell table:style-name="ce13" office:value-type="string" calcext:value-type="string">
            <text:p>Formula</text:p>
          </table:table-cell>
          <table:table-cell/>
          <table:table-cell table:style-name="ce57" office:value-type="string" calcext:value-type="string">
            <text:p>Integrated Fitness - To Min()</text:p>
          </table:table-cell>
          <table:table-cell table:style-name="ce68"/>
          <table:table-cell table:style-name="ce74" office:value-type="string" calcext:value-type="string">
            <text:p>N.A.</text:p>
          </table:table-cell>
          <table:table-cell table:style-name="ce81" office:value-type="string" calcext:value-type="string">
            <text:p>=SUM(I4:I7)</text:p>
          </table:table-cell>
          <table:table-cell table:style-name="ce88"/>
          <table:table-cell table:style-name="ce91" table:formula="of:=SUM([.I4:.I7])" office:value-type="float" office:value="1879.01903774968" calcext:value-type="float">
            <text:p>1879.02</text:p>
          </table:table-cell>
          <table:table-cell table:style-name="ce94"/>
          <table:table-cell table:style-name="ce98" office:value-type="string" calcext:value-type="string">
            <text:p>&lt;- To Minimize</text:p>
          </table:table-cell>
          <table:table-cell table:style-name="ce94" table:number-columns-repeated="2"/>
          <table:table-cell table:style-name="ce105"/>
          <table:table-cell table:style-name="ce28"/>
          <table:table-cell table:number-columns-repeated="49"/>
          <table:table-cell table:style-name="ce23"/>
          <table:table-cell table:number-columns-repeated="959"/>
        </table:table-row>
        <table:table-row table:style-name="ro2">
          <table:table-cell table:number-columns-repeated="3"/>
          <table:table-cell table:style-name="ce58" office:value-type="string" calcext:value-type="string">
            <text:p>Code-Base constraint satisfied ?</text:p>
          </table:table-cell>
          <table:table-cell table:style-name="ce69"/>
          <table:table-cell table:style-name="ce75" table:formula="of:=IF([.I7]=0;1;0)" office:value-type="boolean" office:boolean-value="true" calcext:value-type="boolean">
            <text:p>TRUE</text:p>
          </table:table-cell>
          <table:table-cell table:style-name="ce17" table:number-columns-repeated="3"/>
          <table:table-cell table:number-columns-repeated="55"/>
          <table:table-cell table:style-name="ce23"/>
          <table:table-cell table:number-columns-repeated="959"/>
        </table:table-row>
        <table:table-row table:style-name="ro2">
          <table:table-cell table:number-columns-repeated="64"/>
          <table:table-cell table:style-name="ce23"/>
          <table:table-cell table:number-columns-repeated="959"/>
        </table:table-row>
        <table:table-row table:style-name="ro2">
          <table:table-cell table:style-name="ce3"/>
          <table:table-cell table:style-name="ce3" office:value-type="string" calcext:value-type="string">
            <text:p>Vlookup Inde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82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/>
          <table:table-cell table:style-name="ce47"/>
          <table:table-cell table:style-name="ce3" table:number-columns-repeated="959"/>
        </table:table-row>
        <table:table-row table:style-name="ro6">
          <table:table-cell table:style-name="ce4" table:number-columns-repeated="33"/>
          <table:table-cell table:style-name="ce110" table:number-columns-repeated="13"/>
          <table:table-cell table:style-name="ce4"/>
          <table:table-cell table:style-name="ce110" table:number-columns-repeated="2"/>
          <table:table-cell table:style-name="ce4" table:number-columns-repeated="15"/>
          <table:table-cell table:style-name="ce48"/>
          <table:table-cell table:style-name="ce4" table:number-columns-repeated="959"/>
        </table:table-row>
        <table:table-row table:style-name="ro8">
          <table:table-cell table:style-name="ce4" table:number-columns-repeated="3"/>
          <table:table-cell table:style-name="ce15" office:value-type="string" calcext:value-type="string" table:number-columns-spanned="4" table:number-rows-spanned="1">
            <text:p>Resource Allocation / Full Time Employee (FTEs)</text:p>
          </table:table-cell>
          <table:covered-table-cell table:number-columns-repeated="3"/>
          <table:table-cell table:style-name="ce4"/>
          <table:table-cell table:style-name="ce28"/>
          <table:table-cell table:style-name="ce4"/>
          <table:table-cell table:style-name="ce28"/>
          <table:table-cell table:style-name="ce15" office:value-type="string" calcext:value-type="string" table:number-columns-spanned="2" table:number-rows-spanned="1">
            <text:p>Plan Phase (Calendar-Day)</text:p>
          </table:table-cell>
          <table:covered-table-cell/>
          <table:table-cell table:style-name="ce4"/>
          <table:table-cell table:style-name="ce28"/>
          <table:table-cell table:style-name="ce15" office:value-type="string" calcext:value-type="string" table:number-columns-spanned="2" table:number-rows-spanned="1">
            <text:p>Development Phase (Calendar-Day)</text:p>
          </table:table-cell>
          <table:covered-table-cell/>
          <table:table-cell table:style-name="ce4"/>
          <table:table-cell table:style-name="ce28"/>
          <table:table-cell table:style-name="ce15" office:value-type="string" calcext:value-type="string" table:number-columns-spanned="2" table:number-rows-spanned="1">
            <text:p>SIT Phase (Calendar-Day)</text:p>
          </table:table-cell>
          <table:covered-table-cell/>
          <table:table-cell table:style-name="ce4" table:number-columns-repeated="2"/>
          <table:table-cell table:style-name="ce15" office:value-type="string" calcext:value-type="string" table:number-columns-spanned="2" table:number-rows-spanned="1">
            <text:p>UAT Phase (Calendar-Day)</text:p>
          </table:table-cell>
          <table:covered-table-cell/>
          <table:table-cell table:style-name="ce4" table:number-columns-repeated="2"/>
          <table:table-cell table:style-name="ce15" office:value-type="string" calcext:value-type="string" table:number-columns-spanned="2" table:number-rows-spanned="1">
            <text:p>NFT Phase (Calendar-Day)</text:p>
          </table:table-cell>
          <table:covered-table-cell/>
          <table:table-cell table:style-name="ce4" table:number-columns-repeated="2"/>
          <table:table-cell table:style-name="ce15" office:value-type="string" calcext:value-type="string" table:number-columns-spanned="2" table:number-rows-spanned="1">
            <text:p>Prod Phase (Calendar-Day)</text:p>
          </table:table-cell>
          <table:covered-table-cell/>
          <table:table-cell table:style-name="ce111" table:number-columns-repeated="5"/>
          <table:table-cell table:style-name="ce116" office:value-type="string" calcext:value-type="string" table:number-columns-spanned="8" table:number-rows-spanned="1">
            <text:p>Fitness - Lead / Idle Time (Days) prior to:</text:p>
          </table:table-cell>
          <table:covered-table-cell table:number-columns-repeated="7"/>
          <table:table-cell table:style-name="ce4"/>
          <table:table-cell table:style-name="ce15" office:value-type="string" calcext:value-type="string" table:number-columns-spanned="2" table:number-rows-spanned="1">
            <text:p>Fitness - Project Make-Sapn (Days)</text:p>
            <text:p>(Without Plan-Lead)</text:p>
          </table:table-cell>
          <table:covered-table-cell/>
          <table:table-cell table:style-name="ce4"/>
          <table:table-cell table:style-name="ce122" office:value-type="string" calcext:value-type="string">
            <text:p>Constraint (Hard -&gt; Soft) - Code-Base Version violation detection (SIT/UAT/NFT/Prod only)</text:p>
          </table:table-cell>
          <table:table-cell table:style-name="ce4" table:number-columns-repeated="13"/>
          <table:table-cell table:style-name="ce48"/>
          <table:table-cell table:style-name="ce4" table:number-columns-repeated="959"/>
        </table:table-row>
        <table:table-row table:style-name="ro4">
          <table:table-cell table:style-name="ce4"/>
          <table:table-cell table:style-name="ce49" table:formula="of:=[$'Project_Facts_(User_Inputs)'.B12]" office:value-type="string" office:string-value="Project Name" calcext:value-type="string">
            <text:p>Project Name</text:p>
          </table:table-cell>
          <table:table-cell table:style-name="ce4"/>
          <table:table-cell table:style-name="ce15" office:value-type="string" calcext:value-type="string">
            <text:p>Knowledge</text:p>
            <text:p>Engineer</text:p>
          </table:table-cell>
          <table:table-cell table:style-name="ce15" office:value-type="string" calcext:value-type="string">
            <text:p>Software</text:p>
            <text:p>Engineer</text:p>
          </table:table-cell>
          <table:table-cell table:style-name="ce29" office:value-type="string" calcext:value-type="string">
            <text:p>Project Manager</text:p>
            <text:p>(Future work)</text:p>
          </table:table-cell>
          <table:table-cell table:style-name="ce29" office:value-type="string" calcext:value-type="string">
            <text:p>Admin</text:p>
            <text:p>(Future work)</text:p>
          </table:table-cell>
          <table:table-cell table:style-name="ce4"/>
          <table:table-cell table:style-name="ce15" office:value-type="string" calcext:value-type="string">
            <text:p>Initial Date</text:p>
          </table:table-cell>
          <table:table-cell table:style-name="ce95"/>
          <table:table-cell table:style-name="ce15" office:value-type="string" calcext:value-type="string">
            <text:p>Lead prior to Plan</text:p>
            <text:p>(Calendar-Day)</text:p>
          </table:table-cell>
          <table:table-cell table:style-name="ce15" office:value-type="string" calcext:value-type="string">
            <text:p>Start Date</text:p>
          </table:table-cell>
          <table:table-cell table:style-name="ce15" office:value-type="string" calcext:value-type="string">
            <text:p>End Date</text:p>
          </table:table-cell>
          <table:table-cell table:style-name="ce95"/>
          <table:table-cell table:style-name="ce15" office:value-type="string" calcext:value-type="string">
            <office:annotation office:display="true" draw:style-name="gr1" svg:width="158.26pt" svg:height="36pt" svg:x="866.24pt" svg:y="165.74pt" draw:caption-point-x="-25.8pt" draw:caption-point-y="29.93pt">
              <dc:creator>GU ZHAN</dc:creator>
              <dc:date>2019-03-17T00:00:00</dc:date>
              <text:p><text:span text:style-name="T1">Fixed to '0', because Code-Base Violation is not possible prior to this project phase.</text:span></text:p>
            </office:annotation>
            <text:p>Lead prior to Development</text:p>
            <text:p>(Calendar-Day)</text:p>
          </table:table-cell>
          <table:table-cell table:style-name="ce15" office:value-type="string" calcext:value-type="string">
            <text:p>Start Date</text:p>
          </table:table-cell>
          <table:table-cell table:style-name="ce15" office:value-type="string" calcext:value-type="string">
            <text:p>End Date</text:p>
          </table:table-cell>
          <table:table-cell table:style-name="ce95"/>
          <table:table-cell table:style-name="ce15" office:value-type="string" calcext:value-type="string">
            <office:annotation office:display="true" draw:style-name="gr1" svg:width="158.26pt" svg:height="36pt" svg:x="1099.5pt" svg:y="168.75pt" draw:caption-point-x="-21.29pt" draw:caption-point-y="26.93pt">
              <dc:creator>GU ZHAN</dc:creator>
              <dc:date>2019-03-17T00:00:00</dc:date>
              <text:p><text:span text:style-name="T1">Fixed to '0', because Code-Base Violation is not possible prior to this project phase.</text:span></text:p>
            </office:annotation>
            <text:p>Lead prior to SIT</text:p>
            <text:p>(Calendar-Day)</text:p>
          </table:table-cell>
          <table:table-cell table:style-name="ce15" office:value-type="string" calcext:value-type="string">
            <text:p>Start Date</text:p>
          </table:table-cell>
          <table:table-cell table:style-name="ce15" office:value-type="string" calcext:value-type="string">
            <text:p>End Date</text:p>
          </table:table-cell>
          <table:table-cell table:style-name="ce95"/>
          <table:table-cell table:style-name="ce15" office:value-type="string" calcext:value-type="string">
            <text:p>Lead prior to UAT</text:p>
            <text:p>(Calendar-Day)</text:p>
          </table:table-cell>
          <table:table-cell table:style-name="ce15" office:value-type="string" calcext:value-type="string">
            <text:p>Start Date</text:p>
          </table:table-cell>
          <table:table-cell table:style-name="ce15" office:value-type="string" calcext:value-type="string">
            <text:p>End Date</text:p>
          </table:table-cell>
          <table:table-cell table:style-name="ce95"/>
          <table:table-cell table:style-name="ce15" office:value-type="string" calcext:value-type="string">
            <text:p>Lead prior to NFT</text:p>
            <text:p>(Calendar-Day)</text:p>
          </table:table-cell>
          <table:table-cell table:style-name="ce15" office:value-type="string" calcext:value-type="string">
            <text:p>Start Date</text:p>
          </table:table-cell>
          <table:table-cell table:style-name="ce15" office:value-type="string" calcext:value-type="string">
            <text:p>End Date</text:p>
          </table:table-cell>
          <table:table-cell table:style-name="ce4"/>
          <table:table-cell table:style-name="ce15" office:value-type="string" calcext:value-type="string">
            <text:p>Lead prior to Prod</text:p>
            <text:p>(Calendar-Day)</text:p>
          </table:table-cell>
          <table:table-cell table:style-name="ce15" office:value-type="string" calcext:value-type="string">
            <text:p>Start Date</text:p>
          </table:table-cell>
          <table:table-cell table:style-name="ce15" office:value-type="string" calcext:value-type="string">
            <text:p>End Date</text:p>
          </table:table-cell>
          <table:table-cell table:style-name="ce111"/>
          <table:table-cell table:style-name="ce49" table:formula="of:=[$'Project_Facts_(User_Inputs)'.D12]" office:value-type="string" office:string-value="Code Base Version" calcext:value-type="string">
            <text:p>Code Base Version</text:p>
          </table:table-cell>
          <table:table-cell table:style-name="ce111"/>
          <table:table-cell table:style-name="ce49" table:formula="of:=[$'Project_Facts_(User_Inputs)'.AS12]" office:value-type="string" office:string-value="Project Priority" calcext:value-type="string">
            <text:p>Project Priority</text:p>
          </table:table-cell>
          <table:table-cell table:style-name="ce111"/>
          <table:table-cell table:style-name="ce116" office:value-type="string" calcext:value-type="string">
            <text:p>Plan</text:p>
          </table:table-cell>
          <table:table-cell table:style-name="ce29" office:value-type="string" calcext:value-type="string">
            <text:p>Development</text:p>
          </table:table-cell>
          <table:table-cell table:style-name="ce29" office:value-type="string" calcext:value-type="string">
            <text:p>SIT</text:p>
          </table:table-cell>
          <table:table-cell table:style-name="ce29" office:value-type="string" calcext:value-type="string">
            <text:p>UAT</text:p>
          </table:table-cell>
          <table:table-cell table:style-name="ce29" office:value-type="string" calcext:value-type="string">
            <text:p>NFT</text:p>
          </table:table-cell>
          <table:table-cell table:style-name="ce29" office:value-type="string" calcext:value-type="string">
            <text:p>Prod</text:p>
          </table:table-cell>
          <table:table-cell table:style-name="ce29" office:value-type="string" calcext:value-type="string">
            <text:p>Total</text:p>
          </table:table-cell>
          <table:table-cell table:style-name="ce119" office:value-type="string" calcext:value-type="string">
            <office:annotation office:display="true" draw:style-name="gr1" svg:width="201pt" svg:height="60.01pt" svg:x="2474.25pt" svg:y="114.01pt" draw:caption-point-x="150.46pt" draw:caption-point-y="81.67pt">
              <dc:creator>GU ZHAN</dc:creator>
              <dc:date>2019-03-17T00:00:00</dc:date>
              <text:p><text:span text:style-name="T1">Value = </text:span></text:p>
              <text:p><text:span text:style-name="T1">Project Priority x Plan-Lead x Priority Factor</text:span></text:p>
              <text:p><text:span text:style-name="T1"/></text:p>
              <text:p><text:span text:style-name="T1">To Min() This is for scheduling important Project to start earlier.</text:span></text:p>
            </office:annotation>
            <text:p>Priority-Weighted Plan-Lead</text:p>
          </table:table-cell>
          <table:table-cell table:style-name="ce4"/>
          <table:table-cell table:style-name="ce119" office:value-type="string" calcext:value-type="string">
            <text:p>Individual</text:p>
          </table:table-cell>
          <table:table-cell table:style-name="ce119" office:value-type="string" calcext:value-type="string">
            <text:p>Overall</text:p>
          </table:table-cell>
          <table:table-cell table:style-name="ce4"/>
          <table:table-cell table:style-name="ce15" office:value-type="string" calcext:value-type="string">
            <text:p>Refer to worksheet: Code Base Violation Constraint</text:p>
          </table:table-cell>
          <table:table-cell table:style-name="ce4" table:number-columns-repeated="13"/>
          <table:table-cell table:style-name="ce48"/>
          <table:table-cell table:style-name="ce4" table:number-columns-repeated="959"/>
        </table:table-row>
        <table:table-row table:style-name="ro2">
          <table:table-cell/>
          <table:table-cell table:style-name="ce50" table:formula="of:=[$'Project_Facts_(User_Inputs)'.B13]" office:value-type="string" office:string-value="Project-A01" calcext:value-type="string">
            <text:p>Project-A01</text:p>
          </table:table-cell>
          <table:table-cell/>
          <table:table-cell table:style-name="ce59" table:formula="of:=['Project_Release_Optimizer_(NLP-Solver)'.D15]" office:value-type="float" office:value="0.299018865942406" calcext:value-type="float">
            <text:p>0.30</text:p>
          </table:table-cell>
          <table:table-cell table:style-name="ce59" table:formula="of:=['Project_Release_Optimizer_(NLP-Solver)'.E15]" office:value-type="float" office:value="1.53487615366546" calcext:value-type="float">
            <office:annotation office:display="true" draw:style-name="gr1" svg:width="119.99pt" svg:height="111pt" svg:x="304.5pt" svg:y="252pt" draw:caption-point-x="-20.55pt" draw:caption-point-y="-9.89pt">
              <dc:creator>GU ZHAN</dc:creator>
              <dc:date>2019-03-17T00:00:00</dc:date>
              <text:p><text:span text:style-name="T1">GA setting:</text:span></text:p>
              <text:p><text:span text:style-name="T1">0.25 &lt;= FTE &lt;= 5</text:span></text:p>
              <text:p><text:span text:style-name="T1"/></text:p>
              <text:p><text:span text:style-name="T1">One resource can be assigned to max 4 projects.</text:span></text:p>
              <text:p><text:span text:style-name="T1"/></text:p>
              <text:p><text:span text:style-name="T1">Any project can be assigned max 5 FTE for each type of recourse.</text:span></text:p>
            </office:annotation>
            <text:p>1.53</text:p>
          </table:table-cell>
          <table:table-cell table:style-name="ce16"/>
          <table:table-cell table:style-name="ce73"/>
          <table:table-cell/>
          <table:table-cell table:style-name="ce92" office:value-type="date" office:date-value="2014-01-01" calcext:value-type="date">
            <text:p>01-Jan-2014</text:p>
          </table:table-cell>
          <table:table-cell table:style-name="ce96"/>
          <table:table-cell table:style-name="ce99" table:formula="of:=['Project_Release_Optimizer_(NLP-Solver)'.F15]" office:value-type="float" office:value="14" calcext:value-type="float">
            <office:annotation office:display="true" draw:style-name="gr1" svg:width="105pt" svg:height="34.5pt" svg:x="491.24pt" svg:y="171.75pt" draw:caption-point-x="115.97pt" draw:caption-point-y="70.36pt">
              <dc:creator>GU ZHAN</dc:creator>
              <dc:date>2019-03-17T00:00:00</dc:date>
              <text:p><text:span text:style-name="T1">GA setting:</text:span></text:p>
              <text:p><text:span text:style-name="T1">0 &lt;= Lead &lt;= 365</text:span></text:p>
              <text:p><text:span text:style-name="T1">Integer</text:span></text:p>
            </office:annotation>
            <text:p>14</text:p>
          </table:table-cell>
          <table:table-cell table:style-name="ce102" table:formula="of:=[.I15]+[.K15]+1" office:value-type="date" office:date-value="2014-01-16" calcext:value-type="date">
            <text:p>16-Jan-2014</text:p>
          </table:table-cell>
          <table:table-cell table:style-name="ce102" table:formula="of:=[.L15]+VLOOKUP([.$B15];[$'Project_Facts_(User_Inputs)'.$B$13:.$BL$28];13;0)" office:value-type="date" office:date-value="2014-03-13T20:27:44.646393" calcext:value-type="date">
            <text:p>13-Mar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M15]+[.O15]+1" office:value-type="date" office:date-value="2014-03-14T20:27:44.646393" calcext:value-type="date">
            <text:p>14-Mar-2014</text:p>
          </table:table-cell>
          <table:table-cell table:style-name="ce102" table:formula="of:=[.P15]+VLOOKUP([.$B15];[$'Project_Facts_(User_Inputs)'.$B$13:.$BL$28];18;0)" office:value-type="date" office:date-value="2014-05-02T01:33:32.456052" calcext:value-type="date">
            <text:p>02-May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Q15]+[.S15]+1" office:value-type="date" office:date-value="2014-05-03T01:33:32.456052" calcext:value-type="date">
            <text:p>03-May-2014</text:p>
          </table:table-cell>
          <table:table-cell table:style-name="ce102" table:formula="of:=[.T15]+VLOOKUP([.$B15];[$'Project_Facts_(User_Inputs)'.$B$13:.$BL$28];23;0)" office:value-type="date" office:date-value="2014-05-16T17:01:47.971186" calcext:value-type="date">
            <text:p>16-May-2014</text:p>
          </table:table-cell>
          <table:table-cell table:style-name="ce96"/>
          <table:table-cell table:style-name="ce99" table:formula="of:=['Project_Release_Optimizer_(NLP-Solver)'.G15]" office:value-type="float" office:value="4" calcext:value-type="float">
            <text:p>4</text:p>
          </table:table-cell>
          <table:table-cell table:style-name="ce102" table:formula="of:=[.U15]+[.W15]+1" office:value-type="date" office:date-value="2014-05-21T17:01:47.971186" calcext:value-type="date">
            <text:p>21-May-2014</text:p>
          </table:table-cell>
          <table:table-cell table:style-name="ce102" table:formula="of:=[.X15]+VLOOKUP([.$B15];[$'Project_Facts_(User_Inputs)'.$B$13:.$BL$28];28;0)" office:value-type="date" office:date-value="2014-06-04T08:30:03.48632" calcext:value-type="date">
            <text:p>04-Jun-2014</text:p>
          </table:table-cell>
          <table:table-cell table:style-name="ce96"/>
          <table:table-cell table:style-name="ce99" table:formula="of:=['Project_Release_Optimizer_(NLP-Solver)'.H15]" office:value-type="float" office:value="17" calcext:value-type="float">
            <text:p>17</text:p>
          </table:table-cell>
          <table:table-cell table:style-name="ce102" table:formula="of:=[.Y15]+[.AA15]+1" office:value-type="date" office:date-value="2014-06-22T08:30:03.48632" calcext:value-type="date">
            <text:p>22-Jun-2014</text:p>
          </table:table-cell>
          <table:table-cell table:style-name="ce102" table:formula="of:=[.AB15]+VLOOKUP([.$B15];[$'Project_Facts_(User_Inputs)'.$B$13:.$BL$28];33;0)" office:value-type="date" office:date-value="2014-07-05T23:58:19.001454" calcext:value-type="date">
            <text:p>05-Jul-2014</text:p>
          </table:table-cell>
          <table:table-cell table:style-name="ce96"/>
          <table:table-cell table:style-name="ce99" table:formula="of:=['Project_Release_Optimizer_(NLP-Solver)'.I15]" office:value-type="float" office:value="32" calcext:value-type="float">
            <text:p>32</text:p>
          </table:table-cell>
          <table:table-cell table:style-name="ce102" table:formula="of:=[.AC15]+[.AE15]+1" office:value-type="date" office:date-value="2014-08-07T23:58:19.001454" calcext:value-type="date">
            <text:p>07-Aug-2014</text:p>
          </table:table-cell>
          <table:table-cell table:style-name="ce102" table:formula="of:=[.AF15]+VLOOKUP([.$B15];[$'Project_Facts_(User_Inputs)'.$B$13:.$BL$28];38;0)" office:value-type="date" office:date-value="2014-08-21T15:26:34.516588" calcext:value-type="date">
            <text:p>21-Aug-2014</text:p>
          </table:table-cell>
          <table:table-cell/>
          <table:table-cell table:style-name="ce50" table:formula="of:=[$'Project_Facts_(User_Inputs)'.D13]" office:value-type="string" office:string-value="v001" calcext:value-type="string">
            <text:p>v001</text:p>
          </table:table-cell>
          <table:table-cell/>
          <table:table-cell table:style-name="ce113" table:formula="of:=[$'Project_Facts_(User_Inputs)'.AS13]" office:value-type="float" office:value="0.0564516129032258" calcext:value-type="float">
            <text:p>0.06</text:p>
          </table:table-cell>
          <table:table-cell/>
          <table:table-cell table:style-name="ce117" table:formula="of:=[.K15]" office:value-type="float" office:value="14" calcext:value-type="float">
            <text:p>14</text:p>
          </table:table-cell>
          <table:table-cell table:style-name="ce117" table:formula="of:=[.O15]" office:value-type="float" office:value="0" calcext:value-type="float">
            <text:p>0</text:p>
          </table:table-cell>
          <table:table-cell table:style-name="ce117" table:formula="of:=[.S15]" office:value-type="float" office:value="0" calcext:value-type="float">
            <text:p>0</text:p>
          </table:table-cell>
          <table:table-cell table:style-name="ce117" table:formula="of:=[.W15]" office:value-type="float" office:value="4" calcext:value-type="float">
            <text:p>4</text:p>
          </table:table-cell>
          <table:table-cell table:style-name="ce117" table:formula="of:=[.AA15]" office:value-type="float" office:value="17" calcext:value-type="float">
            <text:p>17</text:p>
          </table:table-cell>
          <table:table-cell table:style-name="ce117" table:formula="of:=[.AE15]" office:value-type="float" office:value="32" calcext:value-type="float">
            <text:p>32</text:p>
          </table:table-cell>
          <table:table-cell table:style-name="ce117" table:formula="of:=SUM([.AM15:.AR15])" office:value-type="float" office:value="67" calcext:value-type="float">
            <text:p>67</text:p>
          </table:table-cell>
          <table:table-cell table:style-name="ce113" table:formula="of:=[.AK15]*[.AM15]*[.$AK$36]" office:value-type="float" office:value="11.8548387096774" calcext:value-type="float">
            <text:p>11.85</text:p>
          </table:table-cell>
          <table:table-cell/>
          <table:table-cell table:style-name="ce113" table:formula="of:=[.AG15]-[.L15]" office:value-type="float" office:value="217.643455053098" calcext:value-type="float">
            <text:p>217.64</text:p>
          </table:table-cell>
          <table:table-cell table:style-name="ce121" table:formula="of:=MAX([.AG15:.AG29])-MIN([.L15:.L29])" office:value-type="float" office:value="1213.37917945414" calcext:value-type="float">
            <text:p>1213.38</text:p>
          </table:table-cell>
          <table:table-cell table:number-columns-repeated="15"/>
          <table:table-cell table:style-name="ce23" office:value-type="string" calcext:value-type="string">
            <text:p>E</text:p>
          </table:table-cell>
          <table:table-cell table:number-columns-repeated="959"/>
        </table:table-row>
        <table:table-row table:style-name="ro2">
          <table:table-cell/>
          <table:table-cell table:style-name="ce50" table:formula="of:=[$'Project_Facts_(User_Inputs)'.B14]" office:value-type="string" office:string-value="Project-A02" calcext:value-type="string">
            <text:p>Project-A02</text:p>
          </table:table-cell>
          <table:table-cell/>
          <table:table-cell table:style-name="ce59" table:formula="of:=['Project_Release_Optimizer_(NLP-Solver)'.D16]" office:value-type="float" office:value="0.334293881235452" calcext:value-type="float">
            <text:p>0.33</text:p>
          </table:table-cell>
          <table:table-cell table:style-name="ce59" table:formula="of:=['Project_Release_Optimizer_(NLP-Solver)'.E16]" office:value-type="float" office:value="1.25541571596482" calcext:value-type="float">
            <text:p>1.26</text:p>
          </table:table-cell>
          <table:table-cell table:style-name="ce16"/>
          <table:table-cell table:style-name="ce73"/>
          <table:table-cell/>
          <table:table-cell table:style-name="ce92" office:value-type="date" office:date-value="2014-01-01" calcext:value-type="date">
            <text:p>01-Jan-2014</text:p>
          </table:table-cell>
          <table:table-cell table:style-name="ce96"/>
          <table:table-cell table:style-name="ce99" table:formula="of:=['Project_Release_Optimizer_(NLP-Solver)'.F16]" office:value-type="float" office:value="335" calcext:value-type="float">
            <text:p>335</text:p>
          </table:table-cell>
          <table:table-cell table:style-name="ce102" table:formula="of:=[.I16]+[.K16]+1" office:value-type="date" office:date-value="2014-12-03" calcext:value-type="date">
            <text:p>03-Dec-2014</text:p>
          </table:table-cell>
          <table:table-cell table:style-name="ce102" table:formula="of:=[.L16]+VLOOKUP([.$B16];[$'Project_Facts_(User_Inputs)'.$B$13:.$BL$28];13;0)" office:value-type="date" office:date-value="2015-01-16T20:53:48.36195" calcext:value-type="date">
            <text:p>16-Jan-2015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M16]+[.O16]+1" office:value-type="date" office:date-value="2015-01-17T20:53:48.36195" calcext:value-type="date">
            <text:p>17-Jan-2015</text:p>
          </table:table-cell>
          <table:table-cell table:style-name="ce102" table:formula="of:=[.P16]+VLOOKUP([.$B16];[$'Project_Facts_(User_Inputs)'.$B$13:.$BL$28];18;0)" office:value-type="date" office:date-value="2015-03-22T14:16:14.316937" calcext:value-type="date">
            <text:p>22-Mar-2015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Q16]+[.S16]+1" office:value-type="date" office:date-value="2015-03-23T14:16:14.316937" calcext:value-type="date">
            <text:p>23-Mar-2015</text:p>
          </table:table-cell>
          <table:table-cell table:style-name="ce102" table:formula="of:=[.T16]+VLOOKUP([.$B16];[$'Project_Facts_(User_Inputs)'.$B$13:.$BL$28];23;0)" office:value-type="date" office:date-value="2015-04-07T21:19:13.346134" calcext:value-type="date">
            <text:p>07-Apr-2015</text:p>
          </table:table-cell>
          <table:table-cell table:style-name="ce96"/>
          <table:table-cell table:style-name="ce99" table:formula="of:=['Project_Release_Optimizer_(NLP-Solver)'.G16]" office:value-type="float" office:value="13" calcext:value-type="float">
            <text:p>13</text:p>
          </table:table-cell>
          <table:table-cell table:style-name="ce102" table:formula="of:=[.U16]+[.W16]+1" office:value-type="date" office:date-value="2015-04-21T21:19:13.346134" calcext:value-type="date">
            <text:p>21-Apr-2015</text:p>
          </table:table-cell>
          <table:table-cell table:style-name="ce102" table:formula="of:=[.X16]+VLOOKUP([.$B16];[$'Project_Facts_(User_Inputs)'.$B$13:.$BL$28];28;0)" office:value-type="date" office:date-value="2015-05-07T04:22:12.375331" calcext:value-type="date">
            <text:p>07-May-2015</text:p>
          </table:table-cell>
          <table:table-cell table:style-name="ce96"/>
          <table:table-cell table:style-name="ce99" table:formula="of:=['Project_Release_Optimizer_(NLP-Solver)'.H16]" office:value-type="float" office:value="354" calcext:value-type="float">
            <text:p>354</text:p>
          </table:table-cell>
          <table:table-cell table:style-name="ce102" table:formula="of:=[.Y16]+[.AA16]+1" office:value-type="date" office:date-value="2016-04-26T04:22:12.375331" calcext:value-type="date">
            <text:p>26-Apr-2016</text:p>
          </table:table-cell>
          <table:table-cell table:style-name="ce102" table:formula="of:=[.AB16]+VLOOKUP([.$B16];[$'Project_Facts_(User_Inputs)'.$B$13:.$BL$28];33;0)" office:value-type="date" office:date-value="2016-05-11T11:25:11.404527" calcext:value-type="date">
            <text:p>11-May-2016</text:p>
          </table:table-cell>
          <table:table-cell table:style-name="ce96"/>
          <table:table-cell table:style-name="ce99" table:formula="of:=['Project_Release_Optimizer_(NLP-Solver)'.I16]" office:value-type="float" office:value="1" calcext:value-type="float">
            <text:p>1</text:p>
          </table:table-cell>
          <table:table-cell table:style-name="ce102" table:formula="of:=[.AC16]+[.AE16]+1" office:value-type="date" office:date-value="2016-05-13T11:25:11.404527" calcext:value-type="date">
            <text:p>13-May-2016</text:p>
          </table:table-cell>
          <table:table-cell table:style-name="ce102" table:formula="of:=[.AF16]+VLOOKUP([.$B16];[$'Project_Facts_(User_Inputs)'.$B$13:.$BL$28];38;0)" office:value-type="date" office:date-value="2016-05-28T18:28:10.433724" calcext:value-type="date">
            <text:p>28-May-2016</text:p>
          </table:table-cell>
          <table:table-cell/>
          <table:table-cell table:style-name="ce50" table:formula="of:=[$'Project_Facts_(User_Inputs)'.D14]" office:value-type="string" office:string-value="v002" calcext:value-type="string">
            <text:p>v002</text:p>
          </table:table-cell>
          <table:table-cell/>
          <table:table-cell table:style-name="ce113" table:formula="of:=[$'Project_Facts_(User_Inputs)'.AS14]" office:value-type="float" office:value="0.0589330024813896" calcext:value-type="float">
            <text:p>0.06</text:p>
          </table:table-cell>
          <table:table-cell/>
          <table:table-cell table:style-name="ce117" table:formula="of:=[.K16]" office:value-type="float" office:value="335" calcext:value-type="float">
            <text:p>335</text:p>
          </table:table-cell>
          <table:table-cell table:style-name="ce117" table:formula="of:=[.O16]" office:value-type="float" office:value="0" calcext:value-type="float">
            <text:p>0</text:p>
          </table:table-cell>
          <table:table-cell table:style-name="ce117" table:formula="of:=[.S16]" office:value-type="float" office:value="0" calcext:value-type="float">
            <text:p>0</text:p>
          </table:table-cell>
          <table:table-cell table:style-name="ce117" table:formula="of:=[.W16]" office:value-type="float" office:value="13" calcext:value-type="float">
            <text:p>13</text:p>
          </table:table-cell>
          <table:table-cell table:style-name="ce117" table:formula="of:=[.AA16]" office:value-type="float" office:value="354" calcext:value-type="float">
            <text:p>354</text:p>
          </table:table-cell>
          <table:table-cell table:style-name="ce117" table:formula="of:=[.AE16]" office:value-type="float" office:value="1" calcext:value-type="float">
            <text:p>1</text:p>
          </table:table-cell>
          <table:table-cell table:style-name="ce117" table:formula="of:=SUM([.AM16:.AR16])" office:value-type="float" office:value="703" calcext:value-type="float">
            <text:p>703</text:p>
          </table:table-cell>
          <table:table-cell table:style-name="ce113" table:formula="of:=[.AK16]*[.AM16]*[.$AK$36]" office:value-type="float" office:value="296.138337468983" calcext:value-type="float">
            <text:p>296.14</text:p>
          </table:table-cell>
          <table:table-cell/>
          <table:table-cell table:style-name="ce113" table:formula="of:=[.AG16]-[.L16]" office:value-type="float" office:value="542.769565205141" calcext:value-type="float">
            <text:p>542.77</text:p>
          </table:table-cell>
          <table:table-cell table:style-name="ce31"/>
          <table:table-cell table:number-columns-repeated="15"/>
          <table:table-cell table:style-name="ce23" office:value-type="string" calcext:value-type="string">
            <text:p>N</text:p>
          </table:table-cell>
          <table:table-cell table:number-columns-repeated="959"/>
        </table:table-row>
        <table:table-row table:style-name="ro2">
          <table:table-cell/>
          <table:table-cell table:style-name="ce50" table:formula="of:=[$'Project_Facts_(User_Inputs)'.B15]" office:value-type="string" office:string-value="Project-A03" calcext:value-type="string">
            <text:p>Project-A03</text:p>
          </table:table-cell>
          <table:table-cell/>
          <table:table-cell table:style-name="ce59" table:formula="of:=['Project_Release_Optimizer_(NLP-Solver)'.D17]" office:value-type="float" office:value="0.631895128154339" calcext:value-type="float">
            <text:p>0.63</text:p>
          </table:table-cell>
          <table:table-cell table:style-name="ce59" table:formula="of:=['Project_Release_Optimizer_(NLP-Solver)'.E17]" office:value-type="float" office:value="2.13922579798018" calcext:value-type="float">
            <text:p>2.14</text:p>
          </table:table-cell>
          <table:table-cell table:style-name="ce16"/>
          <table:table-cell table:style-name="ce73"/>
          <table:table-cell/>
          <table:table-cell table:style-name="ce92" office:value-type="date" office:date-value="2014-01-01" calcext:value-type="date">
            <text:p>01-Jan-2014</text:p>
          </table:table-cell>
          <table:table-cell table:style-name="ce96"/>
          <table:table-cell table:style-name="ce99" table:formula="of:=['Project_Release_Optimizer_(NLP-Solver)'.F17]" office:value-type="float" office:value="12" calcext:value-type="float">
            <text:p>12</text:p>
          </table:table-cell>
          <table:table-cell table:style-name="ce102" table:formula="of:=[.I17]+[.K17]+1" office:value-type="date" office:date-value="2014-01-14" calcext:value-type="date">
            <text:p>14-Jan-2014</text:p>
          </table:table-cell>
          <table:table-cell table:style-name="ce102" table:formula="of:=[.L17]+VLOOKUP([.$B17];[$'Project_Facts_(User_Inputs)'.$B$13:.$BL$28];13;0)" office:value-type="date" office:date-value="2014-02-08T07:41:44.792151" calcext:value-type="date">
            <text:p>08-Feb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M17]+[.O17]+1" office:value-type="date" office:date-value="2014-02-09T07:41:44.792151" calcext:value-type="date">
            <text:p>09-Feb-2014</text:p>
          </table:table-cell>
          <table:table-cell table:style-name="ce102" table:formula="of:=[.P17]+VLOOKUP([.$B17];[$'Project_Facts_(User_Inputs)'.$B$13:.$BL$28];18;0)" office:value-type="date" office:date-value="2014-02-21T22:36:32.763174" calcext:value-type="date">
            <text:p>21-Feb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Q17]+[.S17]+1" office:value-type="date" office:date-value="2014-02-22T22:36:32.763174" calcext:value-type="date">
            <text:p>22-Feb-2014</text:p>
          </table:table-cell>
          <table:table-cell table:style-name="ce102" table:formula="of:=[.T17]+VLOOKUP([.$B17];[$'Project_Facts_(User_Inputs)'.$B$13:.$BL$28];23;0)" office:value-type="date" office:date-value="2014-03-01T00:27:21.91329" calcext:value-type="date">
            <text:p>01-Mar-2014</text:p>
          </table:table-cell>
          <table:table-cell table:style-name="ce96"/>
          <table:table-cell table:style-name="ce99" table:formula="of:=['Project_Release_Optimizer_(NLP-Solver)'.G17]" office:value-type="float" office:value="143" calcext:value-type="float">
            <text:p>143</text:p>
          </table:table-cell>
          <table:table-cell table:style-name="ce102" table:formula="of:=[.U17]+[.W17]+1" office:value-type="date" office:date-value="2014-07-23T00:27:21.91329" calcext:value-type="date">
            <text:p>23-Jul-2014</text:p>
          </table:table-cell>
          <table:table-cell table:style-name="ce102" table:formula="of:=[.X17]+VLOOKUP([.$B17];[$'Project_Facts_(User_Inputs)'.$B$13:.$BL$28];28;0)" office:value-type="date" office:date-value="2014-07-29T02:18:11.063407" calcext:value-type="date">
            <text:p>29-Jul-2014</text:p>
          </table:table-cell>
          <table:table-cell table:style-name="ce96"/>
          <table:table-cell table:style-name="ce99" table:formula="of:=['Project_Release_Optimizer_(NLP-Solver)'.H17]" office:value-type="float" office:value="109" calcext:value-type="float">
            <text:p>109</text:p>
          </table:table-cell>
          <table:table-cell table:style-name="ce102" table:formula="of:=[.Y17]+[.AA17]+1" office:value-type="date" office:date-value="2014-11-16T02:18:11.063407" calcext:value-type="date">
            <text:p>16-Nov-2014</text:p>
          </table:table-cell>
          <table:table-cell table:style-name="ce102" table:formula="of:=[.AB17]+VLOOKUP([.$B17];[$'Project_Facts_(User_Inputs)'.$B$13:.$BL$28];33;0)" office:value-type="date" office:date-value="2014-11-22T04:09:00.213523" calcext:value-type="date">
            <text:p>22-Nov-2014</text:p>
          </table:table-cell>
          <table:table-cell table:style-name="ce96"/>
          <table:table-cell table:style-name="ce99" table:formula="of:=['Project_Release_Optimizer_(NLP-Solver)'.I17]" office:value-type="float" office:value="45" calcext:value-type="float">
            <text:p>45</text:p>
          </table:table-cell>
          <table:table-cell table:style-name="ce102" table:formula="of:=[.AC17]+[.AE17]+1" office:value-type="date" office:date-value="2015-01-07T04:09:00.213523" calcext:value-type="date">
            <text:p>07-Jan-2015</text:p>
          </table:table-cell>
          <table:table-cell table:style-name="ce102" table:formula="of:=[.AF17]+VLOOKUP([.$B17];[$'Project_Facts_(User_Inputs)'.$B$13:.$BL$28];38;0)" office:value-type="date" office:date-value="2015-01-13T05:59:49.36364" calcext:value-type="date">
            <text:p>13-Jan-2015</text:p>
          </table:table-cell>
          <table:table-cell/>
          <table:table-cell table:style-name="ce50" table:formula="of:=[$'Project_Facts_(User_Inputs)'.D15]" office:value-type="string" office:string-value="v003" calcext:value-type="string">
            <text:p>v003</text:p>
          </table:table-cell>
          <table:table-cell/>
          <table:table-cell table:style-name="ce113" table:formula="of:=[$'Project_Facts_(User_Inputs)'.AS15]" office:value-type="float" office:value="0.0266749379652605" calcext:value-type="float">
            <text:p>0.03</text:p>
          </table:table-cell>
          <table:table-cell/>
          <table:table-cell table:style-name="ce117" table:formula="of:=[.K17]" office:value-type="float" office:value="12" calcext:value-type="float">
            <text:p>12</text:p>
          </table:table-cell>
          <table:table-cell table:style-name="ce117" table:formula="of:=[.O17]" office:value-type="float" office:value="0" calcext:value-type="float">
            <text:p>0</text:p>
          </table:table-cell>
          <table:table-cell table:style-name="ce117" table:formula="of:=[.S17]" office:value-type="float" office:value="0" calcext:value-type="float">
            <text:p>0</text:p>
          </table:table-cell>
          <table:table-cell table:style-name="ce117" table:formula="of:=[.W17]" office:value-type="float" office:value="143" calcext:value-type="float">
            <text:p>143</text:p>
          </table:table-cell>
          <table:table-cell table:style-name="ce117" table:formula="of:=[.AA17]" office:value-type="float" office:value="109" calcext:value-type="float">
            <text:p>109</text:p>
          </table:table-cell>
          <table:table-cell table:style-name="ce117" table:formula="of:=[.AE17]" office:value-type="float" office:value="45" calcext:value-type="float">
            <text:p>45</text:p>
          </table:table-cell>
          <table:table-cell table:style-name="ce117" table:formula="of:=SUM([.AM17:.AR17])" office:value-type="float" office:value="309" calcext:value-type="float">
            <text:p>309</text:p>
          </table:table-cell>
          <table:table-cell table:style-name="ce113" table:formula="of:=[.AK17]*[.AM17]*[.$AK$36]" office:value-type="float" office:value="4.80148883374689" calcext:value-type="float">
            <text:p>4.80</text:p>
          </table:table-cell>
          <table:table-cell/>
          <table:table-cell table:style-name="ce113" table:formula="of:=[.AG17]-[.L17]" office:value-type="float" office:value="364.249876893977" calcext:value-type="float">
            <text:p>364.25</text:p>
          </table:table-cell>
          <table:table-cell table:style-name="ce31"/>
          <table:table-cell table:number-columns-repeated="15"/>
          <table:table-cell table:style-name="ce23" office:value-type="string" calcext:value-type="string">
            <text:p>D</text:p>
          </table:table-cell>
          <table:table-cell table:number-columns-repeated="959"/>
        </table:table-row>
        <table:table-row table:style-name="ro2">
          <table:table-cell/>
          <table:table-cell table:style-name="ce50" table:formula="of:=[$'Project_Facts_(User_Inputs)'.B16]" office:value-type="string" office:string-value="Project-A04" calcext:value-type="string">
            <text:p>Project-A04</text:p>
          </table:table-cell>
          <table:table-cell/>
          <table:table-cell table:style-name="ce59" table:formula="of:=['Project_Release_Optimizer_(NLP-Solver)'.D18]" office:value-type="float" office:value="0.676564437188627" calcext:value-type="float">
            <text:p>0.68</text:p>
          </table:table-cell>
          <table:table-cell table:style-name="ce59" table:formula="of:=['Project_Release_Optimizer_(NLP-Solver)'.E18]" office:value-type="float" office:value="1.68798700128886" calcext:value-type="float">
            <text:p>1.69</text:p>
          </table:table-cell>
          <table:table-cell table:style-name="ce16"/>
          <table:table-cell table:style-name="ce73"/>
          <table:table-cell/>
          <table:table-cell table:style-name="ce92" office:value-type="date" office:date-value="2014-01-01" calcext:value-type="date">
            <text:p>01-Jan-2014</text:p>
          </table:table-cell>
          <table:table-cell table:style-name="ce96"/>
          <table:table-cell table:style-name="ce99" table:formula="of:=['Project_Release_Optimizer_(NLP-Solver)'.F18]" office:value-type="float" office:value="129" calcext:value-type="float">
            <text:p>129</text:p>
          </table:table-cell>
          <table:table-cell table:style-name="ce102" table:formula="of:=[.I18]+[.K18]+1" office:value-type="date" office:date-value="2014-05-11" calcext:value-type="date">
            <text:p>11-May-2014</text:p>
          </table:table-cell>
          <table:table-cell table:style-name="ce102" table:formula="of:=[.L18]+VLOOKUP([.$B18];[$'Project_Facts_(User_Inputs)'.$B$13:.$BL$28];13;0)" office:value-type="date" office:date-value="2014-07-01T17:34:00.781839" calcext:value-type="date">
            <text:p>01-Jul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M18]+[.O18]+1" office:value-type="date" office:date-value="2014-07-02T17:34:00.781839" calcext:value-type="date">
            <text:p>02-Jul-2014</text:p>
          </table:table-cell>
          <table:table-cell table:style-name="ce102" table:formula="of:=[.P18]+VLOOKUP([.$B18];[$'Project_Facts_(User_Inputs)'.$B$13:.$BL$28];18;0)" office:value-type="date" office:date-value="2014-07-15T03:32:34.56948" calcext:value-type="date">
            <text:p>15-Jul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Q18]+[.S18]+1" office:value-type="date" office:date-value="2014-07-16T03:32:34.56948" calcext:value-type="date">
            <text:p>16-Jul-2014</text:p>
          </table:table-cell>
          <table:table-cell table:style-name="ce102" table:formula="of:=[.T18]+VLOOKUP([.$B18];[$'Project_Facts_(User_Inputs)'.$B$13:.$BL$28];23;0)" office:value-type="date" office:date-value="2014-07-28T13:31:08.357121" calcext:value-type="date">
            <text:p>28-Jul-2014</text:p>
          </table:table-cell>
          <table:table-cell table:style-name="ce96"/>
          <table:table-cell table:style-name="ce99" table:formula="of:=['Project_Release_Optimizer_(NLP-Solver)'.G18]" office:value-type="float" office:value="72" calcext:value-type="float">
            <text:p>72</text:p>
          </table:table-cell>
          <table:table-cell table:style-name="ce102" table:formula="of:=[.U18]+[.W18]+1" office:value-type="date" office:date-value="2014-10-09T13:31:08.357121" calcext:value-type="date">
            <text:p>09-Oct-2014</text:p>
          </table:table-cell>
          <table:table-cell table:style-name="ce102" table:formula="of:=[.X18]+VLOOKUP([.$B18];[$'Project_Facts_(User_Inputs)'.$B$13:.$BL$28];28;0)" office:value-type="date" office:date-value="2014-10-21T23:29:42.144762" calcext:value-type="date">
            <text:p>21-Oct-2014</text:p>
          </table:table-cell>
          <table:table-cell table:style-name="ce96"/>
          <table:table-cell table:style-name="ce99" table:formula="of:=['Project_Release_Optimizer_(NLP-Solver)'.H18]" office:value-type="float" office:value="129" calcext:value-type="float">
            <text:p>129</text:p>
          </table:table-cell>
          <table:table-cell table:style-name="ce102" table:formula="of:=[.Y18]+[.AA18]+1" office:value-type="date" office:date-value="2015-02-28T23:29:42.144762" calcext:value-type="date">
            <text:p>28-Feb-2015</text:p>
          </table:table-cell>
          <table:table-cell table:style-name="ce102" table:formula="of:=[.AB18]+VLOOKUP([.$B18];[$'Project_Facts_(User_Inputs)'.$B$13:.$BL$28];33;0)" office:value-type="date" office:date-value="2015-03-13T09:28:15.932403" calcext:value-type="date">
            <text:p>13-Mar-2015</text:p>
          </table:table-cell>
          <table:table-cell table:style-name="ce96"/>
          <table:table-cell table:style-name="ce99" table:formula="of:=['Project_Release_Optimizer_(NLP-Solver)'.I18]" office:value-type="float" office:value="9" calcext:value-type="float">
            <text:p>9</text:p>
          </table:table-cell>
          <table:table-cell table:style-name="ce102" table:formula="of:=[.AC18]+[.AE18]+1" office:value-type="date" office:date-value="2015-03-23T09:28:15.932403" calcext:value-type="date">
            <text:p>23-Mar-2015</text:p>
          </table:table-cell>
          <table:table-cell table:style-name="ce102" table:formula="of:=[.AF18]+VLOOKUP([.$B18];[$'Project_Facts_(User_Inputs)'.$B$13:.$BL$28];38;0)" office:value-type="date" office:date-value="2015-04-04T19:26:49.720044" calcext:value-type="date">
            <text:p>04-Apr-2015</text:p>
          </table:table-cell>
          <table:table-cell/>
          <table:table-cell table:style-name="ce50" table:formula="of:=[$'Project_Facts_(User_Inputs)'.D16]" office:value-type="string" office:string-value="v004" calcext:value-type="string">
            <text:p>v004</text:p>
          </table:table-cell>
          <table:table-cell/>
          <table:table-cell table:style-name="ce113" table:formula="of:=[$'Project_Facts_(User_Inputs)'.AS16]" office:value-type="float" office:value="0.03287841191067" calcext:value-type="float">
            <text:p>0.03</text:p>
          </table:table-cell>
          <table:table-cell/>
          <table:table-cell table:style-name="ce117" table:formula="of:=[.K18]" office:value-type="float" office:value="129" calcext:value-type="float">
            <text:p>129</text:p>
          </table:table-cell>
          <table:table-cell table:style-name="ce117" table:formula="of:=[.O18]" office:value-type="float" office:value="0" calcext:value-type="float">
            <text:p>0</text:p>
          </table:table-cell>
          <table:table-cell table:style-name="ce117" table:formula="of:=[.S18]" office:value-type="float" office:value="0" calcext:value-type="float">
            <text:p>0</text:p>
          </table:table-cell>
          <table:table-cell table:style-name="ce117" table:formula="of:=[.W18]" office:value-type="float" office:value="72" calcext:value-type="float">
            <text:p>72</text:p>
          </table:table-cell>
          <table:table-cell table:style-name="ce117" table:formula="of:=[.AA18]" office:value-type="float" office:value="129" calcext:value-type="float">
            <text:p>129</text:p>
          </table:table-cell>
          <table:table-cell table:style-name="ce117" table:formula="of:=[.AE18]" office:value-type="float" office:value="9" calcext:value-type="float">
            <text:p>9</text:p>
          </table:table-cell>
          <table:table-cell table:style-name="ce117" table:formula="of:=SUM([.AM18:.AR18])" office:value-type="float" office:value="339" calcext:value-type="float">
            <text:p>339</text:p>
          </table:table-cell>
          <table:table-cell table:style-name="ce113" table:formula="of:=[.AK18]*[.AM18]*[.$AK$36]" office:value-type="float" office:value="63.6197270471465" calcext:value-type="float">
            <text:p>63.62</text:p>
          </table:table-cell>
          <table:table-cell/>
          <table:table-cell table:style-name="ce113" table:formula="of:=[.AG18]-[.L18]" office:value-type="float" office:value="328.810297685697" calcext:value-type="float">
            <text:p>328.81</text:p>
          </table:table-cell>
          <table:table-cell table:style-name="ce31"/>
          <table:table-cell table:number-columns-repeated="15"/>
          <table:table-cell table:style-name="ce23"/>
          <table:table-cell table:number-columns-repeated="959"/>
        </table:table-row>
        <table:table-row table:style-name="ro2">
          <table:table-cell/>
          <table:table-cell table:style-name="ce50" table:formula="of:=[$'Project_Facts_(User_Inputs)'.B17]" office:value-type="string" office:string-value="Project-A05" calcext:value-type="string">
            <text:p>Project-A05</text:p>
          </table:table-cell>
          <table:table-cell/>
          <table:table-cell table:style-name="ce59" table:formula="of:=['Project_Release_Optimizer_(NLP-Solver)'.D19]" office:value-type="float" office:value="0.288021504900069" calcext:value-type="float">
            <text:p>0.29</text:p>
          </table:table-cell>
          <table:table-cell table:style-name="ce59" table:formula="of:=['Project_Release_Optimizer_(NLP-Solver)'.E19]" office:value-type="float" office:value="1.5232337459327" calcext:value-type="float">
            <text:p>1.52</text:p>
          </table:table-cell>
          <table:table-cell table:style-name="ce16"/>
          <table:table-cell table:style-name="ce73"/>
          <table:table-cell/>
          <table:table-cell table:style-name="ce92" office:value-type="date" office:date-value="2014-01-01" calcext:value-type="date">
            <text:p>01-Jan-2014</text:p>
          </table:table-cell>
          <table:table-cell table:style-name="ce96"/>
          <table:table-cell table:style-name="ce99" table:formula="of:=['Project_Release_Optimizer_(NLP-Solver)'.F19]" office:value-type="float" office:value="14" calcext:value-type="float">
            <text:p>14</text:p>
          </table:table-cell>
          <table:table-cell table:style-name="ce102" table:formula="of:=[.I19]+[.K19]+1" office:value-type="date" office:date-value="2014-01-16" calcext:value-type="date">
            <text:p>16-Jan-2014</text:p>
          </table:table-cell>
          <table:table-cell table:style-name="ce102" table:formula="of:=[.L19]+VLOOKUP([.$B19];[$'Project_Facts_(User_Inputs)'.$B$13:.$BL$28];13;0)" office:value-type="date" office:date-value="2014-02-05T19:57:45.60441" calcext:value-type="date">
            <text:p>05-Feb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M19]+[.O19]+1" office:value-type="date" office:date-value="2014-02-06T19:57:45.60441" calcext:value-type="date">
            <text:p>06-Feb-2014</text:p>
          </table:table-cell>
          <table:table-cell table:style-name="ce102" table:formula="of:=[.P19]+VLOOKUP([.$B19];[$'Project_Facts_(User_Inputs)'.$B$13:.$BL$28];18;0)" office:value-type="date" office:date-value="2014-03-31T08:26:20.199072" calcext:value-type="date">
            <text:p>31-Mar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Q19]+[.S19]+1" office:value-type="date" office:date-value="2014-04-01T08:26:20.199072" calcext:value-type="date">
            <text:p>01-Apr-2014</text:p>
          </table:table-cell>
          <table:table-cell table:style-name="ce102" table:formula="of:=[.T19]+VLOOKUP([.$B19];[$'Project_Facts_(User_Inputs)'.$B$13:.$BL$28];23;0)" office:value-type="date" office:date-value="2014-04-13T22:57:11.701791" calcext:value-type="date">
            <text:p>13-Apr-2014</text:p>
          </table:table-cell>
          <table:table-cell table:style-name="ce96"/>
          <table:table-cell table:style-name="ce99" table:formula="of:=['Project_Release_Optimizer_(NLP-Solver)'.G19]" office:value-type="float" office:value="363" calcext:value-type="float">
            <text:p>363</text:p>
          </table:table-cell>
          <table:table-cell table:style-name="ce102" table:formula="of:=[.U19]+[.W19]+1" office:value-type="date" office:date-value="2015-04-12T22:57:11.701791" calcext:value-type="date">
            <text:p>12-Apr-2015</text:p>
          </table:table-cell>
          <table:table-cell table:style-name="ce102" table:formula="of:=[.X19]+VLOOKUP([.$B19];[$'Project_Facts_(User_Inputs)'.$B$13:.$BL$28];28;0)" office:value-type="date" office:date-value="2015-04-25T13:28:03.20451" calcext:value-type="date">
            <text:p>25-Apr-2015</text:p>
          </table:table-cell>
          <table:table-cell table:style-name="ce96"/>
          <table:table-cell table:style-name="ce99" table:formula="of:=['Project_Release_Optimizer_(NLP-Solver)'.H19]" office:value-type="float" office:value="160" calcext:value-type="float">
            <text:p>160</text:p>
          </table:table-cell>
          <table:table-cell table:style-name="ce102" table:formula="of:=[.Y19]+[.AA19]+1" office:value-type="date" office:date-value="2015-10-03T13:28:03.20451" calcext:value-type="date">
            <text:p>03-Oct-2015</text:p>
          </table:table-cell>
          <table:table-cell table:style-name="ce102" table:formula="of:=[.AB19]+VLOOKUP([.$B19];[$'Project_Facts_(User_Inputs)'.$B$13:.$BL$28];33;0)" office:value-type="date" office:date-value="2015-10-16T03:58:54.707229" calcext:value-type="date">
            <text:p>16-Oct-2015</text:p>
          </table:table-cell>
          <table:table-cell table:style-name="ce96"/>
          <table:table-cell table:style-name="ce99" table:formula="of:=['Project_Release_Optimizer_(NLP-Solver)'.I19]" office:value-type="float" office:value="37" calcext:value-type="float">
            <text:p>37</text:p>
          </table:table-cell>
          <table:table-cell table:style-name="ce102" table:formula="of:=[.AC19]+[.AE19]+1" office:value-type="date" office:date-value="2015-11-23T03:58:54.707229" calcext:value-type="date">
            <text:p>23-Nov-2015</text:p>
          </table:table-cell>
          <table:table-cell table:style-name="ce102" table:formula="of:=[.AF19]+VLOOKUP([.$B19];[$'Project_Facts_(User_Inputs)'.$B$13:.$BL$28];38;0)" office:value-type="date" office:date-value="2015-12-05T18:29:46.209948" calcext:value-type="date">
            <text:p>05-Dec-2015</text:p>
          </table:table-cell>
          <table:table-cell/>
          <table:table-cell table:style-name="ce50" table:formula="of:=[$'Project_Facts_(User_Inputs)'.D17]" office:value-type="string" office:string-value="v002" calcext:value-type="string">
            <text:p>v002</text:p>
          </table:table-cell>
          <table:table-cell/>
          <table:table-cell table:style-name="ce113" table:formula="of:=[$'Project_Facts_(User_Inputs)'.AS17]" office:value-type="float" office:value="0.0533498759305211" calcext:value-type="float">
            <text:p>0.05</text:p>
          </table:table-cell>
          <table:table-cell/>
          <table:table-cell table:style-name="ce117" table:formula="of:=[.K19]" office:value-type="float" office:value="14" calcext:value-type="float">
            <text:p>14</text:p>
          </table:table-cell>
          <table:table-cell table:style-name="ce117" table:formula="of:=[.O19]" office:value-type="float" office:value="0" calcext:value-type="float">
            <text:p>0</text:p>
          </table:table-cell>
          <table:table-cell table:style-name="ce117" table:formula="of:=[.S19]" office:value-type="float" office:value="0" calcext:value-type="float">
            <text:p>0</text:p>
          </table:table-cell>
          <table:table-cell table:style-name="ce117" table:formula="of:=[.W19]" office:value-type="float" office:value="363" calcext:value-type="float">
            <text:p>363</text:p>
          </table:table-cell>
          <table:table-cell table:style-name="ce117" table:formula="of:=[.AA19]" office:value-type="float" office:value="160" calcext:value-type="float">
            <text:p>160</text:p>
          </table:table-cell>
          <table:table-cell table:style-name="ce117" table:formula="of:=[.AE19]" office:value-type="float" office:value="37" calcext:value-type="float">
            <text:p>37</text:p>
          </table:table-cell>
          <table:table-cell table:style-name="ce117" table:formula="of:=SUM([.AM19:.AR19])" office:value-type="float" office:value="574" calcext:value-type="float">
            <text:p>574</text:p>
          </table:table-cell>
          <table:table-cell table:style-name="ce113" table:formula="of:=[.AK19]*[.AM19]*[.$AK$36]" office:value-type="float" office:value="11.2034739454094" calcext:value-type="float">
            <text:p>11.20</text:p>
          </table:table-cell>
          <table:table-cell/>
          <table:table-cell table:style-name="ce113" table:formula="of:=[.AG19]-[.L19]" office:value-type="float" office:value="688.770673726249" calcext:value-type="float">
            <text:p>688.77</text:p>
          </table:table-cell>
          <table:table-cell table:style-name="ce31"/>
          <table:table-cell table:number-columns-repeated="15"/>
          <table:table-cell table:style-name="ce23" office:value-type="string" calcext:value-type="string">
            <text:p>O</text:p>
          </table:table-cell>
          <table:table-cell table:number-columns-repeated="959"/>
        </table:table-row>
        <table:table-row table:style-name="ro2">
          <table:table-cell/>
          <table:table-cell table:style-name="ce50" table:formula="of:=[$'Project_Facts_(User_Inputs)'.B18]" office:value-type="string" office:string-value="Project-A06" calcext:value-type="string">
            <text:p>Project-A06</text:p>
          </table:table-cell>
          <table:table-cell/>
          <table:table-cell table:style-name="ce59" table:formula="of:=['Project_Release_Optimizer_(NLP-Solver)'.D20]" office:value-type="float" office:value="0.691220853900809" calcext:value-type="float">
            <text:p>0.69</text:p>
          </table:table-cell>
          <table:table-cell table:style-name="ce59" table:formula="of:=['Project_Release_Optimizer_(NLP-Solver)'.E20]" office:value-type="float" office:value="1.84666895819977" calcext:value-type="float">
            <text:p>1.85</text:p>
          </table:table-cell>
          <table:table-cell table:style-name="ce16"/>
          <table:table-cell table:style-name="ce73"/>
          <table:table-cell/>
          <table:table-cell table:style-name="ce92" office:value-type="date" office:date-value="2014-01-01" calcext:value-type="date">
            <text:p>01-Jan-2014</text:p>
          </table:table-cell>
          <table:table-cell table:style-name="ce96"/>
          <table:table-cell table:style-name="ce99" table:formula="of:=['Project_Release_Optimizer_(NLP-Solver)'.F20]" office:value-type="float" office:value="314" calcext:value-type="float">
            <text:p>314</text:p>
          </table:table-cell>
          <table:table-cell table:style-name="ce102" table:formula="of:=[.I20]+[.K20]+1" office:value-type="date" office:date-value="2014-11-12" calcext:value-type="date">
            <text:p>12-Nov-2014</text:p>
          </table:table-cell>
          <table:table-cell table:style-name="ce102" table:formula="of:=[.L20]+VLOOKUP([.$B20];[$'Project_Facts_(User_Inputs)'.$B$13:.$BL$28];13;0)" office:value-type="date" office:date-value="2015-01-26T05:30:03.897185" calcext:value-type="date">
            <text:p>26-Jan-2015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M20]+[.O20]+1" office:value-type="date" office:date-value="2015-01-27T05:30:03.897185" calcext:value-type="date">
            <text:p>27-Jan-2015</text:p>
          </table:table-cell>
          <table:table-cell table:style-name="ce102" table:formula="of:=[.P20]+VLOOKUP([.$B20];[$'Project_Facts_(User_Inputs)'.$B$13:.$BL$28];18;0)" office:value-type="date" office:date-value="2015-02-20T01:20:29.501476" calcext:value-type="date">
            <text:p>20-Feb-2015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Q20]+[.S20]+1" office:value-type="date" office:date-value="2015-02-21T01:20:29.501476" calcext:value-type="date">
            <text:p>21-Feb-2015</text:p>
          </table:table-cell>
          <table:table-cell table:style-name="ce102" table:formula="of:=[.T20]+VLOOKUP([.$B20];[$'Project_Facts_(User_Inputs)'.$B$13:.$BL$28];23;0)" office:value-type="date" office:date-value="2015-03-11T02:39:42.436801" calcext:value-type="date">
            <text:p>11-Mar-2015</text:p>
          </table:table-cell>
          <table:table-cell table:style-name="ce96"/>
          <table:table-cell table:style-name="ce99" table:formula="of:=['Project_Release_Optimizer_(NLP-Solver)'.G20]" office:value-type="float" office:value="117" calcext:value-type="float">
            <text:p>117</text:p>
          </table:table-cell>
          <table:table-cell table:style-name="ce102" table:formula="of:=[.U20]+[.W20]+1" office:value-type="date" office:date-value="2015-07-07T02:39:42.436801" calcext:value-type="date">
            <text:p>07-Jul-2015</text:p>
          </table:table-cell>
          <table:table-cell table:style-name="ce102" table:formula="of:=[.X20]+VLOOKUP([.$B20];[$'Project_Facts_(User_Inputs)'.$B$13:.$BL$28];28;0)" office:value-type="date" office:date-value="2015-07-25T03:58:55.372125" calcext:value-type="date">
            <text:p>25-Jul-2015</text:p>
          </table:table-cell>
          <table:table-cell table:style-name="ce96"/>
          <table:table-cell table:style-name="ce99" table:formula="of:=['Project_Release_Optimizer_(NLP-Solver)'.H20]" office:value-type="float" office:value="165" calcext:value-type="float">
            <text:p>165</text:p>
          </table:table-cell>
          <table:table-cell table:style-name="ce102" table:formula="of:=[.Y20]+[.AA20]+1" office:value-type="date" office:date-value="2016-01-07T03:58:55.372125" calcext:value-type="date">
            <text:p>07-Jan-2016</text:p>
          </table:table-cell>
          <table:table-cell table:style-name="ce102" table:formula="of:=[.AB20]+VLOOKUP([.$B20];[$'Project_Facts_(User_Inputs)'.$B$13:.$BL$28];33;0)" office:value-type="date" office:date-value="2016-01-25T05:18:08.307449" calcext:value-type="date">
            <text:p>25-Jan-2016</text:p>
          </table:table-cell>
          <table:table-cell table:style-name="ce96"/>
          <table:table-cell table:style-name="ce99" table:formula="of:=['Project_Release_Optimizer_(NLP-Solver)'.I20]" office:value-type="float" office:value="0" calcext:value-type="float">
            <text:p>0</text:p>
          </table:table-cell>
          <table:table-cell table:style-name="ce102" table:formula="of:=[.AC20]+[.AE20]+1" office:value-type="date" office:date-value="2016-01-26T05:18:08.307449" calcext:value-type="date">
            <text:p>26-Jan-2016</text:p>
          </table:table-cell>
          <table:table-cell table:style-name="ce102" table:formula="of:=[.AF20]+VLOOKUP([.$B20];[$'Project_Facts_(User_Inputs)'.$B$13:.$BL$28];38;0)" office:value-type="date" office:date-value="2016-02-13T06:37:21.242773" calcext:value-type="date">
            <text:p>13-Feb-2016</text:p>
          </table:table-cell>
          <table:table-cell/>
          <table:table-cell table:style-name="ce50" table:formula="of:=[$'Project_Facts_(User_Inputs)'.D18]" office:value-type="string" office:string-value="v003" calcext:value-type="string">
            <text:p>v003</text:p>
          </table:table-cell>
          <table:table-cell/>
          <table:table-cell table:style-name="ce113" table:formula="of:=[$'Project_Facts_(User_Inputs)'.AS18]" office:value-type="float" office:value="0.0595533498759305" calcext:value-type="float">
            <text:p>0.06</text:p>
          </table:table-cell>
          <table:table-cell/>
          <table:table-cell table:style-name="ce117" table:formula="of:=[.K20]" office:value-type="float" office:value="314" calcext:value-type="float">
            <text:p>314</text:p>
          </table:table-cell>
          <table:table-cell table:style-name="ce117" table:formula="of:=[.O20]" office:value-type="float" office:value="0" calcext:value-type="float">
            <text:p>0</text:p>
          </table:table-cell>
          <table:table-cell table:style-name="ce117" table:formula="of:=[.S20]" office:value-type="float" office:value="0" calcext:value-type="float">
            <text:p>0</text:p>
          </table:table-cell>
          <table:table-cell table:style-name="ce117" table:formula="of:=[.W20]" office:value-type="float" office:value="117" calcext:value-type="float">
            <text:p>117</text:p>
          </table:table-cell>
          <table:table-cell table:style-name="ce117" table:formula="of:=[.AA20]" office:value-type="float" office:value="165" calcext:value-type="float">
            <text:p>165</text:p>
          </table:table-cell>
          <table:table-cell table:style-name="ce117" table:formula="of:=[.AE20]" office:value-type="float" office:value="0" calcext:value-type="float">
            <text:p>0</text:p>
          </table:table-cell>
          <table:table-cell table:style-name="ce117" table:formula="of:=SUM([.AM20:.AR20])" office:value-type="float" office:value="596" calcext:value-type="float">
            <text:p>596</text:p>
          </table:table-cell>
          <table:table-cell table:style-name="ce113" table:formula="of:=[.AK20]*[.AM20]*[.$AK$36]" office:value-type="float" office:value="280.496277915633" calcext:value-type="float">
            <text:p>280.50</text:p>
          </table:table-cell>
          <table:table-cell/>
          <table:table-cell table:style-name="ce113" table:formula="of:=[.AG20]-[.L20]" office:value-type="float" office:value="458.275940309875" calcext:value-type="float">
            <text:p>458.28</text:p>
          </table:table-cell>
          <table:table-cell table:style-name="ce31"/>
          <table:table-cell table:number-columns-repeated="15"/>
          <table:table-cell table:style-name="ce23" office:value-type="string" calcext:value-type="string">
            <text:p>F</text:p>
          </table:table-cell>
          <table:table-cell table:number-columns-repeated="959"/>
        </table:table-row>
        <table:table-row table:style-name="ro2">
          <table:table-cell/>
          <table:table-cell table:style-name="ce50" table:formula="of:=[$'Project_Facts_(User_Inputs)'.B19]" office:value-type="string" office:string-value="Project-A07" calcext:value-type="string">
            <text:p>Project-A07</text:p>
          </table:table-cell>
          <table:table-cell/>
          <table:table-cell table:style-name="ce59" table:formula="of:=['Project_Release_Optimizer_(NLP-Solver)'.D21]" office:value-type="float" office:value="0.496145320117334" calcext:value-type="float">
            <text:p>0.50</text:p>
          </table:table-cell>
          <table:table-cell table:style-name="ce59" table:formula="of:=['Project_Release_Optimizer_(NLP-Solver)'.E21]" office:value-type="float" office:value="3.79126568089748" calcext:value-type="float">
            <text:p>3.79</text:p>
          </table:table-cell>
          <table:table-cell table:style-name="ce16"/>
          <table:table-cell table:style-name="ce73"/>
          <table:table-cell/>
          <table:table-cell table:style-name="ce92" office:value-type="date" office:date-value="2014-01-01" calcext:value-type="date">
            <text:p>01-Jan-2014</text:p>
          </table:table-cell>
          <table:table-cell table:style-name="ce96"/>
          <table:table-cell table:style-name="ce99" table:formula="of:=['Project_Release_Optimizer_(NLP-Solver)'.F21]" office:value-type="float" office:value="355" calcext:value-type="float">
            <text:p>355</text:p>
          </table:table-cell>
          <table:table-cell table:style-name="ce102" table:formula="of:=[.I21]+[.K21]+1" office:value-type="date" office:date-value="2014-12-23" calcext:value-type="date">
            <text:p>23-Dec-2014</text:p>
          </table:table-cell>
          <table:table-cell table:style-name="ce102" table:formula="of:=[.L21]+VLOOKUP([.$B21];[$'Project_Facts_(User_Inputs)'.$B$13:.$BL$28];13;0)" office:value-type="date" office:date-value="2015-06-28T10:40:55.047654" calcext:value-type="date">
            <text:p>28-Jun-2015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M21]+[.O21]+1" office:value-type="date" office:date-value="2015-06-29T10:40:55.047654" calcext:value-type="date">
            <text:p>29-Jun-2015</text:p>
          </table:table-cell>
          <table:table-cell table:style-name="ce102" table:formula="of:=[.P21]+VLOOKUP([.$B21];[$'Project_Facts_(User_Inputs)'.$B$13:.$BL$28];18;0)" office:value-type="date" office:date-value="2015-08-13T10:21:56.259091" calcext:value-type="date">
            <text:p>13-Aug-2015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Q21]+[.S21]+1" office:value-type="date" office:date-value="2015-08-14T10:21:56.259091" calcext:value-type="date">
            <text:p>14-Aug-2015</text:p>
          </table:table-cell>
          <table:table-cell table:style-name="ce102" table:formula="of:=[.T21]+VLOOKUP([.$B21];[$'Project_Facts_(User_Inputs)'.$B$13:.$BL$28];23;0)" office:value-type="date" office:date-value="2015-09-28T10:02:57.470527" calcext:value-type="date">
            <text:p>28-Sep-2015</text:p>
          </table:table-cell>
          <table:table-cell table:style-name="ce96"/>
          <table:table-cell table:style-name="ce99" table:formula="of:=['Project_Release_Optimizer_(NLP-Solver)'.G21]" office:value-type="float" office:value="360" calcext:value-type="float">
            <text:p>360</text:p>
          </table:table-cell>
          <table:table-cell table:style-name="ce102" table:formula="of:=[.U21]+[.W21]+1" office:value-type="date" office:date-value="2016-09-23T10:02:57.470527" calcext:value-type="date">
            <text:p>23-Sep-2016</text:p>
          </table:table-cell>
          <table:table-cell table:style-name="ce102" table:formula="of:=[.X21]+VLOOKUP([.$B21];[$'Project_Facts_(User_Inputs)'.$B$13:.$BL$28];28;0)" office:value-type="date" office:date-value="2016-11-07T09:43:58.681964" calcext:value-type="date">
            <text:p>07-Nov-2016</text:p>
          </table:table-cell>
          <table:table-cell table:style-name="ce96"/>
          <table:table-cell table:style-name="ce99" table:formula="of:=['Project_Release_Optimizer_(NLP-Solver)'.H21]" office:value-type="float" office:value="18" calcext:value-type="float">
            <text:p>18</text:p>
          </table:table-cell>
          <table:table-cell table:style-name="ce102" table:formula="of:=[.Y21]+[.AA21]+1" office:value-type="date" office:date-value="2016-11-26T09:43:58.681964" calcext:value-type="date">
            <text:p>26-Nov-2016</text:p>
          </table:table-cell>
          <table:table-cell table:style-name="ce102" table:formula="of:=[.AB21]+VLOOKUP([.$B21];[$'Project_Facts_(User_Inputs)'.$B$13:.$BL$28];33;0)" office:value-type="date" office:date-value="2017-01-10T09:24:59.893401" calcext:value-type="date">
            <text:p>10-Jan-2017</text:p>
          </table:table-cell>
          <table:table-cell table:style-name="ce96"/>
          <table:table-cell table:style-name="ce99" table:formula="of:=['Project_Release_Optimizer_(NLP-Solver)'.I21]" office:value-type="float" office:value="66" calcext:value-type="float">
            <text:p>66</text:p>
          </table:table-cell>
          <table:table-cell table:style-name="ce102" table:formula="of:=[.AC21]+[.AE21]+1" office:value-type="date" office:date-value="2017-03-18T09:24:59.893401" calcext:value-type="date">
            <text:p>18-Mar-2017</text:p>
          </table:table-cell>
          <table:table-cell table:style-name="ce102" table:formula="of:=[.AF21]+VLOOKUP([.$B21];[$'Project_Facts_(User_Inputs)'.$B$13:.$BL$28];38;0)" office:value-type="date" office:date-value="2017-05-02T09:06:01.104838" calcext:value-type="date">
            <text:p>02-May-2017</text:p>
          </table:table-cell>
          <table:table-cell/>
          <table:table-cell table:style-name="ce50" table:formula="of:=[$'Project_Facts_(User_Inputs)'.D19]" office:value-type="string" office:string-value="v005" calcext:value-type="string">
            <text:p>v005</text:p>
          </table:table-cell>
          <table:table-cell/>
          <table:table-cell table:style-name="ce113" table:formula="of:=[$'Project_Facts_(User_Inputs)'.AS19]" office:value-type="float" office:value="0.109181141439206" calcext:value-type="float">
            <text:p>0.11</text:p>
          </table:table-cell>
          <table:table-cell/>
          <table:table-cell table:style-name="ce117" table:formula="of:=[.K21]" office:value-type="float" office:value="355" calcext:value-type="float">
            <text:p>355</text:p>
          </table:table-cell>
          <table:table-cell table:style-name="ce117" table:formula="of:=[.O21]" office:value-type="float" office:value="0" calcext:value-type="float">
            <text:p>0</text:p>
          </table:table-cell>
          <table:table-cell table:style-name="ce117" table:formula="of:=[.S21]" office:value-type="float" office:value="0" calcext:value-type="float">
            <text:p>0</text:p>
          </table:table-cell>
          <table:table-cell table:style-name="ce117" table:formula="of:=[.W21]" office:value-type="float" office:value="360" calcext:value-type="float">
            <text:p>360</text:p>
          </table:table-cell>
          <table:table-cell table:style-name="ce117" table:formula="of:=[.AA21]" office:value-type="float" office:value="18" calcext:value-type="float">
            <text:p>18</text:p>
          </table:table-cell>
          <table:table-cell table:style-name="ce117" table:formula="of:=[.AE21]" office:value-type="float" office:value="66" calcext:value-type="float">
            <text:p>66</text:p>
          </table:table-cell>
          <table:table-cell table:style-name="ce117" table:formula="of:=SUM([.AM21:.AR21])" office:value-type="float" office:value="799" calcext:value-type="float">
            <text:p>799</text:p>
          </table:table-cell>
          <table:table-cell table:style-name="ce113" table:formula="of:=[.AK21]*[.AM21]*[.$AK$36]" office:value-type="float" office:value="581.389578163772" calcext:value-type="float">
            <text:p>581.39</text:p>
          </table:table-cell>
          <table:table-cell/>
          <table:table-cell table:style-name="ce113" table:formula="of:=[.AG21]-[.L21]" office:value-type="float" office:value="861.379179454139" calcext:value-type="float">
            <text:p>861.38</text:p>
          </table:table-cell>
          <table:table-cell table:style-name="ce31"/>
          <table:table-cell table:number-columns-repeated="15"/>
          <table:table-cell table:style-name="ce23"/>
          <table:table-cell table:number-columns-repeated="959"/>
        </table:table-row>
        <table:table-row table:style-name="ro2">
          <table:table-cell/>
          <table:table-cell table:style-name="ce50" table:formula="of:=[$'Project_Facts_(User_Inputs)'.B20]" office:value-type="string" office:string-value="Project-A08" calcext:value-type="string">
            <text:p>Project-A08</text:p>
          </table:table-cell>
          <table:table-cell/>
          <table:table-cell table:style-name="ce59" table:formula="of:=['Project_Release_Optimizer_(NLP-Solver)'.D22]" office:value-type="float" office:value="0.365747969298865" calcext:value-type="float">
            <text:p>0.37</text:p>
          </table:table-cell>
          <table:table-cell table:style-name="ce59" table:formula="of:=['Project_Release_Optimizer_(NLP-Solver)'.E22]" office:value-type="float" office:value="1.06051121888914" calcext:value-type="float">
            <text:p>1.06</text:p>
          </table:table-cell>
          <table:table-cell table:style-name="ce16"/>
          <table:table-cell table:style-name="ce73"/>
          <table:table-cell/>
          <table:table-cell table:style-name="ce92" office:value-type="date" office:date-value="2014-01-01" calcext:value-type="date">
            <text:p>01-Jan-2014</text:p>
          </table:table-cell>
          <table:table-cell table:style-name="ce96"/>
          <table:table-cell table:style-name="ce99" table:formula="of:=['Project_Release_Optimizer_(NLP-Solver)'.F22]" office:value-type="float" office:value="3" calcext:value-type="float">
            <text:p>3</text:p>
          </table:table-cell>
          <table:table-cell table:style-name="ce102" table:formula="of:=[.I22]+[.K22]+1" office:value-type="date" office:date-value="2014-01-05" calcext:value-type="date">
            <text:p>05-Jan-2014</text:p>
          </table:table-cell>
          <table:table-cell table:style-name="ce102" table:formula="of:=[.L22]+VLOOKUP([.$B22];[$'Project_Facts_(User_Inputs)'.$B$13:.$BL$28];13;0)" office:value-type="date" office:date-value="2014-01-18T16:05:41.2127" calcext:value-type="date">
            <text:p>18-Jan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M22]+[.O22]+1" office:value-type="date" office:date-value="2014-01-19T16:05:41.2127" calcext:value-type="date">
            <text:p>19-Jan-2014</text:p>
          </table:table-cell>
          <table:table-cell table:style-name="ce102" table:formula="of:=[.P22]+VLOOKUP([.$B22];[$'Project_Facts_(User_Inputs)'.$B$13:.$BL$28];18;0)" office:value-type="date" office:date-value="2014-01-30T01:01:52.778895" calcext:value-type="date">
            <text:p>30-Jan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Q22]+[.S22]+1" office:value-type="date" office:date-value="2014-01-31T01:01:52.778895" calcext:value-type="date">
            <text:p>31-Jan-2014</text:p>
          </table:table-cell>
          <table:table-cell table:style-name="ce102" table:formula="of:=[.T22]+VLOOKUP([.$B22];[$'Project_Facts_(User_Inputs)'.$B$13:.$BL$28];23;0)" office:value-type="date" office:date-value="2014-02-03T07:46:26.669943" calcext:value-type="date">
            <text:p>03-Feb-2014</text:p>
          </table:table-cell>
          <table:table-cell table:style-name="ce96"/>
          <table:table-cell table:style-name="ce99" table:formula="of:=['Project_Release_Optimizer_(NLP-Solver)'.G22]" office:value-type="float" office:value="6" calcext:value-type="float">
            <text:p>6</text:p>
          </table:table-cell>
          <table:table-cell table:style-name="ce102" table:formula="of:=[.U22]+[.W22]+1" office:value-type="date" office:date-value="2014-02-10T07:46:26.669943" calcext:value-type="date">
            <text:p>10-Feb-2014</text:p>
          </table:table-cell>
          <table:table-cell table:style-name="ce102" table:formula="of:=[.X22]+VLOOKUP([.$B22];[$'Project_Facts_(User_Inputs)'.$B$13:.$BL$28];28;0)" office:value-type="date" office:date-value="2014-02-13T14:31:00.560991" calcext:value-type="date">
            <text:p>13-Feb-2014</text:p>
          </table:table-cell>
          <table:table-cell table:style-name="ce96"/>
          <table:table-cell table:style-name="ce99" table:formula="of:=['Project_Release_Optimizer_(NLP-Solver)'.H22]" office:value-type="float" office:value="28" calcext:value-type="float">
            <text:p>28</text:p>
          </table:table-cell>
          <table:table-cell table:style-name="ce102" table:formula="of:=[.Y22]+[.AA22]+1" office:value-type="date" office:date-value="2014-03-14T14:31:00.560991" calcext:value-type="date">
            <text:p>14-Mar-2014</text:p>
          </table:table-cell>
          <table:table-cell table:style-name="ce102" table:formula="of:=[.AB22]+VLOOKUP([.$B22];[$'Project_Facts_(User_Inputs)'.$B$13:.$BL$28];33;0)" office:value-type="date" office:date-value="2014-03-17T21:15:34.452038" calcext:value-type="date">
            <text:p>17-Mar-2014</text:p>
          </table:table-cell>
          <table:table-cell table:style-name="ce96"/>
          <table:table-cell table:style-name="ce99" table:formula="of:=['Project_Release_Optimizer_(NLP-Solver)'.I22]" office:value-type="float" office:value="2" calcext:value-type="float">
            <text:p>2</text:p>
          </table:table-cell>
          <table:table-cell table:style-name="ce102" table:formula="of:=[.AC22]+[.AE22]+1" office:value-type="date" office:date-value="2014-03-20T21:15:34.452038" calcext:value-type="date">
            <text:p>20-Mar-2014</text:p>
          </table:table-cell>
          <table:table-cell table:style-name="ce102" table:formula="of:=[.AF22]+VLOOKUP([.$B22];[$'Project_Facts_(User_Inputs)'.$B$13:.$BL$28];38;0)" office:value-type="date" office:date-value="2014-03-24T04:00:08.343086" calcext:value-type="date">
            <text:p>24-Mar-2014</text:p>
          </table:table-cell>
          <table:table-cell/>
          <table:table-cell table:style-name="ce50" table:formula="of:=[$'Project_Facts_(User_Inputs)'.D20]" office:value-type="string" office:string-value="v006" calcext:value-type="string">
            <text:p>v006</text:p>
          </table:table-cell>
          <table:table-cell/>
          <table:table-cell table:style-name="ce113" table:formula="of:=[$'Project_Facts_(User_Inputs)'.AS20]" office:value-type="float" office:value="0.00992555831265509" calcext:value-type="float">
            <text:p>0.01</text:p>
          </table:table-cell>
          <table:table-cell/>
          <table:table-cell table:style-name="ce117" table:formula="of:=[.K22]" office:value-type="float" office:value="3" calcext:value-type="float">
            <text:p>3</text:p>
          </table:table-cell>
          <table:table-cell table:style-name="ce117" table:formula="of:=[.O22]" office:value-type="float" office:value="0" calcext:value-type="float">
            <text:p>0</text:p>
          </table:table-cell>
          <table:table-cell table:style-name="ce117" table:formula="of:=[.S22]" office:value-type="float" office:value="0" calcext:value-type="float">
            <text:p>0</text:p>
          </table:table-cell>
          <table:table-cell table:style-name="ce117" table:formula="of:=[.W22]" office:value-type="float" office:value="6" calcext:value-type="float">
            <text:p>6</text:p>
          </table:table-cell>
          <table:table-cell table:style-name="ce117" table:formula="of:=[.AA22]" office:value-type="float" office:value="28" calcext:value-type="float">
            <text:p>28</text:p>
          </table:table-cell>
          <table:table-cell table:style-name="ce117" table:formula="of:=[.AE22]" office:value-type="float" office:value="2" calcext:value-type="float">
            <text:p>2</text:p>
          </table:table-cell>
          <table:table-cell table:style-name="ce117" table:formula="of:=SUM([.AM22:.AR22])" office:value-type="float" office:value="39" calcext:value-type="float">
            <text:p>39</text:p>
          </table:table-cell>
          <table:table-cell table:style-name="ce113" table:formula="of:=[.AK22]*[.AM22]*[.$AK$36]" office:value-type="float" office:value="0.446650124069479" calcext:value-type="float">
            <text:p>0.45</text:p>
          </table:table-cell>
          <table:table-cell/>
          <table:table-cell table:style-name="ce113" table:formula="of:=[.AG22]-[.L22]" office:value-type="float" office:value="78.1667632301615" calcext:value-type="float">
            <text:p>78.17</text:p>
          </table:table-cell>
          <table:table-cell table:style-name="ce31"/>
          <table:table-cell table:number-columns-repeated="15"/>
          <table:table-cell table:style-name="ce23" office:value-type="string" calcext:value-type="string">
            <text:p>T</text:p>
          </table:table-cell>
          <table:table-cell table:number-columns-repeated="959"/>
        </table:table-row>
        <table:table-row table:style-name="ro2">
          <table:table-cell/>
          <table:table-cell table:style-name="ce50" table:formula="of:=[$'Project_Facts_(User_Inputs)'.B21]" office:value-type="string" office:string-value="Project-A09" calcext:value-type="string">
            <text:p>Project-A09</text:p>
          </table:table-cell>
          <table:table-cell/>
          <table:table-cell table:style-name="ce59" table:formula="of:=['Project_Release_Optimizer_(NLP-Solver)'.D23]" office:value-type="float" office:value="0.513555652130021" calcext:value-type="float">
            <text:p>0.51</text:p>
          </table:table-cell>
          <table:table-cell table:style-name="ce59" table:formula="of:=['Project_Release_Optimizer_(NLP-Solver)'.E23]" office:value-type="float" office:value="1.52613649619924" calcext:value-type="float">
            <text:p>1.53</text:p>
          </table:table-cell>
          <table:table-cell table:style-name="ce16"/>
          <table:table-cell table:style-name="ce73"/>
          <table:table-cell/>
          <table:table-cell table:style-name="ce92" office:value-type="date" office:date-value="2014-01-01" calcext:value-type="date">
            <text:p>01-Jan-2014</text:p>
          </table:table-cell>
          <table:table-cell table:style-name="ce96"/>
          <table:table-cell table:style-name="ce99" table:formula="of:=['Project_Release_Optimizer_(NLP-Solver)'.F23]" office:value-type="float" office:value="15" calcext:value-type="float">
            <text:p>15</text:p>
          </table:table-cell>
          <table:table-cell table:style-name="ce102" table:formula="of:=[.I23]+[.K23]+1" office:value-type="date" office:date-value="2014-01-17" calcext:value-type="date">
            <text:p>17-Jan-2014</text:p>
          </table:table-cell>
          <table:table-cell table:style-name="ce102" table:formula="of:=[.L23]+VLOOKUP([.$B23];[$'Project_Facts_(User_Inputs)'.$B$13:.$BL$28];13;0)" office:value-type="date" office:date-value="2014-04-22T09:55:02.473998" calcext:value-type="date">
            <text:p>22-Apr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M23]+[.O23]+1" office:value-type="date" office:date-value="2014-04-23T09:55:02.473998" calcext:value-type="date">
            <text:p>23-Apr-2014</text:p>
          </table:table-cell>
          <table:table-cell table:style-name="ce102" table:formula="of:=[.P23]+VLOOKUP([.$B23];[$'Project_Facts_(User_Inputs)'.$B$13:.$BL$28];18;0)" office:value-type="date" office:date-value="2014-06-18T18:21:07.501573" calcext:value-type="date">
            <text:p>18-Jun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Q23]+[.S23]+1" office:value-type="date" office:date-value="2014-06-19T18:21:07.501573" calcext:value-type="date">
            <text:p>19-Jun-2014</text:p>
          </table:table-cell>
          <table:table-cell table:style-name="ce102" table:formula="of:=[.T23]+VLOOKUP([.$B23];[$'Project_Facts_(User_Inputs)'.$B$13:.$BL$28];23;0)" office:value-type="date" office:date-value="2014-07-12T15:55:56.095332" calcext:value-type="date">
            <text:p>12-Jul-2014</text:p>
          </table:table-cell>
          <table:table-cell table:style-name="ce96"/>
          <table:table-cell table:style-name="ce99" table:formula="of:=['Project_Release_Optimizer_(NLP-Solver)'.G23]" office:value-type="float" office:value="39" calcext:value-type="float">
            <text:p>39</text:p>
          </table:table-cell>
          <table:table-cell table:style-name="ce102" table:formula="of:=[.U23]+[.W23]+1" office:value-type="date" office:date-value="2014-08-21T15:55:56.095332" calcext:value-type="date">
            <text:p>21-Aug-2014</text:p>
          </table:table-cell>
          <table:table-cell table:style-name="ce102" table:formula="of:=[.X23]+VLOOKUP([.$B23];[$'Project_Facts_(User_Inputs)'.$B$13:.$BL$28];28;0)" office:value-type="date" office:date-value="2014-09-13T13:30:44.689092" calcext:value-type="date">
            <text:p>13-Sep-2014</text:p>
          </table:table-cell>
          <table:table-cell table:style-name="ce96"/>
          <table:table-cell table:style-name="ce99" table:formula="of:=['Project_Release_Optimizer_(NLP-Solver)'.H23]" office:value-type="float" office:value="45" calcext:value-type="float">
            <text:p>45</text:p>
          </table:table-cell>
          <table:table-cell table:style-name="ce102" table:formula="of:=[.Y23]+[.AA23]+1" office:value-type="date" office:date-value="2014-10-29T13:30:44.689092" calcext:value-type="date">
            <text:p>29-Oct-2014</text:p>
          </table:table-cell>
          <table:table-cell table:style-name="ce102" table:formula="of:=[.AB23]+VLOOKUP([.$B23];[$'Project_Facts_(User_Inputs)'.$B$13:.$BL$28];33;0)" office:value-type="date" office:date-value="2014-11-21T11:05:33.282852" calcext:value-type="date">
            <text:p>21-Nov-2014</text:p>
          </table:table-cell>
          <table:table-cell table:style-name="ce96"/>
          <table:table-cell table:style-name="ce99" table:formula="of:=['Project_Release_Optimizer_(NLP-Solver)'.I23]" office:value-type="float" office:value="21" calcext:value-type="float">
            <text:p>21</text:p>
          </table:table-cell>
          <table:table-cell table:style-name="ce102" table:formula="of:=[.AC23]+[.AE23]+1" office:value-type="date" office:date-value="2014-12-13T11:05:33.282852" calcext:value-type="date">
            <text:p>13-Dec-2014</text:p>
          </table:table-cell>
          <table:table-cell table:style-name="ce102" table:formula="of:=[.AF23]+VLOOKUP([.$B23];[$'Project_Facts_(User_Inputs)'.$B$13:.$BL$28];38;0)" office:value-type="date" office:date-value="2015-01-05T08:40:21.876611" calcext:value-type="date">
            <text:p>05-Jan-2015</text:p>
          </table:table-cell>
          <table:table-cell/>
          <table:table-cell table:style-name="ce50" table:formula="of:=[$'Project_Facts_(User_Inputs)'.D21]" office:value-type="string" office:string-value="v003" calcext:value-type="string">
            <text:p>v003</text:p>
          </table:table-cell>
          <table:table-cell/>
          <table:table-cell table:style-name="ce113" table:formula="of:=[$'Project_Facts_(User_Inputs)'.AS21]" office:value-type="float" office:value="0.0837468982630273" calcext:value-type="float">
            <text:p>0.08</text:p>
          </table:table-cell>
          <table:table-cell/>
          <table:table-cell table:style-name="ce117" table:formula="of:=[.K23]" office:value-type="float" office:value="15" calcext:value-type="float">
            <text:p>15</text:p>
          </table:table-cell>
          <table:table-cell table:style-name="ce117" table:formula="of:=[.O23]" office:value-type="float" office:value="0" calcext:value-type="float">
            <text:p>0</text:p>
          </table:table-cell>
          <table:table-cell table:style-name="ce117" table:formula="of:=[.S23]" office:value-type="float" office:value="0" calcext:value-type="float">
            <text:p>0</text:p>
          </table:table-cell>
          <table:table-cell table:style-name="ce117" table:formula="of:=[.W23]" office:value-type="float" office:value="39" calcext:value-type="float">
            <text:p>39</text:p>
          </table:table-cell>
          <table:table-cell table:style-name="ce117" table:formula="of:=[.AA23]" office:value-type="float" office:value="45" calcext:value-type="float">
            <text:p>45</text:p>
          </table:table-cell>
          <table:table-cell table:style-name="ce117" table:formula="of:=[.AE23]" office:value-type="float" office:value="21" calcext:value-type="float">
            <text:p>21</text:p>
          </table:table-cell>
          <table:table-cell table:style-name="ce117" table:formula="of:=SUM([.AM23:.AR23])" office:value-type="float" office:value="120" calcext:value-type="float">
            <text:p>120</text:p>
          </table:table-cell>
          <table:table-cell table:style-name="ce113" table:formula="of:=[.AK23]*[.AM23]*[.$AK$36]" office:value-type="float" office:value="18.8430521091811" calcext:value-type="float">
            <text:p>18.84</text:p>
          </table:table-cell>
          <table:table-cell/>
          <table:table-cell table:style-name="ce113" table:formula="of:=[.AG23]-[.L23]" office:value-type="float" office:value="353.36136431263" calcext:value-type="float">
            <text:p>353.36</text:p>
          </table:table-cell>
          <table:table-cell table:style-name="ce31"/>
          <table:table-cell table:number-columns-repeated="15"/>
          <table:table-cell table:style-name="ce23" office:value-type="string" calcext:value-type="string">
            <text:p>H</text:p>
          </table:table-cell>
          <table:table-cell table:number-columns-repeated="959"/>
        </table:table-row>
        <table:table-row table:style-name="ro2">
          <table:table-cell/>
          <table:table-cell table:style-name="ce50" table:formula="of:=[$'Project_Facts_(User_Inputs)'.B22]" office:value-type="string" office:string-value="Project-A10" calcext:value-type="string">
            <text:p>Project-A10</text:p>
          </table:table-cell>
          <table:table-cell/>
          <table:table-cell table:style-name="ce59" table:formula="of:=['Project_Release_Optimizer_(NLP-Solver)'.D24]" office:value-type="float" office:value="0.629731174032445" calcext:value-type="float">
            <text:p>0.63</text:p>
          </table:table-cell>
          <table:table-cell table:style-name="ce59" table:formula="of:=['Project_Release_Optimizer_(NLP-Solver)'.E24]" office:value-type="float" office:value="1.19855473546881" calcext:value-type="float">
            <text:p>1.20</text:p>
          </table:table-cell>
          <table:table-cell table:style-name="ce16"/>
          <table:table-cell table:style-name="ce73"/>
          <table:table-cell/>
          <table:table-cell table:style-name="ce92" office:value-type="date" office:date-value="2014-01-01" calcext:value-type="date">
            <text:p>01-Jan-2014</text:p>
          </table:table-cell>
          <table:table-cell table:style-name="ce96"/>
          <table:table-cell table:style-name="ce99" table:formula="of:=['Project_Release_Optimizer_(NLP-Solver)'.F24]" office:value-type="float" office:value="4" calcext:value-type="float">
            <text:p>4</text:p>
          </table:table-cell>
          <table:table-cell table:style-name="ce102" table:formula="of:=[.I24]+[.K24]+1" office:value-type="date" office:date-value="2014-01-06" calcext:value-type="date">
            <text:p>06-Jan-2014</text:p>
          </table:table-cell>
          <table:table-cell table:style-name="ce102" table:formula="of:=[.L24]+VLOOKUP([.$B24];[$'Project_Facts_(User_Inputs)'.$B$13:.$BL$28];13;0)" office:value-type="date" office:date-value="2014-03-04T04:00:50.474266" calcext:value-type="date">
            <text:p>04-Mar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M24]+[.O24]+1" office:value-type="date" office:date-value="2014-03-05T04:00:50.474266" calcext:value-type="date">
            <text:p>05-Mar-2014</text:p>
          </table:table-cell>
          <table:table-cell table:style-name="ce102" table:formula="of:=[.P24]+VLOOKUP([.$B24];[$'Project_Facts_(User_Inputs)'.$B$13:.$BL$28];18;0)" office:value-type="date" office:date-value="2014-05-16T18:06:43.852311" calcext:value-type="date">
            <text:p>16-May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Q24]+[.S24]+1" office:value-type="date" office:date-value="2014-05-17T18:06:43.852311" calcext:value-type="date">
            <text:p>17-May-2014</text:p>
          </table:table-cell>
          <table:table-cell table:style-name="ce102" table:formula="of:=[.T24]+VLOOKUP([.$B24];[$'Project_Facts_(User_Inputs)'.$B$13:.$BL$28];23;0)" office:value-type="date" office:date-value="2014-06-04T04:12:56.663041" calcext:value-type="date">
            <text:p>04-Jun-2014</text:p>
          </table:table-cell>
          <table:table-cell table:style-name="ce96"/>
          <table:table-cell table:style-name="ce99" table:formula="of:=['Project_Release_Optimizer_(NLP-Solver)'.G24]" office:value-type="float" office:value="4" calcext:value-type="float">
            <text:p>4</text:p>
          </table:table-cell>
          <table:table-cell table:style-name="ce102" table:formula="of:=[.U24]+[.W24]+1" office:value-type="date" office:date-value="2014-06-09T04:12:56.663041" calcext:value-type="date">
            <text:p>09-Jun-2014</text:p>
          </table:table-cell>
          <table:table-cell table:style-name="ce102" table:formula="of:=[.X24]+VLOOKUP([.$B24];[$'Project_Facts_(User_Inputs)'.$B$13:.$BL$28];28;0)" office:value-type="date" office:date-value="2014-06-26T14:19:09.473771" calcext:value-type="date">
            <text:p>26-Jun-2014</text:p>
          </table:table-cell>
          <table:table-cell table:style-name="ce96"/>
          <table:table-cell table:style-name="ce99" table:formula="of:=['Project_Release_Optimizer_(NLP-Solver)'.H24]" office:value-type="float" office:value="3" calcext:value-type="float">
            <text:p>3</text:p>
          </table:table-cell>
          <table:table-cell table:style-name="ce102" table:formula="of:=[.Y24]+[.AA24]+1" office:value-type="date" office:date-value="2014-06-30T14:19:09.473771" calcext:value-type="date">
            <text:p>30-Jun-2014</text:p>
          </table:table-cell>
          <table:table-cell table:style-name="ce102" table:formula="of:=[.AB24]+VLOOKUP([.$B24];[$'Project_Facts_(User_Inputs)'.$B$13:.$BL$28];33;0)" office:value-type="date" office:date-value="2014-07-18T00:25:22.284502" calcext:value-type="date">
            <text:p>18-Jul-2014</text:p>
          </table:table-cell>
          <table:table-cell table:style-name="ce96"/>
          <table:table-cell table:style-name="ce99" table:formula="of:=['Project_Release_Optimizer_(NLP-Solver)'.I24]" office:value-type="float" office:value="61" calcext:value-type="float">
            <text:p>61</text:p>
          </table:table-cell>
          <table:table-cell table:style-name="ce102" table:formula="of:=[.AC24]+[.AE24]+1" office:value-type="date" office:date-value="2014-09-18T00:25:22.284502" calcext:value-type="date">
            <text:p>18-Sep-2014</text:p>
          </table:table-cell>
          <table:table-cell table:style-name="ce102" table:formula="of:=[.AF24]+VLOOKUP([.$B24];[$'Project_Facts_(User_Inputs)'.$B$13:.$BL$28];38;0)" office:value-type="date" office:date-value="2014-10-05T10:31:35.095232" calcext:value-type="date">
            <text:p>05-Oct-2014</text:p>
          </table:table-cell>
          <table:table-cell/>
          <table:table-cell table:style-name="ce50" table:formula="of:=[$'Project_Facts_(User_Inputs)'.D22]" office:value-type="string" office:string-value="v001" calcext:value-type="string">
            <text:p>v001</text:p>
          </table:table-cell>
          <table:table-cell/>
          <table:table-cell table:style-name="ce113" table:formula="of:=[$'Project_Facts_(User_Inputs)'.AS22]" office:value-type="float" office:value="0.076302729528536" calcext:value-type="float">
            <text:p>0.08</text:p>
          </table:table-cell>
          <table:table-cell/>
          <table:table-cell table:style-name="ce117" table:formula="of:=[.K24]" office:value-type="float" office:value="4" calcext:value-type="float">
            <text:p>4</text:p>
          </table:table-cell>
          <table:table-cell table:style-name="ce117" table:formula="of:=[.O24]" office:value-type="float" office:value="0" calcext:value-type="float">
            <text:p>0</text:p>
          </table:table-cell>
          <table:table-cell table:style-name="ce117" table:formula="of:=[.S24]" office:value-type="float" office:value="0" calcext:value-type="float">
            <text:p>0</text:p>
          </table:table-cell>
          <table:table-cell table:style-name="ce117" table:formula="of:=[.W24]" office:value-type="float" office:value="4" calcext:value-type="float">
            <text:p>4</text:p>
          </table:table-cell>
          <table:table-cell table:style-name="ce117" table:formula="of:=[.AA24]" office:value-type="float" office:value="3" calcext:value-type="float">
            <text:p>3</text:p>
          </table:table-cell>
          <table:table-cell table:style-name="ce117" table:formula="of:=[.AE24]" office:value-type="float" office:value="61" calcext:value-type="float">
            <text:p>61</text:p>
          </table:table-cell>
          <table:table-cell table:style-name="ce117" table:formula="of:=SUM([.AM24:.AR24])" office:value-type="float" office:value="72" calcext:value-type="float">
            <text:p>72</text:p>
          </table:table-cell>
          <table:table-cell table:style-name="ce113" table:formula="of:=[.AK24]*[.AM24]*[.$AK$36]" office:value-type="float" office:value="4.57816377171216" calcext:value-type="float">
            <text:p>4.58</text:p>
          </table:table-cell>
          <table:table-cell/>
          <table:table-cell table:style-name="ce113" table:formula="of:=[.AG24]-[.L24]" office:value-type="float" office:value="272.43860063926" calcext:value-type="float">
            <text:p>272.44</text:p>
          </table:table-cell>
          <table:table-cell table:style-name="ce31"/>
          <table:table-cell table:number-columns-repeated="15"/>
          <table:table-cell table:style-name="ce23" office:value-type="string" calcext:value-type="string">
            <text:p>I</text:p>
          </table:table-cell>
          <table:table-cell table:number-columns-repeated="959"/>
        </table:table-row>
        <table:table-row table:style-name="ro2">
          <table:table-cell/>
          <table:table-cell table:style-name="ce50" table:formula="of:=[$'Project_Facts_(User_Inputs)'.B23]" office:value-type="string" office:string-value="Project-A11" calcext:value-type="string">
            <text:p>Project-A11</text:p>
          </table:table-cell>
          <table:table-cell/>
          <table:table-cell table:style-name="ce59" table:formula="of:=['Project_Release_Optimizer_(NLP-Solver)'.D25]" office:value-type="float" office:value="1.1995722837618" calcext:value-type="float">
            <text:p>1.20</text:p>
          </table:table-cell>
          <table:table-cell table:style-name="ce59" table:formula="of:=['Project_Release_Optimizer_(NLP-Solver)'.E25]" office:value-type="float" office:value="2.23961323004408" calcext:value-type="float">
            <text:p>2.24</text:p>
          </table:table-cell>
          <table:table-cell table:style-name="ce16"/>
          <table:table-cell table:style-name="ce73"/>
          <table:table-cell/>
          <table:table-cell table:style-name="ce92" office:value-type="date" office:date-value="2014-01-01" calcext:value-type="date">
            <text:p>01-Jan-2014</text:p>
          </table:table-cell>
          <table:table-cell table:style-name="ce96"/>
          <table:table-cell table:style-name="ce99" table:formula="of:=['Project_Release_Optimizer_(NLP-Solver)'.F25]" office:value-type="float" office:value="210" calcext:value-type="float">
            <text:p>210</text:p>
          </table:table-cell>
          <table:table-cell table:style-name="ce102" table:formula="of:=[.I25]+[.K25]+1" office:value-type="date" office:date-value="2014-07-31" calcext:value-type="date">
            <text:p>31-Jul-2014</text:p>
          </table:table-cell>
          <table:table-cell table:style-name="ce102" table:formula="of:=[.L25]+VLOOKUP([.$B25];[$'Project_Facts_(User_Inputs)'.$B$13:.$BL$28];13;0)" office:value-type="date" office:date-value="2014-09-21T12:26:57.343851" calcext:value-type="date">
            <text:p>21-Sep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M25]+[.O25]+1" office:value-type="date" office:date-value="2014-09-22T12:26:57.343851" calcext:value-type="date">
            <text:p>22-Sep-2014</text:p>
          </table:table-cell>
          <table:table-cell table:style-name="ce102" table:formula="of:=[.P25]+VLOOKUP([.$B25];[$'Project_Facts_(User_Inputs)'.$B$13:.$BL$28];18;0)" office:value-type="date" office:date-value="2014-10-28T05:44:24.516923" calcext:value-type="date">
            <text:p>28-Oct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Q25]+[.S25]+1" office:value-type="date" office:date-value="2014-10-29T05:44:24.516923" calcext:value-type="date">
            <text:p>29-Oct-2014</text:p>
          </table:table-cell>
          <table:table-cell table:style-name="ce102" table:formula="of:=[.T25]+VLOOKUP([.$B25];[$'Project_Facts_(User_Inputs)'.$B$13:.$BL$28];23;0)" office:value-type="date" office:date-value="2014-11-10T20:14:52.679448" calcext:value-type="date">
            <text:p>10-Nov-2014</text:p>
          </table:table-cell>
          <table:table-cell table:style-name="ce96"/>
          <table:table-cell table:style-name="ce99" table:formula="of:=['Project_Release_Optimizer_(NLP-Solver)'.G25]" office:value-type="float" office:value="265" calcext:value-type="float">
            <text:p>265</text:p>
          </table:table-cell>
          <table:table-cell table:style-name="ce102" table:formula="of:=[.U25]+[.W25]+1" office:value-type="date" office:date-value="2015-08-03T20:14:52.679448" calcext:value-type="date">
            <text:p>03-Aug-2015</text:p>
          </table:table-cell>
          <table:table-cell table:style-name="ce102" table:formula="of:=[.X25]+VLOOKUP([.$B25];[$'Project_Facts_(User_Inputs)'.$B$13:.$BL$28];28;0)" office:value-type="date" office:date-value="2015-08-16T10:45:20.841972" calcext:value-type="date">
            <text:p>16-Aug-2015</text:p>
          </table:table-cell>
          <table:table-cell table:style-name="ce96"/>
          <table:table-cell table:style-name="ce99" table:formula="of:=['Project_Release_Optimizer_(NLP-Solver)'.H25]" office:value-type="float" office:value="38" calcext:value-type="float">
            <text:p>38</text:p>
          </table:table-cell>
          <table:table-cell table:style-name="ce102" table:formula="of:=[.Y25]+[.AA25]+1" office:value-type="date" office:date-value="2015-09-24T10:45:20.841972" calcext:value-type="date">
            <text:p>24-Sep-2015</text:p>
          </table:table-cell>
          <table:table-cell table:style-name="ce102" table:formula="of:=[.AB25]+VLOOKUP([.$B25];[$'Project_Facts_(User_Inputs)'.$B$13:.$BL$28];33;0)" office:value-type="date" office:date-value="2015-10-07T01:15:49.004496" calcext:value-type="date">
            <text:p>07-Oct-2015</text:p>
          </table:table-cell>
          <table:table-cell table:style-name="ce96"/>
          <table:table-cell table:style-name="ce99" table:formula="of:=['Project_Release_Optimizer_(NLP-Solver)'.I25]" office:value-type="float" office:value="11" calcext:value-type="float">
            <text:p>11</text:p>
          </table:table-cell>
          <table:table-cell table:style-name="ce102" table:formula="of:=[.AC25]+[.AE25]+1" office:value-type="date" office:date-value="2015-10-19T01:15:49.004496" calcext:value-type="date">
            <text:p>19-Oct-2015</text:p>
          </table:table-cell>
          <table:table-cell table:style-name="ce102" table:formula="of:=[.AF25]+VLOOKUP([.$B25];[$'Project_Facts_(User_Inputs)'.$B$13:.$BL$28];38;0)" office:value-type="date" office:date-value="2015-10-31T15:46:17.167021" calcext:value-type="date">
            <text:p>31-Oct-2015</text:p>
          </table:table-cell>
          <table:table-cell/>
          <table:table-cell table:style-name="ce50" table:formula="of:=[$'Project_Facts_(User_Inputs)'.D23]" office:value-type="string" office:string-value="v002" calcext:value-type="string">
            <text:p>v002</text:p>
          </table:table-cell>
          <table:table-cell/>
          <table:table-cell table:style-name="ce113" table:formula="of:=[$'Project_Facts_(User_Inputs)'.AS23]" office:value-type="float" office:value="0.0887096774193548" calcext:value-type="float">
            <text:p>0.09</text:p>
          </table:table-cell>
          <table:table-cell/>
          <table:table-cell table:style-name="ce117" table:formula="of:=[.K25]" office:value-type="float" office:value="210" calcext:value-type="float">
            <text:p>210</text:p>
          </table:table-cell>
          <table:table-cell table:style-name="ce117" table:formula="of:=[.O25]" office:value-type="float" office:value="0" calcext:value-type="float">
            <text:p>0</text:p>
          </table:table-cell>
          <table:table-cell table:style-name="ce117" table:formula="of:=[.S25]" office:value-type="float" office:value="0" calcext:value-type="float">
            <text:p>0</text:p>
          </table:table-cell>
          <table:table-cell table:style-name="ce117" table:formula="of:=[.W25]" office:value-type="float" office:value="265" calcext:value-type="float">
            <text:p>265</text:p>
          </table:table-cell>
          <table:table-cell table:style-name="ce117" table:formula="of:=[.AA25]" office:value-type="float" office:value="38" calcext:value-type="float">
            <text:p>38</text:p>
          </table:table-cell>
          <table:table-cell table:style-name="ce117" table:formula="of:=[.AE25]" office:value-type="float" office:value="11" calcext:value-type="float">
            <text:p>11</text:p>
          </table:table-cell>
          <table:table-cell table:style-name="ce117" table:formula="of:=SUM([.AM25:.AR25])" office:value-type="float" office:value="524" calcext:value-type="float">
            <text:p>524</text:p>
          </table:table-cell>
          <table:table-cell table:style-name="ce113" table:formula="of:=[.AK25]*[.AM25]*[.$AK$36]" office:value-type="float" office:value="279.435483870968" calcext:value-type="float">
            <text:p>279.44</text:p>
          </table:table-cell>
          <table:table-cell/>
          <table:table-cell table:style-name="ce113" table:formula="of:=[.AG25]-[.L25]" office:value-type="float" office:value="457.657143136814" calcext:value-type="float">
            <text:p>457.66</text:p>
          </table:table-cell>
          <table:table-cell table:style-name="ce31"/>
          <table:table-cell table:number-columns-repeated="15"/>
          <table:table-cell table:style-name="ce37" office:value-type="string" calcext:value-type="string">
            <text:p>S</text:p>
          </table:table-cell>
          <table:table-cell table:number-columns-repeated="959"/>
        </table:table-row>
        <table:table-row table:style-name="ro2">
          <table:table-cell/>
          <table:table-cell table:style-name="ce50" table:formula="of:=[$'Project_Facts_(User_Inputs)'.B24]" office:value-type="string" office:string-value="Project-A12" calcext:value-type="string">
            <text:p>Project-A12</text:p>
          </table:table-cell>
          <table:table-cell/>
          <table:table-cell table:style-name="ce59" table:formula="of:=['Project_Release_Optimizer_(NLP-Solver)'.D26]" office:value-type="float" office:value="0.455962585629139" calcext:value-type="float">
            <text:p>0.46</text:p>
          </table:table-cell>
          <table:table-cell table:style-name="ce59" table:formula="of:=['Project_Release_Optimizer_(NLP-Solver)'.E26]" office:value-type="float" office:value="1.400983316564" calcext:value-type="float">
            <text:p>1.40</text:p>
          </table:table-cell>
          <table:table-cell table:style-name="ce16"/>
          <table:table-cell table:style-name="ce73"/>
          <table:table-cell/>
          <table:table-cell table:style-name="ce92" office:value-type="date" office:date-value="2014-01-01" calcext:value-type="date">
            <text:p>01-Jan-2014</text:p>
          </table:table-cell>
          <table:table-cell table:style-name="ce96"/>
          <table:table-cell table:style-name="ce99" table:formula="of:=['Project_Release_Optimizer_(NLP-Solver)'.F26]" office:value-type="float" office:value="340" calcext:value-type="float">
            <text:p>340</text:p>
          </table:table-cell>
          <table:table-cell table:style-name="ce102" table:formula="of:=[.I26]+[.K26]+1" office:value-type="date" office:date-value="2014-12-08" calcext:value-type="date">
            <text:p>08-Dec-2014</text:p>
          </table:table-cell>
          <table:table-cell table:style-name="ce102" table:formula="of:=[.L26]+VLOOKUP([.$B26];[$'Project_Facts_(User_Inputs)'.$B$13:.$BL$28];13;0)" office:value-type="date" office:date-value="2015-04-29T13:20:00.055537" calcext:value-type="date">
            <text:p>29-Apr-2015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M26]+[.O26]+1" office:value-type="date" office:date-value="2015-04-30T13:20:00.055537" calcext:value-type="date">
            <text:p>30-Apr-2015</text:p>
          </table:table-cell>
          <table:table-cell table:style-name="ce102" table:formula="of:=[.P26]+VLOOKUP([.$B26];[$'Project_Facts_(User_Inputs)'.$B$13:.$BL$28];18;0)" office:value-type="date" office:date-value="2015-07-04T12:14:18.319931" calcext:value-type="date">
            <text:p>04-Jul-2015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Q26]+[.S26]+1" office:value-type="date" office:date-value="2015-07-05T12:14:18.319931" calcext:value-type="date">
            <text:p>05-Jul-2015</text:p>
          </table:table-cell>
          <table:table-cell table:style-name="ce102" table:formula="of:=[.T26]+VLOOKUP([.$B26];[$'Project_Facts_(User_Inputs)'.$B$13:.$BL$28];23;0)" office:value-type="date" office:date-value="2015-08-08T17:21:30.33326" calcext:value-type="date">
            <text:p>08-Aug-2015</text:p>
          </table:table-cell>
          <table:table-cell table:style-name="ce96"/>
          <table:table-cell table:style-name="ce99" table:formula="of:=['Project_Release_Optimizer_(NLP-Solver)'.G26]" office:value-type="float" office:value="208" calcext:value-type="float">
            <text:p>208</text:p>
          </table:table-cell>
          <table:table-cell table:style-name="ce102" table:formula="of:=[.U26]+[.W26]+1" office:value-type="date" office:date-value="2016-03-04T17:21:30.33326" calcext:value-type="date">
            <text:p>04-Mar-2016</text:p>
          </table:table-cell>
          <table:table-cell table:style-name="ce102" table:formula="of:=[.X26]+VLOOKUP([.$B26];[$'Project_Facts_(User_Inputs)'.$B$13:.$BL$28];28;0)" office:value-type="date" office:date-value="2016-04-07T22:28:42.346589" calcext:value-type="date">
            <text:p>07-Apr-2016</text:p>
          </table:table-cell>
          <table:table-cell table:style-name="ce96"/>
          <table:table-cell table:style-name="ce99" table:formula="of:=['Project_Release_Optimizer_(NLP-Solver)'.H26]" office:value-type="float" office:value="33" calcext:value-type="float">
            <text:p>33</text:p>
          </table:table-cell>
          <table:table-cell table:style-name="ce102" table:formula="of:=[.Y26]+[.AA26]+1" office:value-type="date" office:date-value="2016-05-11T22:28:42.346589" calcext:value-type="date">
            <text:p>11-May-2016</text:p>
          </table:table-cell>
          <table:table-cell table:style-name="ce102" table:formula="of:=[.AB26]+VLOOKUP([.$B26];[$'Project_Facts_(User_Inputs)'.$B$13:.$BL$28];33;0)" office:value-type="date" office:date-value="2016-06-15T03:35:54.359918" calcext:value-type="date">
            <text:p>15-Jun-2016</text:p>
          </table:table-cell>
          <table:table-cell table:style-name="ce96"/>
          <table:table-cell table:style-name="ce99" table:formula="of:=['Project_Release_Optimizer_(NLP-Solver)'.I26]" office:value-type="float" office:value="9" calcext:value-type="float">
            <text:p>9</text:p>
          </table:table-cell>
          <table:table-cell table:style-name="ce102" table:formula="of:=[.AC26]+[.AE26]+1" office:value-type="date" office:date-value="2016-06-25T03:35:54.359918" calcext:value-type="date">
            <text:p>25-Jun-2016</text:p>
          </table:table-cell>
          <table:table-cell table:style-name="ce102" table:formula="of:=[.AF26]+VLOOKUP([.$B26];[$'Project_Facts_(User_Inputs)'.$B$13:.$BL$28];38;0)" office:value-type="date" office:date-value="2016-07-29T08:43:06.373247" calcext:value-type="date">
            <text:p>29-Jul-2016</text:p>
          </table:table-cell>
          <table:table-cell/>
          <table:table-cell table:style-name="ce50" table:formula="of:=[$'Project_Facts_(User_Inputs)'.D24]" office:value-type="string" office:string-value="v004" calcext:value-type="string">
            <text:p>v004</text:p>
          </table:table-cell>
          <table:table-cell/>
          <table:table-cell table:style-name="ce113" table:formula="of:=[$'Project_Facts_(User_Inputs)'.AS24]" office:value-type="float" office:value="0.0967741935483871" calcext:value-type="float">
            <text:p>0.10</text:p>
          </table:table-cell>
          <table:table-cell/>
          <table:table-cell table:style-name="ce117" table:formula="of:=[.K26]" office:value-type="float" office:value="340" calcext:value-type="float">
            <text:p>340</text:p>
          </table:table-cell>
          <table:table-cell table:style-name="ce117" table:formula="of:=[.O26]" office:value-type="float" office:value="0" calcext:value-type="float">
            <text:p>0</text:p>
          </table:table-cell>
          <table:table-cell table:style-name="ce117" table:formula="of:=[.S26]" office:value-type="float" office:value="0" calcext:value-type="float">
            <text:p>0</text:p>
          </table:table-cell>
          <table:table-cell table:style-name="ce117" table:formula="of:=[.W26]" office:value-type="float" office:value="208" calcext:value-type="float">
            <text:p>208</text:p>
          </table:table-cell>
          <table:table-cell table:style-name="ce117" table:formula="of:=[.AA26]" office:value-type="float" office:value="33" calcext:value-type="float">
            <text:p>33</text:p>
          </table:table-cell>
          <table:table-cell table:style-name="ce117" table:formula="of:=[.AE26]" office:value-type="float" office:value="9" calcext:value-type="float">
            <text:p>9</text:p>
          </table:table-cell>
          <table:table-cell table:style-name="ce117" table:formula="of:=SUM([.AM26:.AR26])" office:value-type="float" office:value="590" calcext:value-type="float">
            <text:p>590</text:p>
          </table:table-cell>
          <table:table-cell table:style-name="ce113" table:formula="of:=[.AK26]*[.AM26]*[.$AK$36]" office:value-type="float" office:value="493.548387096774" calcext:value-type="float">
            <text:p>493.55</text:p>
          </table:table-cell>
          <table:table-cell/>
          <table:table-cell table:style-name="ce113" table:formula="of:=[.AG26]-[.L26]" office:value-type="float" office:value="599.363268208879" calcext:value-type="float">
            <text:p>599.36</text:p>
          </table:table-cell>
          <table:table-cell table:style-name="ce31"/>
          <table:table-cell table:number-columns-repeated="15"/>
          <table:table-cell table:style-name="ce37"/>
          <table:table-cell table:number-columns-repeated="959"/>
        </table:table-row>
        <table:table-row table:style-name="ro2">
          <table:table-cell/>
          <table:table-cell table:style-name="ce50" table:formula="of:=[$'Project_Facts_(User_Inputs)'.B25]" office:value-type="string" office:string-value="Project-A13" calcext:value-type="string">
            <text:p>Project-A13</text:p>
          </table:table-cell>
          <table:table-cell/>
          <table:table-cell table:style-name="ce59" table:formula="of:=['Project_Release_Optimizer_(NLP-Solver)'.D27]" office:value-type="float" office:value="0.615382856797314" calcext:value-type="float">
            <text:p>0.62</text:p>
          </table:table-cell>
          <table:table-cell table:style-name="ce59" table:formula="of:=['Project_Release_Optimizer_(NLP-Solver)'.E27]" office:value-type="float" office:value="1.29975944457394" calcext:value-type="float">
            <text:p>1.30</text:p>
          </table:table-cell>
          <table:table-cell table:style-name="ce16"/>
          <table:table-cell table:style-name="ce73"/>
          <table:table-cell/>
          <table:table-cell table:style-name="ce92" office:value-type="date" office:date-value="2014-01-01" calcext:value-type="date">
            <text:p>01-Jan-2014</text:p>
          </table:table-cell>
          <table:table-cell table:style-name="ce96"/>
          <table:table-cell table:style-name="ce99" table:formula="of:=['Project_Release_Optimizer_(NLP-Solver)'.F27]" office:value-type="float" office:value="56" calcext:value-type="float">
            <text:p>56</text:p>
          </table:table-cell>
          <table:table-cell table:style-name="ce102" table:formula="of:=[.I27]+[.K27]+1" office:value-type="date" office:date-value="2014-02-27" calcext:value-type="date">
            <text:p>27-Feb-2014</text:p>
          </table:table-cell>
          <table:table-cell table:style-name="ce102" table:formula="of:=[.L27]+VLOOKUP([.$B27];[$'Project_Facts_(User_Inputs)'.$B$13:.$BL$28];13;0)" office:value-type="date" office:date-value="2014-08-02T00:00:38.517393" calcext:value-type="date">
            <text:p>02-Aug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M27]+[.O27]+1" office:value-type="date" office:date-value="2014-08-03T00:00:38.517393" calcext:value-type="date">
            <text:p>03-Aug-2014</text:p>
          </table:table-cell>
          <table:table-cell table:style-name="ce102" table:formula="of:=[.P27]+VLOOKUP([.$B27];[$'Project_Facts_(User_Inputs)'.$B$13:.$BL$28];18;0)" office:value-type="date" office:date-value="2014-09-09T10:34:23.761567" calcext:value-type="date">
            <text:p>09-Sep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Q27]+[.S27]+1" office:value-type="date" office:date-value="2014-09-10T10:34:23.761567" calcext:value-type="date">
            <text:p>10-Sep-2014</text:p>
          </table:table-cell>
          <table:table-cell table:style-name="ce102" table:formula="of:=[.T27]+VLOOKUP([.$B27];[$'Project_Facts_(User_Inputs)'.$B$13:.$BL$28];23;0)" office:value-type="date" office:date-value="2014-10-17T21:08:09.005741" calcext:value-type="date">
            <text:p>17-Oct-2014</text:p>
          </table:table-cell>
          <table:table-cell table:style-name="ce96"/>
          <table:table-cell table:style-name="ce99" table:formula="of:=['Project_Release_Optimizer_(NLP-Solver)'.G27]" office:value-type="float" office:value="12" calcext:value-type="float">
            <text:p>12</text:p>
          </table:table-cell>
          <table:table-cell table:style-name="ce102" table:formula="of:=[.U27]+[.W27]+1" office:value-type="date" office:date-value="2014-10-30T21:08:09.005741" calcext:value-type="date">
            <text:p>30-Oct-2014</text:p>
          </table:table-cell>
          <table:table-cell table:style-name="ce102" table:formula="of:=[.X27]+VLOOKUP([.$B27];[$'Project_Facts_(User_Inputs)'.$B$13:.$BL$28];28;0)" office:value-type="date" office:date-value="2014-12-07T07:41:54.249915" calcext:value-type="date">
            <text:p>07-Dec-2014</text:p>
          </table:table-cell>
          <table:table-cell table:style-name="ce96"/>
          <table:table-cell table:style-name="ce99" table:formula="of:=['Project_Release_Optimizer_(NLP-Solver)'.H27]" office:value-type="float" office:value="349" calcext:value-type="float">
            <text:p>349</text:p>
          </table:table-cell>
          <table:table-cell table:style-name="ce102" table:formula="of:=[.Y27]+[.AA27]+1" office:value-type="date" office:date-value="2015-11-22T07:41:54.249915" calcext:value-type="date">
            <text:p>22-Nov-2015</text:p>
          </table:table-cell>
          <table:table-cell table:style-name="ce102" table:formula="of:=[.AB27]+VLOOKUP([.$B27];[$'Project_Facts_(User_Inputs)'.$B$13:.$BL$28];33;0)" office:value-type="date" office:date-value="2015-12-29T18:15:39.494089" calcext:value-type="date">
            <text:p>29-Dec-2015</text:p>
          </table:table-cell>
          <table:table-cell table:style-name="ce96"/>
          <table:table-cell table:style-name="ce99" table:formula="of:=['Project_Release_Optimizer_(NLP-Solver)'.I27]" office:value-type="float" office:value="54" calcext:value-type="float">
            <text:p>54</text:p>
          </table:table-cell>
          <table:table-cell table:style-name="ce102" table:formula="of:=[.AC27]+[.AE27]+1" office:value-type="date" office:date-value="2016-02-22T18:15:39.494089" calcext:value-type="date">
            <text:p>22-Feb-2016</text:p>
          </table:table-cell>
          <table:table-cell table:style-name="ce102" table:formula="of:=[.AF27]+VLOOKUP([.$B27];[$'Project_Facts_(User_Inputs)'.$B$13:.$BL$28];38;0)" office:value-type="date" office:date-value="2016-03-31T04:49:24.738263" calcext:value-type="date">
            <text:p>31-Mar-2016</text:p>
          </table:table-cell>
          <table:table-cell/>
          <table:table-cell table:style-name="ce50" table:formula="of:=[$'Project_Facts_(User_Inputs)'.D25]" office:value-type="string" office:string-value="v007" calcext:value-type="string">
            <text:p>v007</text:p>
          </table:table-cell>
          <table:table-cell/>
          <table:table-cell table:style-name="ce113" table:formula="of:=[$'Project_Facts_(User_Inputs)'.AS25]" office:value-type="float" office:value="0.0843672456575682" calcext:value-type="float">
            <text:p>0.08</text:p>
          </table:table-cell>
          <table:table-cell/>
          <table:table-cell table:style-name="ce117" table:formula="of:=[.K27]" office:value-type="float" office:value="56" calcext:value-type="float">
            <text:p>56</text:p>
          </table:table-cell>
          <table:table-cell table:style-name="ce117" table:formula="of:=[.O27]" office:value-type="float" office:value="0" calcext:value-type="float">
            <text:p>0</text:p>
          </table:table-cell>
          <table:table-cell table:style-name="ce117" table:formula="of:=[.S27]" office:value-type="float" office:value="0" calcext:value-type="float">
            <text:p>0</text:p>
          </table:table-cell>
          <table:table-cell table:style-name="ce117" table:formula="of:=[.W27]" office:value-type="float" office:value="12" calcext:value-type="float">
            <text:p>12</text:p>
          </table:table-cell>
          <table:table-cell table:style-name="ce117" table:formula="of:=[.AA27]" office:value-type="float" office:value="349" calcext:value-type="float">
            <text:p>349</text:p>
          </table:table-cell>
          <table:table-cell table:style-name="ce117" table:formula="of:=[.AE27]" office:value-type="float" office:value="54" calcext:value-type="float">
            <text:p>54</text:p>
          </table:table-cell>
          <table:table-cell table:style-name="ce117" table:formula="of:=SUM([.AM27:.AR27])" office:value-type="float" office:value="471" calcext:value-type="float">
            <text:p>471</text:p>
          </table:table-cell>
          <table:table-cell table:style-name="ce113" table:formula="of:=[.AK27]*[.AM27]*[.$AK$36]" office:value-type="float" office:value="70.8684863523573" calcext:value-type="float">
            <text:p>70.87</text:p>
          </table:table-cell>
          <table:table-cell/>
          <table:table-cell table:style-name="ce113" table:formula="of:=[.AG27]-[.L27]" office:value-type="float" office:value="763.200980766931" calcext:value-type="float">
            <text:p>763.20</text:p>
          </table:table-cell>
          <table:table-cell table:style-name="ce31"/>
          <table:table-cell table:number-columns-repeated="15"/>
          <table:table-cell table:style-name="ce37" office:value-type="string" calcext:value-type="string">
            <text:p>W</text:p>
          </table:table-cell>
          <table:table-cell table:number-columns-repeated="959"/>
        </table:table-row>
        <table:table-row table:style-name="ro2">
          <table:table-cell/>
          <table:table-cell table:style-name="ce50" table:formula="of:=[$'Project_Facts_(User_Inputs)'.B26]" office:value-type="string" office:string-value="Project-A14" calcext:value-type="string">
            <text:p>Project-A14</text:p>
          </table:table-cell>
          <table:table-cell/>
          <table:table-cell table:style-name="ce59" table:formula="of:=['Project_Release_Optimizer_(NLP-Solver)'.D28]" office:value-type="float" office:value="0.455918452939696" calcext:value-type="float">
            <text:p>0.46</text:p>
          </table:table-cell>
          <table:table-cell table:style-name="ce59" table:formula="of:=['Project_Release_Optimizer_(NLP-Solver)'.E28]" office:value-type="float" office:value="0.564563181215343" calcext:value-type="float">
            <text:p>0.56</text:p>
          </table:table-cell>
          <table:table-cell table:style-name="ce16"/>
          <table:table-cell table:style-name="ce73"/>
          <table:table-cell/>
          <table:table-cell table:style-name="ce92" office:value-type="date" office:date-value="2014-01-01" calcext:value-type="date">
            <text:p>01-Jan-2014</text:p>
          </table:table-cell>
          <table:table-cell table:style-name="ce96"/>
          <table:table-cell table:style-name="ce99" table:formula="of:=['Project_Release_Optimizer_(NLP-Solver)'.F28]" office:value-type="float" office:value="200" calcext:value-type="float">
            <text:p>200</text:p>
          </table:table-cell>
          <table:table-cell table:style-name="ce102" table:formula="of:=[.I28]+[.K28]+1" office:value-type="date" office:date-value="2014-07-21" calcext:value-type="date">
            <text:p>21-Jul-2014</text:p>
          </table:table-cell>
          <table:table-cell table:style-name="ce102" table:formula="of:=[.L28]+VLOOKUP([.$B28];[$'Project_Facts_(User_Inputs)'.$B$13:.$BL$28];13;0)" office:value-type="date" office:date-value="2014-10-14T12:59:55.389555" calcext:value-type="date">
            <text:p>14-Oct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M28]+[.O28]+1" office:value-type="date" office:date-value="2014-10-15T12:59:55.389555" calcext:value-type="date">
            <text:p>15-Oct-2014</text:p>
          </table:table-cell>
          <table:table-cell table:style-name="ce102" table:formula="of:=[.P28]+VLOOKUP([.$B28];[$'Project_Facts_(User_Inputs)'.$B$13:.$BL$28];18;0)" office:value-type="date" office:date-value="2015-01-17T10:04:05.051247" calcext:value-type="date">
            <text:p>17-Jan-2015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Q28]+[.S28]+1" office:value-type="date" office:date-value="2015-01-18T10:04:05.051247" calcext:value-type="date">
            <text:p>18-Jan-2015</text:p>
          </table:table-cell>
          <table:table-cell table:style-name="ce102" table:formula="of:=[.T28]+VLOOKUP([.$B28];[$'Project_Facts_(User_Inputs)'.$B$13:.$BL$28];23;0)" office:value-type="date" office:date-value="2015-02-09T22:48:16.970053" calcext:value-type="date">
            <text:p>09-Feb-2015</text:p>
          </table:table-cell>
          <table:table-cell table:style-name="ce96"/>
          <table:table-cell table:style-name="ce99" table:formula="of:=['Project_Release_Optimizer_(NLP-Solver)'.G28]" office:value-type="float" office:value="9" calcext:value-type="float">
            <text:p>9</text:p>
          </table:table-cell>
          <table:table-cell table:style-name="ce102" table:formula="of:=[.U28]+[.W28]+1" office:value-type="date" office:date-value="2015-02-19T22:48:16.970053" calcext:value-type="date">
            <text:p>19-Feb-2015</text:p>
          </table:table-cell>
          <table:table-cell table:style-name="ce102" table:formula="of:=[.X28]+VLOOKUP([.$B28];[$'Project_Facts_(User_Inputs)'.$B$13:.$BL$28];28;0)" office:value-type="date" office:date-value="2015-03-14T11:32:28.888859" calcext:value-type="date">
            <text:p>14-Mar-2015</text:p>
          </table:table-cell>
          <table:table-cell table:style-name="ce96"/>
          <table:table-cell table:style-name="ce99" table:formula="of:=['Project_Release_Optimizer_(NLP-Solver)'.H28]" office:value-type="float" office:value="149" calcext:value-type="float">
            <text:p>149</text:p>
          </table:table-cell>
          <table:table-cell table:style-name="ce102" table:formula="of:=[.Y28]+[.AA28]+1" office:value-type="date" office:date-value="2015-08-11T11:32:28.888859" calcext:value-type="date">
            <text:p>11-Aug-2015</text:p>
          </table:table-cell>
          <table:table-cell table:style-name="ce102" table:formula="of:=[.AB28]+VLOOKUP([.$B28];[$'Project_Facts_(User_Inputs)'.$B$13:.$BL$28];33;0)" office:value-type="date" office:date-value="2015-09-03T00:16:40.807664" calcext:value-type="date">
            <text:p>03-Sep-2015</text:p>
          </table:table-cell>
          <table:table-cell table:style-name="ce96"/>
          <table:table-cell table:style-name="ce99" table:formula="of:=['Project_Release_Optimizer_(NLP-Solver)'.I28]" office:value-type="float" office:value="20" calcext:value-type="float">
            <text:p>20</text:p>
          </table:table-cell>
          <table:table-cell table:style-name="ce102" table:formula="of:=[.AC28]+[.AE28]+1" office:value-type="date" office:date-value="2015-09-24T00:16:40.807664" calcext:value-type="date">
            <text:p>24-Sep-2015</text:p>
          </table:table-cell>
          <table:table-cell table:style-name="ce102" table:formula="of:=[.AF28]+VLOOKUP([.$B28];[$'Project_Facts_(User_Inputs)'.$B$13:.$BL$28];38;0)" office:value-type="date" office:date-value="2015-10-16T13:00:52.72647" calcext:value-type="date">
            <text:p>16-Oct-2015</text:p>
          </table:table-cell>
          <table:table-cell/>
          <table:table-cell table:style-name="ce50" table:formula="of:=[$'Project_Facts_(User_Inputs)'.D26]" office:value-type="string" office:string-value="v006" calcext:value-type="string">
            <text:p>v006</text:p>
          </table:table-cell>
          <table:table-cell/>
          <table:table-cell table:style-name="ce113" table:formula="of:=[$'Project_Facts_(User_Inputs)'.AS26]" office:value-type="float" office:value="0.0570719602977667" calcext:value-type="float">
            <text:p>0.06</text:p>
          </table:table-cell>
          <table:table-cell/>
          <table:table-cell table:style-name="ce117" table:formula="of:=[.K28]" office:value-type="float" office:value="200" calcext:value-type="float">
            <text:p>200</text:p>
          </table:table-cell>
          <table:table-cell table:style-name="ce117" table:formula="of:=[.O28]" office:value-type="float" office:value="0" calcext:value-type="float">
            <text:p>0</text:p>
          </table:table-cell>
          <table:table-cell table:style-name="ce117" table:formula="of:=[.S28]" office:value-type="float" office:value="0" calcext:value-type="float">
            <text:p>0</text:p>
          </table:table-cell>
          <table:table-cell table:style-name="ce117" table:formula="of:=[.W28]" office:value-type="float" office:value="9" calcext:value-type="float">
            <text:p>9</text:p>
          </table:table-cell>
          <table:table-cell table:style-name="ce117" table:formula="of:=[.AA28]" office:value-type="float" office:value="149" calcext:value-type="float">
            <text:p>149</text:p>
          </table:table-cell>
          <table:table-cell table:style-name="ce117" table:formula="of:=[.AE28]" office:value-type="float" office:value="20" calcext:value-type="float">
            <text:p>20</text:p>
          </table:table-cell>
          <table:table-cell table:style-name="ce117" table:formula="of:=SUM([.AM28:.AR28])" office:value-type="float" office:value="378" calcext:value-type="float">
            <text:p>378</text:p>
          </table:table-cell>
          <table:table-cell table:style-name="ce113" table:formula="of:=[.AK28]*[.AM28]*[.$AK$36]" office:value-type="float" office:value="171.2158808933" calcext:value-type="float">
            <text:p>171.22</text:p>
          </table:table-cell>
          <table:table-cell/>
          <table:table-cell table:style-name="ce113" table:formula="of:=[.AG28]-[.L28]" office:value-type="float" office:value="452.542276926739" calcext:value-type="float">
            <text:p>452.54</text:p>
          </table:table-cell>
          <table:table-cell table:style-name="ce31"/>
          <table:table-cell table:number-columns-repeated="15"/>
          <table:table-cell table:style-name="ce23" office:value-type="string" calcext:value-type="string">
            <text:p>O</text:p>
          </table:table-cell>
          <table:table-cell table:number-columns-repeated="959"/>
        </table:table-row>
        <table:table-row table:style-name="ro2">
          <table:table-cell/>
          <table:table-cell table:style-name="ce50" table:formula="of:=[$'Project_Facts_(User_Inputs)'.B27]" office:value-type="string" office:string-value="Project-A15" calcext:value-type="string">
            <text:p>Project-A15</text:p>
          </table:table-cell>
          <table:table-cell/>
          <table:table-cell table:style-name="ce59" table:formula="of:=['Project_Release_Optimizer_(NLP-Solver)'.D29]" office:value-type="float" office:value="0.307645649424455" calcext:value-type="float">
            <text:p>0.31</text:p>
          </table:table-cell>
          <table:table-cell table:style-name="ce59" table:formula="of:=['Project_Release_Optimizer_(NLP-Solver)'.E29]" office:value-type="float" office:value="0.591223459362209" calcext:value-type="float">
            <text:p>0.59</text:p>
          </table:table-cell>
          <table:table-cell table:style-name="ce16"/>
          <table:table-cell table:style-name="ce73"/>
          <table:table-cell/>
          <table:table-cell table:style-name="ce92" office:value-type="date" office:date-value="2014-01-01" calcext:value-type="date">
            <text:p>01-Jan-2014</text:p>
          </table:table-cell>
          <table:table-cell table:style-name="ce96"/>
          <table:table-cell table:style-name="ce99" table:formula="of:=['Project_Release_Optimizer_(NLP-Solver)'.F29]" office:value-type="float" office:value="344" calcext:value-type="float">
            <text:p>344</text:p>
          </table:table-cell>
          <table:table-cell table:style-name="ce102" table:formula="of:=[.I29]+[.K29]+1" office:value-type="date" office:date-value="2014-12-12" calcext:value-type="date">
            <text:p>12-Dec-2014</text:p>
          </table:table-cell>
          <table:table-cell table:style-name="ce102" table:formula="of:=[.L29]+VLOOKUP([.$B29];[$'Project_Facts_(User_Inputs)'.$B$13:.$BL$28];13;0)" office:value-type="date" office:date-value="2015-08-03T00:51:06.249102" calcext:value-type="date">
            <text:p>03-Aug-2015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M29]+[.O29]+1" office:value-type="date" office:date-value="2015-08-04T00:51:06.249102" calcext:value-type="date">
            <text:p>04-Aug-2015</text:p>
          </table:table-cell>
          <table:table-cell table:style-name="ce102" table:formula="of:=[.P29]+VLOOKUP([.$B29];[$'Project_Facts_(User_Inputs)'.$B$13:.$BL$28];18;0)" office:value-type="date" office:date-value="2016-01-18T11:38:12.430964" calcext:value-type="date">
            <text:p>18-Jan-2016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Q29]+[.S29]+1" office:value-type="date" office:date-value="2016-01-19T11:38:12.430964" calcext:value-type="date">
            <text:p>19-Jan-2016</text:p>
          </table:table-cell>
          <table:table-cell table:style-name="ce102" table:formula="of:=[.T29]+VLOOKUP([.$B29];[$'Project_Facts_(User_Inputs)'.$B$13:.$BL$28];23;0)" office:value-type="date" office:date-value="2016-03-15T15:40:52.330748" calcext:value-type="date">
            <text:p>15-Mar-2016</text:p>
          </table:table-cell>
          <table:table-cell table:style-name="ce96"/>
          <table:table-cell table:style-name="ce99" table:formula="of:=['Project_Release_Optimizer_(NLP-Solver)'.G29]" office:value-type="float" office:value="50" calcext:value-type="float">
            <text:p>50</text:p>
          </table:table-cell>
          <table:table-cell table:style-name="ce102" table:formula="of:=[.U29]+[.W29]+1" office:value-type="date" office:date-value="2016-05-05T15:40:52.330748" calcext:value-type="date">
            <text:p>05-May-2016</text:p>
          </table:table-cell>
          <table:table-cell table:style-name="ce102" table:formula="of:=[.X29]+VLOOKUP([.$B29];[$'Project_Facts_(User_Inputs)'.$B$13:.$BL$28];28;0)" office:value-type="date" office:date-value="2016-06-30T19:43:32.230533" calcext:value-type="date">
            <text:p>30-Jun-2016</text:p>
          </table:table-cell>
          <table:table-cell table:style-name="ce96"/>
          <table:table-cell table:style-name="ce99" table:formula="of:=['Project_Release_Optimizer_(NLP-Solver)'.H29]" office:value-type="float" office:value="20" calcext:value-type="float">
            <text:p>20</text:p>
          </table:table-cell>
          <table:table-cell table:style-name="ce102" table:formula="of:=[.Y29]+[.AA29]+1" office:value-type="date" office:date-value="2016-07-21T19:43:32.230533" calcext:value-type="date">
            <text:p>21-Jul-2016</text:p>
          </table:table-cell>
          <table:table-cell table:style-name="ce102" table:formula="of:=[.AB29]+VLOOKUP([.$B29];[$'Project_Facts_(User_Inputs)'.$B$13:.$BL$28];33;0)" office:value-type="date" office:date-value="2016-09-15T23:46:12.130317" calcext:value-type="date">
            <text:p>15-Sep-2016</text:p>
          </table:table-cell>
          <table:table-cell table:style-name="ce96"/>
          <table:table-cell table:style-name="ce99" table:formula="of:=['Project_Release_Optimizer_(NLP-Solver)'.I29]" office:value-type="float" office:value="9" calcext:value-type="float">
            <text:p>9</text:p>
          </table:table-cell>
          <table:table-cell table:style-name="ce102" table:formula="of:=[.AC29]+[.AE29]+1" office:value-type="date" office:date-value="2016-09-25T23:46:12.130317" calcext:value-type="date">
            <text:p>25-Sep-2016</text:p>
          </table:table-cell>
          <table:table-cell table:style-name="ce102" table:formula="of:=[.AF29]+VLOOKUP([.$B29];[$'Project_Facts_(User_Inputs)'.$B$13:.$BL$28];38;0)" office:value-type="date" office:date-value="2016-11-21T03:48:52.030101" calcext:value-type="date">
            <text:p>21-Nov-2016</text:p>
          </table:table-cell>
          <table:table-cell/>
          <table:table-cell table:style-name="ce50" table:formula="of:=[$'Project_Facts_(User_Inputs)'.D27]" office:value-type="string" office:string-value="v008" calcext:value-type="string">
            <text:p>v008</text:p>
          </table:table-cell>
          <table:table-cell/>
          <table:table-cell table:style-name="ce113" table:formula="of:=[$'Project_Facts_(User_Inputs)'.AS27]" office:value-type="float" office:value="0.106079404466501" calcext:value-type="float">
            <text:p>0.11</text:p>
          </table:table-cell>
          <table:table-cell/>
          <table:table-cell table:style-name="ce117" table:formula="of:=[.K29]" office:value-type="float" office:value="344" calcext:value-type="float">
            <text:p>344</text:p>
          </table:table-cell>
          <table:table-cell table:style-name="ce117" table:formula="of:=[.O29]" office:value-type="float" office:value="0" calcext:value-type="float">
            <text:p>0</text:p>
          </table:table-cell>
          <table:table-cell table:style-name="ce117" table:formula="of:=[.S29]" office:value-type="float" office:value="0" calcext:value-type="float">
            <text:p>0</text:p>
          </table:table-cell>
          <table:table-cell table:style-name="ce117" table:formula="of:=[.W29]" office:value-type="float" office:value="50" calcext:value-type="float">
            <text:p>50</text:p>
          </table:table-cell>
          <table:table-cell table:style-name="ce117" table:formula="of:=[.AA29]" office:value-type="float" office:value="20" calcext:value-type="float">
            <text:p>20</text:p>
          </table:table-cell>
          <table:table-cell table:style-name="ce117" table:formula="of:=[.AE29]" office:value-type="float" office:value="9" calcext:value-type="float">
            <text:p>9</text:p>
          </table:table-cell>
          <table:table-cell table:style-name="ce117" table:formula="of:=SUM([.AM29:.AR29])" office:value-type="float" office:value="423" calcext:value-type="float">
            <text:p>423</text:p>
          </table:table-cell>
          <table:table-cell table:style-name="ce113" table:formula="of:=[.AK29]*[.AM29]*[.$AK$36]" office:value-type="float" office:value="547.369727047145" calcext:value-type="float">
            <text:p>547.37</text:p>
          </table:table-cell>
          <table:table-cell/>
          <table:table-cell table:style-name="ce113" table:formula="of:=[.AG29]-[.L29]" office:value-type="float" office:value="710.158935533582" calcext:value-type="float">
            <text:p>710.16</text:p>
          </table:table-cell>
          <table:table-cell table:style-name="ce31"/>
          <table:table-cell table:number-columns-repeated="15"/>
          <table:table-cell table:style-name="ce23" office:value-type="string" calcext:value-type="string">
            <text:p>R</text:p>
          </table:table-cell>
          <table:table-cell table:number-columns-repeated="959"/>
        </table:table-row>
        <table:table-row table:style-name="ro2">
          <table:table-cell/>
          <table:table-cell table:style-name="ce16"/>
          <table:table-cell/>
          <table:table-cell table:style-name="ce34" table:number-columns-repeated="2"/>
          <table:table-cell table:style-name="ce16"/>
          <table:table-cell table:style-name="ce73"/>
          <table:table-cell/>
          <table:table-cell table:style-name="ce93"/>
          <table:table-cell table:style-name="ce96"/>
          <table:table-cell table:style-name="ce100"/>
          <table:table-cell table:style-name="ce93" table:number-columns-repeated="2"/>
          <table:table-cell table:style-name="ce96"/>
          <table:table-cell table:style-name="ce93" table:number-columns-repeated="3"/>
          <table:table-cell table:style-name="ce96"/>
          <table:table-cell table:style-name="ce93" table:number-columns-repeated="3"/>
          <table:table-cell table:style-name="ce96"/>
          <table:table-cell table:style-name="ce93" table:number-columns-repeated="3"/>
          <table:table-cell table:style-name="ce96"/>
          <table:table-cell table:style-name="ce93" table:number-columns-repeated="3"/>
          <table:table-cell table:style-name="ce96"/>
          <table:table-cell table:style-name="ce93" table:number-columns-repeated="3"/>
          <table:table-cell/>
          <table:table-cell table:style-name="ce93"/>
          <table:table-cell/>
          <table:table-cell table:style-name="ce114"/>
          <table:table-cell/>
          <table:table-cell table:style-name="ce118" table:number-columns-repeated="7"/>
          <table:table-cell table:style-name="ce114"/>
          <table:table-cell/>
          <table:table-cell table:style-name="ce114"/>
          <table:table-cell table:style-name="ce31"/>
          <table:table-cell table:number-columns-repeated="15"/>
          <table:table-cell table:style-name="ce23" office:value-type="string" calcext:value-type="string">
            <text:p>K</text:p>
          </table:table-cell>
          <table:table-cell table:number-columns-repeated="959"/>
        </table:table-row>
        <table:table-row table:style-name="ro2">
          <table:table-cell/>
          <table:table-cell table:style-name="ce42"/>
          <table:table-cell/>
          <table:table-cell table:style-name="ce35" table:number-columns-repeated="2"/>
          <table:table-cell table:style-name="ce42"/>
          <table:table-cell table:style-name="ce83"/>
          <table:table-cell/>
          <table:table-cell table:style-name="ce42"/>
          <table:table-cell/>
          <table:table-cell table:style-name="ce21"/>
          <table:table-cell table:style-name="ce42" table:number-columns-repeated="2"/>
          <table:table-cell/>
          <table:table-cell table:style-name="ce42" table:number-columns-repeated="3"/>
          <table:table-cell/>
          <table:table-cell table:style-name="ce42" table:number-columns-repeated="3"/>
          <table:table-cell/>
          <table:table-cell table:style-name="ce42" table:number-columns-repeated="3"/>
          <table:table-cell/>
          <table:table-cell table:style-name="ce42" table:number-columns-repeated="3"/>
          <table:table-cell/>
          <table:table-cell table:style-name="ce42" table:number-columns-repeated="3"/>
          <table:table-cell table:number-columns-repeated="12"/>
          <table:table-cell table:style-name="ce31"/>
          <table:table-cell/>
          <table:table-cell table:style-name="ce31" table:number-columns-repeated="2"/>
          <table:table-cell table:number-columns-repeated="15"/>
          <table:table-cell table:style-name="ce23" office:value-type="string" calcext:value-type="string">
            <text:p>S</text:p>
          </table:table-cell>
          <table:table-cell table:number-columns-repeated="959"/>
        </table:table-row>
        <table:table-row table:style-name="ro2">
          <table:table-cell table:style-name="ce5"/>
          <table:table-cell table:style-name="ce22" office:value-type="string" calcext:value-type="string">
            <text:p>Average</text:p>
          </table:table-cell>
          <table:table-cell table:style-name="ce5"/>
          <table:table-cell table:style-name="ce60" table:formula="of:=AVERAGE([.D15:.D29])" office:value-type="float" office:value="0.530711774363518" calcext:value-type="float">
            <text:p>0.53</text:p>
          </table:table-cell>
          <table:table-cell table:style-name="ce60" table:formula="of:=AVERAGE([.E15:.E29])" office:value-type="float" office:value="1.5773345424164" calcext:value-type="float">
            <text:p>1.58</text:p>
          </table:table-cell>
          <table:table-cell table:style-name="ce76"/>
          <table:table-cell table:style-name="ce51"/>
          <table:table-cell table:style-name="ce5"/>
          <table:table-cell table:style-name="ce76"/>
          <table:table-cell/>
          <table:table-cell table:style-name="ce101" table:formula="of:=AVERAGE([.K15:.K29])" office:value-type="float" office:value="156.333333333333" calcext:value-type="float">
            <text:p>156</text:p>
          </table:table-cell>
          <table:table-cell table:style-name="ce103" table:number-columns-repeated="2"/>
          <table:table-cell table:style-name="ce106"/>
          <table:table-cell table:style-name="ce101" table:formula="of:=AVERAGE([.O15:.O29])" office:value-type="float" office:value="0" calcext:value-type="float">
            <text:p>0</text:p>
          </table:table-cell>
          <table:table-cell table:style-name="ce103" table:number-columns-repeated="2"/>
          <table:table-cell table:style-name="ce106"/>
          <table:table-cell table:style-name="ce101" table:formula="of:=AVERAGE([.S15:.S29])" office:value-type="float" office:value="0" calcext:value-type="float">
            <text:p>0</text:p>
          </table:table-cell>
          <table:table-cell table:style-name="ce103" table:number-columns-repeated="2"/>
          <table:table-cell table:style-name="ce106"/>
          <table:table-cell table:style-name="ce101" table:formula="of:=AVERAGE([.W15:.W29])" office:value-type="float" office:value="111" calcext:value-type="float">
            <text:p>111</text:p>
          </table:table-cell>
          <table:table-cell table:style-name="ce103" table:number-columns-repeated="2"/>
          <table:table-cell table:style-name="ce106"/>
          <table:table-cell table:style-name="ce101" table:formula="of:=AVERAGE([.AA15:.AA29])" office:value-type="float" office:value="107.8" calcext:value-type="float">
            <text:p>108</text:p>
          </table:table-cell>
          <table:table-cell table:style-name="ce103" table:number-columns-repeated="2"/>
          <table:table-cell table:style-name="ce106"/>
          <table:table-cell table:style-name="ce101" table:formula="of:=AVERAGE([.AE15:.AE29])" office:value-type="float" office:value="25.1333333333333" calcext:value-type="float">
            <text:p>25</text:p>
          </table:table-cell>
          <table:table-cell table:style-name="ce103" table:number-columns-repeated="2"/>
          <table:table-cell table:style-name="ce112"/>
          <table:table-cell table:style-name="ce103"/>
          <table:table-cell table:style-name="ce112"/>
          <table:table-cell table:style-name="ce115" table:formula="of:=AVERAGE([.AK15:.AK29])" office:value-type="float" office:value="0.0666666666666667" calcext:value-type="float">
            <text:p>0.07</text:p>
          </table:table-cell>
          <table:table-cell table:style-name="ce112"/>
          <table:table-cell table:style-name="ce101" table:formula="of:=AVERAGE([.AM15:.AM29])" office:value-type="float" office:value="156.333333333333" calcext:value-type="float">
            <text:p>156</text:p>
          </table:table-cell>
          <table:table-cell table:style-name="ce101" table:formula="of:=AVERAGE([.AN15:.AN29])" office:value-type="float" office:value="0" calcext:value-type="float">
            <text:p>0</text:p>
          </table:table-cell>
          <table:table-cell table:style-name="ce101" table:formula="of:=AVERAGE([.AO15:.AO29])" office:value-type="float" office:value="0" calcext:value-type="float">
            <text:p>0</text:p>
          </table:table-cell>
          <table:table-cell table:style-name="ce101" table:formula="of:=AVERAGE([.AP15:.AP29])" office:value-type="float" office:value="111" calcext:value-type="float">
            <text:p>111</text:p>
          </table:table-cell>
          <table:table-cell table:style-name="ce101" table:formula="of:=AVERAGE([.AQ15:.AQ29])" office:value-type="float" office:value="107.8" calcext:value-type="float">
            <text:p>108</text:p>
          </table:table-cell>
          <table:table-cell table:style-name="ce101" table:formula="of:=AVERAGE([.AR15:.AR29])" office:value-type="float" office:value="25.1333333333333" calcext:value-type="float">
            <text:p>25</text:p>
          </table:table-cell>
          <table:table-cell table:style-name="ce101" table:formula="of:=AVERAGE([.AS15:.AS29])" office:value-type="float" office:value="400.266666666667" calcext:value-type="float">
            <text:p>400</text:p>
          </table:table-cell>
          <table:table-cell table:style-name="ce120" table:formula="of:=AVERAGE([.AT15:.AT29])" office:value-type="float" office:value="189.053970223325" calcext:value-type="float">
            <text:p>189.05</text:p>
          </table:table-cell>
          <table:table-cell table:style-name="ce22" office:value-type="string" calcext:value-type="string">
            <text:p>Average</text:p>
          </table:table-cell>
          <table:table-cell table:style-name="ce120" table:formula="of:=AVERAGE([.AV15:.AV29])" office:value-type="float" office:value="476.585888072211" calcext:value-type="float">
            <text:p>476.59</text:p>
          </table:table-cell>
          <table:table-cell table:style-name="ce31"/>
          <table:table-cell table:style-name="ce5" table:number-columns-repeated="15"/>
          <table:table-cell table:style-name="ce23" office:value-type="string" calcext:value-type="string">
            <text:p>H</text:p>
          </table:table-cell>
          <table:table-cell table:style-name="ce5" table:number-columns-repeated="959"/>
        </table:table-row>
        <table:table-row table:style-name="ro2">
          <table:table-cell table:style-name="ce5"/>
          <table:table-cell table:style-name="ce22" office:value-type="string" calcext:value-type="string">
            <text:p>Total</text:p>
          </table:table-cell>
          <table:table-cell table:style-name="ce5"/>
          <table:table-cell table:style-name="ce61" table:formula="of:=SUM([.D15:.D29])" office:value-type="float" office:value="7.96067661545277" calcext:value-type="float">
            <text:p>7.96</text:p>
          </table:table-cell>
          <table:table-cell table:style-name="ce70" table:formula="of:=SUM([.E15:.E29])" office:value-type="float" office:value="23.660018136246" calcext:value-type="float">
            <text:p>23.66</text:p>
          </table:table-cell>
          <table:table-cell table:style-name="ce77"/>
          <table:table-cell table:style-name="ce51"/>
          <table:table-cell table:style-name="ce5"/>
          <table:table-cell table:style-name="ce76"/>
          <table:table-cell/>
          <table:table-cell table:style-name="ce101" table:formula="of:=SUM([.K15:.K29])" office:value-type="float" office:value="2345" calcext:value-type="float">
            <text:p>2345</text:p>
          </table:table-cell>
          <table:table-cell table:style-name="ce103" table:number-columns-repeated="2"/>
          <table:table-cell table:style-name="ce106"/>
          <table:table-cell table:style-name="ce101" table:formula="of:=SUM([.O15:.O29])" office:value-type="float" office:value="0" calcext:value-type="float">
            <text:p>0</text:p>
          </table:table-cell>
          <table:table-cell table:style-name="ce103" table:number-columns-repeated="2"/>
          <table:table-cell table:style-name="ce106"/>
          <table:table-cell table:style-name="ce101" table:formula="of:=SUM([.S15:.S29])" office:value-type="float" office:value="0" calcext:value-type="float">
            <text:p>0</text:p>
          </table:table-cell>
          <table:table-cell table:style-name="ce103" table:number-columns-repeated="2"/>
          <table:table-cell table:style-name="ce106"/>
          <table:table-cell table:style-name="ce101" table:formula="of:=SUM([.W15:.W29])" office:value-type="float" office:value="1665" calcext:value-type="float">
            <text:p>1665</text:p>
          </table:table-cell>
          <table:table-cell table:style-name="ce103" table:number-columns-repeated="2"/>
          <table:table-cell table:style-name="ce106"/>
          <table:table-cell table:style-name="ce101" table:formula="of:=SUM([.AA15:.AA29])" office:value-type="float" office:value="1617" calcext:value-type="float">
            <text:p>1617</text:p>
          </table:table-cell>
          <table:table-cell table:style-name="ce103" table:number-columns-repeated="2"/>
          <table:table-cell table:style-name="ce106"/>
          <table:table-cell table:style-name="ce101" table:formula="of:=SUM([.AE15:.AE29])" office:value-type="float" office:value="377" calcext:value-type="float">
            <text:p>377</text:p>
          </table:table-cell>
          <table:table-cell table:style-name="ce103" table:number-columns-repeated="2"/>
          <table:table-cell table:style-name="ce112"/>
          <table:table-cell table:style-name="ce103"/>
          <table:table-cell table:style-name="ce112"/>
          <table:table-cell table:style-name="ce115" table:formula="of:=SUM([.AK15:.AK29])" office:value-type="float" office:value="1" calcext:value-type="float">
            <text:p>1.00</text:p>
          </table:table-cell>
          <table:table-cell table:style-name="ce112"/>
          <table:table-cell table:style-name="ce101" table:formula="of:=SUM([.AM15:.AM29])" office:value-type="float" office:value="2345" calcext:value-type="float">
            <text:p>2345</text:p>
          </table:table-cell>
          <table:table-cell table:style-name="ce101" table:formula="of:=SUM([.AN15:.AN29])" office:value-type="float" office:value="0" calcext:value-type="float">
            <text:p>0</text:p>
          </table:table-cell>
          <table:table-cell table:style-name="ce101" table:formula="of:=SUM([.AO15:.AO29])" office:value-type="float" office:value="0" calcext:value-type="float">
            <text:p>0</text:p>
          </table:table-cell>
          <table:table-cell table:style-name="ce101" table:formula="of:=SUM([.AP15:.AP29])" office:value-type="float" office:value="1665" calcext:value-type="float">
            <text:p>1665</text:p>
          </table:table-cell>
          <table:table-cell table:style-name="ce101" table:formula="of:=SUM([.AQ15:.AQ29])" office:value-type="float" office:value="1617" calcext:value-type="float">
            <text:p>1617</text:p>
          </table:table-cell>
          <table:table-cell table:style-name="ce101" table:formula="of:=SUM([.AR15:.AR29])" office:value-type="float" office:value="377" calcext:value-type="float">
            <text:p>377</text:p>
          </table:table-cell>
          <table:table-cell table:style-name="ce101" table:formula="of:=SUM([.AS15:.AS29])" office:value-type="float" office:value="6004" calcext:value-type="float">
            <text:p>6004</text:p>
          </table:table-cell>
          <table:table-cell table:style-name="ce24" table:formula="of:=SUM([.AT15:.AT29])" office:value-type="float" office:value="2835.80955334987" calcext:value-type="float">
            <text:p>2835.81</text:p>
          </table:table-cell>
          <table:table-cell table:style-name="ce22" office:value-type="string" calcext:value-type="string">
            <text:p>Total</text:p>
          </table:table-cell>
          <table:table-cell table:style-name="ce24" table:formula="of:=SUM([.AV15:.AV29])" office:value-type="float" office:value="7148.78832108317" calcext:value-type="float">
            <text:p>7148.79</text:p>
          </table:table-cell>
          <table:table-cell table:style-name="ce31"/>
          <table:table-cell table:style-name="ce5" table:number-columns-repeated="15"/>
          <table:table-cell table:style-name="ce23" office:value-type="string" calcext:value-type="string">
            <text:p>E</text:p>
          </table:table-cell>
          <table:table-cell table:style-name="ce5" table:number-columns-repeated="959"/>
        </table:table-row>
        <table:table-row table:style-name="ro2">
          <table:table-cell table:number-columns-repeated="3"/>
          <table:table-cell table:style-name="ce62" office:value-type="string" calcext:value-type="string">
            <text:p>&lt;=</text:p>
          </table:table-cell>
          <table:table-cell table:style-name="ce71" office:value-type="string" calcext:value-type="string">
            <text:p>&lt;=</text:p>
          </table:table-cell>
          <table:table-cell table:number-columns-repeated="59"/>
          <table:table-cell table:style-name="ce23" office:value-type="string" calcext:value-type="string">
            <text:p>E</text:p>
          </table:table-cell>
          <table:table-cell table:number-columns-repeated="959"/>
        </table:table-row>
        <table:table-row table:style-name="ro2">
          <table:table-cell/>
          <table:table-cell table:style-name="ce51" office:value-type="string" calcext:value-type="string">
            <text:p>Available FTE</text:p>
          </table:table-cell>
          <table:table-cell/>
          <table:table-cell table:style-name="ce63" table:formula="of:=[$'Project_Facts_(User_Inputs)'.F33]" office:value-type="float" office:value="8" calcext:value-type="float">
            <text:p>8</text:p>
          </table:table-cell>
          <table:table-cell table:style-name="ce72" table:formula="of:=[$'Project_Facts_(User_Inputs)'.G33]" office:value-type="float" office:value="24" calcext:value-type="float">
            <text:p>24</text:p>
          </table:table-cell>
          <table:table-cell table:number-columns-repeated="31"/>
          <table:table-cell table:style-name="ce14" office:value-type="string" calcext:value-type="string">
            <text:p>Priority Factor</text:p>
          </table:table-cell>
          <table:table-cell table:number-columns-repeated="27"/>
          <table:table-cell table:style-name="ce23" office:value-type="string" calcext:value-type="string">
            <text:p>T</text:p>
          </table:table-cell>
          <table:table-cell table:number-columns-repeated="959"/>
        </table:table-row>
        <table:table-row table:style-name="ro2">
          <table:table-cell table:number-columns-repeated="36"/>
          <table:table-cell table:style-name="ce115" table:formula="of:=[.AK33]/[.AK32]" office:value-type="float" office:value="15" calcext:value-type="float">
            <text:p>15.00</text:p>
          </table:table-cell>
          <table:table-cell table:number-columns-repeated="27"/>
          <table:table-cell table:style-name="ce23"/>
          <table:table-cell table:number-columns-repeated="959"/>
        </table:table-row>
        <table:table-row table:style-name="ro2">
          <table:table-cell table:number-columns-repeated="64"/>
          <table:table-cell table:style-name="ce23"/>
          <table:table-cell table:number-columns-repeated="959"/>
        </table:table-row>
        <table:table-row table:style-name="ro3">
          <table:table-cell table:style-name="ce6" table:number-columns-repeated="3"/>
          <table:table-cell table:style-name="ce23" office:value-type="string" calcext:value-type="string">
            <text:p>END</text:p>
          </table:table-cell>
          <table:table-cell table:style-name="ce23" office:value-type="string" calcext:value-type="string">
            <text:p>OF</text:p>
          </table:table-cell>
          <table:table-cell table:style-name="ce23" office:value-type="string" calcext:value-type="string">
            <text:p>THIS</text:p>
          </table:table-cell>
          <table:table-cell table:style-name="ce23" office:value-type="string" calcext:value-type="string">
            <text:p>WORKSHEET</text:p>
          </table:table-cell>
          <table:table-cell table:style-name="ce23" table:number-columns-repeated="6"/>
          <table:table-cell table:style-name="ce37" table:number-columns-repeated="3"/>
          <table:table-cell table:style-name="ce23" table:number-columns-repeated="8"/>
          <table:table-cell table:style-name="ce6"/>
          <table:table-cell table:style-name="ce40"/>
          <table:table-cell table:style-name="ce6" table:number-columns-repeated="3"/>
          <table:table-cell table:style-name="ce40"/>
          <table:table-cell table:style-name="ce6" table:number-columns-repeated="34"/>
          <table:table-cell table:style-name="ce23"/>
          <table:table-cell table:number-columns-repeated="959"/>
        </table:table-row>
        <table:table-row table:style-name="ro2" table:number-rows-repeated="48">
          <table:table-cell table:number-columns-repeated="64"/>
          <table:table-cell table:style-name="ce2"/>
          <table:table-cell table:number-columns-repeated="959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de_Base_Violation_Constraint" table:style-name="ta1">
        <table:table-column table:style-name="co46" table:default-cell-style-name="ce2"/>
        <table:table-column table:style-name="co2" table:default-cell-style-name="ce2"/>
        <table:table-column table:style-name="co47" table:default-cell-style-name="ce2"/>
        <table:table-column table:style-name="co48" table:number-columns-repeated="2" table:default-cell-style-name="ce2"/>
        <table:table-column table:style-name="co5" table:default-cell-style-name="ce17"/>
        <table:table-column table:style-name="co1" table:default-cell-style-name="ce2"/>
        <table:table-column table:style-name="co49" table:number-columns-repeated="15" table:default-cell-style-name="ce2"/>
        <table:table-column table:style-name="co6" table:default-cell-style-name="ce2"/>
        <table:table-column table:style-name="co49" table:number-columns-repeated="15" table:default-cell-style-name="ce2"/>
        <table:table-column table:style-name="co6" table:default-cell-style-name="ce2"/>
        <table:table-column table:style-name="co1" table:number-columns-repeated="7" table:default-cell-style-name="ce2"/>
        <table:table-column table:style-name="co44" table:default-cell-style-name="ce123"/>
        <table:table-column table:style-name="co1" table:number-columns-repeated="977" table:default-cell-style-name="ce2"/>
        <table:table-row table:style-name="ro2">
          <table:table-cell table:number-columns-repeated="2"/>
          <table:table-cell table:style-name="ce7" office:value-type="string" calcext:value-type="string">
            <text:p>Legend:</text:p>
          </table:table-cell>
          <table:table-cell table:number-columns-repeated="8"/>
          <table:table-cell table:style-name="ce17" table:number-columns-repeated="2"/>
          <table:table-cell table:number-columns-repeated="10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14"/>
          <table:table-cell table:style-name="ce23"/>
          <table:table-cell table:number-columns-repeated="977"/>
        </table:table-row>
        <table:table-row table:style-name="ro2">
          <table:table-cell table:number-columns-repeated="2"/>
          <table:table-cell table:style-name="ce8" office:value-type="string" calcext:value-type="string">
            <text:p>Chromosome</text:p>
          </table:table-cell>
          <table:table-cell table:number-columns-repeated="8"/>
          <table:table-cell table:style-name="ce17" table:number-columns-repeated="2"/>
          <table:table-cell table:number-columns-repeated="10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14"/>
          <table:table-cell table:style-name="ce23"/>
          <table:table-cell table:number-columns-repeated="977"/>
        </table:table-row>
        <table:table-row table:style-name="ro2">
          <table:table-cell table:number-columns-repeated="2"/>
          <table:table-cell table:style-name="ce9" office:value-type="string" calcext:value-type="string">
            <text:p>Constraint (Hard)</text:p>
          </table:table-cell>
          <table:table-cell table:number-columns-repeated="8"/>
          <table:table-cell table:style-name="ce17" table:number-columns-repeated="2"/>
          <table:table-cell table:number-columns-repeated="10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14"/>
          <table:table-cell table:style-name="ce23"/>
          <table:table-cell table:number-columns-repeated="977"/>
        </table:table-row>
        <table:table-row table:style-name="ro2">
          <table:table-cell table:number-columns-repeated="2"/>
          <table:table-cell table:style-name="ce10" office:value-type="string" calcext:value-type="string">
            <text:p>Constraint (Soft)</text:p>
          </table:table-cell>
          <table:table-cell table:number-columns-repeated="8"/>
          <table:table-cell table:style-name="ce17" table:number-columns-repeated="2"/>
          <table:table-cell table:number-columns-repeated="10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14"/>
          <table:table-cell table:style-name="ce23"/>
          <table:table-cell table:number-columns-repeated="977"/>
        </table:table-row>
        <table:table-row table:style-name="ro2">
          <table:table-cell table:number-columns-repeated="2"/>
          <table:table-cell table:style-name="ce11" office:value-type="string" calcext:value-type="string">
            <text:p>Fitness</text:p>
          </table:table-cell>
          <table:table-cell table:number-columns-repeated="8"/>
          <table:table-cell table:style-name="ce17" table:number-columns-repeated="2"/>
          <table:table-cell table:number-columns-repeated="10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14"/>
          <table:table-cell table:style-name="ce23"/>
          <table:table-cell table:number-columns-repeated="977"/>
        </table:table-row>
        <table:table-row table:style-name="ro2">
          <table:table-cell table:number-columns-repeated="2"/>
          <table:table-cell table:style-name="ce12" office:value-type="string" calcext:value-type="string">
            <text:p>User Inputs</text:p>
          </table:table-cell>
          <table:table-cell table:number-columns-repeated="8"/>
          <table:table-cell table:style-name="ce17" table:number-columns-repeated="2"/>
          <table:table-cell table:number-columns-repeated="10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14"/>
          <table:table-cell table:style-name="ce23"/>
          <table:table-cell table:number-columns-repeated="977"/>
        </table:table-row>
        <table:table-row table:style-name="ro2">
          <table:table-cell table:number-columns-repeated="2"/>
          <table:table-cell table:style-name="ce13" office:value-type="string" calcext:value-type="string">
            <text:p>Formula</text:p>
          </table:table-cell>
          <table:table-cell table:number-columns-repeated="8"/>
          <table:table-cell table:style-name="ce17" table:number-columns-repeated="2"/>
          <table:table-cell table:number-columns-repeated="10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14"/>
          <table:table-cell table:style-name="ce23"/>
          <table:table-cell table:number-columns-repeated="977"/>
        </table:table-row>
        <table:table-row table:style-name="ro2">
          <table:table-cell/>
          <table:table-cell table:style-name="ce4"/>
          <table:table-cell table:number-columns-repeated="44"/>
          <table:table-cell table:style-name="ce23"/>
          <table:table-cell table:number-columns-repeated="977"/>
        </table:table-row>
        <table:table-row table:style-name="ro2">
          <table:table-cell/>
          <table:table-cell table:style-name="ce125"/>
          <table:table-cell table:style-name="ce131" table:number-columns-repeated="3"/>
          <table:table-cell table:style-name="ce139"/>
          <table:table-cell table:style-name="ce131" table:number-columns-repeated="32"/>
          <table:table-cell table:style-name="ce144"/>
          <table:table-cell table:number-columns-repeated="7"/>
          <table:table-cell table:style-name="ce23"/>
          <table:table-cell table:number-columns-repeated="977"/>
        </table:table-row>
        <table:table-row table:style-name="ro9">
          <table:table-cell/>
          <table:table-cell table:style-name="ce126"/>
          <table:table-cell table:style-name="ce15" office:value-type="string" calcext:value-type="string" table:number-columns-spanned="36" table:number-rows-spanned="1">
            <text:p>Constraint (Hard -&gt; Soft) - Code-Base Version violation detection (applicable to SIT/UAT/NFT/Prod only)</text:p>
            <text:p>Projects with different Code-Base versions cannot co-eixit in the same testing environment, say SIT, at the same time.</text:p>
          </table:table-cell>
          <table:covered-table-cell table:number-columns-repeated="35"/>
          <table:table-cell table:style-name="ce145"/>
          <table:table-cell table:number-columns-repeated="7"/>
          <table:table-cell table:style-name="ce23"/>
          <table:table-cell table:number-columns-repeated="977"/>
        </table:table-row>
        <table:table-row table:style-name="ro2">
          <table:table-cell/>
          <table:table-cell table:style-name="ce126"/>
          <table:table-cell table:style-name="ce4"/>
          <table:table-cell table:number-columns-repeated="35"/>
          <table:table-cell table:style-name="ce145"/>
          <table:table-cell table:number-columns-repeated="7"/>
          <table:table-cell table:style-name="ce47"/>
          <table:table-cell table:number-columns-repeated="977"/>
        </table:table-row>
        <table:table-row table:style-name="ro2">
          <table:table-cell/>
          <table:table-cell table:style-name="ce126"/>
          <table:table-cell table:style-name="ce122" office:value-type="string" calcext:value-type="string" table:number-columns-spanned="1" table:number-rows-spanned="2">
            <text:p>Total - Violation</text:p>
            <text:p>(SIT/UAT/NFT/Prod)</text:p>
          </table:table-cell>
          <table:table-cell table:style-name="ce22" office:value-type="string" calcext:value-type="string">
            <text:p>Count:</text:p>
          </table:table-cell>
          <table:table-cell table:style-name="ce136" table:formula="of:=[.E17]+[.E39]+[.E61]+[.E83]" office:value-type="float" office:value="0" calcext:value-type="float">
            <text:p>0</text:p>
          </table:table-cell>
          <table:table-cell table:number-columns-repeated="33"/>
          <table:table-cell table:style-name="ce145"/>
          <table:table-cell table:number-columns-repeated="7"/>
          <table:table-cell table:style-name="ce48"/>
          <table:table-cell table:number-columns-repeated="977"/>
        </table:table-row>
        <table:table-row table:style-name="ro2">
          <table:table-cell table:style-name="ce124"/>
          <table:table-cell table:style-name="ce127"/>
          <table:covered-table-cell/>
          <table:table-cell table:style-name="ce10" office:value-type="string" calcext:value-type="string">
            <text:p>Days:</text:p>
          </table:table-cell>
          <table:table-cell table:style-name="ce137" table:formula="of:=[.E18]+[.E40]+[.E62]+[.E84]" office:value-type="float" office:value="0" calcext:value-type="float">
            <text:p>0.00</text:p>
          </table:table-cell>
          <table:table-cell table:style-name="ce124" table:number-columns-repeated="33"/>
          <table:table-cell table:style-name="ce146"/>
          <table:table-cell table:style-name="ce124" table:number-columns-repeated="7"/>
          <table:table-cell table:style-name="ce48"/>
          <table:table-cell table:style-name="ce124" table:number-columns-repeated="977"/>
        </table:table-row>
        <table:table-row table:style-name="ro2">
          <table:table-cell/>
          <table:table-cell table:style-name="ce128"/>
          <table:table-cell table:style-name="ce132" table:number-columns-repeated="3"/>
          <table:table-cell table:style-name="ce140"/>
          <table:table-cell table:style-name="ce132" table:number-columns-repeated="32"/>
          <table:table-cell table:style-name="ce147"/>
          <table:table-cell table:number-columns-repeated="7"/>
          <table:table-cell table:style-name="ce48"/>
          <table:table-cell table:number-columns-repeated="977"/>
        </table:table-row>
        <table:table-row table:style-name="ro2">
          <table:table-cell/>
          <table:table-cell table:style-name="ce4" table:number-columns-repeated="2"/>
          <table:table-cell table:number-columns-repeated="43"/>
          <table:table-cell table:style-name="ce23" office:value-type="string" calcext:value-type="string">
            <text:p>E</text:p>
          </table:table-cell>
          <table:table-cell table:number-columns-repeated="977"/>
        </table:table-row>
        <table:table-row table:style-name="ro2">
          <table:table-cell/>
          <table:table-cell table:style-name="ce125"/>
          <table:table-cell table:style-name="ce133"/>
          <table:table-cell table:style-name="ce131" table:number-columns-repeated="2"/>
          <table:table-cell table:style-name="ce139"/>
          <table:table-cell table:style-name="ce131" table:number-columns-repeated="32"/>
          <table:table-cell table:style-name="ce144"/>
          <table:table-cell table:number-columns-repeated="7"/>
          <table:table-cell table:style-name="ce23" office:value-type="string" calcext:value-type="string">
            <text:p>N</text:p>
          </table:table-cell>
          <table:table-cell table:number-columns-repeated="977"/>
        </table:table-row>
        <table:table-row table:style-name="ro2">
          <table:table-cell/>
          <table:table-cell table:style-name="ce126"/>
          <table:table-cell table:style-name="ce15" office:value-type="string" calcext:value-type="string" table:number-columns-spanned="1" table:number-rows-spanned="2">
            <text:p>SIT - Violation</text:p>
          </table:table-cell>
          <table:table-cell table:style-name="ce22" office:value-type="string" calcext:value-type="string">
            <text:p>Count:</text:p>
          </table:table-cell>
          <table:table-cell table:style-name="ce136" table:formula="of:=SUM([.H21:.V3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mpare Roll Project against Column Project, to check violation.</text:p>
          </table:table-cell>
          <table:table-cell table:number-columns-repeated="30"/>
          <table:table-cell table:style-name="ce145"/>
          <table:table-cell table:number-columns-repeated="7"/>
          <table:table-cell table:style-name="ce23" office:value-type="string" calcext:value-type="string">
            <text:p>D</text:p>
          </table:table-cell>
          <table:table-cell table:number-columns-repeated="977"/>
        </table:table-row>
        <table:table-row table:style-name="ro2">
          <table:table-cell table:style-name="ce124"/>
          <table:table-cell table:style-name="ce127"/>
          <table:covered-table-cell/>
          <table:table-cell table:style-name="ce22" office:value-type="string" calcext:value-type="string">
            <text:p>Days:</text:p>
          </table:table-cell>
          <table:table-cell table:style-name="ce138" table:formula="of:=SUM([.X21:.AL35])" office:value-type="float" office:value="0" calcext:value-type="float">
            <text:p>0.00</text:p>
          </table:table-cell>
          <table:table-cell table:style-name="ce124" table:number-columns-repeated="33"/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/>
          <table:table-cell table:style-name="ce129"/>
          <table:table-cell table:number-columns-repeated="5"/>
          <table:table-cell table:style-name="ce22" office:value-type="string" calcext:value-type="string" table:number-columns-spanned="15" table:number-rows-spanned="1">
            <text:p>Count</text:p>
          </table:table-cell>
          <table:covered-table-cell table:number-columns-repeated="14"/>
          <table:table-cell/>
          <table:table-cell table:style-name="ce22" office:value-type="string" calcext:value-type="string" table:number-columns-spanned="15" table:number-rows-spanned="1">
            <text:p>Days (Overlap) simplified rough formula</text:p>
          </table:table-cell>
          <table:covered-table-cell table:number-columns-repeated="14"/>
          <table:table-cell table:style-name="ce145"/>
          <table:table-cell table:number-columns-repeated="7"/>
          <table:table-cell table:style-name="ce23" office:value-type="string" calcext:value-type="string">
            <text:p>O</text:p>
          </table:table-cell>
          <table:table-cell table:number-columns-repeated="977"/>
        </table:table-row>
        <table:table-row table:style-name="ro10">
          <table:table-cell table:style-name="ce124"/>
          <table:table-cell table:style-name="ce127"/>
          <table:table-cell table:style-name="ce49" table:formula="of:=[$'Project_Release_Optimizer_(GA)'.B14]" office:value-type="string" office:string-value="Project Name" calcext:value-type="string">
            <text:p>Project Name</text:p>
          </table:table-cell>
          <table:table-cell table:style-name="ce49" table:formula="of:=[$'Project_Release_Optimizer_(GA)'.T14]" office:value-type="string" office:string-value="Start Date" calcext:value-type="string">
            <text:p>Start Date</text:p>
          </table:table-cell>
          <table:table-cell table:style-name="ce49" table:formula="of:=[$'Project_Release_Optimizer_(GA)'.U14]" office:value-type="string" office:string-value="End Date" calcext:value-type="string">
            <text:p>End Date</text:p>
          </table:table-cell>
          <table:table-cell table:style-name="ce141" table:formula="of:=[$'Project_Release_Optimizer_(GA)'.AI14]" office:value-type="string" office:string-value="Code Base Version" calcext:value-type="string">
            <text:p>Code Base Version</text:p>
          </table:table-cell>
          <table:table-cell/>
          <table:table-cell table:style-name="ce142" office:value-type="string" calcext:value-type="string">
            <text:p>P-A01</text:p>
          </table:table-cell>
          <table:table-cell table:style-name="ce142" office:value-type="string" calcext:value-type="string">
            <text:p>P-A02</text:p>
          </table:table-cell>
          <table:table-cell table:style-name="ce142" office:value-type="string" calcext:value-type="string">
            <text:p>P-A03</text:p>
          </table:table-cell>
          <table:table-cell table:style-name="ce142" office:value-type="string" calcext:value-type="string">
            <text:p>P-A04</text:p>
          </table:table-cell>
          <table:table-cell table:style-name="ce142" office:value-type="string" calcext:value-type="string">
            <text:p>P-A05</text:p>
          </table:table-cell>
          <table:table-cell table:style-name="ce142" office:value-type="string" calcext:value-type="string">
            <text:p>P-A06</text:p>
          </table:table-cell>
          <table:table-cell table:style-name="ce142" office:value-type="string" calcext:value-type="string">
            <text:p>P-A07</text:p>
          </table:table-cell>
          <table:table-cell table:style-name="ce142" office:value-type="string" calcext:value-type="string">
            <text:p>P-A08</text:p>
          </table:table-cell>
          <table:table-cell table:style-name="ce142" office:value-type="string" calcext:value-type="string">
            <text:p>P-A09</text:p>
          </table:table-cell>
          <table:table-cell table:style-name="ce142" office:value-type="string" calcext:value-type="string">
            <text:p>P-A10</text:p>
          </table:table-cell>
          <table:table-cell table:style-name="ce142" office:value-type="string" calcext:value-type="string">
            <text:p>P-A11</text:p>
          </table:table-cell>
          <table:table-cell table:style-name="ce142" office:value-type="string" calcext:value-type="string">
            <text:p>P-A12</text:p>
          </table:table-cell>
          <table:table-cell table:style-name="ce142" office:value-type="string" calcext:value-type="string">
            <text:p>P-A13</text:p>
          </table:table-cell>
          <table:table-cell table:style-name="ce142" office:value-type="string" calcext:value-type="string">
            <text:p>P-A14</text:p>
          </table:table-cell>
          <table:table-cell table:style-name="ce142" office:value-type="string" calcext:value-type="string">
            <text:p>P-A15</text:p>
          </table:table-cell>
          <table:table-cell table:style-name="ce124"/>
          <table:table-cell table:style-name="ce142" office:value-type="string" calcext:value-type="string">
            <text:p>P-A01</text:p>
          </table:table-cell>
          <table:table-cell table:style-name="ce142" office:value-type="string" calcext:value-type="string">
            <text:p>P-A02</text:p>
          </table:table-cell>
          <table:table-cell table:style-name="ce142" office:value-type="string" calcext:value-type="string">
            <text:p>P-A03</text:p>
          </table:table-cell>
          <table:table-cell table:style-name="ce142" office:value-type="string" calcext:value-type="string">
            <text:p>P-A04</text:p>
          </table:table-cell>
          <table:table-cell table:style-name="ce142" office:value-type="string" calcext:value-type="string">
            <text:p>P-A05</text:p>
          </table:table-cell>
          <table:table-cell table:style-name="ce142" office:value-type="string" calcext:value-type="string">
            <text:p>P-A06</text:p>
          </table:table-cell>
          <table:table-cell table:style-name="ce142" office:value-type="string" calcext:value-type="string">
            <text:p>P-A07</text:p>
          </table:table-cell>
          <table:table-cell table:style-name="ce142" office:value-type="string" calcext:value-type="string">
            <text:p>P-A08</text:p>
          </table:table-cell>
          <table:table-cell table:style-name="ce142" office:value-type="string" calcext:value-type="string">
            <text:p>P-A09</text:p>
          </table:table-cell>
          <table:table-cell table:style-name="ce142" office:value-type="string" calcext:value-type="string">
            <text:p>P-A10</text:p>
          </table:table-cell>
          <table:table-cell table:style-name="ce142" office:value-type="string" calcext:value-type="string">
            <text:p>P-A11</text:p>
          </table:table-cell>
          <table:table-cell table:style-name="ce142" office:value-type="string" calcext:value-type="string">
            <text:p>P-A12</text:p>
          </table:table-cell>
          <table:table-cell table:style-name="ce142" office:value-type="string" calcext:value-type="string">
            <text:p>P-A13</text:p>
          </table:table-cell>
          <table:table-cell table:style-name="ce142" office:value-type="string" calcext:value-type="string">
            <text:p>P-A14</text:p>
          </table:table-cell>
          <table:table-cell table:style-name="ce142" office:value-type="string" calcext:value-type="string">
            <text:p>P-A15</text:p>
          </table:table-cell>
          <table:table-cell table:style-name="ce146"/>
          <table:table-cell table:style-name="ce124" table:number-columns-repeated="7"/>
          <table:table-cell table:style-name="ce23" office:value-type="string" calcext:value-type="string">
            <text:p>F</text:p>
          </table:table-cell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134" table:formula="of:=[$'Project_Release_Optimizer_(GA)'.B15]" office:value-type="string" office:string-value="Project-A01" calcext:value-type="string">
            <text:p>Project-A01</text:p>
          </table:table-cell>
          <table:table-cell table:style-name="ce135" table:formula="of:=[$'Project_Release_Optimizer_(GA)'.T15]" office:value-type="date" office:date-value="2014-05-03T01:33:32.456052" calcext:value-type="date">
            <text:p>03-May-2014</text:p>
          </table:table-cell>
          <table:table-cell table:style-name="ce135" table:formula="of:=[$'Project_Release_Optimizer_(GA)'.U15]" office:value-type="date" office:date-value="2014-05-16T17:01:47.971186" calcext:value-type="date">
            <text:p>16-May-2014</text:p>
          </table:table-cell>
          <table:table-cell table:style-name="ce134" table:formula="of:=[$'Project_Release_Optimizer_(GA)'.AI15]" office:value-type="string" office:string-value="v001" calcext:value-type="string">
            <text:p>v001</text:p>
          </table:table-cell>
          <table:table-cell/>
          <table:table-cell table:style-name="ce50"/>
          <table:table-cell table:style-name="ce50" table:formula="of:=IF(AND([.$E21]&gt;[.$D22];[.$D21]&lt;[.$E22];[.$F21]&lt;&gt;[.$F22]);1;0)" office:value-type="float" office:value="0" calcext:value-type="float">
            <text:p>0</text:p>
          </table:table-cell>
          <table:table-cell table:style-name="ce50" table:formula="of:=IF(AND([.$E21]&gt;[.$D23];[.$D21]&lt;[.$E23];[.$F21]&lt;&gt;[.$F23]);1;0)" office:value-type="float" office:value="0" calcext:value-type="float">
            <text:p>0</text:p>
          </table:table-cell>
          <table:table-cell table:style-name="ce50" table:formula="of:=IF(AND([.$E21]&gt;[.$D24];[.$D21]&lt;[.$E24];[.$F21]&lt;&gt;[.$F24]);1;0)" office:value-type="float" office:value="0" calcext:value-type="float">
            <text:p>0</text:p>
          </table:table-cell>
          <table:table-cell table:style-name="ce50" table:formula="of:=IF(AND([.$E21]&gt;[.$D25];[.$D21]&lt;[.$E25];[.$F21]&lt;&gt;[.$F25]);1;0)" office:value-type="float" office:value="0" calcext:value-type="float">
            <text:p>0</text:p>
          </table:table-cell>
          <table:table-cell table:style-name="ce50" table:formula="of:=IF(AND([.$E21]&gt;[.$D26];[.$D21]&lt;[.$E26];[.$F21]&lt;&gt;[.$F26]);1;0)" office:value-type="float" office:value="0" calcext:value-type="float">
            <text:p>0</text:p>
          </table:table-cell>
          <table:table-cell table:style-name="ce50" table:formula="of:=IF(AND([.$E21]&gt;[.$D27];[.$D21]&lt;[.$E27];[.$F21]&lt;&gt;[.$F27]);1;0)" office:value-type="float" office:value="0" calcext:value-type="float">
            <text:p>0</text:p>
          </table:table-cell>
          <table:table-cell table:style-name="ce50" table:formula="of:=IF(AND([.$E21]&gt;[.$D28];[.$D21]&lt;[.$E28];[.$F21]&lt;&gt;[.$F28]);1;0)" office:value-type="float" office:value="0" calcext:value-type="float">
            <text:p>0</text:p>
          </table:table-cell>
          <table:table-cell table:style-name="ce50" table:formula="of:=IF(AND([.$E21]&gt;[.$D29];[.$D21]&lt;[.$E29];[.$F21]&lt;&gt;[.$F29]);1;0)" office:value-type="float" office:value="0" calcext:value-type="float">
            <text:p>0</text:p>
          </table:table-cell>
          <table:table-cell table:style-name="ce50" table:formula="of:=IF(AND([.$E21]&gt;[.$D30];[.$D21]&lt;[.$E30];[.$F21]&lt;&gt;[.$F30]);1;0)" office:value-type="float" office:value="0" calcext:value-type="float">
            <text:p>0</text:p>
          </table:table-cell>
          <table:table-cell table:style-name="ce50" table:formula="of:=IF(AND([.$E21]&gt;[.$D31];[.$D21]&lt;[.$E31];[.$F21]&lt;&gt;[.$F31]);1;0)" office:value-type="float" office:value="0" calcext:value-type="float">
            <text:p>0</text:p>
          </table:table-cell>
          <table:table-cell table:style-name="ce50" table:formula="of:=IF(AND([.$E21]&gt;[.$D32];[.$D21]&lt;[.$E32];[.$F21]&lt;&gt;[.$F32]);1;0)" office:value-type="float" office:value="0" calcext:value-type="float">
            <text:p>0</text:p>
          </table:table-cell>
          <table:table-cell table:style-name="ce50" table:formula="of:=IF(AND([.$E21]&gt;[.$D33];[.$D21]&lt;[.$E33];[.$F21]&lt;&gt;[.$F33]);1;0)" office:value-type="float" office:value="0" calcext:value-type="float">
            <text:p>0</text:p>
          </table:table-cell>
          <table:table-cell table:style-name="ce50" table:formula="of:=IF(AND([.$E21]&gt;[.$D34];[.$D21]&lt;[.$E34];[.$F21]&lt;&gt;[.$F34]);1;0)" office:value-type="float" office:value="0" calcext:value-type="float">
            <text:p>0</text:p>
          </table:table-cell>
          <table:table-cell table:style-name="ce50" table:formula="of:=IF(AND([.$E21]&gt;[.$D35];[.$D21]&lt;[.$E35];[.$F21]&lt;&gt;[.$F35]);1;0)" office:value-type="float" office:value="0" calcext:value-type="float">
            <text:p>0</text:p>
          </table:table-cell>
          <table:table-cell table:style-name="ce143"/>
          <table:table-cell table:style-name="ce50"/>
          <table:table-cell table:style-name="ce50" table:formula="of:=IF([.I21];MIN([.$E21]-[.$D22];[.$E22]-[.$D21]);0)" office:value-type="float" office:value="0" calcext:value-type="float">
            <text:p>0</text:p>
          </table:table-cell>
          <table:table-cell table:style-name="ce50" table:formula="of:=IF([.J21];MIN([.$E21]-[.$D23];[.$E23]-[.$D21]);0)" office:value-type="float" office:value="0" calcext:value-type="float">
            <text:p>0</text:p>
          </table:table-cell>
          <table:table-cell table:style-name="ce50" table:formula="of:=IF([.K21];MIN([.$E21]-[.$D24];[.$E24]-[.$D21]);0)" office:value-type="float" office:value="0" calcext:value-type="float">
            <text:p>0</text:p>
          </table:table-cell>
          <table:table-cell table:style-name="ce50" table:formula="of:=IF([.L21];MIN([.$E21]-[.$D25];[.$E25]-[.$D21]);0)" office:value-type="float" office:value="0" calcext:value-type="float">
            <text:p>0</text:p>
          </table:table-cell>
          <table:table-cell table:style-name="ce50" table:formula="of:=IF([.M21];MIN([.$E21]-[.$D26];[.$E26]-[.$D21]);0)" office:value-type="float" office:value="0" calcext:value-type="float">
            <text:p>0</text:p>
          </table:table-cell>
          <table:table-cell table:style-name="ce50" table:formula="of:=IF([.N21];MIN([.$E21]-[.$D27];[.$E27]-[.$D21]);0)" office:value-type="float" office:value="0" calcext:value-type="float">
            <text:p>0</text:p>
          </table:table-cell>
          <table:table-cell table:style-name="ce50" table:formula="of:=IF([.O21];MIN([.$E21]-[.$D28];[.$E28]-[.$D21]);0)" office:value-type="float" office:value="0" calcext:value-type="float">
            <text:p>0</text:p>
          </table:table-cell>
          <table:table-cell table:style-name="ce50" table:formula="of:=IF([.P21];MIN([.$E21]-[.$D29];[.$E29]-[.$D21]);0)" office:value-type="float" office:value="0" calcext:value-type="float">
            <text:p>0</text:p>
          </table:table-cell>
          <table:table-cell table:style-name="ce50" table:formula="of:=IF([.Q21];MIN([.$E21]-[.$D30];[.$E30]-[.$D21]);0)" office:value-type="float" office:value="0" calcext:value-type="float">
            <text:p>0</text:p>
          </table:table-cell>
          <table:table-cell table:style-name="ce50" table:formula="of:=IF([.R21];MIN([.$E21]-[.$D31];[.$E31]-[.$D21]);0)" office:value-type="float" office:value="0" calcext:value-type="float">
            <text:p>0</text:p>
          </table:table-cell>
          <table:table-cell table:style-name="ce50" table:formula="of:=IF([.S21];MIN([.$E21]-[.$D32];[.$E32]-[.$D21]);0)" office:value-type="float" office:value="0" calcext:value-type="float">
            <text:p>0</text:p>
          </table:table-cell>
          <table:table-cell table:style-name="ce50" table:formula="of:=IF([.T21];MIN([.$E21]-[.$D33];[.$E33]-[.$D21]);0)" office:value-type="float" office:value="0" calcext:value-type="float">
            <text:p>0</text:p>
          </table:table-cell>
          <table:table-cell table:style-name="ce50" table:formula="of:=IF([.U21];MIN([.$E21]-[.$D34];[.$E34]-[.$D21]);0)" office:value-type="float" office:value="0" calcext:value-type="float">
            <text:p>0</text:p>
          </table:table-cell>
          <table:table-cell table:style-name="ce50" table:formula="of:=IF([.V21];MIN([.$E21]-[.$D35];[.$E35]-[.$D21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134" table:formula="of:=[$'Project_Release_Optimizer_(GA)'.B16]" office:value-type="string" office:string-value="Project-A02" calcext:value-type="string">
            <text:p>Project-A02</text:p>
          </table:table-cell>
          <table:table-cell table:style-name="ce135" table:formula="of:=[$'Project_Release_Optimizer_(GA)'.T16]" office:value-type="date" office:date-value="2015-03-23T14:16:14.316937" calcext:value-type="date">
            <text:p>23-Mar-2015</text:p>
          </table:table-cell>
          <table:table-cell table:style-name="ce135" table:formula="of:=[$'Project_Release_Optimizer_(GA)'.U16]" office:value-type="date" office:date-value="2015-04-07T21:19:13.346134" calcext:value-type="date">
            <text:p>07-Apr-2015</text:p>
          </table:table-cell>
          <table:table-cell table:style-name="ce134" table:formula="of:=[$'Project_Release_Optimizer_(GA)'.AI16]" office:value-type="string" office:string-value="v002" calcext:value-type="string">
            <text:p>v002</text:p>
          </table:table-cell>
          <table:table-cell/>
          <table:table-cell table:style-name="ce50" table:number-columns-repeated="2"/>
          <table:table-cell table:style-name="ce50" table:formula="of:=IF(AND([.$E22]&gt;[.$D23];[.$D22]&lt;[.$E23];[.$F22]&lt;&gt;[.$F23]);1;0)" office:value-type="float" office:value="0" calcext:value-type="float">
            <text:p>0</text:p>
          </table:table-cell>
          <table:table-cell table:style-name="ce50" table:formula="of:=IF(AND([.$E22]&gt;[.$D24];[.$D22]&lt;[.$E24];[.$F22]&lt;&gt;[.$F24]);1;0)" office:value-type="float" office:value="0" calcext:value-type="float">
            <text:p>0</text:p>
          </table:table-cell>
          <table:table-cell table:style-name="ce50" table:formula="of:=IF(AND([.$E22]&gt;[.$D25];[.$D22]&lt;[.$E25];[.$F22]&lt;&gt;[.$F25]);1;0)" office:value-type="float" office:value="0" calcext:value-type="float">
            <text:p>0</text:p>
          </table:table-cell>
          <table:table-cell table:style-name="ce50" table:formula="of:=IF(AND([.$E22]&gt;[.$D26];[.$D22]&lt;[.$E26];[.$F22]&lt;&gt;[.$F26]);1;0)" office:value-type="float" office:value="0" calcext:value-type="float">
            <text:p>0</text:p>
          </table:table-cell>
          <table:table-cell table:style-name="ce50" table:formula="of:=IF(AND([.$E22]&gt;[.$D27];[.$D22]&lt;[.$E27];[.$F22]&lt;&gt;[.$F27]);1;0)" office:value-type="float" office:value="0" calcext:value-type="float">
            <text:p>0</text:p>
          </table:table-cell>
          <table:table-cell table:style-name="ce50" table:formula="of:=IF(AND([.$E22]&gt;[.$D28];[.$D22]&lt;[.$E28];[.$F22]&lt;&gt;[.$F28]);1;0)" office:value-type="float" office:value="0" calcext:value-type="float">
            <text:p>0</text:p>
          </table:table-cell>
          <table:table-cell table:style-name="ce50" table:formula="of:=IF(AND([.$E22]&gt;[.$D29];[.$D22]&lt;[.$E29];[.$F22]&lt;&gt;[.$F29]);1;0)" office:value-type="float" office:value="0" calcext:value-type="float">
            <text:p>0</text:p>
          </table:table-cell>
          <table:table-cell table:style-name="ce50" table:formula="of:=IF(AND([.$E22]&gt;[.$D30];[.$D22]&lt;[.$E30];[.$F22]&lt;&gt;[.$F30]);1;0)" office:value-type="float" office:value="0" calcext:value-type="float">
            <text:p>0</text:p>
          </table:table-cell>
          <table:table-cell table:style-name="ce50" table:formula="of:=IF(AND([.$E22]&gt;[.$D31];[.$D22]&lt;[.$E31];[.$F22]&lt;&gt;[.$F31]);1;0)" office:value-type="float" office:value="0" calcext:value-type="float">
            <text:p>0</text:p>
          </table:table-cell>
          <table:table-cell table:style-name="ce50" table:formula="of:=IF(AND([.$E22]&gt;[.$D32];[.$D22]&lt;[.$E32];[.$F22]&lt;&gt;[.$F32]);1;0)" office:value-type="float" office:value="0" calcext:value-type="float">
            <text:p>0</text:p>
          </table:table-cell>
          <table:table-cell table:style-name="ce50" table:formula="of:=IF(AND([.$E22]&gt;[.$D33];[.$D22]&lt;[.$E33];[.$F22]&lt;&gt;[.$F33]);1;0)" office:value-type="float" office:value="0" calcext:value-type="float">
            <text:p>0</text:p>
          </table:table-cell>
          <table:table-cell table:style-name="ce50" table:formula="of:=IF(AND([.$E22]&gt;[.$D34];[.$D22]&lt;[.$E34];[.$F22]&lt;&gt;[.$F34]);1;0)" office:value-type="float" office:value="0" calcext:value-type="float">
            <text:p>0</text:p>
          </table:table-cell>
          <table:table-cell table:style-name="ce50" table:formula="of:=IF(AND([.$E22]&gt;[.$D35];[.$D22]&lt;[.$E35];[.$F22]&lt;&gt;[.$F35]);1;0)" office:value-type="float" office:value="0" calcext:value-type="float">
            <text:p>0</text:p>
          </table:table-cell>
          <table:table-cell table:style-name="ce143"/>
          <table:table-cell table:style-name="ce50" table:number-columns-repeated="2"/>
          <table:table-cell table:style-name="ce50" table:formula="of:=IF([.J22];MIN([.$E22]-[.$D23];[.$E23]-[.$D22]);0)" office:value-type="float" office:value="0" calcext:value-type="float">
            <text:p>0</text:p>
          </table:table-cell>
          <table:table-cell table:style-name="ce50" table:formula="of:=IF([.K22];MIN([.$E22]-[.$D24];[.$E24]-[.$D22]);0)" office:value-type="float" office:value="0" calcext:value-type="float">
            <text:p>0</text:p>
          </table:table-cell>
          <table:table-cell table:style-name="ce50" table:formula="of:=IF([.L22];MIN([.$E22]-[.$D25];[.$E25]-[.$D22]);0)" office:value-type="float" office:value="0" calcext:value-type="float">
            <text:p>0</text:p>
          </table:table-cell>
          <table:table-cell table:style-name="ce50" table:formula="of:=IF([.M22];MIN([.$E22]-[.$D26];[.$E26]-[.$D22]);0)" office:value-type="float" office:value="0" calcext:value-type="float">
            <text:p>0</text:p>
          </table:table-cell>
          <table:table-cell table:style-name="ce50" table:formula="of:=IF([.N22];MIN([.$E22]-[.$D27];[.$E27]-[.$D22]);0)" office:value-type="float" office:value="0" calcext:value-type="float">
            <text:p>0</text:p>
          </table:table-cell>
          <table:table-cell table:style-name="ce50" table:formula="of:=IF([.O22];MIN([.$E22]-[.$D28];[.$E28]-[.$D22]);0)" office:value-type="float" office:value="0" calcext:value-type="float">
            <text:p>0</text:p>
          </table:table-cell>
          <table:table-cell table:style-name="ce50" table:formula="of:=IF([.P22];MIN([.$E22]-[.$D29];[.$E29]-[.$D22]);0)" office:value-type="float" office:value="0" calcext:value-type="float">
            <text:p>0</text:p>
          </table:table-cell>
          <table:table-cell table:style-name="ce50" table:formula="of:=IF([.Q22];MIN([.$E22]-[.$D30];[.$E30]-[.$D22]);0)" office:value-type="float" office:value="0" calcext:value-type="float">
            <text:p>0</text:p>
          </table:table-cell>
          <table:table-cell table:style-name="ce50" table:formula="of:=IF([.R22];MIN([.$E22]-[.$D31];[.$E31]-[.$D22]);0)" office:value-type="float" office:value="0" calcext:value-type="float">
            <text:p>0</text:p>
          </table:table-cell>
          <table:table-cell table:style-name="ce50" table:formula="of:=IF([.S22];MIN([.$E22]-[.$D32];[.$E32]-[.$D22]);0)" office:value-type="float" office:value="0" calcext:value-type="float">
            <text:p>0</text:p>
          </table:table-cell>
          <table:table-cell table:style-name="ce50" table:formula="of:=IF([.T22];MIN([.$E22]-[.$D33];[.$E33]-[.$D22]);0)" office:value-type="float" office:value="0" calcext:value-type="float">
            <text:p>0</text:p>
          </table:table-cell>
          <table:table-cell table:style-name="ce50" table:formula="of:=IF([.U22];MIN([.$E22]-[.$D34];[.$E34]-[.$D22]);0)" office:value-type="float" office:value="0" calcext:value-type="float">
            <text:p>0</text:p>
          </table:table-cell>
          <table:table-cell table:style-name="ce50" table:formula="of:=IF([.V22];MIN([.$E22]-[.$D35];[.$E35]-[.$D22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 office:value-type="string" calcext:value-type="string">
            <text:p>T</text:p>
          </table:table-cell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134" table:formula="of:=[$'Project_Release_Optimizer_(GA)'.B17]" office:value-type="string" office:string-value="Project-A03" calcext:value-type="string">
            <text:p>Project-A03</text:p>
          </table:table-cell>
          <table:table-cell table:style-name="ce135" table:formula="of:=[$'Project_Release_Optimizer_(GA)'.T17]" office:value-type="date" office:date-value="2014-02-22T22:36:32.763174" calcext:value-type="date">
            <text:p>22-Feb-2014</text:p>
          </table:table-cell>
          <table:table-cell table:style-name="ce135" table:formula="of:=[$'Project_Release_Optimizer_(GA)'.U17]" office:value-type="date" office:date-value="2014-03-01T00:27:21.91329" calcext:value-type="date">
            <text:p>01-Mar-2014</text:p>
          </table:table-cell>
          <table:table-cell table:style-name="ce134" table:formula="of:=[$'Project_Release_Optimizer_(GA)'.AI17]" office:value-type="string" office:string-value="v003" calcext:value-type="string">
            <text:p>v003</text:p>
          </table:table-cell>
          <table:table-cell/>
          <table:table-cell table:style-name="ce50" table:number-columns-repeated="3"/>
          <table:table-cell table:style-name="ce50" table:formula="of:=IF(AND([.$E23]&gt;[.$D24];[.$D23]&lt;[.$E24];[.$F23]&lt;&gt;[.$F24]);1;0)" office:value-type="float" office:value="0" calcext:value-type="float">
            <text:p>0</text:p>
          </table:table-cell>
          <table:table-cell table:style-name="ce50" table:formula="of:=IF(AND([.$E23]&gt;[.$D25];[.$D23]&lt;[.$E25];[.$F23]&lt;&gt;[.$F25]);1;0)" office:value-type="float" office:value="0" calcext:value-type="float">
            <text:p>0</text:p>
          </table:table-cell>
          <table:table-cell table:style-name="ce50" table:formula="of:=IF(AND([.$E23]&gt;[.$D26];[.$D23]&lt;[.$E26];[.$F23]&lt;&gt;[.$F26]);1;0)" office:value-type="float" office:value="0" calcext:value-type="float">
            <text:p>0</text:p>
          </table:table-cell>
          <table:table-cell table:style-name="ce50" table:formula="of:=IF(AND([.$E23]&gt;[.$D27];[.$D23]&lt;[.$E27];[.$F23]&lt;&gt;[.$F27]);1;0)" office:value-type="float" office:value="0" calcext:value-type="float">
            <text:p>0</text:p>
          </table:table-cell>
          <table:table-cell table:style-name="ce50" table:formula="of:=IF(AND([.$E23]&gt;[.$D28];[.$D23]&lt;[.$E28];[.$F23]&lt;&gt;[.$F28]);1;0)" office:value-type="float" office:value="0" calcext:value-type="float">
            <text:p>0</text:p>
          </table:table-cell>
          <table:table-cell table:style-name="ce50" table:formula="of:=IF(AND([.$E23]&gt;[.$D29];[.$D23]&lt;[.$E29];[.$F23]&lt;&gt;[.$F29]);1;0)" office:value-type="float" office:value="0" calcext:value-type="float">
            <text:p>0</text:p>
          </table:table-cell>
          <table:table-cell table:style-name="ce50" table:formula="of:=IF(AND([.$E23]&gt;[.$D30];[.$D23]&lt;[.$E30];[.$F23]&lt;&gt;[.$F30]);1;0)" office:value-type="float" office:value="0" calcext:value-type="float">
            <text:p>0</text:p>
          </table:table-cell>
          <table:table-cell table:style-name="ce50" table:formula="of:=IF(AND([.$E23]&gt;[.$D31];[.$D23]&lt;[.$E31];[.$F23]&lt;&gt;[.$F31]);1;0)" office:value-type="float" office:value="0" calcext:value-type="float">
            <text:p>0</text:p>
          </table:table-cell>
          <table:table-cell table:style-name="ce50" table:formula="of:=IF(AND([.$E23]&gt;[.$D32];[.$D23]&lt;[.$E32];[.$F23]&lt;&gt;[.$F32]);1;0)" office:value-type="float" office:value="0" calcext:value-type="float">
            <text:p>0</text:p>
          </table:table-cell>
          <table:table-cell table:style-name="ce50" table:formula="of:=IF(AND([.$E23]&gt;[.$D33];[.$D23]&lt;[.$E33];[.$F23]&lt;&gt;[.$F33]);1;0)" office:value-type="float" office:value="0" calcext:value-type="float">
            <text:p>0</text:p>
          </table:table-cell>
          <table:table-cell table:style-name="ce50" table:formula="of:=IF(AND([.$E23]&gt;[.$D34];[.$D23]&lt;[.$E34];[.$F23]&lt;&gt;[.$F34]);1;0)" office:value-type="float" office:value="0" calcext:value-type="float">
            <text:p>0</text:p>
          </table:table-cell>
          <table:table-cell table:style-name="ce50" table:formula="of:=IF(AND([.$E23]&gt;[.$D35];[.$D23]&lt;[.$E35];[.$F23]&lt;&gt;[.$F35]);1;0)" office:value-type="float" office:value="0" calcext:value-type="float">
            <text:p>0</text:p>
          </table:table-cell>
          <table:table-cell table:style-name="ce143"/>
          <table:table-cell table:style-name="ce50" table:number-columns-repeated="3"/>
          <table:table-cell table:style-name="ce50" table:formula="of:=IF([.K23];MIN([.$E23]-[.$D24];[.$E24]-[.$D23]);0)" office:value-type="float" office:value="0" calcext:value-type="float">
            <text:p>0</text:p>
          </table:table-cell>
          <table:table-cell table:style-name="ce50" table:formula="of:=IF([.L23];MIN([.$E23]-[.$D25];[.$E25]-[.$D23]);0)" office:value-type="float" office:value="0" calcext:value-type="float">
            <text:p>0</text:p>
          </table:table-cell>
          <table:table-cell table:style-name="ce50" table:formula="of:=IF([.M23];MIN([.$E23]-[.$D26];[.$E26]-[.$D23]);0)" office:value-type="float" office:value="0" calcext:value-type="float">
            <text:p>0</text:p>
          </table:table-cell>
          <table:table-cell table:style-name="ce50" table:formula="of:=IF([.N23];MIN([.$E23]-[.$D27];[.$E27]-[.$D23]);0)" office:value-type="float" office:value="0" calcext:value-type="float">
            <text:p>0</text:p>
          </table:table-cell>
          <table:table-cell table:style-name="ce50" table:formula="of:=IF([.O23];MIN([.$E23]-[.$D28];[.$E28]-[.$D23]);0)" office:value-type="float" office:value="0" calcext:value-type="float">
            <text:p>0</text:p>
          </table:table-cell>
          <table:table-cell table:style-name="ce50" table:formula="of:=IF([.P23];MIN([.$E23]-[.$D29];[.$E29]-[.$D23]);0)" office:value-type="float" office:value="0" calcext:value-type="float">
            <text:p>0</text:p>
          </table:table-cell>
          <table:table-cell table:style-name="ce50" table:formula="of:=IF([.Q23];MIN([.$E23]-[.$D30];[.$E30]-[.$D23]);0)" office:value-type="float" office:value="0" calcext:value-type="float">
            <text:p>0</text:p>
          </table:table-cell>
          <table:table-cell table:style-name="ce50" table:formula="of:=IF([.R23];MIN([.$E23]-[.$D31];[.$E31]-[.$D23]);0)" office:value-type="float" office:value="0" calcext:value-type="float">
            <text:p>0</text:p>
          </table:table-cell>
          <table:table-cell table:style-name="ce50" table:formula="of:=IF([.S23];MIN([.$E23]-[.$D32];[.$E32]-[.$D23]);0)" office:value-type="float" office:value="0" calcext:value-type="float">
            <text:p>0</text:p>
          </table:table-cell>
          <table:table-cell table:style-name="ce50" table:formula="of:=IF([.T23];MIN([.$E23]-[.$D33];[.$E33]-[.$D23]);0)" office:value-type="float" office:value="0" calcext:value-type="float">
            <text:p>0</text:p>
          </table:table-cell>
          <table:table-cell table:style-name="ce50" table:formula="of:=IF([.U23];MIN([.$E23]-[.$D34];[.$E34]-[.$D23]);0)" office:value-type="float" office:value="0" calcext:value-type="float">
            <text:p>0</text:p>
          </table:table-cell>
          <table:table-cell table:style-name="ce50" table:formula="of:=IF([.V23];MIN([.$E23]-[.$D35];[.$E35]-[.$D23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 office:value-type="string" calcext:value-type="string">
            <text:p>H</text:p>
          </table:table-cell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134" table:formula="of:=[$'Project_Release_Optimizer_(GA)'.B18]" office:value-type="string" office:string-value="Project-A04" calcext:value-type="string">
            <text:p>Project-A04</text:p>
          </table:table-cell>
          <table:table-cell table:style-name="ce135" table:formula="of:=[$'Project_Release_Optimizer_(GA)'.T18]" office:value-type="date" office:date-value="2014-07-16T03:32:34.56948" calcext:value-type="date">
            <text:p>16-Jul-2014</text:p>
          </table:table-cell>
          <table:table-cell table:style-name="ce135" table:formula="of:=[$'Project_Release_Optimizer_(GA)'.U18]" office:value-type="date" office:date-value="2014-07-28T13:31:08.357121" calcext:value-type="date">
            <text:p>28-Jul-2014</text:p>
          </table:table-cell>
          <table:table-cell table:style-name="ce134" table:formula="of:=[$'Project_Release_Optimizer_(GA)'.AI18]" office:value-type="string" office:string-value="v004" calcext:value-type="string">
            <text:p>v004</text:p>
          </table:table-cell>
          <table:table-cell/>
          <table:table-cell table:style-name="ce50" table:number-columns-repeated="4"/>
          <table:table-cell table:style-name="ce50" table:formula="of:=IF(AND([.$E24]&gt;[.$D25];[.$D24]&lt;[.$E25];[.$F24]&lt;&gt;[.$F25]);1;0)" office:value-type="float" office:value="0" calcext:value-type="float">
            <text:p>0</text:p>
          </table:table-cell>
          <table:table-cell table:style-name="ce50" table:formula="of:=IF(AND([.$E24]&gt;[.$D26];[.$D24]&lt;[.$E26];[.$F24]&lt;&gt;[.$F26]);1;0)" office:value-type="float" office:value="0" calcext:value-type="float">
            <text:p>0</text:p>
          </table:table-cell>
          <table:table-cell table:style-name="ce50" table:formula="of:=IF(AND([.$E24]&gt;[.$D27];[.$D24]&lt;[.$E27];[.$F24]&lt;&gt;[.$F27]);1;0)" office:value-type="float" office:value="0" calcext:value-type="float">
            <text:p>0</text:p>
          </table:table-cell>
          <table:table-cell table:style-name="ce50" table:formula="of:=IF(AND([.$E24]&gt;[.$D28];[.$D24]&lt;[.$E28];[.$F24]&lt;&gt;[.$F28]);1;0)" office:value-type="float" office:value="0" calcext:value-type="float">
            <text:p>0</text:p>
          </table:table-cell>
          <table:table-cell table:style-name="ce50" table:formula="of:=IF(AND([.$E24]&gt;[.$D29];[.$D24]&lt;[.$E29];[.$F24]&lt;&gt;[.$F29]);1;0)" office:value-type="float" office:value="0" calcext:value-type="float">
            <text:p>0</text:p>
          </table:table-cell>
          <table:table-cell table:style-name="ce50" table:formula="of:=IF(AND([.$E24]&gt;[.$D30];[.$D24]&lt;[.$E30];[.$F24]&lt;&gt;[.$F30]);1;0)" office:value-type="float" office:value="0" calcext:value-type="float">
            <text:p>0</text:p>
          </table:table-cell>
          <table:table-cell table:style-name="ce50" table:formula="of:=IF(AND([.$E24]&gt;[.$D31];[.$D24]&lt;[.$E31];[.$F24]&lt;&gt;[.$F31]);1;0)" office:value-type="float" office:value="0" calcext:value-type="float">
            <text:p>0</text:p>
          </table:table-cell>
          <table:table-cell table:style-name="ce50" table:formula="of:=IF(AND([.$E24]&gt;[.$D32];[.$D24]&lt;[.$E32];[.$F24]&lt;&gt;[.$F32]);1;0)" office:value-type="float" office:value="0" calcext:value-type="float">
            <text:p>0</text:p>
          </table:table-cell>
          <table:table-cell table:style-name="ce50" table:formula="of:=IF(AND([.$E24]&gt;[.$D33];[.$D24]&lt;[.$E33];[.$F24]&lt;&gt;[.$F33]);1;0)" office:value-type="float" office:value="0" calcext:value-type="float">
            <text:p>0</text:p>
          </table:table-cell>
          <table:table-cell table:style-name="ce50" table:formula="of:=IF(AND([.$E24]&gt;[.$D34];[.$D24]&lt;[.$E34];[.$F24]&lt;&gt;[.$F34]);1;0)" office:value-type="float" office:value="0" calcext:value-type="float">
            <text:p>0</text:p>
          </table:table-cell>
          <table:table-cell table:style-name="ce50" table:formula="of:=IF(AND([.$E24]&gt;[.$D35];[.$D24]&lt;[.$E35];[.$F24]&lt;&gt;[.$F35]);1;0)" office:value-type="float" office:value="0" calcext:value-type="float">
            <text:p>0</text:p>
          </table:table-cell>
          <table:table-cell table:style-name="ce143"/>
          <table:table-cell table:style-name="ce50" table:number-columns-repeated="4"/>
          <table:table-cell table:style-name="ce50" table:formula="of:=IF([.L24];MIN([.$E24]-[.$D25];[.$E25]-[.$D24]);0)" office:value-type="float" office:value="0" calcext:value-type="float">
            <text:p>0</text:p>
          </table:table-cell>
          <table:table-cell table:style-name="ce50" table:formula="of:=IF([.M24];MIN([.$E24]-[.$D26];[.$E26]-[.$D24]);0)" office:value-type="float" office:value="0" calcext:value-type="float">
            <text:p>0</text:p>
          </table:table-cell>
          <table:table-cell table:style-name="ce50" table:formula="of:=IF([.N24];MIN([.$E24]-[.$D27];[.$E27]-[.$D24]);0)" office:value-type="float" office:value="0" calcext:value-type="float">
            <text:p>0</text:p>
          </table:table-cell>
          <table:table-cell table:style-name="ce50" table:formula="of:=IF([.O24];MIN([.$E24]-[.$D28];[.$E28]-[.$D24]);0)" office:value-type="float" office:value="0" calcext:value-type="float">
            <text:p>0</text:p>
          </table:table-cell>
          <table:table-cell table:style-name="ce50" table:formula="of:=IF([.P24];MIN([.$E24]-[.$D29];[.$E29]-[.$D24]);0)" office:value-type="float" office:value="0" calcext:value-type="float">
            <text:p>0</text:p>
          </table:table-cell>
          <table:table-cell table:style-name="ce50" table:formula="of:=IF([.Q24];MIN([.$E24]-[.$D30];[.$E30]-[.$D24]);0)" office:value-type="float" office:value="0" calcext:value-type="float">
            <text:p>0</text:p>
          </table:table-cell>
          <table:table-cell table:style-name="ce50" table:formula="of:=IF([.R24];MIN([.$E24]-[.$D31];[.$E31]-[.$D24]);0)" office:value-type="float" office:value="0" calcext:value-type="float">
            <text:p>0</text:p>
          </table:table-cell>
          <table:table-cell table:style-name="ce50" table:formula="of:=IF([.S24];MIN([.$E24]-[.$D32];[.$E32]-[.$D24]);0)" office:value-type="float" office:value="0" calcext:value-type="float">
            <text:p>0</text:p>
          </table:table-cell>
          <table:table-cell table:style-name="ce50" table:formula="of:=IF([.T24];MIN([.$E24]-[.$D33];[.$E33]-[.$D24]);0)" office:value-type="float" office:value="0" calcext:value-type="float">
            <text:p>0</text:p>
          </table:table-cell>
          <table:table-cell table:style-name="ce50" table:formula="of:=IF([.U24];MIN([.$E24]-[.$D34];[.$E34]-[.$D24]);0)" office:value-type="float" office:value="0" calcext:value-type="float">
            <text:p>0</text:p>
          </table:table-cell>
          <table:table-cell table:style-name="ce50" table:formula="of:=IF([.V24];MIN([.$E24]-[.$D35];[.$E35]-[.$D24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 office:value-type="string" calcext:value-type="string">
            <text:p>I</text:p>
          </table:table-cell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134" table:formula="of:=[$'Project_Release_Optimizer_(GA)'.B19]" office:value-type="string" office:string-value="Project-A05" calcext:value-type="string">
            <text:p>Project-A05</text:p>
          </table:table-cell>
          <table:table-cell table:style-name="ce135" table:formula="of:=[$'Project_Release_Optimizer_(GA)'.T19]" office:value-type="date" office:date-value="2014-04-01T08:26:20.199072" calcext:value-type="date">
            <text:p>01-Apr-2014</text:p>
          </table:table-cell>
          <table:table-cell table:style-name="ce135" table:formula="of:=[$'Project_Release_Optimizer_(GA)'.U19]" office:value-type="date" office:date-value="2014-04-13T22:57:11.701791" calcext:value-type="date">
            <text:p>13-Apr-2014</text:p>
          </table:table-cell>
          <table:table-cell table:style-name="ce134" table:formula="of:=[$'Project_Release_Optimizer_(GA)'.AI19]" office:value-type="string" office:string-value="v002" calcext:value-type="string">
            <text:p>v002</text:p>
          </table:table-cell>
          <table:table-cell/>
          <table:table-cell table:style-name="ce50" table:number-columns-repeated="5"/>
          <table:table-cell table:style-name="ce50" table:formula="of:=IF(AND([.$E25]&gt;[.$D26];[.$D25]&lt;[.$E26];[.$F25]&lt;&gt;[.$F26]);1;0)" office:value-type="float" office:value="0" calcext:value-type="float">
            <text:p>0</text:p>
          </table:table-cell>
          <table:table-cell table:style-name="ce50" table:formula="of:=IF(AND([.$E25]&gt;[.$D27];[.$D25]&lt;[.$E27];[.$F25]&lt;&gt;[.$F27]);1;0)" office:value-type="float" office:value="0" calcext:value-type="float">
            <text:p>0</text:p>
          </table:table-cell>
          <table:table-cell table:style-name="ce50" table:formula="of:=IF(AND([.$E25]&gt;[.$D28];[.$D25]&lt;[.$E28];[.$F25]&lt;&gt;[.$F28]);1;0)" office:value-type="float" office:value="0" calcext:value-type="float">
            <text:p>0</text:p>
          </table:table-cell>
          <table:table-cell table:style-name="ce50" table:formula="of:=IF(AND([.$E25]&gt;[.$D29];[.$D25]&lt;[.$E29];[.$F25]&lt;&gt;[.$F29]);1;0)" office:value-type="float" office:value="0" calcext:value-type="float">
            <text:p>0</text:p>
          </table:table-cell>
          <table:table-cell table:style-name="ce50" table:formula="of:=IF(AND([.$E25]&gt;[.$D30];[.$D25]&lt;[.$E30];[.$F25]&lt;&gt;[.$F30]);1;0)" office:value-type="float" office:value="0" calcext:value-type="float">
            <text:p>0</text:p>
          </table:table-cell>
          <table:table-cell table:style-name="ce50" table:formula="of:=IF(AND([.$E25]&gt;[.$D31];[.$D25]&lt;[.$E31];[.$F25]&lt;&gt;[.$F31]);1;0)" office:value-type="float" office:value="0" calcext:value-type="float">
            <text:p>0</text:p>
          </table:table-cell>
          <table:table-cell table:style-name="ce50" table:formula="of:=IF(AND([.$E25]&gt;[.$D32];[.$D25]&lt;[.$E32];[.$F25]&lt;&gt;[.$F32]);1;0)" office:value-type="float" office:value="0" calcext:value-type="float">
            <text:p>0</text:p>
          </table:table-cell>
          <table:table-cell table:style-name="ce50" table:formula="of:=IF(AND([.$E25]&gt;[.$D33];[.$D25]&lt;[.$E33];[.$F25]&lt;&gt;[.$F33]);1;0)" office:value-type="float" office:value="0" calcext:value-type="float">
            <text:p>0</text:p>
          </table:table-cell>
          <table:table-cell table:style-name="ce50" table:formula="of:=IF(AND([.$E25]&gt;[.$D34];[.$D25]&lt;[.$E34];[.$F25]&lt;&gt;[.$F34]);1;0)" office:value-type="float" office:value="0" calcext:value-type="float">
            <text:p>0</text:p>
          </table:table-cell>
          <table:table-cell table:style-name="ce50" table:formula="of:=IF(AND([.$E25]&gt;[.$D35];[.$D25]&lt;[.$E35];[.$F25]&lt;&gt;[.$F35]);1;0)" office:value-type="float" office:value="0" calcext:value-type="float">
            <text:p>0</text:p>
          </table:table-cell>
          <table:table-cell table:style-name="ce143"/>
          <table:table-cell table:style-name="ce50" table:number-columns-repeated="5"/>
          <table:table-cell table:style-name="ce50" table:formula="of:=IF([.M25];MIN([.$E25]-[.$D26];[.$E26]-[.$D25]);0)" office:value-type="float" office:value="0" calcext:value-type="float">
            <text:p>0</text:p>
          </table:table-cell>
          <table:table-cell table:style-name="ce50" table:formula="of:=IF([.N25];MIN([.$E25]-[.$D27];[.$E27]-[.$D25]);0)" office:value-type="float" office:value="0" calcext:value-type="float">
            <text:p>0</text:p>
          </table:table-cell>
          <table:table-cell table:style-name="ce50" table:formula="of:=IF([.O25];MIN([.$E25]-[.$D28];[.$E28]-[.$D25]);0)" office:value-type="float" office:value="0" calcext:value-type="float">
            <text:p>0</text:p>
          </table:table-cell>
          <table:table-cell table:style-name="ce50" table:formula="of:=IF([.P25];MIN([.$E25]-[.$D29];[.$E29]-[.$D25]);0)" office:value-type="float" office:value="0" calcext:value-type="float">
            <text:p>0</text:p>
          </table:table-cell>
          <table:table-cell table:style-name="ce50" table:formula="of:=IF([.Q25];MIN([.$E25]-[.$D30];[.$E30]-[.$D25]);0)" office:value-type="float" office:value="0" calcext:value-type="float">
            <text:p>0</text:p>
          </table:table-cell>
          <table:table-cell table:style-name="ce50" table:formula="of:=IF([.R25];MIN([.$E25]-[.$D31];[.$E31]-[.$D25]);0)" office:value-type="float" office:value="0" calcext:value-type="float">
            <text:p>0</text:p>
          </table:table-cell>
          <table:table-cell table:style-name="ce50" table:formula="of:=IF([.S25];MIN([.$E25]-[.$D32];[.$E32]-[.$D25]);0)" office:value-type="float" office:value="0" calcext:value-type="float">
            <text:p>0</text:p>
          </table:table-cell>
          <table:table-cell table:style-name="ce50" table:formula="of:=IF([.T25];MIN([.$E25]-[.$D33];[.$E33]-[.$D25]);0)" office:value-type="float" office:value="0" calcext:value-type="float">
            <text:p>0</text:p>
          </table:table-cell>
          <table:table-cell table:style-name="ce50" table:formula="of:=IF([.U25];MIN([.$E25]-[.$D34];[.$E34]-[.$D25]);0)" office:value-type="float" office:value="0" calcext:value-type="float">
            <text:p>0</text:p>
          </table:table-cell>
          <table:table-cell table:style-name="ce50" table:formula="of:=IF([.V25];MIN([.$E25]-[.$D35];[.$E35]-[.$D25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37" office:value-type="string" calcext:value-type="string">
            <text:p>S</text:p>
          </table:table-cell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134" table:formula="of:=[$'Project_Release_Optimizer_(GA)'.B20]" office:value-type="string" office:string-value="Project-A06" calcext:value-type="string">
            <text:p>Project-A06</text:p>
          </table:table-cell>
          <table:table-cell table:style-name="ce135" table:formula="of:=[$'Project_Release_Optimizer_(GA)'.T20]" office:value-type="date" office:date-value="2015-02-21T01:20:29.501476" calcext:value-type="date">
            <text:p>21-Feb-2015</text:p>
          </table:table-cell>
          <table:table-cell table:style-name="ce135" table:formula="of:=[$'Project_Release_Optimizer_(GA)'.U20]" office:value-type="date" office:date-value="2015-03-11T02:39:42.436801" calcext:value-type="date">
            <text:p>11-Mar-2015</text:p>
          </table:table-cell>
          <table:table-cell table:style-name="ce134" table:formula="of:=[$'Project_Release_Optimizer_(GA)'.AI20]" office:value-type="string" office:string-value="v003" calcext:value-type="string">
            <text:p>v003</text:p>
          </table:table-cell>
          <table:table-cell/>
          <table:table-cell table:style-name="ce50" table:number-columns-repeated="6"/>
          <table:table-cell table:style-name="ce50" table:formula="of:=IF(AND([.$E26]&gt;[.$D27];[.$D26]&lt;[.$E27];[.$F26]&lt;&gt;[.$F27]);1;0)" office:value-type="float" office:value="0" calcext:value-type="float">
            <text:p>0</text:p>
          </table:table-cell>
          <table:table-cell table:style-name="ce50" table:formula="of:=IF(AND([.$E26]&gt;[.$D28];[.$D26]&lt;[.$E28];[.$F26]&lt;&gt;[.$F28]);1;0)" office:value-type="float" office:value="0" calcext:value-type="float">
            <text:p>0</text:p>
          </table:table-cell>
          <table:table-cell table:style-name="ce50" table:formula="of:=IF(AND([.$E26]&gt;[.$D29];[.$D26]&lt;[.$E29];[.$F26]&lt;&gt;[.$F29]);1;0)" office:value-type="float" office:value="0" calcext:value-type="float">
            <text:p>0</text:p>
          </table:table-cell>
          <table:table-cell table:style-name="ce50" table:formula="of:=IF(AND([.$E26]&gt;[.$D30];[.$D26]&lt;[.$E30];[.$F26]&lt;&gt;[.$F30]);1;0)" office:value-type="float" office:value="0" calcext:value-type="float">
            <text:p>0</text:p>
          </table:table-cell>
          <table:table-cell table:style-name="ce50" table:formula="of:=IF(AND([.$E26]&gt;[.$D31];[.$D26]&lt;[.$E31];[.$F26]&lt;&gt;[.$F31]);1;0)" office:value-type="float" office:value="0" calcext:value-type="float">
            <text:p>0</text:p>
          </table:table-cell>
          <table:table-cell table:style-name="ce50" table:formula="of:=IF(AND([.$E26]&gt;[.$D32];[.$D26]&lt;[.$E32];[.$F26]&lt;&gt;[.$F32]);1;0)" office:value-type="float" office:value="0" calcext:value-type="float">
            <text:p>0</text:p>
          </table:table-cell>
          <table:table-cell table:style-name="ce50" table:formula="of:=IF(AND([.$E26]&gt;[.$D33];[.$D26]&lt;[.$E33];[.$F26]&lt;&gt;[.$F33]);1;0)" office:value-type="float" office:value="0" calcext:value-type="float">
            <text:p>0</text:p>
          </table:table-cell>
          <table:table-cell table:style-name="ce50" table:formula="of:=IF(AND([.$E26]&gt;[.$D34];[.$D26]&lt;[.$E34];[.$F26]&lt;&gt;[.$F34]);1;0)" office:value-type="float" office:value="0" calcext:value-type="float">
            <text:p>0</text:p>
          </table:table-cell>
          <table:table-cell table:style-name="ce50" table:formula="of:=IF(AND([.$E26]&gt;[.$D35];[.$D26]&lt;[.$E35];[.$F26]&lt;&gt;[.$F35]);1;0)" office:value-type="float" office:value="0" calcext:value-type="float">
            <text:p>0</text:p>
          </table:table-cell>
          <table:table-cell table:style-name="ce143"/>
          <table:table-cell table:style-name="ce50" table:number-columns-repeated="6"/>
          <table:table-cell table:style-name="ce50" table:formula="of:=IF([.N26];MIN([.$E26]-[.$D27];[.$E27]-[.$D26]);0)" office:value-type="float" office:value="0" calcext:value-type="float">
            <text:p>0</text:p>
          </table:table-cell>
          <table:table-cell table:style-name="ce50" table:formula="of:=IF([.O26];MIN([.$E26]-[.$D28];[.$E28]-[.$D26]);0)" office:value-type="float" office:value="0" calcext:value-type="float">
            <text:p>0</text:p>
          </table:table-cell>
          <table:table-cell table:style-name="ce50" table:formula="of:=IF([.P26];MIN([.$E26]-[.$D29];[.$E29]-[.$D26]);0)" office:value-type="float" office:value="0" calcext:value-type="float">
            <text:p>0</text:p>
          </table:table-cell>
          <table:table-cell table:style-name="ce50" table:formula="of:=IF([.Q26];MIN([.$E26]-[.$D30];[.$E30]-[.$D26]);0)" office:value-type="float" office:value="0" calcext:value-type="float">
            <text:p>0</text:p>
          </table:table-cell>
          <table:table-cell table:style-name="ce50" table:formula="of:=IF([.R26];MIN([.$E26]-[.$D31];[.$E31]-[.$D26]);0)" office:value-type="float" office:value="0" calcext:value-type="float">
            <text:p>0</text:p>
          </table:table-cell>
          <table:table-cell table:style-name="ce50" table:formula="of:=IF([.S26];MIN([.$E26]-[.$D32];[.$E32]-[.$D26]);0)" office:value-type="float" office:value="0" calcext:value-type="float">
            <text:p>0</text:p>
          </table:table-cell>
          <table:table-cell table:style-name="ce50" table:formula="of:=IF([.T26];MIN([.$E26]-[.$D33];[.$E33]-[.$D26]);0)" office:value-type="float" office:value="0" calcext:value-type="float">
            <text:p>0</text:p>
          </table:table-cell>
          <table:table-cell table:style-name="ce50" table:formula="of:=IF([.U26];MIN([.$E26]-[.$D34];[.$E34]-[.$D26]);0)" office:value-type="float" office:value="0" calcext:value-type="float">
            <text:p>0</text:p>
          </table:table-cell>
          <table:table-cell table:style-name="ce50" table:formula="of:=IF([.V26];MIN([.$E26]-[.$D35];[.$E35]-[.$D26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37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134" table:formula="of:=[$'Project_Release_Optimizer_(GA)'.B21]" office:value-type="string" office:string-value="Project-A07" calcext:value-type="string">
            <text:p>Project-A07</text:p>
          </table:table-cell>
          <table:table-cell table:style-name="ce135" table:formula="of:=[$'Project_Release_Optimizer_(GA)'.T21]" office:value-type="date" office:date-value="2015-08-14T10:21:56.259091" calcext:value-type="date">
            <text:p>14-Aug-2015</text:p>
          </table:table-cell>
          <table:table-cell table:style-name="ce135" table:formula="of:=[$'Project_Release_Optimizer_(GA)'.U21]" office:value-type="date" office:date-value="2015-09-28T10:02:57.470527" calcext:value-type="date">
            <text:p>28-Sep-2015</text:p>
          </table:table-cell>
          <table:table-cell table:style-name="ce134" table:formula="of:=[$'Project_Release_Optimizer_(GA)'.AI21]" office:value-type="string" office:string-value="v005" calcext:value-type="string">
            <text:p>v005</text:p>
          </table:table-cell>
          <table:table-cell/>
          <table:table-cell table:style-name="ce50" table:number-columns-repeated="7"/>
          <table:table-cell table:style-name="ce50" table:formula="of:=IF(AND([.$E27]&gt;[.$D28];[.$D27]&lt;[.$E28];[.$F27]&lt;&gt;[.$F28]);1;0)" office:value-type="float" office:value="0" calcext:value-type="float">
            <text:p>0</text:p>
          </table:table-cell>
          <table:table-cell table:style-name="ce50" table:formula="of:=IF(AND([.$E27]&gt;[.$D29];[.$D27]&lt;[.$E29];[.$F27]&lt;&gt;[.$F29]);1;0)" office:value-type="float" office:value="0" calcext:value-type="float">
            <text:p>0</text:p>
          </table:table-cell>
          <table:table-cell table:style-name="ce50" table:formula="of:=IF(AND([.$E27]&gt;[.$D30];[.$D27]&lt;[.$E30];[.$F27]&lt;&gt;[.$F30]);1;0)" office:value-type="float" office:value="0" calcext:value-type="float">
            <text:p>0</text:p>
          </table:table-cell>
          <table:table-cell table:style-name="ce50" table:formula="of:=IF(AND([.$E27]&gt;[.$D31];[.$D27]&lt;[.$E31];[.$F27]&lt;&gt;[.$F31]);1;0)" office:value-type="float" office:value="0" calcext:value-type="float">
            <text:p>0</text:p>
          </table:table-cell>
          <table:table-cell table:style-name="ce50" table:formula="of:=IF(AND([.$E27]&gt;[.$D32];[.$D27]&lt;[.$E32];[.$F27]&lt;&gt;[.$F32]);1;0)" office:value-type="float" office:value="0" calcext:value-type="float">
            <text:p>0</text:p>
          </table:table-cell>
          <table:table-cell table:style-name="ce50" table:formula="of:=IF(AND([.$E27]&gt;[.$D33];[.$D27]&lt;[.$E33];[.$F27]&lt;&gt;[.$F33]);1;0)" office:value-type="float" office:value="0" calcext:value-type="float">
            <text:p>0</text:p>
          </table:table-cell>
          <table:table-cell table:style-name="ce50" table:formula="of:=IF(AND([.$E27]&gt;[.$D34];[.$D27]&lt;[.$E34];[.$F27]&lt;&gt;[.$F34]);1;0)" office:value-type="float" office:value="0" calcext:value-type="float">
            <text:p>0</text:p>
          </table:table-cell>
          <table:table-cell table:style-name="ce50" table:formula="of:=IF(AND([.$E27]&gt;[.$D35];[.$D27]&lt;[.$E35];[.$F27]&lt;&gt;[.$F35]);1;0)" office:value-type="float" office:value="0" calcext:value-type="float">
            <text:p>0</text:p>
          </table:table-cell>
          <table:table-cell table:style-name="ce143"/>
          <table:table-cell table:style-name="ce50" table:number-columns-repeated="7"/>
          <table:table-cell table:style-name="ce50" table:formula="of:=IF([.O27];MIN([.$E27]-[.$D28];[.$E28]-[.$D27]);0)" office:value-type="float" office:value="0" calcext:value-type="float">
            <text:p>0</text:p>
          </table:table-cell>
          <table:table-cell table:style-name="ce50" table:formula="of:=IF([.P27];MIN([.$E27]-[.$D29];[.$E29]-[.$D27]);0)" office:value-type="float" office:value="0" calcext:value-type="float">
            <text:p>0</text:p>
          </table:table-cell>
          <table:table-cell table:style-name="ce50" table:formula="of:=IF([.Q27];MIN([.$E27]-[.$D30];[.$E30]-[.$D27]);0)" office:value-type="float" office:value="0" calcext:value-type="float">
            <text:p>0</text:p>
          </table:table-cell>
          <table:table-cell table:style-name="ce50" table:formula="of:=IF([.R27];MIN([.$E27]-[.$D31];[.$E31]-[.$D27]);0)" office:value-type="float" office:value="0" calcext:value-type="float">
            <text:p>0</text:p>
          </table:table-cell>
          <table:table-cell table:style-name="ce50" table:formula="of:=IF([.S27];MIN([.$E27]-[.$D32];[.$E32]-[.$D27]);0)" office:value-type="float" office:value="0" calcext:value-type="float">
            <text:p>0</text:p>
          </table:table-cell>
          <table:table-cell table:style-name="ce50" table:formula="of:=IF([.T27];MIN([.$E27]-[.$D33];[.$E33]-[.$D27]);0)" office:value-type="float" office:value="0" calcext:value-type="float">
            <text:p>0</text:p>
          </table:table-cell>
          <table:table-cell table:style-name="ce50" table:formula="of:=IF([.U27];MIN([.$E27]-[.$D34];[.$E34]-[.$D27]);0)" office:value-type="float" office:value="0" calcext:value-type="float">
            <text:p>0</text:p>
          </table:table-cell>
          <table:table-cell table:style-name="ce50" table:formula="of:=IF([.V27];MIN([.$E27]-[.$D35];[.$E35]-[.$D27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37" office:value-type="string" calcext:value-type="string">
            <text:p>W</text:p>
          </table:table-cell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134" table:formula="of:=[$'Project_Release_Optimizer_(GA)'.B22]" office:value-type="string" office:string-value="Project-A08" calcext:value-type="string">
            <text:p>Project-A08</text:p>
          </table:table-cell>
          <table:table-cell table:style-name="ce135" table:formula="of:=[$'Project_Release_Optimizer_(GA)'.T22]" office:value-type="date" office:date-value="2014-01-31T01:01:52.778895" calcext:value-type="date">
            <text:p>31-Jan-2014</text:p>
          </table:table-cell>
          <table:table-cell table:style-name="ce135" table:formula="of:=[$'Project_Release_Optimizer_(GA)'.U22]" office:value-type="date" office:date-value="2014-02-03T07:46:26.669943" calcext:value-type="date">
            <text:p>03-Feb-2014</text:p>
          </table:table-cell>
          <table:table-cell table:style-name="ce134" table:formula="of:=[$'Project_Release_Optimizer_(GA)'.AI22]" office:value-type="string" office:string-value="v006" calcext:value-type="string">
            <text:p>v006</text:p>
          </table:table-cell>
          <table:table-cell/>
          <table:table-cell table:style-name="ce50" table:number-columns-repeated="8"/>
          <table:table-cell table:style-name="ce50" table:formula="of:=IF(AND([.$E28]&gt;[.$D29];[.$D28]&lt;[.$E29];[.$F28]&lt;&gt;[.$F29]);1;0)" office:value-type="float" office:value="0" calcext:value-type="float">
            <text:p>0</text:p>
          </table:table-cell>
          <table:table-cell table:style-name="ce50" table:formula="of:=IF(AND([.$E28]&gt;[.$D30];[.$D28]&lt;[.$E30];[.$F28]&lt;&gt;[.$F30]);1;0)" office:value-type="float" office:value="0" calcext:value-type="float">
            <text:p>0</text:p>
          </table:table-cell>
          <table:table-cell table:style-name="ce50" table:formula="of:=IF(AND([.$E28]&gt;[.$D31];[.$D28]&lt;[.$E31];[.$F28]&lt;&gt;[.$F31]);1;0)" office:value-type="float" office:value="0" calcext:value-type="float">
            <text:p>0</text:p>
          </table:table-cell>
          <table:table-cell table:style-name="ce50" table:formula="of:=IF(AND([.$E28]&gt;[.$D32];[.$D28]&lt;[.$E32];[.$F28]&lt;&gt;[.$F32]);1;0)" office:value-type="float" office:value="0" calcext:value-type="float">
            <text:p>0</text:p>
          </table:table-cell>
          <table:table-cell table:style-name="ce50" table:formula="of:=IF(AND([.$E28]&gt;[.$D33];[.$D28]&lt;[.$E33];[.$F28]&lt;&gt;[.$F33]);1;0)" office:value-type="float" office:value="0" calcext:value-type="float">
            <text:p>0</text:p>
          </table:table-cell>
          <table:table-cell table:style-name="ce50" table:formula="of:=IF(AND([.$E28]&gt;[.$D34];[.$D28]&lt;[.$E34];[.$F28]&lt;&gt;[.$F34]);1;0)" office:value-type="float" office:value="0" calcext:value-type="float">
            <text:p>0</text:p>
          </table:table-cell>
          <table:table-cell table:style-name="ce50" table:formula="of:=IF(AND([.$E28]&gt;[.$D35];[.$D28]&lt;[.$E35];[.$F28]&lt;&gt;[.$F35]);1;0)" office:value-type="float" office:value="0" calcext:value-type="float">
            <text:p>0</text:p>
          </table:table-cell>
          <table:table-cell table:style-name="ce143"/>
          <table:table-cell table:style-name="ce50" table:number-columns-repeated="8"/>
          <table:table-cell table:style-name="ce50" table:formula="of:=IF([.P28];MIN([.$E28]-[.$D29];[.$E29]-[.$D28]);0)" office:value-type="float" office:value="0" calcext:value-type="float">
            <text:p>0</text:p>
          </table:table-cell>
          <table:table-cell table:style-name="ce50" table:formula="of:=IF([.Q28];MIN([.$E28]-[.$D30];[.$E30]-[.$D28]);0)" office:value-type="float" office:value="0" calcext:value-type="float">
            <text:p>0</text:p>
          </table:table-cell>
          <table:table-cell table:style-name="ce50" table:formula="of:=IF([.R28];MIN([.$E28]-[.$D31];[.$E31]-[.$D28]);0)" office:value-type="float" office:value="0" calcext:value-type="float">
            <text:p>0</text:p>
          </table:table-cell>
          <table:table-cell table:style-name="ce50" table:formula="of:=IF([.S28];MIN([.$E28]-[.$D32];[.$E32]-[.$D28]);0)" office:value-type="float" office:value="0" calcext:value-type="float">
            <text:p>0</text:p>
          </table:table-cell>
          <table:table-cell table:style-name="ce50" table:formula="of:=IF([.T28];MIN([.$E28]-[.$D33];[.$E33]-[.$D28]);0)" office:value-type="float" office:value="0" calcext:value-type="float">
            <text:p>0</text:p>
          </table:table-cell>
          <table:table-cell table:style-name="ce50" table:formula="of:=IF([.U28];MIN([.$E28]-[.$D34];[.$E34]-[.$D28]);0)" office:value-type="float" office:value="0" calcext:value-type="float">
            <text:p>0</text:p>
          </table:table-cell>
          <table:table-cell table:style-name="ce50" table:formula="of:=IF([.V28];MIN([.$E28]-[.$D35];[.$E35]-[.$D28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 office:value-type="string" calcext:value-type="string">
            <text:p>O</text:p>
          </table:table-cell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134" table:formula="of:=[$'Project_Release_Optimizer_(GA)'.B23]" office:value-type="string" office:string-value="Project-A09" calcext:value-type="string">
            <text:p>Project-A09</text:p>
          </table:table-cell>
          <table:table-cell table:style-name="ce135" table:formula="of:=[$'Project_Release_Optimizer_(GA)'.T23]" office:value-type="date" office:date-value="2014-06-19T18:21:07.501573" calcext:value-type="date">
            <text:p>19-Jun-2014</text:p>
          </table:table-cell>
          <table:table-cell table:style-name="ce135" table:formula="of:=[$'Project_Release_Optimizer_(GA)'.U23]" office:value-type="date" office:date-value="2014-07-12T15:55:56.095332" calcext:value-type="date">
            <text:p>12-Jul-2014</text:p>
          </table:table-cell>
          <table:table-cell table:style-name="ce134" table:formula="of:=[$'Project_Release_Optimizer_(GA)'.AI23]" office:value-type="string" office:string-value="v003" calcext:value-type="string">
            <text:p>v003</text:p>
          </table:table-cell>
          <table:table-cell/>
          <table:table-cell table:style-name="ce50" table:number-columns-repeated="9"/>
          <table:table-cell table:style-name="ce50" table:formula="of:=IF(AND([.$E29]&gt;[.$D30];[.$D29]&lt;[.$E30];[.$F29]&lt;&gt;[.$F30]);1;0)" office:value-type="float" office:value="0" calcext:value-type="float">
            <text:p>0</text:p>
          </table:table-cell>
          <table:table-cell table:style-name="ce50" table:formula="of:=IF(AND([.$E29]&gt;[.$D31];[.$D29]&lt;[.$E31];[.$F29]&lt;&gt;[.$F31]);1;0)" office:value-type="float" office:value="0" calcext:value-type="float">
            <text:p>0</text:p>
          </table:table-cell>
          <table:table-cell table:style-name="ce50" table:formula="of:=IF(AND([.$E29]&gt;[.$D32];[.$D29]&lt;[.$E32];[.$F29]&lt;&gt;[.$F32]);1;0)" office:value-type="float" office:value="0" calcext:value-type="float">
            <text:p>0</text:p>
          </table:table-cell>
          <table:table-cell table:style-name="ce50" table:formula="of:=IF(AND([.$E29]&gt;[.$D33];[.$D29]&lt;[.$E33];[.$F29]&lt;&gt;[.$F33]);1;0)" office:value-type="float" office:value="0" calcext:value-type="float">
            <text:p>0</text:p>
          </table:table-cell>
          <table:table-cell table:style-name="ce50" table:formula="of:=IF(AND([.$E29]&gt;[.$D34];[.$D29]&lt;[.$E34];[.$F29]&lt;&gt;[.$F34]);1;0)" office:value-type="float" office:value="0" calcext:value-type="float">
            <text:p>0</text:p>
          </table:table-cell>
          <table:table-cell table:style-name="ce50" table:formula="of:=IF(AND([.$E29]&gt;[.$D35];[.$D29]&lt;[.$E35];[.$F29]&lt;&gt;[.$F35]);1;0)" office:value-type="float" office:value="0" calcext:value-type="float">
            <text:p>0</text:p>
          </table:table-cell>
          <table:table-cell table:style-name="ce143"/>
          <table:table-cell table:style-name="ce50" table:number-columns-repeated="9"/>
          <table:table-cell table:style-name="ce50" table:formula="of:=IF([.Q29];MIN([.$E29]-[.$D30];[.$E30]-[.$D29]);0)" office:value-type="float" office:value="0" calcext:value-type="float">
            <text:p>0</text:p>
          </table:table-cell>
          <table:table-cell table:style-name="ce50" table:formula="of:=IF([.R29];MIN([.$E29]-[.$D31];[.$E31]-[.$D29]);0)" office:value-type="float" office:value="0" calcext:value-type="float">
            <text:p>0</text:p>
          </table:table-cell>
          <table:table-cell table:style-name="ce50" table:formula="of:=IF([.S29];MIN([.$E29]-[.$D32];[.$E32]-[.$D29]);0)" office:value-type="float" office:value="0" calcext:value-type="float">
            <text:p>0</text:p>
          </table:table-cell>
          <table:table-cell table:style-name="ce50" table:formula="of:=IF([.T29];MIN([.$E29]-[.$D33];[.$E33]-[.$D29]);0)" office:value-type="float" office:value="0" calcext:value-type="float">
            <text:p>0</text:p>
          </table:table-cell>
          <table:table-cell table:style-name="ce50" table:formula="of:=IF([.U29];MIN([.$E29]-[.$D34];[.$E34]-[.$D29]);0)" office:value-type="float" office:value="0" calcext:value-type="float">
            <text:p>0</text:p>
          </table:table-cell>
          <table:table-cell table:style-name="ce50" table:formula="of:=IF([.V29];MIN([.$E29]-[.$D35];[.$E35]-[.$D29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 office:value-type="string" calcext:value-type="string">
            <text:p>R</text:p>
          </table:table-cell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134" table:formula="of:=[$'Project_Release_Optimizer_(GA)'.B24]" office:value-type="string" office:string-value="Project-A10" calcext:value-type="string">
            <text:p>Project-A10</text:p>
          </table:table-cell>
          <table:table-cell table:style-name="ce135" table:formula="of:=[$'Project_Release_Optimizer_(GA)'.T24]" office:value-type="date" office:date-value="2014-05-17T18:06:43.852311" calcext:value-type="date">
            <text:p>17-May-2014</text:p>
          </table:table-cell>
          <table:table-cell table:style-name="ce135" table:formula="of:=[$'Project_Release_Optimizer_(GA)'.U24]" office:value-type="date" office:date-value="2014-06-04T04:12:56.663041" calcext:value-type="date">
            <text:p>04-Jun-2014</text:p>
          </table:table-cell>
          <table:table-cell table:style-name="ce134" table:formula="of:=[$'Project_Release_Optimizer_(GA)'.AI24]" office:value-type="string" office:string-value="v001" calcext:value-type="string">
            <text:p>v001</text:p>
          </table:table-cell>
          <table:table-cell/>
          <table:table-cell table:style-name="ce50" table:number-columns-repeated="10"/>
          <table:table-cell table:style-name="ce50" table:formula="of:=IF(AND([.$E30]&gt;[.$D31];[.$D30]&lt;[.$E31];[.$F30]&lt;&gt;[.$F31]);1;0)" office:value-type="float" office:value="0" calcext:value-type="float">
            <text:p>0</text:p>
          </table:table-cell>
          <table:table-cell table:style-name="ce50" table:formula="of:=IF(AND([.$E30]&gt;[.$D32];[.$D30]&lt;[.$E32];[.$F30]&lt;&gt;[.$F32]);1;0)" office:value-type="float" office:value="0" calcext:value-type="float">
            <text:p>0</text:p>
          </table:table-cell>
          <table:table-cell table:style-name="ce50" table:formula="of:=IF(AND([.$E30]&gt;[.$D33];[.$D30]&lt;[.$E33];[.$F30]&lt;&gt;[.$F33]);1;0)" office:value-type="float" office:value="0" calcext:value-type="float">
            <text:p>0</text:p>
          </table:table-cell>
          <table:table-cell table:style-name="ce50" table:formula="of:=IF(AND([.$E30]&gt;[.$D34];[.$D30]&lt;[.$E34];[.$F30]&lt;&gt;[.$F34]);1;0)" office:value-type="float" office:value="0" calcext:value-type="float">
            <text:p>0</text:p>
          </table:table-cell>
          <table:table-cell table:style-name="ce50" table:formula="of:=IF(AND([.$E30]&gt;[.$D35];[.$D30]&lt;[.$E35];[.$F30]&lt;&gt;[.$F35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0"/>
          <table:table-cell table:style-name="ce50" table:formula="of:=IF([.R30];MIN([.$E30]-[.$D31];[.$E31]-[.$D30]);0)" office:value-type="float" office:value="0" calcext:value-type="float">
            <text:p>0</text:p>
          </table:table-cell>
          <table:table-cell table:style-name="ce50" table:formula="of:=IF([.S30];MIN([.$E30]-[.$D32];[.$E32]-[.$D30]);0)" office:value-type="float" office:value="0" calcext:value-type="float">
            <text:p>0</text:p>
          </table:table-cell>
          <table:table-cell table:style-name="ce50" table:formula="of:=IF([.T30];MIN([.$E30]-[.$D33];[.$E33]-[.$D30]);0)" office:value-type="float" office:value="0" calcext:value-type="float">
            <text:p>0</text:p>
          </table:table-cell>
          <table:table-cell table:style-name="ce50" table:formula="of:=IF([.U30];MIN([.$E30]-[.$D34];[.$E34]-[.$D30]);0)" office:value-type="float" office:value="0" calcext:value-type="float">
            <text:p>0</text:p>
          </table:table-cell>
          <table:table-cell table:style-name="ce50" table:formula="of:=IF([.V30];MIN([.$E30]-[.$D35];[.$E35]-[.$D30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 office:value-type="string" calcext:value-type="string">
            <text:p>K</text:p>
          </table:table-cell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134" table:formula="of:=[$'Project_Release_Optimizer_(GA)'.B25]" office:value-type="string" office:string-value="Project-A11" calcext:value-type="string">
            <text:p>Project-A11</text:p>
          </table:table-cell>
          <table:table-cell table:style-name="ce135" table:formula="of:=[$'Project_Release_Optimizer_(GA)'.T25]" office:value-type="date" office:date-value="2014-10-29T05:44:24.516923" calcext:value-type="date">
            <text:p>29-Oct-2014</text:p>
          </table:table-cell>
          <table:table-cell table:style-name="ce135" table:formula="of:=[$'Project_Release_Optimizer_(GA)'.U25]" office:value-type="date" office:date-value="2014-11-10T20:14:52.679448" calcext:value-type="date">
            <text:p>10-Nov-2014</text:p>
          </table:table-cell>
          <table:table-cell table:style-name="ce134" table:formula="of:=[$'Project_Release_Optimizer_(GA)'.AI25]" office:value-type="string" office:string-value="v002" calcext:value-type="string">
            <text:p>v002</text:p>
          </table:table-cell>
          <table:table-cell/>
          <table:table-cell table:style-name="ce50" table:number-columns-repeated="11"/>
          <table:table-cell table:style-name="ce50" table:formula="of:=IF(AND([.$E31]&gt;[.$D32];[.$D31]&lt;[.$E32];[.$F31]&lt;&gt;[.$F32]);1;0)" office:value-type="float" office:value="0" calcext:value-type="float">
            <text:p>0</text:p>
          </table:table-cell>
          <table:table-cell table:style-name="ce50" table:formula="of:=IF(AND([.$E31]&gt;[.$D33];[.$D31]&lt;[.$E33];[.$F31]&lt;&gt;[.$F33]);1;0)" office:value-type="float" office:value="0" calcext:value-type="float">
            <text:p>0</text:p>
          </table:table-cell>
          <table:table-cell table:style-name="ce50" table:formula="of:=IF(AND([.$E31]&gt;[.$D34];[.$D31]&lt;[.$E34];[.$F31]&lt;&gt;[.$F34]);1;0)" office:value-type="float" office:value="0" calcext:value-type="float">
            <text:p>0</text:p>
          </table:table-cell>
          <table:table-cell table:style-name="ce50" table:formula="of:=IF(AND([.$E31]&gt;[.$D35];[.$D31]&lt;[.$E35];[.$F31]&lt;&gt;[.$F35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1"/>
          <table:table-cell table:style-name="ce50" table:formula="of:=IF([.S31];MIN([.$E31]-[.$D32];[.$E32]-[.$D31]);0)" office:value-type="float" office:value="0" calcext:value-type="float">
            <text:p>0</text:p>
          </table:table-cell>
          <table:table-cell table:style-name="ce50" table:formula="of:=IF([.T31];MIN([.$E31]-[.$D33];[.$E33]-[.$D31]);0)" office:value-type="float" office:value="0" calcext:value-type="float">
            <text:p>0</text:p>
          </table:table-cell>
          <table:table-cell table:style-name="ce50" table:formula="of:=IF([.U31];MIN([.$E31]-[.$D34];[.$E34]-[.$D31]);0)" office:value-type="float" office:value="0" calcext:value-type="float">
            <text:p>0</text:p>
          </table:table-cell>
          <table:table-cell table:style-name="ce50" table:formula="of:=IF([.V31];MIN([.$E31]-[.$D35];[.$E35]-[.$D31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 office:value-type="string" calcext:value-type="string">
            <text:p>S</text:p>
          </table:table-cell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134" table:formula="of:=[$'Project_Release_Optimizer_(GA)'.B26]" office:value-type="string" office:string-value="Project-A12" calcext:value-type="string">
            <text:p>Project-A12</text:p>
          </table:table-cell>
          <table:table-cell table:style-name="ce135" table:formula="of:=[$'Project_Release_Optimizer_(GA)'.T26]" office:value-type="date" office:date-value="2015-07-05T12:14:18.319931" calcext:value-type="date">
            <text:p>05-Jul-2015</text:p>
          </table:table-cell>
          <table:table-cell table:style-name="ce135" table:formula="of:=[$'Project_Release_Optimizer_(GA)'.U26]" office:value-type="date" office:date-value="2015-08-08T17:21:30.33326" calcext:value-type="date">
            <text:p>08-Aug-2015</text:p>
          </table:table-cell>
          <table:table-cell table:style-name="ce134" table:formula="of:=[$'Project_Release_Optimizer_(GA)'.AI26]" office:value-type="string" office:string-value="v004" calcext:value-type="string">
            <text:p>v004</text:p>
          </table:table-cell>
          <table:table-cell/>
          <table:table-cell table:style-name="ce50" table:number-columns-repeated="12"/>
          <table:table-cell table:style-name="ce50" table:formula="of:=IF(AND([.$E32]&gt;[.$D33];[.$D32]&lt;[.$E33];[.$F32]&lt;&gt;[.$F33]);1;0)" office:value-type="float" office:value="0" calcext:value-type="float">
            <text:p>0</text:p>
          </table:table-cell>
          <table:table-cell table:style-name="ce50" table:formula="of:=IF(AND([.$E32]&gt;[.$D34];[.$D32]&lt;[.$E34];[.$F32]&lt;&gt;[.$F34]);1;0)" office:value-type="float" office:value="0" calcext:value-type="float">
            <text:p>0</text:p>
          </table:table-cell>
          <table:table-cell table:style-name="ce50" table:formula="of:=IF(AND([.$E32]&gt;[.$D35];[.$D32]&lt;[.$E35];[.$F32]&lt;&gt;[.$F35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2"/>
          <table:table-cell table:style-name="ce50" table:formula="of:=IF([.T32];MIN([.$E32]-[.$D33];[.$E33]-[.$D32]);0)" office:value-type="float" office:value="0" calcext:value-type="float">
            <text:p>0</text:p>
          </table:table-cell>
          <table:table-cell table:style-name="ce50" table:formula="of:=IF([.U32];MIN([.$E32]-[.$D34];[.$E34]-[.$D32]);0)" office:value-type="float" office:value="0" calcext:value-type="float">
            <text:p>0</text:p>
          </table:table-cell>
          <table:table-cell table:style-name="ce50" table:formula="of:=IF([.V32];MIN([.$E32]-[.$D35];[.$E35]-[.$D32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 office:value-type="string" calcext:value-type="string">
            <text:p>H</text:p>
          </table:table-cell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134" table:formula="of:=[$'Project_Release_Optimizer_(GA)'.B27]" office:value-type="string" office:string-value="Project-A13" calcext:value-type="string">
            <text:p>Project-A13</text:p>
          </table:table-cell>
          <table:table-cell table:style-name="ce135" table:formula="of:=[$'Project_Release_Optimizer_(GA)'.T27]" office:value-type="date" office:date-value="2014-09-10T10:34:23.761567" calcext:value-type="date">
            <text:p>10-Sep-2014</text:p>
          </table:table-cell>
          <table:table-cell table:style-name="ce135" table:formula="of:=[$'Project_Release_Optimizer_(GA)'.U27]" office:value-type="date" office:date-value="2014-10-17T21:08:09.005741" calcext:value-type="date">
            <text:p>17-Oct-2014</text:p>
          </table:table-cell>
          <table:table-cell table:style-name="ce134" table:formula="of:=[$'Project_Release_Optimizer_(GA)'.AI27]" office:value-type="string" office:string-value="v007" calcext:value-type="string">
            <text:p>v007</text:p>
          </table:table-cell>
          <table:table-cell/>
          <table:table-cell table:style-name="ce50" table:number-columns-repeated="13"/>
          <table:table-cell table:style-name="ce50" table:formula="of:=IF(AND([.$E33]&gt;[.$D34];[.$D33]&lt;[.$E34];[.$F33]&lt;&gt;[.$F34]);1;0)" office:value-type="float" office:value="0" calcext:value-type="float">
            <text:p>0</text:p>
          </table:table-cell>
          <table:table-cell table:style-name="ce50" table:formula="of:=IF(AND([.$E33]&gt;[.$D35];[.$D33]&lt;[.$E35];[.$F33]&lt;&gt;[.$F35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3"/>
          <table:table-cell table:style-name="ce50" table:formula="of:=IF([.U33];MIN([.$E33]-[.$D34];[.$E34]-[.$D33]);0)" office:value-type="float" office:value="0" calcext:value-type="float">
            <text:p>0</text:p>
          </table:table-cell>
          <table:table-cell table:style-name="ce50" table:formula="of:=IF([.V33];MIN([.$E33]-[.$D35];[.$E35]-[.$D33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 office:value-type="string" calcext:value-type="string">
            <text:p>E</text:p>
          </table:table-cell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134" table:formula="of:=[$'Project_Release_Optimizer_(GA)'.B28]" office:value-type="string" office:string-value="Project-A14" calcext:value-type="string">
            <text:p>Project-A14</text:p>
          </table:table-cell>
          <table:table-cell table:style-name="ce135" table:formula="of:=[$'Project_Release_Optimizer_(GA)'.T28]" office:value-type="date" office:date-value="2015-01-18T10:04:05.051247" calcext:value-type="date">
            <text:p>18-Jan-2015</text:p>
          </table:table-cell>
          <table:table-cell table:style-name="ce135" table:formula="of:=[$'Project_Release_Optimizer_(GA)'.U28]" office:value-type="date" office:date-value="2015-02-09T22:48:16.970053" calcext:value-type="date">
            <text:p>09-Feb-2015</text:p>
          </table:table-cell>
          <table:table-cell table:style-name="ce134" table:formula="of:=[$'Project_Release_Optimizer_(GA)'.AI28]" office:value-type="string" office:string-value="v006" calcext:value-type="string">
            <text:p>v006</text:p>
          </table:table-cell>
          <table:table-cell/>
          <table:table-cell table:style-name="ce50" table:number-columns-repeated="14"/>
          <table:table-cell table:style-name="ce50" table:formula="of:=IF(AND([.$E34]&gt;[.$D35];[.$D34]&lt;[.$E35];[.$F34]&lt;&gt;[.$F35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4"/>
          <table:table-cell table:style-name="ce50" table:formula="of:=IF([.V34];MIN([.$E34]-[.$D35];[.$E35]-[.$D34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 office:value-type="string" calcext:value-type="string">
            <text:p>E</text:p>
          </table:table-cell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134" table:formula="of:=[$'Project_Release_Optimizer_(GA)'.B29]" office:value-type="string" office:string-value="Project-A15" calcext:value-type="string">
            <text:p>Project-A15</text:p>
          </table:table-cell>
          <table:table-cell table:style-name="ce135" table:formula="of:=[$'Project_Release_Optimizer_(GA)'.T29]" office:value-type="date" office:date-value="2016-01-19T11:38:12.430964" calcext:value-type="date">
            <text:p>19-Jan-2016</text:p>
          </table:table-cell>
          <table:table-cell table:style-name="ce135" table:formula="of:=[$'Project_Release_Optimizer_(GA)'.U29]" office:value-type="date" office:date-value="2016-03-15T15:40:52.330748" calcext:value-type="date">
            <text:p>15-Mar-2016</text:p>
          </table:table-cell>
          <table:table-cell table:style-name="ce134" table:formula="of:=[$'Project_Release_Optimizer_(GA)'.AI29]" office:value-type="string" office:string-value="v008" calcext:value-type="string">
            <text:p>v008</text:p>
          </table:table-cell>
          <table:table-cell/>
          <table:table-cell table:style-name="ce50" table:number-columns-repeated="15"/>
          <table:table-cell table:style-name="ce143"/>
          <table:table-cell table:style-name="ce50" table:number-columns-repeated="15"/>
          <table:table-cell table:style-name="ce146"/>
          <table:table-cell table:style-name="ce124" table:number-columns-repeated="7"/>
          <table:table-cell table:style-name="ce23" office:value-type="string" calcext:value-type="string">
            <text:p>T</text:p>
          </table:table-cell>
          <table:table-cell table:style-name="ce124" table:number-columns-repeated="977"/>
        </table:table-row>
        <table:table-row table:style-name="ro2">
          <table:table-cell table:style-name="ce124"/>
          <table:table-cell table:style-name="ce130"/>
          <table:table-cell table:style-name="ce132" table:number-columns-repeated="36"/>
          <table:table-cell table:style-name="ce147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/>
          <table:table-cell table:style-name="ce4" table:number-columns-repeated="2"/>
          <table:table-cell table:number-columns-repeated="43"/>
          <table:table-cell table:style-name="ce23"/>
          <table:table-cell table:number-columns-repeated="977"/>
        </table:table-row>
        <table:table-row table:style-name="ro2">
          <table:table-cell/>
          <table:table-cell table:style-name="ce125"/>
          <table:table-cell table:style-name="ce133"/>
          <table:table-cell table:style-name="ce131" table:number-columns-repeated="2"/>
          <table:table-cell table:style-name="ce139"/>
          <table:table-cell table:style-name="ce131" table:number-columns-repeated="32"/>
          <table:table-cell table:style-name="ce144"/>
          <table:table-cell table:number-columns-repeated="7"/>
          <table:table-cell table:style-name="ce23"/>
          <table:table-cell table:number-columns-repeated="977"/>
        </table:table-row>
        <table:table-row table:style-name="ro2">
          <table:table-cell/>
          <table:table-cell table:style-name="ce126"/>
          <table:table-cell table:style-name="ce15" office:value-type="string" calcext:value-type="string" table:number-columns-spanned="1" table:number-rows-spanned="2">
            <text:p>UAT - Violation</text:p>
          </table:table-cell>
          <table:table-cell table:style-name="ce22" office:value-type="string" calcext:value-type="string">
            <text:p>Count:</text:p>
          </table:table-cell>
          <table:table-cell table:style-name="ce136" table:formula="of:=SUM([.H43:.V57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mpare Roll Project against Column Project, to check violation.</text:p>
          </table:table-cell>
          <table:table-cell table:number-columns-repeated="30"/>
          <table:table-cell table:style-name="ce145"/>
          <table:table-cell table:number-columns-repeated="7"/>
          <table:table-cell table:style-name="ce23"/>
          <table:table-cell table:number-columns-repeated="977"/>
        </table:table-row>
        <table:table-row table:style-name="ro2">
          <table:table-cell table:style-name="ce124"/>
          <table:table-cell table:style-name="ce127"/>
          <table:covered-table-cell/>
          <table:table-cell table:style-name="ce22" office:value-type="string" calcext:value-type="string">
            <text:p>Days:</text:p>
          </table:table-cell>
          <table:table-cell table:style-name="ce138" table:formula="of:=SUM([.X43:.AL57])" office:value-type="float" office:value="0" calcext:value-type="float">
            <text:p>0.00</text:p>
          </table:table-cell>
          <table:table-cell table:style-name="ce124" table:number-columns-repeated="33"/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/>
          <table:table-cell table:style-name="ce129"/>
          <table:table-cell table:number-columns-repeated="5"/>
          <table:table-cell table:style-name="ce22" office:value-type="string" calcext:value-type="string" table:number-columns-spanned="15" table:number-rows-spanned="1">
            <text:p>Count</text:p>
          </table:table-cell>
          <table:covered-table-cell table:number-columns-repeated="14"/>
          <table:table-cell/>
          <table:table-cell table:style-name="ce22" office:value-type="string" calcext:value-type="string" table:number-columns-spanned="15" table:number-rows-spanned="1">
            <text:p>Days (Overlap) simplified rough formula</text:p>
          </table:table-cell>
          <table:covered-table-cell table:number-columns-repeated="14"/>
          <table:table-cell table:style-name="ce145"/>
          <table:table-cell table:number-columns-repeated="7"/>
          <table:table-cell table:style-name="ce23"/>
          <table:table-cell table:number-columns-repeated="977"/>
        </table:table-row>
        <table:table-row table:style-name="ro10">
          <table:table-cell table:style-name="ce124"/>
          <table:table-cell table:style-name="ce127"/>
          <table:table-cell table:style-name="ce49" table:formula="of:=[$'Project_Release_Optimizer_(GA)'.B14]" office:value-type="string" office:string-value="Project Name" calcext:value-type="string">
            <text:p>Project Name</text:p>
          </table:table-cell>
          <table:table-cell table:style-name="ce49" table:formula="of:=[$'Project_Release_Optimizer_(GA)'.X14]" office:value-type="string" office:string-value="Start Date" calcext:value-type="string">
            <text:p>Start Date</text:p>
          </table:table-cell>
          <table:table-cell table:style-name="ce49" table:formula="of:=[$'Project_Release_Optimizer_(GA)'.Y14]" office:value-type="string" office:string-value="End Date" calcext:value-type="string">
            <text:p>End Date</text:p>
          </table:table-cell>
          <table:table-cell table:style-name="ce141" table:formula="of:=[$'Project_Release_Optimizer_(GA)'.AI14]" office:value-type="string" office:string-value="Code Base Version" calcext:value-type="string">
            <text:p>Code Base Version</text:p>
          </table:table-cell>
          <table:table-cell/>
          <table:table-cell table:style-name="ce142" office:value-type="string" calcext:value-type="string">
            <text:p>P-A01</text:p>
          </table:table-cell>
          <table:table-cell table:style-name="ce142" office:value-type="string" calcext:value-type="string">
            <text:p>P-A02</text:p>
          </table:table-cell>
          <table:table-cell table:style-name="ce142" office:value-type="string" calcext:value-type="string">
            <text:p>P-A03</text:p>
          </table:table-cell>
          <table:table-cell table:style-name="ce142" office:value-type="string" calcext:value-type="string">
            <text:p>P-A04</text:p>
          </table:table-cell>
          <table:table-cell table:style-name="ce142" office:value-type="string" calcext:value-type="string">
            <text:p>P-A05</text:p>
          </table:table-cell>
          <table:table-cell table:style-name="ce142" office:value-type="string" calcext:value-type="string">
            <text:p>P-A06</text:p>
          </table:table-cell>
          <table:table-cell table:style-name="ce142" office:value-type="string" calcext:value-type="string">
            <text:p>P-A07</text:p>
          </table:table-cell>
          <table:table-cell table:style-name="ce142" office:value-type="string" calcext:value-type="string">
            <text:p>P-A08</text:p>
          </table:table-cell>
          <table:table-cell table:style-name="ce142" office:value-type="string" calcext:value-type="string">
            <text:p>P-A09</text:p>
          </table:table-cell>
          <table:table-cell table:style-name="ce142" office:value-type="string" calcext:value-type="string">
            <text:p>P-A10</text:p>
          </table:table-cell>
          <table:table-cell table:style-name="ce142" office:value-type="string" calcext:value-type="string">
            <text:p>P-A11</text:p>
          </table:table-cell>
          <table:table-cell table:style-name="ce142" office:value-type="string" calcext:value-type="string">
            <text:p>P-A12</text:p>
          </table:table-cell>
          <table:table-cell table:style-name="ce142" office:value-type="string" calcext:value-type="string">
            <text:p>P-A13</text:p>
          </table:table-cell>
          <table:table-cell table:style-name="ce142" office:value-type="string" calcext:value-type="string">
            <text:p>P-A14</text:p>
          </table:table-cell>
          <table:table-cell table:style-name="ce142" office:value-type="string" calcext:value-type="string">
            <text:p>P-A15</text:p>
          </table:table-cell>
          <table:table-cell table:style-name="ce124"/>
          <table:table-cell table:style-name="ce142" office:value-type="string" calcext:value-type="string">
            <text:p>P-A01</text:p>
          </table:table-cell>
          <table:table-cell table:style-name="ce142" office:value-type="string" calcext:value-type="string">
            <text:p>P-A02</text:p>
          </table:table-cell>
          <table:table-cell table:style-name="ce142" office:value-type="string" calcext:value-type="string">
            <text:p>P-A03</text:p>
          </table:table-cell>
          <table:table-cell table:style-name="ce142" office:value-type="string" calcext:value-type="string">
            <text:p>P-A04</text:p>
          </table:table-cell>
          <table:table-cell table:style-name="ce142" office:value-type="string" calcext:value-type="string">
            <text:p>P-A05</text:p>
          </table:table-cell>
          <table:table-cell table:style-name="ce142" office:value-type="string" calcext:value-type="string">
            <text:p>P-A06</text:p>
          </table:table-cell>
          <table:table-cell table:style-name="ce142" office:value-type="string" calcext:value-type="string">
            <text:p>P-A07</text:p>
          </table:table-cell>
          <table:table-cell table:style-name="ce142" office:value-type="string" calcext:value-type="string">
            <text:p>P-A08</text:p>
          </table:table-cell>
          <table:table-cell table:style-name="ce142" office:value-type="string" calcext:value-type="string">
            <text:p>P-A09</text:p>
          </table:table-cell>
          <table:table-cell table:style-name="ce142" office:value-type="string" calcext:value-type="string">
            <text:p>P-A10</text:p>
          </table:table-cell>
          <table:table-cell table:style-name="ce142" office:value-type="string" calcext:value-type="string">
            <text:p>P-A11</text:p>
          </table:table-cell>
          <table:table-cell table:style-name="ce142" office:value-type="string" calcext:value-type="string">
            <text:p>P-A12</text:p>
          </table:table-cell>
          <table:table-cell table:style-name="ce142" office:value-type="string" calcext:value-type="string">
            <text:p>P-A13</text:p>
          </table:table-cell>
          <table:table-cell table:style-name="ce142" office:value-type="string" calcext:value-type="string">
            <text:p>P-A14</text:p>
          </table:table-cell>
          <table:table-cell table:style-name="ce142" office:value-type="string" calcext:value-type="string">
            <text:p>P-A15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15]" office:value-type="string" office:string-value="Project-A01" calcext:value-type="string">
            <text:p>Project-A01</text:p>
          </table:table-cell>
          <table:table-cell table:style-name="ce135" table:formula="of:=[$'Project_Release_Optimizer_(GA)'.X15]" office:value-type="date" office:date-value="2014-05-21T17:01:47.971186" calcext:value-type="date">
            <text:p>21-May-2014</text:p>
          </table:table-cell>
          <table:table-cell table:style-name="ce135" table:formula="of:=[$'Project_Release_Optimizer_(GA)'.Y15]" office:value-type="date" office:date-value="2014-06-04T08:30:03.48632" calcext:value-type="date">
            <text:p>04-Jun-2014</text:p>
          </table:table-cell>
          <table:table-cell table:style-name="ce134" table:formula="of:=[$'Project_Release_Optimizer_(GA)'.AI15]" office:value-type="string" office:string-value="v001" calcext:value-type="string">
            <text:p>v001</text:p>
          </table:table-cell>
          <table:table-cell/>
          <table:table-cell table:style-name="ce50"/>
          <table:table-cell table:style-name="ce50" table:formula="of:=IF(AND([.$E43]&gt;[.$D44];[.$D43]&lt;[.$E44];[.$F43]&lt;&gt;[.$F44]);1;0)" office:value-type="float" office:value="0" calcext:value-type="float">
            <text:p>0</text:p>
          </table:table-cell>
          <table:table-cell table:style-name="ce50" table:formula="of:=IF(AND([.$E43]&gt;[.$D45];[.$D43]&lt;[.$E45];[.$F43]&lt;&gt;[.$F45]);1;0)" office:value-type="float" office:value="0" calcext:value-type="float">
            <text:p>0</text:p>
          </table:table-cell>
          <table:table-cell table:style-name="ce50" table:formula="of:=IF(AND([.$E43]&gt;[.$D46];[.$D43]&lt;[.$E46];[.$F43]&lt;&gt;[.$F46]);1;0)" office:value-type="float" office:value="0" calcext:value-type="float">
            <text:p>0</text:p>
          </table:table-cell>
          <table:table-cell table:style-name="ce50" table:formula="of:=IF(AND([.$E43]&gt;[.$D47];[.$D43]&lt;[.$E47];[.$F43]&lt;&gt;[.$F47]);1;0)" office:value-type="float" office:value="0" calcext:value-type="float">
            <text:p>0</text:p>
          </table:table-cell>
          <table:table-cell table:style-name="ce50" table:formula="of:=IF(AND([.$E43]&gt;[.$D48];[.$D43]&lt;[.$E48];[.$F43]&lt;&gt;[.$F48]);1;0)" office:value-type="float" office:value="0" calcext:value-type="float">
            <text:p>0</text:p>
          </table:table-cell>
          <table:table-cell table:style-name="ce50" table:formula="of:=IF(AND([.$E43]&gt;[.$D49];[.$D43]&lt;[.$E49];[.$F43]&lt;&gt;[.$F49]);1;0)" office:value-type="float" office:value="0" calcext:value-type="float">
            <text:p>0</text:p>
          </table:table-cell>
          <table:table-cell table:style-name="ce50" table:formula="of:=IF(AND([.$E43]&gt;[.$D50];[.$D43]&lt;[.$E50];[.$F43]&lt;&gt;[.$F50]);1;0)" office:value-type="float" office:value="0" calcext:value-type="float">
            <text:p>0</text:p>
          </table:table-cell>
          <table:table-cell table:style-name="ce50" table:formula="of:=IF(AND([.$E43]&gt;[.$D51];[.$D43]&lt;[.$E51];[.$F43]&lt;&gt;[.$F51]);1;0)" office:value-type="float" office:value="0" calcext:value-type="float">
            <text:p>0</text:p>
          </table:table-cell>
          <table:table-cell table:style-name="ce50" table:formula="of:=IF(AND([.$E43]&gt;[.$D52];[.$D43]&lt;[.$E52];[.$F43]&lt;&gt;[.$F52]);1;0)" office:value-type="float" office:value="0" calcext:value-type="float">
            <text:p>0</text:p>
          </table:table-cell>
          <table:table-cell table:style-name="ce50" table:formula="of:=IF(AND([.$E43]&gt;[.$D53];[.$D43]&lt;[.$E53];[.$F43]&lt;&gt;[.$F53]);1;0)" office:value-type="float" office:value="0" calcext:value-type="float">
            <text:p>0</text:p>
          </table:table-cell>
          <table:table-cell table:style-name="ce50" table:formula="of:=IF(AND([.$E43]&gt;[.$D54];[.$D43]&lt;[.$E54];[.$F43]&lt;&gt;[.$F54]);1;0)" office:value-type="float" office:value="0" calcext:value-type="float">
            <text:p>0</text:p>
          </table:table-cell>
          <table:table-cell table:style-name="ce50" table:formula="of:=IF(AND([.$E43]&gt;[.$D55];[.$D43]&lt;[.$E55];[.$F43]&lt;&gt;[.$F55]);1;0)" office:value-type="float" office:value="0" calcext:value-type="float">
            <text:p>0</text:p>
          </table:table-cell>
          <table:table-cell table:style-name="ce50" table:formula="of:=IF(AND([.$E43]&gt;[.$D56];[.$D43]&lt;[.$E56];[.$F43]&lt;&gt;[.$F56]);1;0)" office:value-type="float" office:value="0" calcext:value-type="float">
            <text:p>0</text:p>
          </table:table-cell>
          <table:table-cell table:style-name="ce50" table:formula="of:=IF(AND([.$E43]&gt;[.$D57];[.$D43]&lt;[.$E57];[.$F43]&lt;&gt;[.$F57]);1;0)" office:value-type="float" office:value="0" calcext:value-type="float">
            <text:p>0</text:p>
          </table:table-cell>
          <table:table-cell table:style-name="ce143"/>
          <table:table-cell table:style-name="ce50"/>
          <table:table-cell table:style-name="ce50" table:formula="of:=IF([.I43];MIN([.$E43]-[.$D44];[.$E44]-[.$D43]);0)" office:value-type="float" office:value="0" calcext:value-type="float">
            <text:p>0</text:p>
          </table:table-cell>
          <table:table-cell table:style-name="ce50" table:formula="of:=IF([.J43];MIN([.$E43]-[.$D45];[.$E45]-[.$D43]);0)" office:value-type="float" office:value="0" calcext:value-type="float">
            <text:p>0</text:p>
          </table:table-cell>
          <table:table-cell table:style-name="ce50" table:formula="of:=IF([.K43];MIN([.$E43]-[.$D46];[.$E46]-[.$D43]);0)" office:value-type="float" office:value="0" calcext:value-type="float">
            <text:p>0</text:p>
          </table:table-cell>
          <table:table-cell table:style-name="ce50" table:formula="of:=IF([.L43];MIN([.$E43]-[.$D47];[.$E47]-[.$D43]);0)" office:value-type="float" office:value="0" calcext:value-type="float">
            <text:p>0</text:p>
          </table:table-cell>
          <table:table-cell table:style-name="ce50" table:formula="of:=IF([.M43];MIN([.$E43]-[.$D48];[.$E48]-[.$D43]);0)" office:value-type="float" office:value="0" calcext:value-type="float">
            <text:p>0</text:p>
          </table:table-cell>
          <table:table-cell table:style-name="ce50" table:formula="of:=IF([.N43];MIN([.$E43]-[.$D49];[.$E49]-[.$D43]);0)" office:value-type="float" office:value="0" calcext:value-type="float">
            <text:p>0</text:p>
          </table:table-cell>
          <table:table-cell table:style-name="ce50" table:formula="of:=IF([.O43];MIN([.$E43]-[.$D50];[.$E50]-[.$D43]);0)" office:value-type="float" office:value="0" calcext:value-type="float">
            <text:p>0</text:p>
          </table:table-cell>
          <table:table-cell table:style-name="ce50" table:formula="of:=IF([.P43];MIN([.$E43]-[.$D51];[.$E51]-[.$D43]);0)" office:value-type="float" office:value="0" calcext:value-type="float">
            <text:p>0</text:p>
          </table:table-cell>
          <table:table-cell table:style-name="ce50" table:formula="of:=IF([.Q43];MIN([.$E43]-[.$D52];[.$E52]-[.$D43]);0)" office:value-type="float" office:value="0" calcext:value-type="float">
            <text:p>0</text:p>
          </table:table-cell>
          <table:table-cell table:style-name="ce50" table:formula="of:=IF([.R43];MIN([.$E43]-[.$D53];[.$E53]-[.$D43]);0)" office:value-type="float" office:value="0" calcext:value-type="float">
            <text:p>0</text:p>
          </table:table-cell>
          <table:table-cell table:style-name="ce50" table:formula="of:=IF([.S43];MIN([.$E43]-[.$D54];[.$E54]-[.$D43]);0)" office:value-type="float" office:value="0" calcext:value-type="float">
            <text:p>0</text:p>
          </table:table-cell>
          <table:table-cell table:style-name="ce50" table:formula="of:=IF([.T43];MIN([.$E43]-[.$D55];[.$E55]-[.$D43]);0)" office:value-type="float" office:value="0" calcext:value-type="float">
            <text:p>0</text:p>
          </table:table-cell>
          <table:table-cell table:style-name="ce50" table:formula="of:=IF([.U43];MIN([.$E43]-[.$D56];[.$E56]-[.$D43]);0)" office:value-type="float" office:value="0" calcext:value-type="float">
            <text:p>0</text:p>
          </table:table-cell>
          <table:table-cell table:style-name="ce50" table:formula="of:=IF([.V43];MIN([.$E43]-[.$D57];[.$E57]-[.$D43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16]" office:value-type="string" office:string-value="Project-A02" calcext:value-type="string">
            <text:p>Project-A02</text:p>
          </table:table-cell>
          <table:table-cell table:style-name="ce135" table:formula="of:=[$'Project_Release_Optimizer_(GA)'.X16]" office:value-type="date" office:date-value="2015-04-21T21:19:13.346134" calcext:value-type="date">
            <text:p>21-Apr-2015</text:p>
          </table:table-cell>
          <table:table-cell table:style-name="ce135" table:formula="of:=[$'Project_Release_Optimizer_(GA)'.Y16]" office:value-type="date" office:date-value="2015-05-07T04:22:12.375331" calcext:value-type="date">
            <text:p>07-May-2015</text:p>
          </table:table-cell>
          <table:table-cell table:style-name="ce134" table:formula="of:=[$'Project_Release_Optimizer_(GA)'.AI16]" office:value-type="string" office:string-value="v002" calcext:value-type="string">
            <text:p>v002</text:p>
          </table:table-cell>
          <table:table-cell/>
          <table:table-cell table:style-name="ce50" table:number-columns-repeated="2"/>
          <table:table-cell table:style-name="ce50" table:formula="of:=IF(AND([.$E44]&gt;[.$D45];[.$D44]&lt;[.$E45];[.$F44]&lt;&gt;[.$F45]);1;0)" office:value-type="float" office:value="0" calcext:value-type="float">
            <text:p>0</text:p>
          </table:table-cell>
          <table:table-cell table:style-name="ce50" table:formula="of:=IF(AND([.$E44]&gt;[.$D46];[.$D44]&lt;[.$E46];[.$F44]&lt;&gt;[.$F46]);1;0)" office:value-type="float" office:value="0" calcext:value-type="float">
            <text:p>0</text:p>
          </table:table-cell>
          <table:table-cell table:style-name="ce50" table:formula="of:=IF(AND([.$E44]&gt;[.$D47];[.$D44]&lt;[.$E47];[.$F44]&lt;&gt;[.$F47]);1;0)" office:value-type="float" office:value="0" calcext:value-type="float">
            <text:p>0</text:p>
          </table:table-cell>
          <table:table-cell table:style-name="ce50" table:formula="of:=IF(AND([.$E44]&gt;[.$D48];[.$D44]&lt;[.$E48];[.$F44]&lt;&gt;[.$F48]);1;0)" office:value-type="float" office:value="0" calcext:value-type="float">
            <text:p>0</text:p>
          </table:table-cell>
          <table:table-cell table:style-name="ce50" table:formula="of:=IF(AND([.$E44]&gt;[.$D49];[.$D44]&lt;[.$E49];[.$F44]&lt;&gt;[.$F49]);1;0)" office:value-type="float" office:value="0" calcext:value-type="float">
            <text:p>0</text:p>
          </table:table-cell>
          <table:table-cell table:style-name="ce50" table:formula="of:=IF(AND([.$E44]&gt;[.$D50];[.$D44]&lt;[.$E50];[.$F44]&lt;&gt;[.$F50]);1;0)" office:value-type="float" office:value="0" calcext:value-type="float">
            <text:p>0</text:p>
          </table:table-cell>
          <table:table-cell table:style-name="ce50" table:formula="of:=IF(AND([.$E44]&gt;[.$D51];[.$D44]&lt;[.$E51];[.$F44]&lt;&gt;[.$F51]);1;0)" office:value-type="float" office:value="0" calcext:value-type="float">
            <text:p>0</text:p>
          </table:table-cell>
          <table:table-cell table:style-name="ce50" table:formula="of:=IF(AND([.$E44]&gt;[.$D52];[.$D44]&lt;[.$E52];[.$F44]&lt;&gt;[.$F52]);1;0)" office:value-type="float" office:value="0" calcext:value-type="float">
            <text:p>0</text:p>
          </table:table-cell>
          <table:table-cell table:style-name="ce50" table:formula="of:=IF(AND([.$E44]&gt;[.$D53];[.$D44]&lt;[.$E53];[.$F44]&lt;&gt;[.$F53]);1;0)" office:value-type="float" office:value="0" calcext:value-type="float">
            <text:p>0</text:p>
          </table:table-cell>
          <table:table-cell table:style-name="ce50" table:formula="of:=IF(AND([.$E44]&gt;[.$D54];[.$D44]&lt;[.$E54];[.$F44]&lt;&gt;[.$F54]);1;0)" office:value-type="float" office:value="0" calcext:value-type="float">
            <text:p>0</text:p>
          </table:table-cell>
          <table:table-cell table:style-name="ce50" table:formula="of:=IF(AND([.$E44]&gt;[.$D55];[.$D44]&lt;[.$E55];[.$F44]&lt;&gt;[.$F55]);1;0)" office:value-type="float" office:value="0" calcext:value-type="float">
            <text:p>0</text:p>
          </table:table-cell>
          <table:table-cell table:style-name="ce50" table:formula="of:=IF(AND([.$E44]&gt;[.$D56];[.$D44]&lt;[.$E56];[.$F44]&lt;&gt;[.$F56]);1;0)" office:value-type="float" office:value="0" calcext:value-type="float">
            <text:p>0</text:p>
          </table:table-cell>
          <table:table-cell table:style-name="ce50" table:formula="of:=IF(AND([.$E44]&gt;[.$D57];[.$D44]&lt;[.$E57];[.$F44]&lt;&gt;[.$F57]);1;0)" office:value-type="float" office:value="0" calcext:value-type="float">
            <text:p>0</text:p>
          </table:table-cell>
          <table:table-cell table:style-name="ce143"/>
          <table:table-cell table:style-name="ce50" table:number-columns-repeated="2"/>
          <table:table-cell table:style-name="ce50" table:formula="of:=IF([.J44];MIN([.$E44]-[.$D45];[.$E45]-[.$D44]);0)" office:value-type="float" office:value="0" calcext:value-type="float">
            <text:p>0</text:p>
          </table:table-cell>
          <table:table-cell table:style-name="ce50" table:formula="of:=IF([.K44];MIN([.$E44]-[.$D46];[.$E46]-[.$D44]);0)" office:value-type="float" office:value="0" calcext:value-type="float">
            <text:p>0</text:p>
          </table:table-cell>
          <table:table-cell table:style-name="ce50" table:formula="of:=IF([.L44];MIN([.$E44]-[.$D47];[.$E47]-[.$D44]);0)" office:value-type="float" office:value="0" calcext:value-type="float">
            <text:p>0</text:p>
          </table:table-cell>
          <table:table-cell table:style-name="ce50" table:formula="of:=IF([.M44];MIN([.$E44]-[.$D48];[.$E48]-[.$D44]);0)" office:value-type="float" office:value="0" calcext:value-type="float">
            <text:p>0</text:p>
          </table:table-cell>
          <table:table-cell table:style-name="ce50" table:formula="of:=IF([.N44];MIN([.$E44]-[.$D49];[.$E49]-[.$D44]);0)" office:value-type="float" office:value="0" calcext:value-type="float">
            <text:p>0</text:p>
          </table:table-cell>
          <table:table-cell table:style-name="ce50" table:formula="of:=IF([.O44];MIN([.$E44]-[.$D50];[.$E50]-[.$D44]);0)" office:value-type="float" office:value="0" calcext:value-type="float">
            <text:p>0</text:p>
          </table:table-cell>
          <table:table-cell table:style-name="ce50" table:formula="of:=IF([.P44];MIN([.$E44]-[.$D51];[.$E51]-[.$D44]);0)" office:value-type="float" office:value="0" calcext:value-type="float">
            <text:p>0</text:p>
          </table:table-cell>
          <table:table-cell table:style-name="ce50" table:formula="of:=IF([.Q44];MIN([.$E44]-[.$D52];[.$E52]-[.$D44]);0)" office:value-type="float" office:value="0" calcext:value-type="float">
            <text:p>0</text:p>
          </table:table-cell>
          <table:table-cell table:style-name="ce50" table:formula="of:=IF([.R44];MIN([.$E44]-[.$D53];[.$E53]-[.$D44]);0)" office:value-type="float" office:value="0" calcext:value-type="float">
            <text:p>0</text:p>
          </table:table-cell>
          <table:table-cell table:style-name="ce50" table:formula="of:=IF([.S44];MIN([.$E44]-[.$D54];[.$E54]-[.$D44]);0)" office:value-type="float" office:value="0" calcext:value-type="float">
            <text:p>0</text:p>
          </table:table-cell>
          <table:table-cell table:style-name="ce50" table:formula="of:=IF([.T44];MIN([.$E44]-[.$D55];[.$E55]-[.$D44]);0)" office:value-type="float" office:value="0" calcext:value-type="float">
            <text:p>0</text:p>
          </table:table-cell>
          <table:table-cell table:style-name="ce50" table:formula="of:=IF([.U44];MIN([.$E44]-[.$D56];[.$E56]-[.$D44]);0)" office:value-type="float" office:value="0" calcext:value-type="float">
            <text:p>0</text:p>
          </table:table-cell>
          <table:table-cell table:style-name="ce50" table:formula="of:=IF([.V44];MIN([.$E44]-[.$D57];[.$E57]-[.$D44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17]" office:value-type="string" office:string-value="Project-A03" calcext:value-type="string">
            <text:p>Project-A03</text:p>
          </table:table-cell>
          <table:table-cell table:style-name="ce135" table:formula="of:=[$'Project_Release_Optimizer_(GA)'.X17]" office:value-type="date" office:date-value="2014-07-23T00:27:21.91329" calcext:value-type="date">
            <text:p>23-Jul-2014</text:p>
          </table:table-cell>
          <table:table-cell table:style-name="ce135" table:formula="of:=[$'Project_Release_Optimizer_(GA)'.Y17]" office:value-type="date" office:date-value="2014-07-29T02:18:11.063407" calcext:value-type="date">
            <text:p>29-Jul-2014</text:p>
          </table:table-cell>
          <table:table-cell table:style-name="ce134" table:formula="of:=[$'Project_Release_Optimizer_(GA)'.AI17]" office:value-type="string" office:string-value="v003" calcext:value-type="string">
            <text:p>v003</text:p>
          </table:table-cell>
          <table:table-cell/>
          <table:table-cell table:style-name="ce50" table:number-columns-repeated="3"/>
          <table:table-cell table:style-name="ce50" table:formula="of:=IF(AND([.$E45]&gt;[.$D46];[.$D45]&lt;[.$E46];[.$F45]&lt;&gt;[.$F46]);1;0)" office:value-type="float" office:value="0" calcext:value-type="float">
            <text:p>0</text:p>
          </table:table-cell>
          <table:table-cell table:style-name="ce50" table:formula="of:=IF(AND([.$E45]&gt;[.$D47];[.$D45]&lt;[.$E47];[.$F45]&lt;&gt;[.$F47]);1;0)" office:value-type="float" office:value="0" calcext:value-type="float">
            <text:p>0</text:p>
          </table:table-cell>
          <table:table-cell table:style-name="ce50" table:formula="of:=IF(AND([.$E45]&gt;[.$D48];[.$D45]&lt;[.$E48];[.$F45]&lt;&gt;[.$F48]);1;0)" office:value-type="float" office:value="0" calcext:value-type="float">
            <text:p>0</text:p>
          </table:table-cell>
          <table:table-cell table:style-name="ce50" table:formula="of:=IF(AND([.$E45]&gt;[.$D49];[.$D45]&lt;[.$E49];[.$F45]&lt;&gt;[.$F49]);1;0)" office:value-type="float" office:value="0" calcext:value-type="float">
            <text:p>0</text:p>
          </table:table-cell>
          <table:table-cell table:style-name="ce50" table:formula="of:=IF(AND([.$E45]&gt;[.$D50];[.$D45]&lt;[.$E50];[.$F45]&lt;&gt;[.$F50]);1;0)" office:value-type="float" office:value="0" calcext:value-type="float">
            <text:p>0</text:p>
          </table:table-cell>
          <table:table-cell table:style-name="ce50" table:formula="of:=IF(AND([.$E45]&gt;[.$D51];[.$D45]&lt;[.$E51];[.$F45]&lt;&gt;[.$F51]);1;0)" office:value-type="float" office:value="0" calcext:value-type="float">
            <text:p>0</text:p>
          </table:table-cell>
          <table:table-cell table:style-name="ce50" table:formula="of:=IF(AND([.$E45]&gt;[.$D52];[.$D45]&lt;[.$E52];[.$F45]&lt;&gt;[.$F52]);1;0)" office:value-type="float" office:value="0" calcext:value-type="float">
            <text:p>0</text:p>
          </table:table-cell>
          <table:table-cell table:style-name="ce50" table:formula="of:=IF(AND([.$E45]&gt;[.$D53];[.$D45]&lt;[.$E53];[.$F45]&lt;&gt;[.$F53]);1;0)" office:value-type="float" office:value="0" calcext:value-type="float">
            <text:p>0</text:p>
          </table:table-cell>
          <table:table-cell table:style-name="ce50" table:formula="of:=IF(AND([.$E45]&gt;[.$D54];[.$D45]&lt;[.$E54];[.$F45]&lt;&gt;[.$F54]);1;0)" office:value-type="float" office:value="0" calcext:value-type="float">
            <text:p>0</text:p>
          </table:table-cell>
          <table:table-cell table:style-name="ce50" table:formula="of:=IF(AND([.$E45]&gt;[.$D55];[.$D45]&lt;[.$E55];[.$F45]&lt;&gt;[.$F55]);1;0)" office:value-type="float" office:value="0" calcext:value-type="float">
            <text:p>0</text:p>
          </table:table-cell>
          <table:table-cell table:style-name="ce50" table:formula="of:=IF(AND([.$E45]&gt;[.$D56];[.$D45]&lt;[.$E56];[.$F45]&lt;&gt;[.$F56]);1;0)" office:value-type="float" office:value="0" calcext:value-type="float">
            <text:p>0</text:p>
          </table:table-cell>
          <table:table-cell table:style-name="ce50" table:formula="of:=IF(AND([.$E45]&gt;[.$D57];[.$D45]&lt;[.$E57];[.$F45]&lt;&gt;[.$F57]);1;0)" office:value-type="float" office:value="0" calcext:value-type="float">
            <text:p>0</text:p>
          </table:table-cell>
          <table:table-cell table:style-name="ce143"/>
          <table:table-cell table:style-name="ce50" table:number-columns-repeated="3"/>
          <table:table-cell table:style-name="ce50" table:formula="of:=IF([.K45];MIN([.$E45]-[.$D46];[.$E46]-[.$D45]);0)" office:value-type="float" office:value="0" calcext:value-type="float">
            <text:p>0</text:p>
          </table:table-cell>
          <table:table-cell table:style-name="ce50" table:formula="of:=IF([.L45];MIN([.$E45]-[.$D47];[.$E47]-[.$D45]);0)" office:value-type="float" office:value="0" calcext:value-type="float">
            <text:p>0</text:p>
          </table:table-cell>
          <table:table-cell table:style-name="ce50" table:formula="of:=IF([.M45];MIN([.$E45]-[.$D48];[.$E48]-[.$D45]);0)" office:value-type="float" office:value="0" calcext:value-type="float">
            <text:p>0</text:p>
          </table:table-cell>
          <table:table-cell table:style-name="ce50" table:formula="of:=IF([.N45];MIN([.$E45]-[.$D49];[.$E49]-[.$D45]);0)" office:value-type="float" office:value="0" calcext:value-type="float">
            <text:p>0</text:p>
          </table:table-cell>
          <table:table-cell table:style-name="ce50" table:formula="of:=IF([.O45];MIN([.$E45]-[.$D50];[.$E50]-[.$D45]);0)" office:value-type="float" office:value="0" calcext:value-type="float">
            <text:p>0</text:p>
          </table:table-cell>
          <table:table-cell table:style-name="ce50" table:formula="of:=IF([.P45];MIN([.$E45]-[.$D51];[.$E51]-[.$D45]);0)" office:value-type="float" office:value="0" calcext:value-type="float">
            <text:p>0</text:p>
          </table:table-cell>
          <table:table-cell table:style-name="ce50" table:formula="of:=IF([.Q45];MIN([.$E45]-[.$D52];[.$E52]-[.$D45]);0)" office:value-type="float" office:value="0" calcext:value-type="float">
            <text:p>0</text:p>
          </table:table-cell>
          <table:table-cell table:style-name="ce50" table:formula="of:=IF([.R45];MIN([.$E45]-[.$D53];[.$E53]-[.$D45]);0)" office:value-type="float" office:value="0" calcext:value-type="float">
            <text:p>0</text:p>
          </table:table-cell>
          <table:table-cell table:style-name="ce50" table:formula="of:=IF([.S45];MIN([.$E45]-[.$D54];[.$E54]-[.$D45]);0)" office:value-type="float" office:value="0" calcext:value-type="float">
            <text:p>0</text:p>
          </table:table-cell>
          <table:table-cell table:style-name="ce50" table:formula="of:=IF([.T45];MIN([.$E45]-[.$D55];[.$E55]-[.$D45]);0)" office:value-type="float" office:value="0" calcext:value-type="float">
            <text:p>0</text:p>
          </table:table-cell>
          <table:table-cell table:style-name="ce50" table:formula="of:=IF([.U45];MIN([.$E45]-[.$D56];[.$E56]-[.$D45]);0)" office:value-type="float" office:value="0" calcext:value-type="float">
            <text:p>0</text:p>
          </table:table-cell>
          <table:table-cell table:style-name="ce50" table:formula="of:=IF([.V45];MIN([.$E45]-[.$D57];[.$E57]-[.$D45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18]" office:value-type="string" office:string-value="Project-A04" calcext:value-type="string">
            <text:p>Project-A04</text:p>
          </table:table-cell>
          <table:table-cell table:style-name="ce135" table:formula="of:=[$'Project_Release_Optimizer_(GA)'.X18]" office:value-type="date" office:date-value="2014-10-09T13:31:08.357121" calcext:value-type="date">
            <text:p>09-Oct-2014</text:p>
          </table:table-cell>
          <table:table-cell table:style-name="ce135" table:formula="of:=[$'Project_Release_Optimizer_(GA)'.Y18]" office:value-type="date" office:date-value="2014-10-21T23:29:42.144762" calcext:value-type="date">
            <text:p>21-Oct-2014</text:p>
          </table:table-cell>
          <table:table-cell table:style-name="ce134" table:formula="of:=[$'Project_Release_Optimizer_(GA)'.AI18]" office:value-type="string" office:string-value="v004" calcext:value-type="string">
            <text:p>v004</text:p>
          </table:table-cell>
          <table:table-cell/>
          <table:table-cell table:style-name="ce50" table:number-columns-repeated="4"/>
          <table:table-cell table:style-name="ce50" table:formula="of:=IF(AND([.$E46]&gt;[.$D47];[.$D46]&lt;[.$E47];[.$F46]&lt;&gt;[.$F47]);1;0)" office:value-type="float" office:value="0" calcext:value-type="float">
            <text:p>0</text:p>
          </table:table-cell>
          <table:table-cell table:style-name="ce50" table:formula="of:=IF(AND([.$E46]&gt;[.$D48];[.$D46]&lt;[.$E48];[.$F46]&lt;&gt;[.$F48]);1;0)" office:value-type="float" office:value="0" calcext:value-type="float">
            <text:p>0</text:p>
          </table:table-cell>
          <table:table-cell table:style-name="ce50" table:formula="of:=IF(AND([.$E46]&gt;[.$D49];[.$D46]&lt;[.$E49];[.$F46]&lt;&gt;[.$F49]);1;0)" office:value-type="float" office:value="0" calcext:value-type="float">
            <text:p>0</text:p>
          </table:table-cell>
          <table:table-cell table:style-name="ce50" table:formula="of:=IF(AND([.$E46]&gt;[.$D50];[.$D46]&lt;[.$E50];[.$F46]&lt;&gt;[.$F50]);1;0)" office:value-type="float" office:value="0" calcext:value-type="float">
            <text:p>0</text:p>
          </table:table-cell>
          <table:table-cell table:style-name="ce50" table:formula="of:=IF(AND([.$E46]&gt;[.$D51];[.$D46]&lt;[.$E51];[.$F46]&lt;&gt;[.$F51]);1;0)" office:value-type="float" office:value="0" calcext:value-type="float">
            <text:p>0</text:p>
          </table:table-cell>
          <table:table-cell table:style-name="ce50" table:formula="of:=IF(AND([.$E46]&gt;[.$D52];[.$D46]&lt;[.$E52];[.$F46]&lt;&gt;[.$F52]);1;0)" office:value-type="float" office:value="0" calcext:value-type="float">
            <text:p>0</text:p>
          </table:table-cell>
          <table:table-cell table:style-name="ce50" table:formula="of:=IF(AND([.$E46]&gt;[.$D53];[.$D46]&lt;[.$E53];[.$F46]&lt;&gt;[.$F53]);1;0)" office:value-type="float" office:value="0" calcext:value-type="float">
            <text:p>0</text:p>
          </table:table-cell>
          <table:table-cell table:style-name="ce50" table:formula="of:=IF(AND([.$E46]&gt;[.$D54];[.$D46]&lt;[.$E54];[.$F46]&lt;&gt;[.$F54]);1;0)" office:value-type="float" office:value="0" calcext:value-type="float">
            <text:p>0</text:p>
          </table:table-cell>
          <table:table-cell table:style-name="ce50" table:formula="of:=IF(AND([.$E46]&gt;[.$D55];[.$D46]&lt;[.$E55];[.$F46]&lt;&gt;[.$F55]);1;0)" office:value-type="float" office:value="0" calcext:value-type="float">
            <text:p>0</text:p>
          </table:table-cell>
          <table:table-cell table:style-name="ce50" table:formula="of:=IF(AND([.$E46]&gt;[.$D56];[.$D46]&lt;[.$E56];[.$F46]&lt;&gt;[.$F56]);1;0)" office:value-type="float" office:value="0" calcext:value-type="float">
            <text:p>0</text:p>
          </table:table-cell>
          <table:table-cell table:style-name="ce50" table:formula="of:=IF(AND([.$E46]&gt;[.$D57];[.$D46]&lt;[.$E57];[.$F46]&lt;&gt;[.$F57]);1;0)" office:value-type="float" office:value="0" calcext:value-type="float">
            <text:p>0</text:p>
          </table:table-cell>
          <table:table-cell table:style-name="ce143"/>
          <table:table-cell table:style-name="ce50" table:number-columns-repeated="4"/>
          <table:table-cell table:style-name="ce50" table:formula="of:=IF([.L46];MIN([.$E46]-[.$D47];[.$E47]-[.$D46]);0)" office:value-type="float" office:value="0" calcext:value-type="float">
            <text:p>0</text:p>
          </table:table-cell>
          <table:table-cell table:style-name="ce50" table:formula="of:=IF([.M46];MIN([.$E46]-[.$D48];[.$E48]-[.$D46]);0)" office:value-type="float" office:value="0" calcext:value-type="float">
            <text:p>0</text:p>
          </table:table-cell>
          <table:table-cell table:style-name="ce50" table:formula="of:=IF([.N46];MIN([.$E46]-[.$D49];[.$E49]-[.$D46]);0)" office:value-type="float" office:value="0" calcext:value-type="float">
            <text:p>0</text:p>
          </table:table-cell>
          <table:table-cell table:style-name="ce50" table:formula="of:=IF([.O46];MIN([.$E46]-[.$D50];[.$E50]-[.$D46]);0)" office:value-type="float" office:value="0" calcext:value-type="float">
            <text:p>0</text:p>
          </table:table-cell>
          <table:table-cell table:style-name="ce50" table:formula="of:=IF([.P46];MIN([.$E46]-[.$D51];[.$E51]-[.$D46]);0)" office:value-type="float" office:value="0" calcext:value-type="float">
            <text:p>0</text:p>
          </table:table-cell>
          <table:table-cell table:style-name="ce50" table:formula="of:=IF([.Q46];MIN([.$E46]-[.$D52];[.$E52]-[.$D46]);0)" office:value-type="float" office:value="0" calcext:value-type="float">
            <text:p>0</text:p>
          </table:table-cell>
          <table:table-cell table:style-name="ce50" table:formula="of:=IF([.R46];MIN([.$E46]-[.$D53];[.$E53]-[.$D46]);0)" office:value-type="float" office:value="0" calcext:value-type="float">
            <text:p>0</text:p>
          </table:table-cell>
          <table:table-cell table:style-name="ce50" table:formula="of:=IF([.S46];MIN([.$E46]-[.$D54];[.$E54]-[.$D46]);0)" office:value-type="float" office:value="0" calcext:value-type="float">
            <text:p>0</text:p>
          </table:table-cell>
          <table:table-cell table:style-name="ce50" table:formula="of:=IF([.T46];MIN([.$E46]-[.$D55];[.$E55]-[.$D46]);0)" office:value-type="float" office:value="0" calcext:value-type="float">
            <text:p>0</text:p>
          </table:table-cell>
          <table:table-cell table:style-name="ce50" table:formula="of:=IF([.U46];MIN([.$E46]-[.$D56];[.$E56]-[.$D46]);0)" office:value-type="float" office:value="0" calcext:value-type="float">
            <text:p>0</text:p>
          </table:table-cell>
          <table:table-cell table:style-name="ce50" table:formula="of:=IF([.V46];MIN([.$E46]-[.$D57];[.$E57]-[.$D46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19]" office:value-type="string" office:string-value="Project-A05" calcext:value-type="string">
            <text:p>Project-A05</text:p>
          </table:table-cell>
          <table:table-cell table:style-name="ce135" table:formula="of:=[$'Project_Release_Optimizer_(GA)'.X19]" office:value-type="date" office:date-value="2015-04-12T22:57:11.701791" calcext:value-type="date">
            <text:p>12-Apr-2015</text:p>
          </table:table-cell>
          <table:table-cell table:style-name="ce135" table:formula="of:=[$'Project_Release_Optimizer_(GA)'.Y19]" office:value-type="date" office:date-value="2015-04-25T13:28:03.20451" calcext:value-type="date">
            <text:p>25-Apr-2015</text:p>
          </table:table-cell>
          <table:table-cell table:style-name="ce134" table:formula="of:=[$'Project_Release_Optimizer_(GA)'.AI19]" office:value-type="string" office:string-value="v002" calcext:value-type="string">
            <text:p>v002</text:p>
          </table:table-cell>
          <table:table-cell/>
          <table:table-cell table:style-name="ce50" table:number-columns-repeated="5"/>
          <table:table-cell table:style-name="ce50" table:formula="of:=IF(AND([.$E47]&gt;[.$D48];[.$D47]&lt;[.$E48];[.$F47]&lt;&gt;[.$F48]);1;0)" office:value-type="float" office:value="0" calcext:value-type="float">
            <text:p>0</text:p>
          </table:table-cell>
          <table:table-cell table:style-name="ce50" table:formula="of:=IF(AND([.$E47]&gt;[.$D49];[.$D47]&lt;[.$E49];[.$F47]&lt;&gt;[.$F49]);1;0)" office:value-type="float" office:value="0" calcext:value-type="float">
            <text:p>0</text:p>
          </table:table-cell>
          <table:table-cell table:style-name="ce50" table:formula="of:=IF(AND([.$E47]&gt;[.$D50];[.$D47]&lt;[.$E50];[.$F47]&lt;&gt;[.$F50]);1;0)" office:value-type="float" office:value="0" calcext:value-type="float">
            <text:p>0</text:p>
          </table:table-cell>
          <table:table-cell table:style-name="ce50" table:formula="of:=IF(AND([.$E47]&gt;[.$D51];[.$D47]&lt;[.$E51];[.$F47]&lt;&gt;[.$F51]);1;0)" office:value-type="float" office:value="0" calcext:value-type="float">
            <text:p>0</text:p>
          </table:table-cell>
          <table:table-cell table:style-name="ce50" table:formula="of:=IF(AND([.$E47]&gt;[.$D52];[.$D47]&lt;[.$E52];[.$F47]&lt;&gt;[.$F52]);1;0)" office:value-type="float" office:value="0" calcext:value-type="float">
            <text:p>0</text:p>
          </table:table-cell>
          <table:table-cell table:style-name="ce50" table:formula="of:=IF(AND([.$E47]&gt;[.$D53];[.$D47]&lt;[.$E53];[.$F47]&lt;&gt;[.$F53]);1;0)" office:value-type="float" office:value="0" calcext:value-type="float">
            <text:p>0</text:p>
          </table:table-cell>
          <table:table-cell table:style-name="ce50" table:formula="of:=IF(AND([.$E47]&gt;[.$D54];[.$D47]&lt;[.$E54];[.$F47]&lt;&gt;[.$F54]);1;0)" office:value-type="float" office:value="0" calcext:value-type="float">
            <text:p>0</text:p>
          </table:table-cell>
          <table:table-cell table:style-name="ce50" table:formula="of:=IF(AND([.$E47]&gt;[.$D55];[.$D47]&lt;[.$E55];[.$F47]&lt;&gt;[.$F55]);1;0)" office:value-type="float" office:value="0" calcext:value-type="float">
            <text:p>0</text:p>
          </table:table-cell>
          <table:table-cell table:style-name="ce50" table:formula="of:=IF(AND([.$E47]&gt;[.$D56];[.$D47]&lt;[.$E56];[.$F47]&lt;&gt;[.$F56]);1;0)" office:value-type="float" office:value="0" calcext:value-type="float">
            <text:p>0</text:p>
          </table:table-cell>
          <table:table-cell table:style-name="ce50" table:formula="of:=IF(AND([.$E47]&gt;[.$D57];[.$D47]&lt;[.$E57];[.$F47]&lt;&gt;[.$F57]);1;0)" office:value-type="float" office:value="0" calcext:value-type="float">
            <text:p>0</text:p>
          </table:table-cell>
          <table:table-cell table:style-name="ce143"/>
          <table:table-cell table:style-name="ce50" table:number-columns-repeated="5"/>
          <table:table-cell table:style-name="ce50" table:formula="of:=IF([.M47];MIN([.$E47]-[.$D48];[.$E48]-[.$D47]);0)" office:value-type="float" office:value="0" calcext:value-type="float">
            <text:p>0</text:p>
          </table:table-cell>
          <table:table-cell table:style-name="ce50" table:formula="of:=IF([.N47];MIN([.$E47]-[.$D49];[.$E49]-[.$D47]);0)" office:value-type="float" office:value="0" calcext:value-type="float">
            <text:p>0</text:p>
          </table:table-cell>
          <table:table-cell table:style-name="ce50" table:formula="of:=IF([.O47];MIN([.$E47]-[.$D50];[.$E50]-[.$D47]);0)" office:value-type="float" office:value="0" calcext:value-type="float">
            <text:p>0</text:p>
          </table:table-cell>
          <table:table-cell table:style-name="ce50" table:formula="of:=IF([.P47];MIN([.$E47]-[.$D51];[.$E51]-[.$D47]);0)" office:value-type="float" office:value="0" calcext:value-type="float">
            <text:p>0</text:p>
          </table:table-cell>
          <table:table-cell table:style-name="ce50" table:formula="of:=IF([.Q47];MIN([.$E47]-[.$D52];[.$E52]-[.$D47]);0)" office:value-type="float" office:value="0" calcext:value-type="float">
            <text:p>0</text:p>
          </table:table-cell>
          <table:table-cell table:style-name="ce50" table:formula="of:=IF([.R47];MIN([.$E47]-[.$D53];[.$E53]-[.$D47]);0)" office:value-type="float" office:value="0" calcext:value-type="float">
            <text:p>0</text:p>
          </table:table-cell>
          <table:table-cell table:style-name="ce50" table:formula="of:=IF([.S47];MIN([.$E47]-[.$D54];[.$E54]-[.$D47]);0)" office:value-type="float" office:value="0" calcext:value-type="float">
            <text:p>0</text:p>
          </table:table-cell>
          <table:table-cell table:style-name="ce50" table:formula="of:=IF([.T47];MIN([.$E47]-[.$D55];[.$E55]-[.$D47]);0)" office:value-type="float" office:value="0" calcext:value-type="float">
            <text:p>0</text:p>
          </table:table-cell>
          <table:table-cell table:style-name="ce50" table:formula="of:=IF([.U47];MIN([.$E47]-[.$D56];[.$E56]-[.$D47]);0)" office:value-type="float" office:value="0" calcext:value-type="float">
            <text:p>0</text:p>
          </table:table-cell>
          <table:table-cell table:style-name="ce50" table:formula="of:=IF([.V47];MIN([.$E47]-[.$D57];[.$E57]-[.$D47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0]" office:value-type="string" office:string-value="Project-A06" calcext:value-type="string">
            <text:p>Project-A06</text:p>
          </table:table-cell>
          <table:table-cell table:style-name="ce135" table:formula="of:=[$'Project_Release_Optimizer_(GA)'.X20]" office:value-type="date" office:date-value="2015-07-07T02:39:42.436801" calcext:value-type="date">
            <text:p>07-Jul-2015</text:p>
          </table:table-cell>
          <table:table-cell table:style-name="ce135" table:formula="of:=[$'Project_Release_Optimizer_(GA)'.Y20]" office:value-type="date" office:date-value="2015-07-25T03:58:55.372125" calcext:value-type="date">
            <text:p>25-Jul-2015</text:p>
          </table:table-cell>
          <table:table-cell table:style-name="ce134" table:formula="of:=[$'Project_Release_Optimizer_(GA)'.AI20]" office:value-type="string" office:string-value="v003" calcext:value-type="string">
            <text:p>v003</text:p>
          </table:table-cell>
          <table:table-cell/>
          <table:table-cell table:style-name="ce50" table:number-columns-repeated="6"/>
          <table:table-cell table:style-name="ce50" table:formula="of:=IF(AND([.$E48]&gt;[.$D49];[.$D48]&lt;[.$E49];[.$F48]&lt;&gt;[.$F49]);1;0)" office:value-type="float" office:value="0" calcext:value-type="float">
            <text:p>0</text:p>
          </table:table-cell>
          <table:table-cell table:style-name="ce50" table:formula="of:=IF(AND([.$E48]&gt;[.$D50];[.$D48]&lt;[.$E50];[.$F48]&lt;&gt;[.$F50]);1;0)" office:value-type="float" office:value="0" calcext:value-type="float">
            <text:p>0</text:p>
          </table:table-cell>
          <table:table-cell table:style-name="ce50" table:formula="of:=IF(AND([.$E48]&gt;[.$D51];[.$D48]&lt;[.$E51];[.$F48]&lt;&gt;[.$F51]);1;0)" office:value-type="float" office:value="0" calcext:value-type="float">
            <text:p>0</text:p>
          </table:table-cell>
          <table:table-cell table:style-name="ce50" table:formula="of:=IF(AND([.$E48]&gt;[.$D52];[.$D48]&lt;[.$E52];[.$F48]&lt;&gt;[.$F52]);1;0)" office:value-type="float" office:value="0" calcext:value-type="float">
            <text:p>0</text:p>
          </table:table-cell>
          <table:table-cell table:style-name="ce50" table:formula="of:=IF(AND([.$E48]&gt;[.$D53];[.$D48]&lt;[.$E53];[.$F48]&lt;&gt;[.$F53]);1;0)" office:value-type="float" office:value="0" calcext:value-type="float">
            <text:p>0</text:p>
          </table:table-cell>
          <table:table-cell table:style-name="ce50" table:formula="of:=IF(AND([.$E48]&gt;[.$D54];[.$D48]&lt;[.$E54];[.$F48]&lt;&gt;[.$F54]);1;0)" office:value-type="float" office:value="0" calcext:value-type="float">
            <text:p>0</text:p>
          </table:table-cell>
          <table:table-cell table:style-name="ce50" table:formula="of:=IF(AND([.$E48]&gt;[.$D55];[.$D48]&lt;[.$E55];[.$F48]&lt;&gt;[.$F55]);1;0)" office:value-type="float" office:value="0" calcext:value-type="float">
            <text:p>0</text:p>
          </table:table-cell>
          <table:table-cell table:style-name="ce50" table:formula="of:=IF(AND([.$E48]&gt;[.$D56];[.$D48]&lt;[.$E56];[.$F48]&lt;&gt;[.$F56]);1;0)" office:value-type="float" office:value="0" calcext:value-type="float">
            <text:p>0</text:p>
          </table:table-cell>
          <table:table-cell table:style-name="ce50" table:formula="of:=IF(AND([.$E48]&gt;[.$D57];[.$D48]&lt;[.$E57];[.$F48]&lt;&gt;[.$F57]);1;0)" office:value-type="float" office:value="0" calcext:value-type="float">
            <text:p>0</text:p>
          </table:table-cell>
          <table:table-cell table:style-name="ce143"/>
          <table:table-cell table:style-name="ce50" table:number-columns-repeated="6"/>
          <table:table-cell table:style-name="ce50" table:formula="of:=IF([.N48];MIN([.$E48]-[.$D49];[.$E49]-[.$D48]);0)" office:value-type="float" office:value="0" calcext:value-type="float">
            <text:p>0</text:p>
          </table:table-cell>
          <table:table-cell table:style-name="ce50" table:formula="of:=IF([.O48];MIN([.$E48]-[.$D50];[.$E50]-[.$D48]);0)" office:value-type="float" office:value="0" calcext:value-type="float">
            <text:p>0</text:p>
          </table:table-cell>
          <table:table-cell table:style-name="ce50" table:formula="of:=IF([.P48];MIN([.$E48]-[.$D51];[.$E51]-[.$D48]);0)" office:value-type="float" office:value="0" calcext:value-type="float">
            <text:p>0</text:p>
          </table:table-cell>
          <table:table-cell table:style-name="ce50" table:formula="of:=IF([.Q48];MIN([.$E48]-[.$D52];[.$E52]-[.$D48]);0)" office:value-type="float" office:value="0" calcext:value-type="float">
            <text:p>0</text:p>
          </table:table-cell>
          <table:table-cell table:style-name="ce50" table:formula="of:=IF([.R48];MIN([.$E48]-[.$D53];[.$E53]-[.$D48]);0)" office:value-type="float" office:value="0" calcext:value-type="float">
            <text:p>0</text:p>
          </table:table-cell>
          <table:table-cell table:style-name="ce50" table:formula="of:=IF([.S48];MIN([.$E48]-[.$D54];[.$E54]-[.$D48]);0)" office:value-type="float" office:value="0" calcext:value-type="float">
            <text:p>0</text:p>
          </table:table-cell>
          <table:table-cell table:style-name="ce50" table:formula="of:=IF([.T48];MIN([.$E48]-[.$D55];[.$E55]-[.$D48]);0)" office:value-type="float" office:value="0" calcext:value-type="float">
            <text:p>0</text:p>
          </table:table-cell>
          <table:table-cell table:style-name="ce50" table:formula="of:=IF([.U48];MIN([.$E48]-[.$D56];[.$E56]-[.$D48]);0)" office:value-type="float" office:value="0" calcext:value-type="float">
            <text:p>0</text:p>
          </table:table-cell>
          <table:table-cell table:style-name="ce50" table:formula="of:=IF([.V48];MIN([.$E48]-[.$D57];[.$E57]-[.$D48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1]" office:value-type="string" office:string-value="Project-A07" calcext:value-type="string">
            <text:p>Project-A07</text:p>
          </table:table-cell>
          <table:table-cell table:style-name="ce135" table:formula="of:=[$'Project_Release_Optimizer_(GA)'.X21]" office:value-type="date" office:date-value="2016-09-23T10:02:57.470527" calcext:value-type="date">
            <text:p>23-Sep-2016</text:p>
          </table:table-cell>
          <table:table-cell table:style-name="ce135" table:formula="of:=[$'Project_Release_Optimizer_(GA)'.Y21]" office:value-type="date" office:date-value="2016-11-07T09:43:58.681964" calcext:value-type="date">
            <text:p>07-Nov-2016</text:p>
          </table:table-cell>
          <table:table-cell table:style-name="ce134" table:formula="of:=[$'Project_Release_Optimizer_(GA)'.AI21]" office:value-type="string" office:string-value="v005" calcext:value-type="string">
            <text:p>v005</text:p>
          </table:table-cell>
          <table:table-cell/>
          <table:table-cell table:style-name="ce50" table:number-columns-repeated="7"/>
          <table:table-cell table:style-name="ce50" table:formula="of:=IF(AND([.$E49]&gt;[.$D50];[.$D49]&lt;[.$E50];[.$F49]&lt;&gt;[.$F50]);1;0)" office:value-type="float" office:value="0" calcext:value-type="float">
            <text:p>0</text:p>
          </table:table-cell>
          <table:table-cell table:style-name="ce50" table:formula="of:=IF(AND([.$E49]&gt;[.$D51];[.$D49]&lt;[.$E51];[.$F49]&lt;&gt;[.$F51]);1;0)" office:value-type="float" office:value="0" calcext:value-type="float">
            <text:p>0</text:p>
          </table:table-cell>
          <table:table-cell table:style-name="ce50" table:formula="of:=IF(AND([.$E49]&gt;[.$D52];[.$D49]&lt;[.$E52];[.$F49]&lt;&gt;[.$F52]);1;0)" office:value-type="float" office:value="0" calcext:value-type="float">
            <text:p>0</text:p>
          </table:table-cell>
          <table:table-cell table:style-name="ce50" table:formula="of:=IF(AND([.$E49]&gt;[.$D53];[.$D49]&lt;[.$E53];[.$F49]&lt;&gt;[.$F53]);1;0)" office:value-type="float" office:value="0" calcext:value-type="float">
            <text:p>0</text:p>
          </table:table-cell>
          <table:table-cell table:style-name="ce50" table:formula="of:=IF(AND([.$E49]&gt;[.$D54];[.$D49]&lt;[.$E54];[.$F49]&lt;&gt;[.$F54]);1;0)" office:value-type="float" office:value="0" calcext:value-type="float">
            <text:p>0</text:p>
          </table:table-cell>
          <table:table-cell table:style-name="ce50" table:formula="of:=IF(AND([.$E49]&gt;[.$D55];[.$D49]&lt;[.$E55];[.$F49]&lt;&gt;[.$F55]);1;0)" office:value-type="float" office:value="0" calcext:value-type="float">
            <text:p>0</text:p>
          </table:table-cell>
          <table:table-cell table:style-name="ce50" table:formula="of:=IF(AND([.$E49]&gt;[.$D56];[.$D49]&lt;[.$E56];[.$F49]&lt;&gt;[.$F56]);1;0)" office:value-type="float" office:value="0" calcext:value-type="float">
            <text:p>0</text:p>
          </table:table-cell>
          <table:table-cell table:style-name="ce50" table:formula="of:=IF(AND([.$E49]&gt;[.$D57];[.$D49]&lt;[.$E57];[.$F49]&lt;&gt;[.$F57]);1;0)" office:value-type="float" office:value="0" calcext:value-type="float">
            <text:p>0</text:p>
          </table:table-cell>
          <table:table-cell table:style-name="ce143"/>
          <table:table-cell table:style-name="ce50" table:number-columns-repeated="7"/>
          <table:table-cell table:style-name="ce50" table:formula="of:=IF([.O49];MIN([.$E49]-[.$D50];[.$E50]-[.$D49]);0)" office:value-type="float" office:value="0" calcext:value-type="float">
            <text:p>0</text:p>
          </table:table-cell>
          <table:table-cell table:style-name="ce50" table:formula="of:=IF([.P49];MIN([.$E49]-[.$D51];[.$E51]-[.$D49]);0)" office:value-type="float" office:value="0" calcext:value-type="float">
            <text:p>0</text:p>
          </table:table-cell>
          <table:table-cell table:style-name="ce50" table:formula="of:=IF([.Q49];MIN([.$E49]-[.$D52];[.$E52]-[.$D49]);0)" office:value-type="float" office:value="0" calcext:value-type="float">
            <text:p>0</text:p>
          </table:table-cell>
          <table:table-cell table:style-name="ce50" table:formula="of:=IF([.R49];MIN([.$E49]-[.$D53];[.$E53]-[.$D49]);0)" office:value-type="float" office:value="0" calcext:value-type="float">
            <text:p>0</text:p>
          </table:table-cell>
          <table:table-cell table:style-name="ce50" table:formula="of:=IF([.S49];MIN([.$E49]-[.$D54];[.$E54]-[.$D49]);0)" office:value-type="float" office:value="0" calcext:value-type="float">
            <text:p>0</text:p>
          </table:table-cell>
          <table:table-cell table:style-name="ce50" table:formula="of:=IF([.T49];MIN([.$E49]-[.$D55];[.$E55]-[.$D49]);0)" office:value-type="float" office:value="0" calcext:value-type="float">
            <text:p>0</text:p>
          </table:table-cell>
          <table:table-cell table:style-name="ce50" table:formula="of:=IF([.U49];MIN([.$E49]-[.$D56];[.$E56]-[.$D49]);0)" office:value-type="float" office:value="0" calcext:value-type="float">
            <text:p>0</text:p>
          </table:table-cell>
          <table:table-cell table:style-name="ce50" table:formula="of:=IF([.V49];MIN([.$E49]-[.$D57];[.$E57]-[.$D49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2]" office:value-type="string" office:string-value="Project-A08" calcext:value-type="string">
            <text:p>Project-A08</text:p>
          </table:table-cell>
          <table:table-cell table:style-name="ce135" table:formula="of:=[$'Project_Release_Optimizer_(GA)'.X22]" office:value-type="date" office:date-value="2014-02-10T07:46:26.669943" calcext:value-type="date">
            <text:p>10-Feb-2014</text:p>
          </table:table-cell>
          <table:table-cell table:style-name="ce135" table:formula="of:=[$'Project_Release_Optimizer_(GA)'.Y22]" office:value-type="date" office:date-value="2014-02-13T14:31:00.560991" calcext:value-type="date">
            <text:p>13-Feb-2014</text:p>
          </table:table-cell>
          <table:table-cell table:style-name="ce134" table:formula="of:=[$'Project_Release_Optimizer_(GA)'.AI22]" office:value-type="string" office:string-value="v006" calcext:value-type="string">
            <text:p>v006</text:p>
          </table:table-cell>
          <table:table-cell/>
          <table:table-cell table:style-name="ce50" table:number-columns-repeated="8"/>
          <table:table-cell table:style-name="ce50" table:formula="of:=IF(AND([.$E50]&gt;[.$D51];[.$D50]&lt;[.$E51];[.$F50]&lt;&gt;[.$F51]);1;0)" office:value-type="float" office:value="0" calcext:value-type="float">
            <text:p>0</text:p>
          </table:table-cell>
          <table:table-cell table:style-name="ce50" table:formula="of:=IF(AND([.$E50]&gt;[.$D52];[.$D50]&lt;[.$E52];[.$F50]&lt;&gt;[.$F52]);1;0)" office:value-type="float" office:value="0" calcext:value-type="float">
            <text:p>0</text:p>
          </table:table-cell>
          <table:table-cell table:style-name="ce50" table:formula="of:=IF(AND([.$E50]&gt;[.$D53];[.$D50]&lt;[.$E53];[.$F50]&lt;&gt;[.$F53]);1;0)" office:value-type="float" office:value="0" calcext:value-type="float">
            <text:p>0</text:p>
          </table:table-cell>
          <table:table-cell table:style-name="ce50" table:formula="of:=IF(AND([.$E50]&gt;[.$D54];[.$D50]&lt;[.$E54];[.$F50]&lt;&gt;[.$F54]);1;0)" office:value-type="float" office:value="0" calcext:value-type="float">
            <text:p>0</text:p>
          </table:table-cell>
          <table:table-cell table:style-name="ce50" table:formula="of:=IF(AND([.$E50]&gt;[.$D55];[.$D50]&lt;[.$E55];[.$F50]&lt;&gt;[.$F55]);1;0)" office:value-type="float" office:value="0" calcext:value-type="float">
            <text:p>0</text:p>
          </table:table-cell>
          <table:table-cell table:style-name="ce50" table:formula="of:=IF(AND([.$E50]&gt;[.$D56];[.$D50]&lt;[.$E56];[.$F50]&lt;&gt;[.$F56]);1;0)" office:value-type="float" office:value="0" calcext:value-type="float">
            <text:p>0</text:p>
          </table:table-cell>
          <table:table-cell table:style-name="ce50" table:formula="of:=IF(AND([.$E50]&gt;[.$D57];[.$D50]&lt;[.$E57];[.$F50]&lt;&gt;[.$F57]);1;0)" office:value-type="float" office:value="0" calcext:value-type="float">
            <text:p>0</text:p>
          </table:table-cell>
          <table:table-cell table:style-name="ce143"/>
          <table:table-cell table:style-name="ce50" table:number-columns-repeated="8"/>
          <table:table-cell table:style-name="ce50" table:formula="of:=IF([.P50];MIN([.$E50]-[.$D51];[.$E51]-[.$D50]);0)" office:value-type="float" office:value="0" calcext:value-type="float">
            <text:p>0</text:p>
          </table:table-cell>
          <table:table-cell table:style-name="ce50" table:formula="of:=IF([.Q50];MIN([.$E50]-[.$D52];[.$E52]-[.$D50]);0)" office:value-type="float" office:value="0" calcext:value-type="float">
            <text:p>0</text:p>
          </table:table-cell>
          <table:table-cell table:style-name="ce50" table:formula="of:=IF([.R50];MIN([.$E50]-[.$D53];[.$E53]-[.$D50]);0)" office:value-type="float" office:value="0" calcext:value-type="float">
            <text:p>0</text:p>
          </table:table-cell>
          <table:table-cell table:style-name="ce50" table:formula="of:=IF([.S50];MIN([.$E50]-[.$D54];[.$E54]-[.$D50]);0)" office:value-type="float" office:value="0" calcext:value-type="float">
            <text:p>0</text:p>
          </table:table-cell>
          <table:table-cell table:style-name="ce50" table:formula="of:=IF([.T50];MIN([.$E50]-[.$D55];[.$E55]-[.$D50]);0)" office:value-type="float" office:value="0" calcext:value-type="float">
            <text:p>0</text:p>
          </table:table-cell>
          <table:table-cell table:style-name="ce50" table:formula="of:=IF([.U50];MIN([.$E50]-[.$D56];[.$E56]-[.$D50]);0)" office:value-type="float" office:value="0" calcext:value-type="float">
            <text:p>0</text:p>
          </table:table-cell>
          <table:table-cell table:style-name="ce50" table:formula="of:=IF([.V50];MIN([.$E50]-[.$D57];[.$E57]-[.$D50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3]" office:value-type="string" office:string-value="Project-A09" calcext:value-type="string">
            <text:p>Project-A09</text:p>
          </table:table-cell>
          <table:table-cell table:style-name="ce135" table:formula="of:=[$'Project_Release_Optimizer_(GA)'.X23]" office:value-type="date" office:date-value="2014-08-21T15:55:56.095332" calcext:value-type="date">
            <text:p>21-Aug-2014</text:p>
          </table:table-cell>
          <table:table-cell table:style-name="ce135" table:formula="of:=[$'Project_Release_Optimizer_(GA)'.Y23]" office:value-type="date" office:date-value="2014-09-13T13:30:44.689092" calcext:value-type="date">
            <text:p>13-Sep-2014</text:p>
          </table:table-cell>
          <table:table-cell table:style-name="ce134" table:formula="of:=[$'Project_Release_Optimizer_(GA)'.AI23]" office:value-type="string" office:string-value="v003" calcext:value-type="string">
            <text:p>v003</text:p>
          </table:table-cell>
          <table:table-cell/>
          <table:table-cell table:style-name="ce50" table:number-columns-repeated="9"/>
          <table:table-cell table:style-name="ce50" table:formula="of:=IF(AND([.$E51]&gt;[.$D52];[.$D51]&lt;[.$E52];[.$F51]&lt;&gt;[.$F52]);1;0)" office:value-type="float" office:value="0" calcext:value-type="float">
            <text:p>0</text:p>
          </table:table-cell>
          <table:table-cell table:style-name="ce50" table:formula="of:=IF(AND([.$E51]&gt;[.$D53];[.$D51]&lt;[.$E53];[.$F51]&lt;&gt;[.$F53]);1;0)" office:value-type="float" office:value="0" calcext:value-type="float">
            <text:p>0</text:p>
          </table:table-cell>
          <table:table-cell table:style-name="ce50" table:formula="of:=IF(AND([.$E51]&gt;[.$D54];[.$D51]&lt;[.$E54];[.$F51]&lt;&gt;[.$F54]);1;0)" office:value-type="float" office:value="0" calcext:value-type="float">
            <text:p>0</text:p>
          </table:table-cell>
          <table:table-cell table:style-name="ce50" table:formula="of:=IF(AND([.$E51]&gt;[.$D55];[.$D51]&lt;[.$E55];[.$F51]&lt;&gt;[.$F55]);1;0)" office:value-type="float" office:value="0" calcext:value-type="float">
            <text:p>0</text:p>
          </table:table-cell>
          <table:table-cell table:style-name="ce50" table:formula="of:=IF(AND([.$E51]&gt;[.$D56];[.$D51]&lt;[.$E56];[.$F51]&lt;&gt;[.$F56]);1;0)" office:value-type="float" office:value="0" calcext:value-type="float">
            <text:p>0</text:p>
          </table:table-cell>
          <table:table-cell table:style-name="ce50" table:formula="of:=IF(AND([.$E51]&gt;[.$D57];[.$D51]&lt;[.$E57];[.$F51]&lt;&gt;[.$F57]);1;0)" office:value-type="float" office:value="0" calcext:value-type="float">
            <text:p>0</text:p>
          </table:table-cell>
          <table:table-cell table:style-name="ce143"/>
          <table:table-cell table:style-name="ce50" table:number-columns-repeated="9"/>
          <table:table-cell table:style-name="ce50" table:formula="of:=IF([.Q51];MIN([.$E51]-[.$D52];[.$E52]-[.$D51]);0)" office:value-type="float" office:value="0" calcext:value-type="float">
            <text:p>0</text:p>
          </table:table-cell>
          <table:table-cell table:style-name="ce50" table:formula="of:=IF([.R51];MIN([.$E51]-[.$D53];[.$E53]-[.$D51]);0)" office:value-type="float" office:value="0" calcext:value-type="float">
            <text:p>0</text:p>
          </table:table-cell>
          <table:table-cell table:style-name="ce50" table:formula="of:=IF([.S51];MIN([.$E51]-[.$D54];[.$E54]-[.$D51]);0)" office:value-type="float" office:value="0" calcext:value-type="float">
            <text:p>0</text:p>
          </table:table-cell>
          <table:table-cell table:style-name="ce50" table:formula="of:=IF([.T51];MIN([.$E51]-[.$D55];[.$E55]-[.$D51]);0)" office:value-type="float" office:value="0" calcext:value-type="float">
            <text:p>0</text:p>
          </table:table-cell>
          <table:table-cell table:style-name="ce50" table:formula="of:=IF([.U51];MIN([.$E51]-[.$D56];[.$E56]-[.$D51]);0)" office:value-type="float" office:value="0" calcext:value-type="float">
            <text:p>0</text:p>
          </table:table-cell>
          <table:table-cell table:style-name="ce50" table:formula="of:=IF([.V51];MIN([.$E51]-[.$D57];[.$E57]-[.$D51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4]" office:value-type="string" office:string-value="Project-A10" calcext:value-type="string">
            <text:p>Project-A10</text:p>
          </table:table-cell>
          <table:table-cell table:style-name="ce135" table:formula="of:=[$'Project_Release_Optimizer_(GA)'.X24]" office:value-type="date" office:date-value="2014-06-09T04:12:56.663041" calcext:value-type="date">
            <text:p>09-Jun-2014</text:p>
          </table:table-cell>
          <table:table-cell table:style-name="ce135" table:formula="of:=[$'Project_Release_Optimizer_(GA)'.Y24]" office:value-type="date" office:date-value="2014-06-26T14:19:09.473771" calcext:value-type="date">
            <text:p>26-Jun-2014</text:p>
          </table:table-cell>
          <table:table-cell table:style-name="ce134" table:formula="of:=[$'Project_Release_Optimizer_(GA)'.AI24]" office:value-type="string" office:string-value="v001" calcext:value-type="string">
            <text:p>v001</text:p>
          </table:table-cell>
          <table:table-cell/>
          <table:table-cell table:style-name="ce50" table:number-columns-repeated="10"/>
          <table:table-cell table:style-name="ce50" table:formula="of:=IF(AND([.$E52]&gt;[.$D53];[.$D52]&lt;[.$E53];[.$F52]&lt;&gt;[.$F53]);1;0)" office:value-type="float" office:value="0" calcext:value-type="float">
            <text:p>0</text:p>
          </table:table-cell>
          <table:table-cell table:style-name="ce50" table:formula="of:=IF(AND([.$E52]&gt;[.$D54];[.$D52]&lt;[.$E54];[.$F52]&lt;&gt;[.$F54]);1;0)" office:value-type="float" office:value="0" calcext:value-type="float">
            <text:p>0</text:p>
          </table:table-cell>
          <table:table-cell table:style-name="ce50" table:formula="of:=IF(AND([.$E52]&gt;[.$D55];[.$D52]&lt;[.$E55];[.$F52]&lt;&gt;[.$F55]);1;0)" office:value-type="float" office:value="0" calcext:value-type="float">
            <text:p>0</text:p>
          </table:table-cell>
          <table:table-cell table:style-name="ce50" table:formula="of:=IF(AND([.$E52]&gt;[.$D56];[.$D52]&lt;[.$E56];[.$F52]&lt;&gt;[.$F56]);1;0)" office:value-type="float" office:value="0" calcext:value-type="float">
            <text:p>0</text:p>
          </table:table-cell>
          <table:table-cell table:style-name="ce50" table:formula="of:=IF(AND([.$E52]&gt;[.$D57];[.$D52]&lt;[.$E57];[.$F52]&lt;&gt;[.$F57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0"/>
          <table:table-cell table:style-name="ce50" table:formula="of:=IF([.R52];MIN([.$E52]-[.$D53];[.$E53]-[.$D52]);0)" office:value-type="float" office:value="0" calcext:value-type="float">
            <text:p>0</text:p>
          </table:table-cell>
          <table:table-cell table:style-name="ce50" table:formula="of:=IF([.S52];MIN([.$E52]-[.$D54];[.$E54]-[.$D52]);0)" office:value-type="float" office:value="0" calcext:value-type="float">
            <text:p>0</text:p>
          </table:table-cell>
          <table:table-cell table:style-name="ce50" table:formula="of:=IF([.T52];MIN([.$E52]-[.$D55];[.$E55]-[.$D52]);0)" office:value-type="float" office:value="0" calcext:value-type="float">
            <text:p>0</text:p>
          </table:table-cell>
          <table:table-cell table:style-name="ce50" table:formula="of:=IF([.U52];MIN([.$E52]-[.$D56];[.$E56]-[.$D52]);0)" office:value-type="float" office:value="0" calcext:value-type="float">
            <text:p>0</text:p>
          </table:table-cell>
          <table:table-cell table:style-name="ce50" table:formula="of:=IF([.V52];MIN([.$E52]-[.$D57];[.$E57]-[.$D52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5]" office:value-type="string" office:string-value="Project-A11" calcext:value-type="string">
            <text:p>Project-A11</text:p>
          </table:table-cell>
          <table:table-cell table:style-name="ce135" table:formula="of:=[$'Project_Release_Optimizer_(GA)'.X25]" office:value-type="date" office:date-value="2015-08-03T20:14:52.679448" calcext:value-type="date">
            <text:p>03-Aug-2015</text:p>
          </table:table-cell>
          <table:table-cell table:style-name="ce135" table:formula="of:=[$'Project_Release_Optimizer_(GA)'.Y25]" office:value-type="date" office:date-value="2015-08-16T10:45:20.841972" calcext:value-type="date">
            <text:p>16-Aug-2015</text:p>
          </table:table-cell>
          <table:table-cell table:style-name="ce134" table:formula="of:=[$'Project_Release_Optimizer_(GA)'.AI25]" office:value-type="string" office:string-value="v002" calcext:value-type="string">
            <text:p>v002</text:p>
          </table:table-cell>
          <table:table-cell/>
          <table:table-cell table:style-name="ce50" table:number-columns-repeated="11"/>
          <table:table-cell table:style-name="ce50" table:formula="of:=IF(AND([.$E53]&gt;[.$D54];[.$D53]&lt;[.$E54];[.$F53]&lt;&gt;[.$F54]);1;0)" office:value-type="float" office:value="0" calcext:value-type="float">
            <text:p>0</text:p>
          </table:table-cell>
          <table:table-cell table:style-name="ce50" table:formula="of:=IF(AND([.$E53]&gt;[.$D55];[.$D53]&lt;[.$E55];[.$F53]&lt;&gt;[.$F55]);1;0)" office:value-type="float" office:value="0" calcext:value-type="float">
            <text:p>0</text:p>
          </table:table-cell>
          <table:table-cell table:style-name="ce50" table:formula="of:=IF(AND([.$E53]&gt;[.$D56];[.$D53]&lt;[.$E56];[.$F53]&lt;&gt;[.$F56]);1;0)" office:value-type="float" office:value="0" calcext:value-type="float">
            <text:p>0</text:p>
          </table:table-cell>
          <table:table-cell table:style-name="ce50" table:formula="of:=IF(AND([.$E53]&gt;[.$D57];[.$D53]&lt;[.$E57];[.$F53]&lt;&gt;[.$F57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1"/>
          <table:table-cell table:style-name="ce50" table:formula="of:=IF([.S53];MIN([.$E53]-[.$D54];[.$E54]-[.$D53]);0)" office:value-type="float" office:value="0" calcext:value-type="float">
            <text:p>0</text:p>
          </table:table-cell>
          <table:table-cell table:style-name="ce50" table:formula="of:=IF([.T53];MIN([.$E53]-[.$D55];[.$E55]-[.$D53]);0)" office:value-type="float" office:value="0" calcext:value-type="float">
            <text:p>0</text:p>
          </table:table-cell>
          <table:table-cell table:style-name="ce50" table:formula="of:=IF([.U53];MIN([.$E53]-[.$D56];[.$E56]-[.$D53]);0)" office:value-type="float" office:value="0" calcext:value-type="float">
            <text:p>0</text:p>
          </table:table-cell>
          <table:table-cell table:style-name="ce50" table:formula="of:=IF([.V53];MIN([.$E53]-[.$D57];[.$E57]-[.$D53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6]" office:value-type="string" office:string-value="Project-A12" calcext:value-type="string">
            <text:p>Project-A12</text:p>
          </table:table-cell>
          <table:table-cell table:style-name="ce135" table:formula="of:=[$'Project_Release_Optimizer_(GA)'.X26]" office:value-type="date" office:date-value="2016-03-04T17:21:30.33326" calcext:value-type="date">
            <text:p>04-Mar-2016</text:p>
          </table:table-cell>
          <table:table-cell table:style-name="ce135" table:formula="of:=[$'Project_Release_Optimizer_(GA)'.Y26]" office:value-type="date" office:date-value="2016-04-07T22:28:42.346589" calcext:value-type="date">
            <text:p>07-Apr-2016</text:p>
          </table:table-cell>
          <table:table-cell table:style-name="ce134" table:formula="of:=[$'Project_Release_Optimizer_(GA)'.AI26]" office:value-type="string" office:string-value="v004" calcext:value-type="string">
            <text:p>v004</text:p>
          </table:table-cell>
          <table:table-cell/>
          <table:table-cell table:style-name="ce50" table:number-columns-repeated="12"/>
          <table:table-cell table:style-name="ce50" table:formula="of:=IF(AND([.$E54]&gt;[.$D55];[.$D54]&lt;[.$E55];[.$F54]&lt;&gt;[.$F55]);1;0)" office:value-type="float" office:value="0" calcext:value-type="float">
            <text:p>0</text:p>
          </table:table-cell>
          <table:table-cell table:style-name="ce50" table:formula="of:=IF(AND([.$E54]&gt;[.$D56];[.$D54]&lt;[.$E56];[.$F54]&lt;&gt;[.$F56]);1;0)" office:value-type="float" office:value="0" calcext:value-type="float">
            <text:p>0</text:p>
          </table:table-cell>
          <table:table-cell table:style-name="ce50" table:formula="of:=IF(AND([.$E54]&gt;[.$D57];[.$D54]&lt;[.$E57];[.$F54]&lt;&gt;[.$F57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2"/>
          <table:table-cell table:style-name="ce50" table:formula="of:=IF([.T54];MIN([.$E54]-[.$D55];[.$E55]-[.$D54]);0)" office:value-type="float" office:value="0" calcext:value-type="float">
            <text:p>0</text:p>
          </table:table-cell>
          <table:table-cell table:style-name="ce50" table:formula="of:=IF([.U54];MIN([.$E54]-[.$D56];[.$E56]-[.$D54]);0)" office:value-type="float" office:value="0" calcext:value-type="float">
            <text:p>0</text:p>
          </table:table-cell>
          <table:table-cell table:style-name="ce50" table:formula="of:=IF([.V54];MIN([.$E54]-[.$D57];[.$E57]-[.$D54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7]" office:value-type="string" office:string-value="Project-A13" calcext:value-type="string">
            <text:p>Project-A13</text:p>
          </table:table-cell>
          <table:table-cell table:style-name="ce135" table:formula="of:=[$'Project_Release_Optimizer_(GA)'.X27]" office:value-type="date" office:date-value="2014-10-30T21:08:09.005741" calcext:value-type="date">
            <text:p>30-Oct-2014</text:p>
          </table:table-cell>
          <table:table-cell table:style-name="ce135" table:formula="of:=[$'Project_Release_Optimizer_(GA)'.Y27]" office:value-type="date" office:date-value="2014-12-07T07:41:54.249915" calcext:value-type="date">
            <text:p>07-Dec-2014</text:p>
          </table:table-cell>
          <table:table-cell table:style-name="ce134" table:formula="of:=[$'Project_Release_Optimizer_(GA)'.AI27]" office:value-type="string" office:string-value="v007" calcext:value-type="string">
            <text:p>v007</text:p>
          </table:table-cell>
          <table:table-cell/>
          <table:table-cell table:style-name="ce50" table:number-columns-repeated="13"/>
          <table:table-cell table:style-name="ce50" table:formula="of:=IF(AND([.$E55]&gt;[.$D56];[.$D55]&lt;[.$E56];[.$F55]&lt;&gt;[.$F56]);1;0)" office:value-type="float" office:value="0" calcext:value-type="float">
            <text:p>0</text:p>
          </table:table-cell>
          <table:table-cell table:style-name="ce50" table:formula="of:=IF(AND([.$E55]&gt;[.$D57];[.$D55]&lt;[.$E57];[.$F55]&lt;&gt;[.$F57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3"/>
          <table:table-cell table:style-name="ce50" table:formula="of:=IF([.U55];MIN([.$E55]-[.$D56];[.$E56]-[.$D55]);0)" office:value-type="float" office:value="0" calcext:value-type="float">
            <text:p>0</text:p>
          </table:table-cell>
          <table:table-cell table:style-name="ce50" table:formula="of:=IF([.V55];MIN([.$E55]-[.$D57];[.$E57]-[.$D55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8]" office:value-type="string" office:string-value="Project-A14" calcext:value-type="string">
            <text:p>Project-A14</text:p>
          </table:table-cell>
          <table:table-cell table:style-name="ce135" table:formula="of:=[$'Project_Release_Optimizer_(GA)'.X28]" office:value-type="date" office:date-value="2015-02-19T22:48:16.970053" calcext:value-type="date">
            <text:p>19-Feb-2015</text:p>
          </table:table-cell>
          <table:table-cell table:style-name="ce135" table:formula="of:=[$'Project_Release_Optimizer_(GA)'.Y28]" office:value-type="date" office:date-value="2015-03-14T11:32:28.888859" calcext:value-type="date">
            <text:p>14-Mar-2015</text:p>
          </table:table-cell>
          <table:table-cell table:style-name="ce134" table:formula="of:=[$'Project_Release_Optimizer_(GA)'.AI28]" office:value-type="string" office:string-value="v006" calcext:value-type="string">
            <text:p>v006</text:p>
          </table:table-cell>
          <table:table-cell/>
          <table:table-cell table:style-name="ce50" table:number-columns-repeated="14"/>
          <table:table-cell table:style-name="ce50" table:formula="of:=IF(AND([.$E56]&gt;[.$D57];[.$D56]&lt;[.$E57];[.$F56]&lt;&gt;[.$F57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4"/>
          <table:table-cell table:style-name="ce50" table:formula="of:=IF([.V56];MIN([.$E56]-[.$D57];[.$E57]-[.$D56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9]" office:value-type="string" office:string-value="Project-A15" calcext:value-type="string">
            <text:p>Project-A15</text:p>
          </table:table-cell>
          <table:table-cell table:style-name="ce135" table:formula="of:=[$'Project_Release_Optimizer_(GA)'.X29]" office:value-type="date" office:date-value="2016-05-05T15:40:52.330748" calcext:value-type="date">
            <text:p>05-May-2016</text:p>
          </table:table-cell>
          <table:table-cell table:style-name="ce135" table:formula="of:=[$'Project_Release_Optimizer_(GA)'.Y29]" office:value-type="date" office:date-value="2016-06-30T19:43:32.230533" calcext:value-type="date">
            <text:p>30-Jun-2016</text:p>
          </table:table-cell>
          <table:table-cell table:style-name="ce134" table:formula="of:=[$'Project_Release_Optimizer_(GA)'.AI29]" office:value-type="string" office:string-value="v008" calcext:value-type="string">
            <text:p>v008</text:p>
          </table:table-cell>
          <table:table-cell/>
          <table:table-cell table:style-name="ce50" table:number-columns-repeated="15"/>
          <table:table-cell table:style-name="ce143"/>
          <table:table-cell table:style-name="ce50" table:number-columns-repeated="15"/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30"/>
          <table:table-cell table:style-name="ce132" table:number-columns-repeated="36"/>
          <table:table-cell table:style-name="ce147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/>
          <table:table-cell table:style-name="ce4" table:number-columns-repeated="2"/>
          <table:table-cell table:number-columns-repeated="43"/>
          <table:table-cell table:style-name="ce23"/>
          <table:table-cell table:number-columns-repeated="977"/>
        </table:table-row>
        <table:table-row table:style-name="ro2">
          <table:table-cell/>
          <table:table-cell table:style-name="ce125"/>
          <table:table-cell table:style-name="ce133"/>
          <table:table-cell table:style-name="ce131" table:number-columns-repeated="2"/>
          <table:table-cell table:style-name="ce139"/>
          <table:table-cell table:style-name="ce131" table:number-columns-repeated="32"/>
          <table:table-cell table:style-name="ce144"/>
          <table:table-cell table:number-columns-repeated="7"/>
          <table:table-cell table:style-name="ce23"/>
          <table:table-cell table:number-columns-repeated="977"/>
        </table:table-row>
        <table:table-row table:style-name="ro2">
          <table:table-cell/>
          <table:table-cell table:style-name="ce126"/>
          <table:table-cell table:style-name="ce15" office:value-type="string" calcext:value-type="string" table:number-columns-spanned="1" table:number-rows-spanned="2">
            <text:p>NFT - Violation</text:p>
          </table:table-cell>
          <table:table-cell table:style-name="ce22" office:value-type="string" calcext:value-type="string">
            <text:p>Count:</text:p>
          </table:table-cell>
          <table:table-cell table:style-name="ce136" table:formula="of:=SUM([.H65:.V79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mpare Roll Project against Column Project, to check violation.</text:p>
          </table:table-cell>
          <table:table-cell table:number-columns-repeated="30"/>
          <table:table-cell table:style-name="ce145"/>
          <table:table-cell table:number-columns-repeated="7"/>
          <table:table-cell table:style-name="ce23"/>
          <table:table-cell table:number-columns-repeated="977"/>
        </table:table-row>
        <table:table-row table:style-name="ro2">
          <table:table-cell table:style-name="ce124"/>
          <table:table-cell table:style-name="ce127"/>
          <table:covered-table-cell/>
          <table:table-cell table:style-name="ce22" office:value-type="string" calcext:value-type="string">
            <text:p>Days:</text:p>
          </table:table-cell>
          <table:table-cell table:style-name="ce138" table:formula="of:=SUM([.X65:.AL79])" office:value-type="float" office:value="0" calcext:value-type="float">
            <text:p>0.00</text:p>
          </table:table-cell>
          <table:table-cell table:style-name="ce124" table:number-columns-repeated="33"/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/>
          <table:table-cell table:style-name="ce129"/>
          <table:table-cell table:number-columns-repeated="5"/>
          <table:table-cell table:style-name="ce22" office:value-type="string" calcext:value-type="string" table:number-columns-spanned="15" table:number-rows-spanned="1">
            <text:p>Count</text:p>
          </table:table-cell>
          <table:covered-table-cell table:number-columns-repeated="14"/>
          <table:table-cell/>
          <table:table-cell table:style-name="ce22" office:value-type="string" calcext:value-type="string" table:number-columns-spanned="15" table:number-rows-spanned="1">
            <text:p>Days (Overlap) simplified rough formula</text:p>
          </table:table-cell>
          <table:covered-table-cell table:number-columns-repeated="14"/>
          <table:table-cell table:style-name="ce145"/>
          <table:table-cell table:number-columns-repeated="7"/>
          <table:table-cell table:style-name="ce23"/>
          <table:table-cell table:number-columns-repeated="977"/>
        </table:table-row>
        <table:table-row table:style-name="ro10">
          <table:table-cell table:style-name="ce124"/>
          <table:table-cell table:style-name="ce127"/>
          <table:table-cell table:style-name="ce49" table:formula="of:=[$'Project_Release_Optimizer_(GA)'.B14]" office:value-type="string" office:string-value="Project Name" calcext:value-type="string">
            <text:p>Project Name</text:p>
          </table:table-cell>
          <table:table-cell table:style-name="ce49" table:formula="of:=[$'Project_Release_Optimizer_(GA)'.AB14]" office:value-type="string" office:string-value="Start Date" calcext:value-type="string">
            <text:p>Start Date</text:p>
          </table:table-cell>
          <table:table-cell table:style-name="ce49" table:formula="of:=[$'Project_Release_Optimizer_(GA)'.AC14]" office:value-type="string" office:string-value="End Date" calcext:value-type="string">
            <text:p>End Date</text:p>
          </table:table-cell>
          <table:table-cell table:style-name="ce141" table:formula="of:=[$'Project_Release_Optimizer_(GA)'.AI14]" office:value-type="string" office:string-value="Code Base Version" calcext:value-type="string">
            <text:p>Code Base Version</text:p>
          </table:table-cell>
          <table:table-cell/>
          <table:table-cell table:style-name="ce142" office:value-type="string" calcext:value-type="string">
            <text:p>P-A01</text:p>
          </table:table-cell>
          <table:table-cell table:style-name="ce142" office:value-type="string" calcext:value-type="string">
            <text:p>P-A02</text:p>
          </table:table-cell>
          <table:table-cell table:style-name="ce142" office:value-type="string" calcext:value-type="string">
            <text:p>P-A03</text:p>
          </table:table-cell>
          <table:table-cell table:style-name="ce142" office:value-type="string" calcext:value-type="string">
            <text:p>P-A04</text:p>
          </table:table-cell>
          <table:table-cell table:style-name="ce142" office:value-type="string" calcext:value-type="string">
            <text:p>P-A05</text:p>
          </table:table-cell>
          <table:table-cell table:style-name="ce142" office:value-type="string" calcext:value-type="string">
            <text:p>P-A06</text:p>
          </table:table-cell>
          <table:table-cell table:style-name="ce142" office:value-type="string" calcext:value-type="string">
            <text:p>P-A07</text:p>
          </table:table-cell>
          <table:table-cell table:style-name="ce142" office:value-type="string" calcext:value-type="string">
            <text:p>P-A08</text:p>
          </table:table-cell>
          <table:table-cell table:style-name="ce142" office:value-type="string" calcext:value-type="string">
            <text:p>P-A09</text:p>
          </table:table-cell>
          <table:table-cell table:style-name="ce142" office:value-type="string" calcext:value-type="string">
            <text:p>P-A10</text:p>
          </table:table-cell>
          <table:table-cell table:style-name="ce142" office:value-type="string" calcext:value-type="string">
            <text:p>P-A11</text:p>
          </table:table-cell>
          <table:table-cell table:style-name="ce142" office:value-type="string" calcext:value-type="string">
            <text:p>P-A12</text:p>
          </table:table-cell>
          <table:table-cell table:style-name="ce142" office:value-type="string" calcext:value-type="string">
            <text:p>P-A13</text:p>
          </table:table-cell>
          <table:table-cell table:style-name="ce142" office:value-type="string" calcext:value-type="string">
            <text:p>P-A14</text:p>
          </table:table-cell>
          <table:table-cell table:style-name="ce142" office:value-type="string" calcext:value-type="string">
            <text:p>P-A15</text:p>
          </table:table-cell>
          <table:table-cell table:style-name="ce124"/>
          <table:table-cell table:style-name="ce142" office:value-type="string" calcext:value-type="string">
            <text:p>P-A01</text:p>
          </table:table-cell>
          <table:table-cell table:style-name="ce142" office:value-type="string" calcext:value-type="string">
            <text:p>P-A02</text:p>
          </table:table-cell>
          <table:table-cell table:style-name="ce142" office:value-type="string" calcext:value-type="string">
            <text:p>P-A03</text:p>
          </table:table-cell>
          <table:table-cell table:style-name="ce142" office:value-type="string" calcext:value-type="string">
            <text:p>P-A04</text:p>
          </table:table-cell>
          <table:table-cell table:style-name="ce142" office:value-type="string" calcext:value-type="string">
            <text:p>P-A05</text:p>
          </table:table-cell>
          <table:table-cell table:style-name="ce142" office:value-type="string" calcext:value-type="string">
            <text:p>P-A06</text:p>
          </table:table-cell>
          <table:table-cell table:style-name="ce142" office:value-type="string" calcext:value-type="string">
            <text:p>P-A07</text:p>
          </table:table-cell>
          <table:table-cell table:style-name="ce142" office:value-type="string" calcext:value-type="string">
            <text:p>P-A08</text:p>
          </table:table-cell>
          <table:table-cell table:style-name="ce142" office:value-type="string" calcext:value-type="string">
            <text:p>P-A09</text:p>
          </table:table-cell>
          <table:table-cell table:style-name="ce142" office:value-type="string" calcext:value-type="string">
            <text:p>P-A10</text:p>
          </table:table-cell>
          <table:table-cell table:style-name="ce142" office:value-type="string" calcext:value-type="string">
            <text:p>P-A11</text:p>
          </table:table-cell>
          <table:table-cell table:style-name="ce142" office:value-type="string" calcext:value-type="string">
            <text:p>P-A12</text:p>
          </table:table-cell>
          <table:table-cell table:style-name="ce142" office:value-type="string" calcext:value-type="string">
            <text:p>P-A13</text:p>
          </table:table-cell>
          <table:table-cell table:style-name="ce142" office:value-type="string" calcext:value-type="string">
            <text:p>P-A14</text:p>
          </table:table-cell>
          <table:table-cell table:style-name="ce142" office:value-type="string" calcext:value-type="string">
            <text:p>P-A15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15]" office:value-type="string" office:string-value="Project-A01" calcext:value-type="string">
            <text:p>Project-A01</text:p>
          </table:table-cell>
          <table:table-cell table:style-name="ce135" table:formula="of:=[$'Project_Release_Optimizer_(GA)'.AB15]" office:value-type="date" office:date-value="2014-06-22T08:30:03.48632" calcext:value-type="date">
            <text:p>22-Jun-2014</text:p>
          </table:table-cell>
          <table:table-cell table:style-name="ce135" table:formula="of:=[$'Project_Release_Optimizer_(GA)'.AC15]" office:value-type="date" office:date-value="2014-07-05T23:58:19.001454" calcext:value-type="date">
            <text:p>05-Jul-2014</text:p>
          </table:table-cell>
          <table:table-cell table:style-name="ce134" table:formula="of:=[$'Project_Release_Optimizer_(GA)'.AI15]" office:value-type="string" office:string-value="v001" calcext:value-type="string">
            <text:p>v001</text:p>
          </table:table-cell>
          <table:table-cell/>
          <table:table-cell table:style-name="ce50"/>
          <table:table-cell table:style-name="ce50" table:formula="of:=IF(AND([.$E65]&gt;[.$D66];[.$D65]&lt;[.$E66];[.$F65]&lt;&gt;[.$F66]);1;0)" office:value-type="float" office:value="0" calcext:value-type="float">
            <text:p>0</text:p>
          </table:table-cell>
          <table:table-cell table:style-name="ce50" table:formula="of:=IF(AND([.$E65]&gt;[.$D67];[.$D65]&lt;[.$E67];[.$F65]&lt;&gt;[.$F67]);1;0)" office:value-type="float" office:value="0" calcext:value-type="float">
            <text:p>0</text:p>
          </table:table-cell>
          <table:table-cell table:style-name="ce50" table:formula="of:=IF(AND([.$E65]&gt;[.$D68];[.$D65]&lt;[.$E68];[.$F65]&lt;&gt;[.$F68]);1;0)" office:value-type="float" office:value="0" calcext:value-type="float">
            <text:p>0</text:p>
          </table:table-cell>
          <table:table-cell table:style-name="ce50" table:formula="of:=IF(AND([.$E65]&gt;[.$D69];[.$D65]&lt;[.$E69];[.$F65]&lt;&gt;[.$F69]);1;0)" office:value-type="float" office:value="0" calcext:value-type="float">
            <text:p>0</text:p>
          </table:table-cell>
          <table:table-cell table:style-name="ce50" table:formula="of:=IF(AND([.$E65]&gt;[.$D70];[.$D65]&lt;[.$E70];[.$F65]&lt;&gt;[.$F70]);1;0)" office:value-type="float" office:value="0" calcext:value-type="float">
            <text:p>0</text:p>
          </table:table-cell>
          <table:table-cell table:style-name="ce50" table:formula="of:=IF(AND([.$E65]&gt;[.$D71];[.$D65]&lt;[.$E71];[.$F65]&lt;&gt;[.$F71]);1;0)" office:value-type="float" office:value="0" calcext:value-type="float">
            <text:p>0</text:p>
          </table:table-cell>
          <table:table-cell table:style-name="ce50" table:formula="of:=IF(AND([.$E65]&gt;[.$D72];[.$D65]&lt;[.$E72];[.$F65]&lt;&gt;[.$F72]);1;0)" office:value-type="float" office:value="0" calcext:value-type="float">
            <text:p>0</text:p>
          </table:table-cell>
          <table:table-cell table:style-name="ce50" table:formula="of:=IF(AND([.$E65]&gt;[.$D73];[.$D65]&lt;[.$E73];[.$F65]&lt;&gt;[.$F73]);1;0)" office:value-type="float" office:value="0" calcext:value-type="float">
            <text:p>0</text:p>
          </table:table-cell>
          <table:table-cell table:style-name="ce50" table:formula="of:=IF(AND([.$E65]&gt;[.$D74];[.$D65]&lt;[.$E74];[.$F65]&lt;&gt;[.$F74]);1;0)" office:value-type="float" office:value="0" calcext:value-type="float">
            <text:p>0</text:p>
          </table:table-cell>
          <table:table-cell table:style-name="ce50" table:formula="of:=IF(AND([.$E65]&gt;[.$D75];[.$D65]&lt;[.$E75];[.$F65]&lt;&gt;[.$F75]);1;0)" office:value-type="float" office:value="0" calcext:value-type="float">
            <text:p>0</text:p>
          </table:table-cell>
          <table:table-cell table:style-name="ce50" table:formula="of:=IF(AND([.$E65]&gt;[.$D76];[.$D65]&lt;[.$E76];[.$F65]&lt;&gt;[.$F76]);1;0)" office:value-type="float" office:value="0" calcext:value-type="float">
            <text:p>0</text:p>
          </table:table-cell>
          <table:table-cell table:style-name="ce50" table:formula="of:=IF(AND([.$E65]&gt;[.$D77];[.$D65]&lt;[.$E77];[.$F65]&lt;&gt;[.$F77]);1;0)" office:value-type="float" office:value="0" calcext:value-type="float">
            <text:p>0</text:p>
          </table:table-cell>
          <table:table-cell table:style-name="ce50" table:formula="of:=IF(AND([.$E65]&gt;[.$D78];[.$D65]&lt;[.$E78];[.$F65]&lt;&gt;[.$F78]);1;0)" office:value-type="float" office:value="0" calcext:value-type="float">
            <text:p>0</text:p>
          </table:table-cell>
          <table:table-cell table:style-name="ce50" table:formula="of:=IF(AND([.$E65]&gt;[.$D79];[.$D65]&lt;[.$E79];[.$F65]&lt;&gt;[.$F79]);1;0)" office:value-type="float" office:value="0" calcext:value-type="float">
            <text:p>0</text:p>
          </table:table-cell>
          <table:table-cell table:style-name="ce143"/>
          <table:table-cell table:style-name="ce50"/>
          <table:table-cell table:style-name="ce50" table:formula="of:=IF([.I65];MIN([.$E65]-[.$D66];[.$E66]-[.$D65]);0)" office:value-type="float" office:value="0" calcext:value-type="float">
            <text:p>0</text:p>
          </table:table-cell>
          <table:table-cell table:style-name="ce50" table:formula="of:=IF([.J65];MIN([.$E65]-[.$D67];[.$E67]-[.$D65]);0)" office:value-type="float" office:value="0" calcext:value-type="float">
            <text:p>0</text:p>
          </table:table-cell>
          <table:table-cell table:style-name="ce50" table:formula="of:=IF([.K65];MIN([.$E65]-[.$D68];[.$E68]-[.$D65]);0)" office:value-type="float" office:value="0" calcext:value-type="float">
            <text:p>0</text:p>
          </table:table-cell>
          <table:table-cell table:style-name="ce50" table:formula="of:=IF([.L65];MIN([.$E65]-[.$D69];[.$E69]-[.$D65]);0)" office:value-type="float" office:value="0" calcext:value-type="float">
            <text:p>0</text:p>
          </table:table-cell>
          <table:table-cell table:style-name="ce50" table:formula="of:=IF([.M65];MIN([.$E65]-[.$D70];[.$E70]-[.$D65]);0)" office:value-type="float" office:value="0" calcext:value-type="float">
            <text:p>0</text:p>
          </table:table-cell>
          <table:table-cell table:style-name="ce50" table:formula="of:=IF([.N65];MIN([.$E65]-[.$D71];[.$E71]-[.$D65]);0)" office:value-type="float" office:value="0" calcext:value-type="float">
            <text:p>0</text:p>
          </table:table-cell>
          <table:table-cell table:style-name="ce50" table:formula="of:=IF([.O65];MIN([.$E65]-[.$D72];[.$E72]-[.$D65]);0)" office:value-type="float" office:value="0" calcext:value-type="float">
            <text:p>0</text:p>
          </table:table-cell>
          <table:table-cell table:style-name="ce50" table:formula="of:=IF([.P65];MIN([.$E65]-[.$D73];[.$E73]-[.$D65]);0)" office:value-type="float" office:value="0" calcext:value-type="float">
            <text:p>0</text:p>
          </table:table-cell>
          <table:table-cell table:style-name="ce50" table:formula="of:=IF([.Q65];MIN([.$E65]-[.$D74];[.$E74]-[.$D65]);0)" office:value-type="float" office:value="0" calcext:value-type="float">
            <text:p>0</text:p>
          </table:table-cell>
          <table:table-cell table:style-name="ce50" table:formula="of:=IF([.R65];MIN([.$E65]-[.$D75];[.$E75]-[.$D65]);0)" office:value-type="float" office:value="0" calcext:value-type="float">
            <text:p>0</text:p>
          </table:table-cell>
          <table:table-cell table:style-name="ce50" table:formula="of:=IF([.S65];MIN([.$E65]-[.$D76];[.$E76]-[.$D65]);0)" office:value-type="float" office:value="0" calcext:value-type="float">
            <text:p>0</text:p>
          </table:table-cell>
          <table:table-cell table:style-name="ce50" table:formula="of:=IF([.T65];MIN([.$E65]-[.$D77];[.$E77]-[.$D65]);0)" office:value-type="float" office:value="0" calcext:value-type="float">
            <text:p>0</text:p>
          </table:table-cell>
          <table:table-cell table:style-name="ce50" table:formula="of:=IF([.U65];MIN([.$E65]-[.$D78];[.$E78]-[.$D65]);0)" office:value-type="float" office:value="0" calcext:value-type="float">
            <text:p>0</text:p>
          </table:table-cell>
          <table:table-cell table:style-name="ce50" table:formula="of:=IF([.V65];MIN([.$E65]-[.$D79];[.$E79]-[.$D65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16]" office:value-type="string" office:string-value="Project-A02" calcext:value-type="string">
            <text:p>Project-A02</text:p>
          </table:table-cell>
          <table:table-cell table:style-name="ce135" table:formula="of:=[$'Project_Release_Optimizer_(GA)'.AB16]" office:value-type="date" office:date-value="2016-04-26T04:22:12.375331" calcext:value-type="date">
            <text:p>26-Apr-2016</text:p>
          </table:table-cell>
          <table:table-cell table:style-name="ce135" table:formula="of:=[$'Project_Release_Optimizer_(GA)'.AC16]" office:value-type="date" office:date-value="2016-05-11T11:25:11.404527" calcext:value-type="date">
            <text:p>11-May-2016</text:p>
          </table:table-cell>
          <table:table-cell table:style-name="ce134" table:formula="of:=[$'Project_Release_Optimizer_(GA)'.AI16]" office:value-type="string" office:string-value="v002" calcext:value-type="string">
            <text:p>v002</text:p>
          </table:table-cell>
          <table:table-cell/>
          <table:table-cell table:style-name="ce50" table:number-columns-repeated="2"/>
          <table:table-cell table:style-name="ce50" table:formula="of:=IF(AND([.$E66]&gt;[.$D67];[.$D66]&lt;[.$E67];[.$F66]&lt;&gt;[.$F67]);1;0)" office:value-type="float" office:value="0" calcext:value-type="float">
            <text:p>0</text:p>
          </table:table-cell>
          <table:table-cell table:style-name="ce50" table:formula="of:=IF(AND([.$E66]&gt;[.$D68];[.$D66]&lt;[.$E68];[.$F66]&lt;&gt;[.$F68]);1;0)" office:value-type="float" office:value="0" calcext:value-type="float">
            <text:p>0</text:p>
          </table:table-cell>
          <table:table-cell table:style-name="ce50" table:formula="of:=IF(AND([.$E66]&gt;[.$D69];[.$D66]&lt;[.$E69];[.$F66]&lt;&gt;[.$F69]);1;0)" office:value-type="float" office:value="0" calcext:value-type="float">
            <text:p>0</text:p>
          </table:table-cell>
          <table:table-cell table:style-name="ce50" table:formula="of:=IF(AND([.$E66]&gt;[.$D70];[.$D66]&lt;[.$E70];[.$F66]&lt;&gt;[.$F70]);1;0)" office:value-type="float" office:value="0" calcext:value-type="float">
            <text:p>0</text:p>
          </table:table-cell>
          <table:table-cell table:style-name="ce50" table:formula="of:=IF(AND([.$E66]&gt;[.$D71];[.$D66]&lt;[.$E71];[.$F66]&lt;&gt;[.$F71]);1;0)" office:value-type="float" office:value="0" calcext:value-type="float">
            <text:p>0</text:p>
          </table:table-cell>
          <table:table-cell table:style-name="ce50" table:formula="of:=IF(AND([.$E66]&gt;[.$D72];[.$D66]&lt;[.$E72];[.$F66]&lt;&gt;[.$F72]);1;0)" office:value-type="float" office:value="0" calcext:value-type="float">
            <text:p>0</text:p>
          </table:table-cell>
          <table:table-cell table:style-name="ce50" table:formula="of:=IF(AND([.$E66]&gt;[.$D73];[.$D66]&lt;[.$E73];[.$F66]&lt;&gt;[.$F73]);1;0)" office:value-type="float" office:value="0" calcext:value-type="float">
            <text:p>0</text:p>
          </table:table-cell>
          <table:table-cell table:style-name="ce50" table:formula="of:=IF(AND([.$E66]&gt;[.$D74];[.$D66]&lt;[.$E74];[.$F66]&lt;&gt;[.$F74]);1;0)" office:value-type="float" office:value="0" calcext:value-type="float">
            <text:p>0</text:p>
          </table:table-cell>
          <table:table-cell table:style-name="ce50" table:formula="of:=IF(AND([.$E66]&gt;[.$D75];[.$D66]&lt;[.$E75];[.$F66]&lt;&gt;[.$F75]);1;0)" office:value-type="float" office:value="0" calcext:value-type="float">
            <text:p>0</text:p>
          </table:table-cell>
          <table:table-cell table:style-name="ce50" table:formula="of:=IF(AND([.$E66]&gt;[.$D76];[.$D66]&lt;[.$E76];[.$F66]&lt;&gt;[.$F76]);1;0)" office:value-type="float" office:value="0" calcext:value-type="float">
            <text:p>0</text:p>
          </table:table-cell>
          <table:table-cell table:style-name="ce50" table:formula="of:=IF(AND([.$E66]&gt;[.$D77];[.$D66]&lt;[.$E77];[.$F66]&lt;&gt;[.$F77]);1;0)" office:value-type="float" office:value="0" calcext:value-type="float">
            <text:p>0</text:p>
          </table:table-cell>
          <table:table-cell table:style-name="ce50" table:formula="of:=IF(AND([.$E66]&gt;[.$D78];[.$D66]&lt;[.$E78];[.$F66]&lt;&gt;[.$F78]);1;0)" office:value-type="float" office:value="0" calcext:value-type="float">
            <text:p>0</text:p>
          </table:table-cell>
          <table:table-cell table:style-name="ce50" table:formula="of:=IF(AND([.$E66]&gt;[.$D79];[.$D66]&lt;[.$E79];[.$F66]&lt;&gt;[.$F79]);1;0)" office:value-type="float" office:value="0" calcext:value-type="float">
            <text:p>0</text:p>
          </table:table-cell>
          <table:table-cell table:style-name="ce143"/>
          <table:table-cell table:style-name="ce50" table:number-columns-repeated="2"/>
          <table:table-cell table:style-name="ce50" table:formula="of:=IF([.J66];MIN([.$E66]-[.$D67];[.$E67]-[.$D66]);0)" office:value-type="float" office:value="0" calcext:value-type="float">
            <text:p>0</text:p>
          </table:table-cell>
          <table:table-cell table:style-name="ce50" table:formula="of:=IF([.K66];MIN([.$E66]-[.$D68];[.$E68]-[.$D66]);0)" office:value-type="float" office:value="0" calcext:value-type="float">
            <text:p>0</text:p>
          </table:table-cell>
          <table:table-cell table:style-name="ce50" table:formula="of:=IF([.L66];MIN([.$E66]-[.$D69];[.$E69]-[.$D66]);0)" office:value-type="float" office:value="0" calcext:value-type="float">
            <text:p>0</text:p>
          </table:table-cell>
          <table:table-cell table:style-name="ce50" table:formula="of:=IF([.M66];MIN([.$E66]-[.$D70];[.$E70]-[.$D66]);0)" office:value-type="float" office:value="0" calcext:value-type="float">
            <text:p>0</text:p>
          </table:table-cell>
          <table:table-cell table:style-name="ce50" table:formula="of:=IF([.N66];MIN([.$E66]-[.$D71];[.$E71]-[.$D66]);0)" office:value-type="float" office:value="0" calcext:value-type="float">
            <text:p>0</text:p>
          </table:table-cell>
          <table:table-cell table:style-name="ce50" table:formula="of:=IF([.O66];MIN([.$E66]-[.$D72];[.$E72]-[.$D66]);0)" office:value-type="float" office:value="0" calcext:value-type="float">
            <text:p>0</text:p>
          </table:table-cell>
          <table:table-cell table:style-name="ce50" table:formula="of:=IF([.P66];MIN([.$E66]-[.$D73];[.$E73]-[.$D66]);0)" office:value-type="float" office:value="0" calcext:value-type="float">
            <text:p>0</text:p>
          </table:table-cell>
          <table:table-cell table:style-name="ce50" table:formula="of:=IF([.Q66];MIN([.$E66]-[.$D74];[.$E74]-[.$D66]);0)" office:value-type="float" office:value="0" calcext:value-type="float">
            <text:p>0</text:p>
          </table:table-cell>
          <table:table-cell table:style-name="ce50" table:formula="of:=IF([.R66];MIN([.$E66]-[.$D75];[.$E75]-[.$D66]);0)" office:value-type="float" office:value="0" calcext:value-type="float">
            <text:p>0</text:p>
          </table:table-cell>
          <table:table-cell table:style-name="ce50" table:formula="of:=IF([.S66];MIN([.$E66]-[.$D76];[.$E76]-[.$D66]);0)" office:value-type="float" office:value="0" calcext:value-type="float">
            <text:p>0</text:p>
          </table:table-cell>
          <table:table-cell table:style-name="ce50" table:formula="of:=IF([.T66];MIN([.$E66]-[.$D77];[.$E77]-[.$D66]);0)" office:value-type="float" office:value="0" calcext:value-type="float">
            <text:p>0</text:p>
          </table:table-cell>
          <table:table-cell table:style-name="ce50" table:formula="of:=IF([.U66];MIN([.$E66]-[.$D78];[.$E78]-[.$D66]);0)" office:value-type="float" office:value="0" calcext:value-type="float">
            <text:p>0</text:p>
          </table:table-cell>
          <table:table-cell table:style-name="ce50" table:formula="of:=IF([.V66];MIN([.$E66]-[.$D79];[.$E79]-[.$D66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17]" office:value-type="string" office:string-value="Project-A03" calcext:value-type="string">
            <text:p>Project-A03</text:p>
          </table:table-cell>
          <table:table-cell table:style-name="ce135" table:formula="of:=[$'Project_Release_Optimizer_(GA)'.AB17]" office:value-type="date" office:date-value="2014-11-16T02:18:11.063407" calcext:value-type="date">
            <text:p>16-Nov-2014</text:p>
          </table:table-cell>
          <table:table-cell table:style-name="ce135" table:formula="of:=[$'Project_Release_Optimizer_(GA)'.AC17]" office:value-type="date" office:date-value="2014-11-22T04:09:00.213523" calcext:value-type="date">
            <text:p>22-Nov-2014</text:p>
          </table:table-cell>
          <table:table-cell table:style-name="ce134" table:formula="of:=[$'Project_Release_Optimizer_(GA)'.AI17]" office:value-type="string" office:string-value="v003" calcext:value-type="string">
            <text:p>v003</text:p>
          </table:table-cell>
          <table:table-cell/>
          <table:table-cell table:style-name="ce50" table:number-columns-repeated="3"/>
          <table:table-cell table:style-name="ce50" table:formula="of:=IF(AND([.$E67]&gt;[.$D68];[.$D67]&lt;[.$E68];[.$F67]&lt;&gt;[.$F68]);1;0)" office:value-type="float" office:value="0" calcext:value-type="float">
            <text:p>0</text:p>
          </table:table-cell>
          <table:table-cell table:style-name="ce50" table:formula="of:=IF(AND([.$E67]&gt;[.$D69];[.$D67]&lt;[.$E69];[.$F67]&lt;&gt;[.$F69]);1;0)" office:value-type="float" office:value="0" calcext:value-type="float">
            <text:p>0</text:p>
          </table:table-cell>
          <table:table-cell table:style-name="ce50" table:formula="of:=IF(AND([.$E67]&gt;[.$D70];[.$D67]&lt;[.$E70];[.$F67]&lt;&gt;[.$F70]);1;0)" office:value-type="float" office:value="0" calcext:value-type="float">
            <text:p>0</text:p>
          </table:table-cell>
          <table:table-cell table:style-name="ce50" table:formula="of:=IF(AND([.$E67]&gt;[.$D71];[.$D67]&lt;[.$E71];[.$F67]&lt;&gt;[.$F71]);1;0)" office:value-type="float" office:value="0" calcext:value-type="float">
            <text:p>0</text:p>
          </table:table-cell>
          <table:table-cell table:style-name="ce50" table:formula="of:=IF(AND([.$E67]&gt;[.$D72];[.$D67]&lt;[.$E72];[.$F67]&lt;&gt;[.$F72]);1;0)" office:value-type="float" office:value="0" calcext:value-type="float">
            <text:p>0</text:p>
          </table:table-cell>
          <table:table-cell table:style-name="ce50" table:formula="of:=IF(AND([.$E67]&gt;[.$D73];[.$D67]&lt;[.$E73];[.$F67]&lt;&gt;[.$F73]);1;0)" office:value-type="float" office:value="0" calcext:value-type="float">
            <text:p>0</text:p>
          </table:table-cell>
          <table:table-cell table:style-name="ce50" table:formula="of:=IF(AND([.$E67]&gt;[.$D74];[.$D67]&lt;[.$E74];[.$F67]&lt;&gt;[.$F74]);1;0)" office:value-type="float" office:value="0" calcext:value-type="float">
            <text:p>0</text:p>
          </table:table-cell>
          <table:table-cell table:style-name="ce50" table:formula="of:=IF(AND([.$E67]&gt;[.$D75];[.$D67]&lt;[.$E75];[.$F67]&lt;&gt;[.$F75]);1;0)" office:value-type="float" office:value="0" calcext:value-type="float">
            <text:p>0</text:p>
          </table:table-cell>
          <table:table-cell table:style-name="ce50" table:formula="of:=IF(AND([.$E67]&gt;[.$D76];[.$D67]&lt;[.$E76];[.$F67]&lt;&gt;[.$F76]);1;0)" office:value-type="float" office:value="0" calcext:value-type="float">
            <text:p>0</text:p>
          </table:table-cell>
          <table:table-cell table:style-name="ce50" table:formula="of:=IF(AND([.$E67]&gt;[.$D77];[.$D67]&lt;[.$E77];[.$F67]&lt;&gt;[.$F77]);1;0)" office:value-type="float" office:value="0" calcext:value-type="float">
            <text:p>0</text:p>
          </table:table-cell>
          <table:table-cell table:style-name="ce50" table:formula="of:=IF(AND([.$E67]&gt;[.$D78];[.$D67]&lt;[.$E78];[.$F67]&lt;&gt;[.$F78]);1;0)" office:value-type="float" office:value="0" calcext:value-type="float">
            <text:p>0</text:p>
          </table:table-cell>
          <table:table-cell table:style-name="ce50" table:formula="of:=IF(AND([.$E67]&gt;[.$D79];[.$D67]&lt;[.$E79];[.$F67]&lt;&gt;[.$F79]);1;0)" office:value-type="float" office:value="0" calcext:value-type="float">
            <text:p>0</text:p>
          </table:table-cell>
          <table:table-cell table:style-name="ce143"/>
          <table:table-cell table:style-name="ce50" table:number-columns-repeated="3"/>
          <table:table-cell table:style-name="ce50" table:formula="of:=IF([.K67];MIN([.$E67]-[.$D68];[.$E68]-[.$D67]);0)" office:value-type="float" office:value="0" calcext:value-type="float">
            <text:p>0</text:p>
          </table:table-cell>
          <table:table-cell table:style-name="ce50" table:formula="of:=IF([.L67];MIN([.$E67]-[.$D69];[.$E69]-[.$D67]);0)" office:value-type="float" office:value="0" calcext:value-type="float">
            <text:p>0</text:p>
          </table:table-cell>
          <table:table-cell table:style-name="ce50" table:formula="of:=IF([.M67];MIN([.$E67]-[.$D70];[.$E70]-[.$D67]);0)" office:value-type="float" office:value="0" calcext:value-type="float">
            <text:p>0</text:p>
          </table:table-cell>
          <table:table-cell table:style-name="ce50" table:formula="of:=IF([.N67];MIN([.$E67]-[.$D71];[.$E71]-[.$D67]);0)" office:value-type="float" office:value="0" calcext:value-type="float">
            <text:p>0</text:p>
          </table:table-cell>
          <table:table-cell table:style-name="ce50" table:formula="of:=IF([.O67];MIN([.$E67]-[.$D72];[.$E72]-[.$D67]);0)" office:value-type="float" office:value="0" calcext:value-type="float">
            <text:p>0</text:p>
          </table:table-cell>
          <table:table-cell table:style-name="ce50" table:formula="of:=IF([.P67];MIN([.$E67]-[.$D73];[.$E73]-[.$D67]);0)" office:value-type="float" office:value="0" calcext:value-type="float">
            <text:p>0</text:p>
          </table:table-cell>
          <table:table-cell table:style-name="ce50" table:formula="of:=IF([.Q67];MIN([.$E67]-[.$D74];[.$E74]-[.$D67]);0)" office:value-type="float" office:value="0" calcext:value-type="float">
            <text:p>0</text:p>
          </table:table-cell>
          <table:table-cell table:style-name="ce50" table:formula="of:=IF([.R67];MIN([.$E67]-[.$D75];[.$E75]-[.$D67]);0)" office:value-type="float" office:value="0" calcext:value-type="float">
            <text:p>0</text:p>
          </table:table-cell>
          <table:table-cell table:style-name="ce50" table:formula="of:=IF([.S67];MIN([.$E67]-[.$D76];[.$E76]-[.$D67]);0)" office:value-type="float" office:value="0" calcext:value-type="float">
            <text:p>0</text:p>
          </table:table-cell>
          <table:table-cell table:style-name="ce50" table:formula="of:=IF([.T67];MIN([.$E67]-[.$D77];[.$E77]-[.$D67]);0)" office:value-type="float" office:value="0" calcext:value-type="float">
            <text:p>0</text:p>
          </table:table-cell>
          <table:table-cell table:style-name="ce50" table:formula="of:=IF([.U67];MIN([.$E67]-[.$D78];[.$E78]-[.$D67]);0)" office:value-type="float" office:value="0" calcext:value-type="float">
            <text:p>0</text:p>
          </table:table-cell>
          <table:table-cell table:style-name="ce50" table:formula="of:=IF([.V67];MIN([.$E67]-[.$D79];[.$E79]-[.$D67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18]" office:value-type="string" office:string-value="Project-A04" calcext:value-type="string">
            <text:p>Project-A04</text:p>
          </table:table-cell>
          <table:table-cell table:style-name="ce135" table:formula="of:=[$'Project_Release_Optimizer_(GA)'.AB18]" office:value-type="date" office:date-value="2015-02-28T23:29:42.144762" calcext:value-type="date">
            <text:p>28-Feb-2015</text:p>
          </table:table-cell>
          <table:table-cell table:style-name="ce135" table:formula="of:=[$'Project_Release_Optimizer_(GA)'.AC18]" office:value-type="date" office:date-value="2015-03-13T09:28:15.932403" calcext:value-type="date">
            <text:p>13-Mar-2015</text:p>
          </table:table-cell>
          <table:table-cell table:style-name="ce134" table:formula="of:=[$'Project_Release_Optimizer_(GA)'.AI18]" office:value-type="string" office:string-value="v004" calcext:value-type="string">
            <text:p>v004</text:p>
          </table:table-cell>
          <table:table-cell/>
          <table:table-cell table:style-name="ce50" table:number-columns-repeated="4"/>
          <table:table-cell table:style-name="ce50" table:formula="of:=IF(AND([.$E68]&gt;[.$D69];[.$D68]&lt;[.$E69];[.$F68]&lt;&gt;[.$F69]);1;0)" office:value-type="float" office:value="0" calcext:value-type="float">
            <text:p>0</text:p>
          </table:table-cell>
          <table:table-cell table:style-name="ce50" table:formula="of:=IF(AND([.$E68]&gt;[.$D70];[.$D68]&lt;[.$E70];[.$F68]&lt;&gt;[.$F70]);1;0)" office:value-type="float" office:value="0" calcext:value-type="float">
            <text:p>0</text:p>
          </table:table-cell>
          <table:table-cell table:style-name="ce50" table:formula="of:=IF(AND([.$E68]&gt;[.$D71];[.$D68]&lt;[.$E71];[.$F68]&lt;&gt;[.$F71]);1;0)" office:value-type="float" office:value="0" calcext:value-type="float">
            <text:p>0</text:p>
          </table:table-cell>
          <table:table-cell table:style-name="ce50" table:formula="of:=IF(AND([.$E68]&gt;[.$D72];[.$D68]&lt;[.$E72];[.$F68]&lt;&gt;[.$F72]);1;0)" office:value-type="float" office:value="0" calcext:value-type="float">
            <text:p>0</text:p>
          </table:table-cell>
          <table:table-cell table:style-name="ce50" table:formula="of:=IF(AND([.$E68]&gt;[.$D73];[.$D68]&lt;[.$E73];[.$F68]&lt;&gt;[.$F73]);1;0)" office:value-type="float" office:value="0" calcext:value-type="float">
            <text:p>0</text:p>
          </table:table-cell>
          <table:table-cell table:style-name="ce50" table:formula="of:=IF(AND([.$E68]&gt;[.$D74];[.$D68]&lt;[.$E74];[.$F68]&lt;&gt;[.$F74]);1;0)" office:value-type="float" office:value="0" calcext:value-type="float">
            <text:p>0</text:p>
          </table:table-cell>
          <table:table-cell table:style-name="ce50" table:formula="of:=IF(AND([.$E68]&gt;[.$D75];[.$D68]&lt;[.$E75];[.$F68]&lt;&gt;[.$F75]);1;0)" office:value-type="float" office:value="0" calcext:value-type="float">
            <text:p>0</text:p>
          </table:table-cell>
          <table:table-cell table:style-name="ce50" table:formula="of:=IF(AND([.$E68]&gt;[.$D76];[.$D68]&lt;[.$E76];[.$F68]&lt;&gt;[.$F76]);1;0)" office:value-type="float" office:value="0" calcext:value-type="float">
            <text:p>0</text:p>
          </table:table-cell>
          <table:table-cell table:style-name="ce50" table:formula="of:=IF(AND([.$E68]&gt;[.$D77];[.$D68]&lt;[.$E77];[.$F68]&lt;&gt;[.$F77]);1;0)" office:value-type="float" office:value="0" calcext:value-type="float">
            <text:p>0</text:p>
          </table:table-cell>
          <table:table-cell table:style-name="ce50" table:formula="of:=IF(AND([.$E68]&gt;[.$D78];[.$D68]&lt;[.$E78];[.$F68]&lt;&gt;[.$F78]);1;0)" office:value-type="float" office:value="0" calcext:value-type="float">
            <text:p>0</text:p>
          </table:table-cell>
          <table:table-cell table:style-name="ce50" table:formula="of:=IF(AND([.$E68]&gt;[.$D79];[.$D68]&lt;[.$E79];[.$F68]&lt;&gt;[.$F79]);1;0)" office:value-type="float" office:value="0" calcext:value-type="float">
            <text:p>0</text:p>
          </table:table-cell>
          <table:table-cell table:style-name="ce143"/>
          <table:table-cell table:style-name="ce50" table:number-columns-repeated="4"/>
          <table:table-cell table:style-name="ce50" table:formula="of:=IF([.L68];MIN([.$E68]-[.$D69];[.$E69]-[.$D68]);0)" office:value-type="float" office:value="0" calcext:value-type="float">
            <text:p>0</text:p>
          </table:table-cell>
          <table:table-cell table:style-name="ce50" table:formula="of:=IF([.M68];MIN([.$E68]-[.$D70];[.$E70]-[.$D68]);0)" office:value-type="float" office:value="0" calcext:value-type="float">
            <text:p>0</text:p>
          </table:table-cell>
          <table:table-cell table:style-name="ce50" table:formula="of:=IF([.N68];MIN([.$E68]-[.$D71];[.$E71]-[.$D68]);0)" office:value-type="float" office:value="0" calcext:value-type="float">
            <text:p>0</text:p>
          </table:table-cell>
          <table:table-cell table:style-name="ce50" table:formula="of:=IF([.O68];MIN([.$E68]-[.$D72];[.$E72]-[.$D68]);0)" office:value-type="float" office:value="0" calcext:value-type="float">
            <text:p>0</text:p>
          </table:table-cell>
          <table:table-cell table:style-name="ce50" table:formula="of:=IF([.P68];MIN([.$E68]-[.$D73];[.$E73]-[.$D68]);0)" office:value-type="float" office:value="0" calcext:value-type="float">
            <text:p>0</text:p>
          </table:table-cell>
          <table:table-cell table:style-name="ce50" table:formula="of:=IF([.Q68];MIN([.$E68]-[.$D74];[.$E74]-[.$D68]);0)" office:value-type="float" office:value="0" calcext:value-type="float">
            <text:p>0</text:p>
          </table:table-cell>
          <table:table-cell table:style-name="ce50" table:formula="of:=IF([.R68];MIN([.$E68]-[.$D75];[.$E75]-[.$D68]);0)" office:value-type="float" office:value="0" calcext:value-type="float">
            <text:p>0</text:p>
          </table:table-cell>
          <table:table-cell table:style-name="ce50" table:formula="of:=IF([.S68];MIN([.$E68]-[.$D76];[.$E76]-[.$D68]);0)" office:value-type="float" office:value="0" calcext:value-type="float">
            <text:p>0</text:p>
          </table:table-cell>
          <table:table-cell table:style-name="ce50" table:formula="of:=IF([.T68];MIN([.$E68]-[.$D77];[.$E77]-[.$D68]);0)" office:value-type="float" office:value="0" calcext:value-type="float">
            <text:p>0</text:p>
          </table:table-cell>
          <table:table-cell table:style-name="ce50" table:formula="of:=IF([.U68];MIN([.$E68]-[.$D78];[.$E78]-[.$D68]);0)" office:value-type="float" office:value="0" calcext:value-type="float">
            <text:p>0</text:p>
          </table:table-cell>
          <table:table-cell table:style-name="ce50" table:formula="of:=IF([.V68];MIN([.$E68]-[.$D79];[.$E79]-[.$D68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19]" office:value-type="string" office:string-value="Project-A05" calcext:value-type="string">
            <text:p>Project-A05</text:p>
          </table:table-cell>
          <table:table-cell table:style-name="ce135" table:formula="of:=[$'Project_Release_Optimizer_(GA)'.AB19]" office:value-type="date" office:date-value="2015-10-03T13:28:03.20451" calcext:value-type="date">
            <text:p>03-Oct-2015</text:p>
          </table:table-cell>
          <table:table-cell table:style-name="ce135" table:formula="of:=[$'Project_Release_Optimizer_(GA)'.AC19]" office:value-type="date" office:date-value="2015-10-16T03:58:54.707229" calcext:value-type="date">
            <text:p>16-Oct-2015</text:p>
          </table:table-cell>
          <table:table-cell table:style-name="ce134" table:formula="of:=[$'Project_Release_Optimizer_(GA)'.AI19]" office:value-type="string" office:string-value="v002" calcext:value-type="string">
            <text:p>v002</text:p>
          </table:table-cell>
          <table:table-cell/>
          <table:table-cell table:style-name="ce50" table:number-columns-repeated="5"/>
          <table:table-cell table:style-name="ce50" table:formula="of:=IF(AND([.$E69]&gt;[.$D70];[.$D69]&lt;[.$E70];[.$F69]&lt;&gt;[.$F70]);1;0)" office:value-type="float" office:value="0" calcext:value-type="float">
            <text:p>0</text:p>
          </table:table-cell>
          <table:table-cell table:style-name="ce50" table:formula="of:=IF(AND([.$E69]&gt;[.$D71];[.$D69]&lt;[.$E71];[.$F69]&lt;&gt;[.$F71]);1;0)" office:value-type="float" office:value="0" calcext:value-type="float">
            <text:p>0</text:p>
          </table:table-cell>
          <table:table-cell table:style-name="ce50" table:formula="of:=IF(AND([.$E69]&gt;[.$D72];[.$D69]&lt;[.$E72];[.$F69]&lt;&gt;[.$F72]);1;0)" office:value-type="float" office:value="0" calcext:value-type="float">
            <text:p>0</text:p>
          </table:table-cell>
          <table:table-cell table:style-name="ce50" table:formula="of:=IF(AND([.$E69]&gt;[.$D73];[.$D69]&lt;[.$E73];[.$F69]&lt;&gt;[.$F73]);1;0)" office:value-type="float" office:value="0" calcext:value-type="float">
            <text:p>0</text:p>
          </table:table-cell>
          <table:table-cell table:style-name="ce50" table:formula="of:=IF(AND([.$E69]&gt;[.$D74];[.$D69]&lt;[.$E74];[.$F69]&lt;&gt;[.$F74]);1;0)" office:value-type="float" office:value="0" calcext:value-type="float">
            <text:p>0</text:p>
          </table:table-cell>
          <table:table-cell table:style-name="ce50" table:formula="of:=IF(AND([.$E69]&gt;[.$D75];[.$D69]&lt;[.$E75];[.$F69]&lt;&gt;[.$F75]);1;0)" office:value-type="float" office:value="0" calcext:value-type="float">
            <text:p>0</text:p>
          </table:table-cell>
          <table:table-cell table:style-name="ce50" table:formula="of:=IF(AND([.$E69]&gt;[.$D76];[.$D69]&lt;[.$E76];[.$F69]&lt;&gt;[.$F76]);1;0)" office:value-type="float" office:value="0" calcext:value-type="float">
            <text:p>0</text:p>
          </table:table-cell>
          <table:table-cell table:style-name="ce50" table:formula="of:=IF(AND([.$E69]&gt;[.$D77];[.$D69]&lt;[.$E77];[.$F69]&lt;&gt;[.$F77]);1;0)" office:value-type="float" office:value="0" calcext:value-type="float">
            <text:p>0</text:p>
          </table:table-cell>
          <table:table-cell table:style-name="ce50" table:formula="of:=IF(AND([.$E69]&gt;[.$D78];[.$D69]&lt;[.$E78];[.$F69]&lt;&gt;[.$F78]);1;0)" office:value-type="float" office:value="0" calcext:value-type="float">
            <text:p>0</text:p>
          </table:table-cell>
          <table:table-cell table:style-name="ce50" table:formula="of:=IF(AND([.$E69]&gt;[.$D79];[.$D69]&lt;[.$E79];[.$F69]&lt;&gt;[.$F79]);1;0)" office:value-type="float" office:value="0" calcext:value-type="float">
            <text:p>0</text:p>
          </table:table-cell>
          <table:table-cell table:style-name="ce143"/>
          <table:table-cell table:style-name="ce50" table:number-columns-repeated="5"/>
          <table:table-cell table:style-name="ce50" table:formula="of:=IF([.M69];MIN([.$E69]-[.$D70];[.$E70]-[.$D69]);0)" office:value-type="float" office:value="0" calcext:value-type="float">
            <text:p>0</text:p>
          </table:table-cell>
          <table:table-cell table:style-name="ce50" table:formula="of:=IF([.N69];MIN([.$E69]-[.$D71];[.$E71]-[.$D69]);0)" office:value-type="float" office:value="0" calcext:value-type="float">
            <text:p>0</text:p>
          </table:table-cell>
          <table:table-cell table:style-name="ce50" table:formula="of:=IF([.O69];MIN([.$E69]-[.$D72];[.$E72]-[.$D69]);0)" office:value-type="float" office:value="0" calcext:value-type="float">
            <text:p>0</text:p>
          </table:table-cell>
          <table:table-cell table:style-name="ce50" table:formula="of:=IF([.P69];MIN([.$E69]-[.$D73];[.$E73]-[.$D69]);0)" office:value-type="float" office:value="0" calcext:value-type="float">
            <text:p>0</text:p>
          </table:table-cell>
          <table:table-cell table:style-name="ce50" table:formula="of:=IF([.Q69];MIN([.$E69]-[.$D74];[.$E74]-[.$D69]);0)" office:value-type="float" office:value="0" calcext:value-type="float">
            <text:p>0</text:p>
          </table:table-cell>
          <table:table-cell table:style-name="ce50" table:formula="of:=IF([.R69];MIN([.$E69]-[.$D75];[.$E75]-[.$D69]);0)" office:value-type="float" office:value="0" calcext:value-type="float">
            <text:p>0</text:p>
          </table:table-cell>
          <table:table-cell table:style-name="ce50" table:formula="of:=IF([.S69];MIN([.$E69]-[.$D76];[.$E76]-[.$D69]);0)" office:value-type="float" office:value="0" calcext:value-type="float">
            <text:p>0</text:p>
          </table:table-cell>
          <table:table-cell table:style-name="ce50" table:formula="of:=IF([.T69];MIN([.$E69]-[.$D77];[.$E77]-[.$D69]);0)" office:value-type="float" office:value="0" calcext:value-type="float">
            <text:p>0</text:p>
          </table:table-cell>
          <table:table-cell table:style-name="ce50" table:formula="of:=IF([.U69];MIN([.$E69]-[.$D78];[.$E78]-[.$D69]);0)" office:value-type="float" office:value="0" calcext:value-type="float">
            <text:p>0</text:p>
          </table:table-cell>
          <table:table-cell table:style-name="ce50" table:formula="of:=IF([.V69];MIN([.$E69]-[.$D79];[.$E79]-[.$D69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0]" office:value-type="string" office:string-value="Project-A06" calcext:value-type="string">
            <text:p>Project-A06</text:p>
          </table:table-cell>
          <table:table-cell table:style-name="ce135" table:formula="of:=[$'Project_Release_Optimizer_(GA)'.AB20]" office:value-type="date" office:date-value="2016-01-07T03:58:55.372125" calcext:value-type="date">
            <text:p>07-Jan-2016</text:p>
          </table:table-cell>
          <table:table-cell table:style-name="ce135" table:formula="of:=[$'Project_Release_Optimizer_(GA)'.AC20]" office:value-type="date" office:date-value="2016-01-25T05:18:08.307449" calcext:value-type="date">
            <text:p>25-Jan-2016</text:p>
          </table:table-cell>
          <table:table-cell table:style-name="ce134" table:formula="of:=[$'Project_Release_Optimizer_(GA)'.AI20]" office:value-type="string" office:string-value="v003" calcext:value-type="string">
            <text:p>v003</text:p>
          </table:table-cell>
          <table:table-cell/>
          <table:table-cell table:style-name="ce50" table:number-columns-repeated="6"/>
          <table:table-cell table:style-name="ce50" table:formula="of:=IF(AND([.$E70]&gt;[.$D71];[.$D70]&lt;[.$E71];[.$F70]&lt;&gt;[.$F71]);1;0)" office:value-type="float" office:value="0" calcext:value-type="float">
            <text:p>0</text:p>
          </table:table-cell>
          <table:table-cell table:style-name="ce50" table:formula="of:=IF(AND([.$E70]&gt;[.$D72];[.$D70]&lt;[.$E72];[.$F70]&lt;&gt;[.$F72]);1;0)" office:value-type="float" office:value="0" calcext:value-type="float">
            <text:p>0</text:p>
          </table:table-cell>
          <table:table-cell table:style-name="ce50" table:formula="of:=IF(AND([.$E70]&gt;[.$D73];[.$D70]&lt;[.$E73];[.$F70]&lt;&gt;[.$F73]);1;0)" office:value-type="float" office:value="0" calcext:value-type="float">
            <text:p>0</text:p>
          </table:table-cell>
          <table:table-cell table:style-name="ce50" table:formula="of:=IF(AND([.$E70]&gt;[.$D74];[.$D70]&lt;[.$E74];[.$F70]&lt;&gt;[.$F74]);1;0)" office:value-type="float" office:value="0" calcext:value-type="float">
            <text:p>0</text:p>
          </table:table-cell>
          <table:table-cell table:style-name="ce50" table:formula="of:=IF(AND([.$E70]&gt;[.$D75];[.$D70]&lt;[.$E75];[.$F70]&lt;&gt;[.$F75]);1;0)" office:value-type="float" office:value="0" calcext:value-type="float">
            <text:p>0</text:p>
          </table:table-cell>
          <table:table-cell table:style-name="ce50" table:formula="of:=IF(AND([.$E70]&gt;[.$D76];[.$D70]&lt;[.$E76];[.$F70]&lt;&gt;[.$F76]);1;0)" office:value-type="float" office:value="0" calcext:value-type="float">
            <text:p>0</text:p>
          </table:table-cell>
          <table:table-cell table:style-name="ce50" table:formula="of:=IF(AND([.$E70]&gt;[.$D77];[.$D70]&lt;[.$E77];[.$F70]&lt;&gt;[.$F77]);1;0)" office:value-type="float" office:value="0" calcext:value-type="float">
            <text:p>0</text:p>
          </table:table-cell>
          <table:table-cell table:style-name="ce50" table:formula="of:=IF(AND([.$E70]&gt;[.$D78];[.$D70]&lt;[.$E78];[.$F70]&lt;&gt;[.$F78]);1;0)" office:value-type="float" office:value="0" calcext:value-type="float">
            <text:p>0</text:p>
          </table:table-cell>
          <table:table-cell table:style-name="ce50" table:formula="of:=IF(AND([.$E70]&gt;[.$D79];[.$D70]&lt;[.$E79];[.$F70]&lt;&gt;[.$F79]);1;0)" office:value-type="float" office:value="0" calcext:value-type="float">
            <text:p>0</text:p>
          </table:table-cell>
          <table:table-cell table:style-name="ce143"/>
          <table:table-cell table:style-name="ce50" table:number-columns-repeated="6"/>
          <table:table-cell table:style-name="ce50" table:formula="of:=IF([.N70];MIN([.$E70]-[.$D71];[.$E71]-[.$D70]);0)" office:value-type="float" office:value="0" calcext:value-type="float">
            <text:p>0</text:p>
          </table:table-cell>
          <table:table-cell table:style-name="ce50" table:formula="of:=IF([.O70];MIN([.$E70]-[.$D72];[.$E72]-[.$D70]);0)" office:value-type="float" office:value="0" calcext:value-type="float">
            <text:p>0</text:p>
          </table:table-cell>
          <table:table-cell table:style-name="ce50" table:formula="of:=IF([.P70];MIN([.$E70]-[.$D73];[.$E73]-[.$D70]);0)" office:value-type="float" office:value="0" calcext:value-type="float">
            <text:p>0</text:p>
          </table:table-cell>
          <table:table-cell table:style-name="ce50" table:formula="of:=IF([.Q70];MIN([.$E70]-[.$D74];[.$E74]-[.$D70]);0)" office:value-type="float" office:value="0" calcext:value-type="float">
            <text:p>0</text:p>
          </table:table-cell>
          <table:table-cell table:style-name="ce50" table:formula="of:=IF([.R70];MIN([.$E70]-[.$D75];[.$E75]-[.$D70]);0)" office:value-type="float" office:value="0" calcext:value-type="float">
            <text:p>0</text:p>
          </table:table-cell>
          <table:table-cell table:style-name="ce50" table:formula="of:=IF([.S70];MIN([.$E70]-[.$D76];[.$E76]-[.$D70]);0)" office:value-type="float" office:value="0" calcext:value-type="float">
            <text:p>0</text:p>
          </table:table-cell>
          <table:table-cell table:style-name="ce50" table:formula="of:=IF([.T70];MIN([.$E70]-[.$D77];[.$E77]-[.$D70]);0)" office:value-type="float" office:value="0" calcext:value-type="float">
            <text:p>0</text:p>
          </table:table-cell>
          <table:table-cell table:style-name="ce50" table:formula="of:=IF([.U70];MIN([.$E70]-[.$D78];[.$E78]-[.$D70]);0)" office:value-type="float" office:value="0" calcext:value-type="float">
            <text:p>0</text:p>
          </table:table-cell>
          <table:table-cell table:style-name="ce50" table:formula="of:=IF([.V70];MIN([.$E70]-[.$D79];[.$E79]-[.$D70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1]" office:value-type="string" office:string-value="Project-A07" calcext:value-type="string">
            <text:p>Project-A07</text:p>
          </table:table-cell>
          <table:table-cell table:style-name="ce135" table:formula="of:=[$'Project_Release_Optimizer_(GA)'.AB21]" office:value-type="date" office:date-value="2016-11-26T09:43:58.681964" calcext:value-type="date">
            <text:p>26-Nov-2016</text:p>
          </table:table-cell>
          <table:table-cell table:style-name="ce135" table:formula="of:=[$'Project_Release_Optimizer_(GA)'.AC21]" office:value-type="date" office:date-value="2017-01-10T09:24:59.893401" calcext:value-type="date">
            <text:p>10-Jan-2017</text:p>
          </table:table-cell>
          <table:table-cell table:style-name="ce134" table:formula="of:=[$'Project_Release_Optimizer_(GA)'.AI21]" office:value-type="string" office:string-value="v005" calcext:value-type="string">
            <text:p>v005</text:p>
          </table:table-cell>
          <table:table-cell/>
          <table:table-cell table:style-name="ce50" table:number-columns-repeated="7"/>
          <table:table-cell table:style-name="ce50" table:formula="of:=IF(AND([.$E71]&gt;[.$D72];[.$D71]&lt;[.$E72];[.$F71]&lt;&gt;[.$F72]);1;0)" office:value-type="float" office:value="0" calcext:value-type="float">
            <text:p>0</text:p>
          </table:table-cell>
          <table:table-cell table:style-name="ce50" table:formula="of:=IF(AND([.$E71]&gt;[.$D73];[.$D71]&lt;[.$E73];[.$F71]&lt;&gt;[.$F73]);1;0)" office:value-type="float" office:value="0" calcext:value-type="float">
            <text:p>0</text:p>
          </table:table-cell>
          <table:table-cell table:style-name="ce50" table:formula="of:=IF(AND([.$E71]&gt;[.$D74];[.$D71]&lt;[.$E74];[.$F71]&lt;&gt;[.$F74]);1;0)" office:value-type="float" office:value="0" calcext:value-type="float">
            <text:p>0</text:p>
          </table:table-cell>
          <table:table-cell table:style-name="ce50" table:formula="of:=IF(AND([.$E71]&gt;[.$D75];[.$D71]&lt;[.$E75];[.$F71]&lt;&gt;[.$F75]);1;0)" office:value-type="float" office:value="0" calcext:value-type="float">
            <text:p>0</text:p>
          </table:table-cell>
          <table:table-cell table:style-name="ce50" table:formula="of:=IF(AND([.$E71]&gt;[.$D76];[.$D71]&lt;[.$E76];[.$F71]&lt;&gt;[.$F76]);1;0)" office:value-type="float" office:value="0" calcext:value-type="float">
            <text:p>0</text:p>
          </table:table-cell>
          <table:table-cell table:style-name="ce50" table:formula="of:=IF(AND([.$E71]&gt;[.$D77];[.$D71]&lt;[.$E77];[.$F71]&lt;&gt;[.$F77]);1;0)" office:value-type="float" office:value="0" calcext:value-type="float">
            <text:p>0</text:p>
          </table:table-cell>
          <table:table-cell table:style-name="ce50" table:formula="of:=IF(AND([.$E71]&gt;[.$D78];[.$D71]&lt;[.$E78];[.$F71]&lt;&gt;[.$F78]);1;0)" office:value-type="float" office:value="0" calcext:value-type="float">
            <text:p>0</text:p>
          </table:table-cell>
          <table:table-cell table:style-name="ce50" table:formula="of:=IF(AND([.$E71]&gt;[.$D79];[.$D71]&lt;[.$E79];[.$F71]&lt;&gt;[.$F79]);1;0)" office:value-type="float" office:value="0" calcext:value-type="float">
            <text:p>0</text:p>
          </table:table-cell>
          <table:table-cell table:style-name="ce143"/>
          <table:table-cell table:style-name="ce50" table:number-columns-repeated="7"/>
          <table:table-cell table:style-name="ce50" table:formula="of:=IF([.O71];MIN([.$E71]-[.$D72];[.$E72]-[.$D71]);0)" office:value-type="float" office:value="0" calcext:value-type="float">
            <text:p>0</text:p>
          </table:table-cell>
          <table:table-cell table:style-name="ce50" table:formula="of:=IF([.P71];MIN([.$E71]-[.$D73];[.$E73]-[.$D71]);0)" office:value-type="float" office:value="0" calcext:value-type="float">
            <text:p>0</text:p>
          </table:table-cell>
          <table:table-cell table:style-name="ce50" table:formula="of:=IF([.Q71];MIN([.$E71]-[.$D74];[.$E74]-[.$D71]);0)" office:value-type="float" office:value="0" calcext:value-type="float">
            <text:p>0</text:p>
          </table:table-cell>
          <table:table-cell table:style-name="ce50" table:formula="of:=IF([.R71];MIN([.$E71]-[.$D75];[.$E75]-[.$D71]);0)" office:value-type="float" office:value="0" calcext:value-type="float">
            <text:p>0</text:p>
          </table:table-cell>
          <table:table-cell table:style-name="ce50" table:formula="of:=IF([.S71];MIN([.$E71]-[.$D76];[.$E76]-[.$D71]);0)" office:value-type="float" office:value="0" calcext:value-type="float">
            <text:p>0</text:p>
          </table:table-cell>
          <table:table-cell table:style-name="ce50" table:formula="of:=IF([.T71];MIN([.$E71]-[.$D77];[.$E77]-[.$D71]);0)" office:value-type="float" office:value="0" calcext:value-type="float">
            <text:p>0</text:p>
          </table:table-cell>
          <table:table-cell table:style-name="ce50" table:formula="of:=IF([.U71];MIN([.$E71]-[.$D78];[.$E78]-[.$D71]);0)" office:value-type="float" office:value="0" calcext:value-type="float">
            <text:p>0</text:p>
          </table:table-cell>
          <table:table-cell table:style-name="ce50" table:formula="of:=IF([.V71];MIN([.$E71]-[.$D79];[.$E79]-[.$D71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2]" office:value-type="string" office:string-value="Project-A08" calcext:value-type="string">
            <text:p>Project-A08</text:p>
          </table:table-cell>
          <table:table-cell table:style-name="ce135" table:formula="of:=[$'Project_Release_Optimizer_(GA)'.AB22]" office:value-type="date" office:date-value="2014-03-14T14:31:00.560991" calcext:value-type="date">
            <text:p>14-Mar-2014</text:p>
          </table:table-cell>
          <table:table-cell table:style-name="ce135" table:formula="of:=[$'Project_Release_Optimizer_(GA)'.AC22]" office:value-type="date" office:date-value="2014-03-17T21:15:34.452038" calcext:value-type="date">
            <text:p>17-Mar-2014</text:p>
          </table:table-cell>
          <table:table-cell table:style-name="ce134" table:formula="of:=[$'Project_Release_Optimizer_(GA)'.AI22]" office:value-type="string" office:string-value="v006" calcext:value-type="string">
            <text:p>v006</text:p>
          </table:table-cell>
          <table:table-cell/>
          <table:table-cell table:style-name="ce50" table:number-columns-repeated="8"/>
          <table:table-cell table:style-name="ce50" table:formula="of:=IF(AND([.$E72]&gt;[.$D73];[.$D72]&lt;[.$E73];[.$F72]&lt;&gt;[.$F73]);1;0)" office:value-type="float" office:value="0" calcext:value-type="float">
            <text:p>0</text:p>
          </table:table-cell>
          <table:table-cell table:style-name="ce50" table:formula="of:=IF(AND([.$E72]&gt;[.$D74];[.$D72]&lt;[.$E74];[.$F72]&lt;&gt;[.$F74]);1;0)" office:value-type="float" office:value="0" calcext:value-type="float">
            <text:p>0</text:p>
          </table:table-cell>
          <table:table-cell table:style-name="ce50" table:formula="of:=IF(AND([.$E72]&gt;[.$D75];[.$D72]&lt;[.$E75];[.$F72]&lt;&gt;[.$F75]);1;0)" office:value-type="float" office:value="0" calcext:value-type="float">
            <text:p>0</text:p>
          </table:table-cell>
          <table:table-cell table:style-name="ce50" table:formula="of:=IF(AND([.$E72]&gt;[.$D76];[.$D72]&lt;[.$E76];[.$F72]&lt;&gt;[.$F76]);1;0)" office:value-type="float" office:value="0" calcext:value-type="float">
            <text:p>0</text:p>
          </table:table-cell>
          <table:table-cell table:style-name="ce50" table:formula="of:=IF(AND([.$E72]&gt;[.$D77];[.$D72]&lt;[.$E77];[.$F72]&lt;&gt;[.$F77]);1;0)" office:value-type="float" office:value="0" calcext:value-type="float">
            <text:p>0</text:p>
          </table:table-cell>
          <table:table-cell table:style-name="ce50" table:formula="of:=IF(AND([.$E72]&gt;[.$D78];[.$D72]&lt;[.$E78];[.$F72]&lt;&gt;[.$F78]);1;0)" office:value-type="float" office:value="0" calcext:value-type="float">
            <text:p>0</text:p>
          </table:table-cell>
          <table:table-cell table:style-name="ce50" table:formula="of:=IF(AND([.$E72]&gt;[.$D79];[.$D72]&lt;[.$E79];[.$F72]&lt;&gt;[.$F79]);1;0)" office:value-type="float" office:value="0" calcext:value-type="float">
            <text:p>0</text:p>
          </table:table-cell>
          <table:table-cell table:style-name="ce143"/>
          <table:table-cell table:style-name="ce50" table:number-columns-repeated="8"/>
          <table:table-cell table:style-name="ce50" table:formula="of:=IF([.P72];MIN([.$E72]-[.$D73];[.$E73]-[.$D72]);0)" office:value-type="float" office:value="0" calcext:value-type="float">
            <text:p>0</text:p>
          </table:table-cell>
          <table:table-cell table:style-name="ce50" table:formula="of:=IF([.Q72];MIN([.$E72]-[.$D74];[.$E74]-[.$D72]);0)" office:value-type="float" office:value="0" calcext:value-type="float">
            <text:p>0</text:p>
          </table:table-cell>
          <table:table-cell table:style-name="ce50" table:formula="of:=IF([.R72];MIN([.$E72]-[.$D75];[.$E75]-[.$D72]);0)" office:value-type="float" office:value="0" calcext:value-type="float">
            <text:p>0</text:p>
          </table:table-cell>
          <table:table-cell table:style-name="ce50" table:formula="of:=IF([.S72];MIN([.$E72]-[.$D76];[.$E76]-[.$D72]);0)" office:value-type="float" office:value="0" calcext:value-type="float">
            <text:p>0</text:p>
          </table:table-cell>
          <table:table-cell table:style-name="ce50" table:formula="of:=IF([.T72];MIN([.$E72]-[.$D77];[.$E77]-[.$D72]);0)" office:value-type="float" office:value="0" calcext:value-type="float">
            <text:p>0</text:p>
          </table:table-cell>
          <table:table-cell table:style-name="ce50" table:formula="of:=IF([.U72];MIN([.$E72]-[.$D78];[.$E78]-[.$D72]);0)" office:value-type="float" office:value="0" calcext:value-type="float">
            <text:p>0</text:p>
          </table:table-cell>
          <table:table-cell table:style-name="ce50" table:formula="of:=IF([.V72];MIN([.$E72]-[.$D79];[.$E79]-[.$D72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3]" office:value-type="string" office:string-value="Project-A09" calcext:value-type="string">
            <text:p>Project-A09</text:p>
          </table:table-cell>
          <table:table-cell table:style-name="ce135" table:formula="of:=[$'Project_Release_Optimizer_(GA)'.AB23]" office:value-type="date" office:date-value="2014-10-29T13:30:44.689092" calcext:value-type="date">
            <text:p>29-Oct-2014</text:p>
          </table:table-cell>
          <table:table-cell table:style-name="ce135" table:formula="of:=[$'Project_Release_Optimizer_(GA)'.AC23]" office:value-type="date" office:date-value="2014-11-21T11:05:33.282852" calcext:value-type="date">
            <text:p>21-Nov-2014</text:p>
          </table:table-cell>
          <table:table-cell table:style-name="ce134" table:formula="of:=[$'Project_Release_Optimizer_(GA)'.AI23]" office:value-type="string" office:string-value="v003" calcext:value-type="string">
            <text:p>v003</text:p>
          </table:table-cell>
          <table:table-cell/>
          <table:table-cell table:style-name="ce50" table:number-columns-repeated="9"/>
          <table:table-cell table:style-name="ce50" table:formula="of:=IF(AND([.$E73]&gt;[.$D74];[.$D73]&lt;[.$E74];[.$F73]&lt;&gt;[.$F74]);1;0)" office:value-type="float" office:value="0" calcext:value-type="float">
            <text:p>0</text:p>
          </table:table-cell>
          <table:table-cell table:style-name="ce50" table:formula="of:=IF(AND([.$E73]&gt;[.$D75];[.$D73]&lt;[.$E75];[.$F73]&lt;&gt;[.$F75]);1;0)" office:value-type="float" office:value="0" calcext:value-type="float">
            <text:p>0</text:p>
          </table:table-cell>
          <table:table-cell table:style-name="ce50" table:formula="of:=IF(AND([.$E73]&gt;[.$D76];[.$D73]&lt;[.$E76];[.$F73]&lt;&gt;[.$F76]);1;0)" office:value-type="float" office:value="0" calcext:value-type="float">
            <text:p>0</text:p>
          </table:table-cell>
          <table:table-cell table:style-name="ce50" table:formula="of:=IF(AND([.$E73]&gt;[.$D77];[.$D73]&lt;[.$E77];[.$F73]&lt;&gt;[.$F77]);1;0)" office:value-type="float" office:value="0" calcext:value-type="float">
            <text:p>0</text:p>
          </table:table-cell>
          <table:table-cell table:style-name="ce50" table:formula="of:=IF(AND([.$E73]&gt;[.$D78];[.$D73]&lt;[.$E78];[.$F73]&lt;&gt;[.$F78]);1;0)" office:value-type="float" office:value="0" calcext:value-type="float">
            <text:p>0</text:p>
          </table:table-cell>
          <table:table-cell table:style-name="ce50" table:formula="of:=IF(AND([.$E73]&gt;[.$D79];[.$D73]&lt;[.$E79];[.$F73]&lt;&gt;[.$F79]);1;0)" office:value-type="float" office:value="0" calcext:value-type="float">
            <text:p>0</text:p>
          </table:table-cell>
          <table:table-cell table:style-name="ce143"/>
          <table:table-cell table:style-name="ce50" table:number-columns-repeated="9"/>
          <table:table-cell table:style-name="ce50" table:formula="of:=IF([.Q73];MIN([.$E73]-[.$D74];[.$E74]-[.$D73]);0)" office:value-type="float" office:value="0" calcext:value-type="float">
            <text:p>0</text:p>
          </table:table-cell>
          <table:table-cell table:style-name="ce50" table:formula="of:=IF([.R73];MIN([.$E73]-[.$D75];[.$E75]-[.$D73]);0)" office:value-type="float" office:value="0" calcext:value-type="float">
            <text:p>0</text:p>
          </table:table-cell>
          <table:table-cell table:style-name="ce50" table:formula="of:=IF([.S73];MIN([.$E73]-[.$D76];[.$E76]-[.$D73]);0)" office:value-type="float" office:value="0" calcext:value-type="float">
            <text:p>0</text:p>
          </table:table-cell>
          <table:table-cell table:style-name="ce50" table:formula="of:=IF([.T73];MIN([.$E73]-[.$D77];[.$E77]-[.$D73]);0)" office:value-type="float" office:value="0" calcext:value-type="float">
            <text:p>0</text:p>
          </table:table-cell>
          <table:table-cell table:style-name="ce50" table:formula="of:=IF([.U73];MIN([.$E73]-[.$D78];[.$E78]-[.$D73]);0)" office:value-type="float" office:value="0" calcext:value-type="float">
            <text:p>0</text:p>
          </table:table-cell>
          <table:table-cell table:style-name="ce50" table:formula="of:=IF([.V73];MIN([.$E73]-[.$D79];[.$E79]-[.$D73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4]" office:value-type="string" office:string-value="Project-A10" calcext:value-type="string">
            <text:p>Project-A10</text:p>
          </table:table-cell>
          <table:table-cell table:style-name="ce135" table:formula="of:=[$'Project_Release_Optimizer_(GA)'.AB24]" office:value-type="date" office:date-value="2014-06-30T14:19:09.473771" calcext:value-type="date">
            <text:p>30-Jun-2014</text:p>
          </table:table-cell>
          <table:table-cell table:style-name="ce135" table:formula="of:=[$'Project_Release_Optimizer_(GA)'.AC24]" office:value-type="date" office:date-value="2014-07-18T00:25:22.284502" calcext:value-type="date">
            <text:p>18-Jul-2014</text:p>
          </table:table-cell>
          <table:table-cell table:style-name="ce134" table:formula="of:=[$'Project_Release_Optimizer_(GA)'.AI24]" office:value-type="string" office:string-value="v001" calcext:value-type="string">
            <text:p>v001</text:p>
          </table:table-cell>
          <table:table-cell/>
          <table:table-cell table:style-name="ce50" table:number-columns-repeated="10"/>
          <table:table-cell table:style-name="ce50" table:formula="of:=IF(AND([.$E74]&gt;[.$D75];[.$D74]&lt;[.$E75];[.$F74]&lt;&gt;[.$F75]);1;0)" office:value-type="float" office:value="0" calcext:value-type="float">
            <text:p>0</text:p>
          </table:table-cell>
          <table:table-cell table:style-name="ce50" table:formula="of:=IF(AND([.$E74]&gt;[.$D76];[.$D74]&lt;[.$E76];[.$F74]&lt;&gt;[.$F76]);1;0)" office:value-type="float" office:value="0" calcext:value-type="float">
            <text:p>0</text:p>
          </table:table-cell>
          <table:table-cell table:style-name="ce50" table:formula="of:=IF(AND([.$E74]&gt;[.$D77];[.$D74]&lt;[.$E77];[.$F74]&lt;&gt;[.$F77]);1;0)" office:value-type="float" office:value="0" calcext:value-type="float">
            <text:p>0</text:p>
          </table:table-cell>
          <table:table-cell table:style-name="ce50" table:formula="of:=IF(AND([.$E74]&gt;[.$D78];[.$D74]&lt;[.$E78];[.$F74]&lt;&gt;[.$F78]);1;0)" office:value-type="float" office:value="0" calcext:value-type="float">
            <text:p>0</text:p>
          </table:table-cell>
          <table:table-cell table:style-name="ce50" table:formula="of:=IF(AND([.$E74]&gt;[.$D79];[.$D74]&lt;[.$E79];[.$F74]&lt;&gt;[.$F79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0"/>
          <table:table-cell table:style-name="ce50" table:formula="of:=IF([.R74];MIN([.$E74]-[.$D75];[.$E75]-[.$D74]);0)" office:value-type="float" office:value="0" calcext:value-type="float">
            <text:p>0</text:p>
          </table:table-cell>
          <table:table-cell table:style-name="ce50" table:formula="of:=IF([.S74];MIN([.$E74]-[.$D76];[.$E76]-[.$D74]);0)" office:value-type="float" office:value="0" calcext:value-type="float">
            <text:p>0</text:p>
          </table:table-cell>
          <table:table-cell table:style-name="ce50" table:formula="of:=IF([.T74];MIN([.$E74]-[.$D77];[.$E77]-[.$D74]);0)" office:value-type="float" office:value="0" calcext:value-type="float">
            <text:p>0</text:p>
          </table:table-cell>
          <table:table-cell table:style-name="ce50" table:formula="of:=IF([.U74];MIN([.$E74]-[.$D78];[.$E78]-[.$D74]);0)" office:value-type="float" office:value="0" calcext:value-type="float">
            <text:p>0</text:p>
          </table:table-cell>
          <table:table-cell table:style-name="ce50" table:formula="of:=IF([.V74];MIN([.$E74]-[.$D79];[.$E79]-[.$D74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5]" office:value-type="string" office:string-value="Project-A11" calcext:value-type="string">
            <text:p>Project-A11</text:p>
          </table:table-cell>
          <table:table-cell table:style-name="ce135" table:formula="of:=[$'Project_Release_Optimizer_(GA)'.AB25]" office:value-type="date" office:date-value="2015-09-24T10:45:20.841972" calcext:value-type="date">
            <text:p>24-Sep-2015</text:p>
          </table:table-cell>
          <table:table-cell table:style-name="ce135" table:formula="of:=[$'Project_Release_Optimizer_(GA)'.AC25]" office:value-type="date" office:date-value="2015-10-07T01:15:49.004496" calcext:value-type="date">
            <text:p>07-Oct-2015</text:p>
          </table:table-cell>
          <table:table-cell table:style-name="ce134" table:formula="of:=[$'Project_Release_Optimizer_(GA)'.AI25]" office:value-type="string" office:string-value="v002" calcext:value-type="string">
            <text:p>v002</text:p>
          </table:table-cell>
          <table:table-cell/>
          <table:table-cell table:style-name="ce50" table:number-columns-repeated="11"/>
          <table:table-cell table:style-name="ce50" table:formula="of:=IF(AND([.$E75]&gt;[.$D76];[.$D75]&lt;[.$E76];[.$F75]&lt;&gt;[.$F76]);1;0)" office:value-type="float" office:value="0" calcext:value-type="float">
            <text:p>0</text:p>
          </table:table-cell>
          <table:table-cell table:style-name="ce50" table:formula="of:=IF(AND([.$E75]&gt;[.$D77];[.$D75]&lt;[.$E77];[.$F75]&lt;&gt;[.$F77]);1;0)" office:value-type="float" office:value="0" calcext:value-type="float">
            <text:p>0</text:p>
          </table:table-cell>
          <table:table-cell table:style-name="ce50" table:formula="of:=IF(AND([.$E75]&gt;[.$D78];[.$D75]&lt;[.$E78];[.$F75]&lt;&gt;[.$F78]);1;0)" office:value-type="float" office:value="0" calcext:value-type="float">
            <text:p>0</text:p>
          </table:table-cell>
          <table:table-cell table:style-name="ce50" table:formula="of:=IF(AND([.$E75]&gt;[.$D79];[.$D75]&lt;[.$E79];[.$F75]&lt;&gt;[.$F79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1"/>
          <table:table-cell table:style-name="ce50" table:formula="of:=IF([.S75];MIN([.$E75]-[.$D76];[.$E76]-[.$D75]);0)" office:value-type="float" office:value="0" calcext:value-type="float">
            <text:p>0</text:p>
          </table:table-cell>
          <table:table-cell table:style-name="ce50" table:formula="of:=IF([.T75];MIN([.$E75]-[.$D77];[.$E77]-[.$D75]);0)" office:value-type="float" office:value="0" calcext:value-type="float">
            <text:p>0</text:p>
          </table:table-cell>
          <table:table-cell table:style-name="ce50" table:formula="of:=IF([.U75];MIN([.$E75]-[.$D78];[.$E78]-[.$D75]);0)" office:value-type="float" office:value="0" calcext:value-type="float">
            <text:p>0</text:p>
          </table:table-cell>
          <table:table-cell table:style-name="ce50" table:formula="of:=IF([.V75];MIN([.$E75]-[.$D79];[.$E79]-[.$D75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6]" office:value-type="string" office:string-value="Project-A12" calcext:value-type="string">
            <text:p>Project-A12</text:p>
          </table:table-cell>
          <table:table-cell table:style-name="ce135" table:formula="of:=[$'Project_Release_Optimizer_(GA)'.AB26]" office:value-type="date" office:date-value="2016-05-11T22:28:42.346589" calcext:value-type="date">
            <text:p>11-May-2016</text:p>
          </table:table-cell>
          <table:table-cell table:style-name="ce135" table:formula="of:=[$'Project_Release_Optimizer_(GA)'.AC26]" office:value-type="date" office:date-value="2016-06-15T03:35:54.359918" calcext:value-type="date">
            <text:p>15-Jun-2016</text:p>
          </table:table-cell>
          <table:table-cell table:style-name="ce134" table:formula="of:=[$'Project_Release_Optimizer_(GA)'.AI26]" office:value-type="string" office:string-value="v004" calcext:value-type="string">
            <text:p>v004</text:p>
          </table:table-cell>
          <table:table-cell/>
          <table:table-cell table:style-name="ce50" table:number-columns-repeated="12"/>
          <table:table-cell table:style-name="ce50" table:formula="of:=IF(AND([.$E76]&gt;[.$D77];[.$D76]&lt;[.$E77];[.$F76]&lt;&gt;[.$F77]);1;0)" office:value-type="float" office:value="0" calcext:value-type="float">
            <text:p>0</text:p>
          </table:table-cell>
          <table:table-cell table:style-name="ce50" table:formula="of:=IF(AND([.$E76]&gt;[.$D78];[.$D76]&lt;[.$E78];[.$F76]&lt;&gt;[.$F78]);1;0)" office:value-type="float" office:value="0" calcext:value-type="float">
            <text:p>0</text:p>
          </table:table-cell>
          <table:table-cell table:style-name="ce50" table:formula="of:=IF(AND([.$E76]&gt;[.$D79];[.$D76]&lt;[.$E79];[.$F76]&lt;&gt;[.$F79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2"/>
          <table:table-cell table:style-name="ce50" table:formula="of:=IF([.T76];MIN([.$E76]-[.$D77];[.$E77]-[.$D76]);0)" office:value-type="float" office:value="0" calcext:value-type="float">
            <text:p>0</text:p>
          </table:table-cell>
          <table:table-cell table:style-name="ce50" table:formula="of:=IF([.U76];MIN([.$E76]-[.$D78];[.$E78]-[.$D76]);0)" office:value-type="float" office:value="0" calcext:value-type="float">
            <text:p>0</text:p>
          </table:table-cell>
          <table:table-cell table:style-name="ce50" table:formula="of:=IF([.V76];MIN([.$E76]-[.$D79];[.$E79]-[.$D76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7]" office:value-type="string" office:string-value="Project-A13" calcext:value-type="string">
            <text:p>Project-A13</text:p>
          </table:table-cell>
          <table:table-cell table:style-name="ce135" table:formula="of:=[$'Project_Release_Optimizer_(GA)'.AB27]" office:value-type="date" office:date-value="2015-11-22T07:41:54.249915" calcext:value-type="date">
            <text:p>22-Nov-2015</text:p>
          </table:table-cell>
          <table:table-cell table:style-name="ce135" table:formula="of:=[$'Project_Release_Optimizer_(GA)'.AC27]" office:value-type="date" office:date-value="2015-12-29T18:15:39.494089" calcext:value-type="date">
            <text:p>29-Dec-2015</text:p>
          </table:table-cell>
          <table:table-cell table:style-name="ce134" table:formula="of:=[$'Project_Release_Optimizer_(GA)'.AI27]" office:value-type="string" office:string-value="v007" calcext:value-type="string">
            <text:p>v007</text:p>
          </table:table-cell>
          <table:table-cell/>
          <table:table-cell table:style-name="ce50" table:number-columns-repeated="13"/>
          <table:table-cell table:style-name="ce50" table:formula="of:=IF(AND([.$E77]&gt;[.$D78];[.$D77]&lt;[.$E78];[.$F77]&lt;&gt;[.$F78]);1;0)" office:value-type="float" office:value="0" calcext:value-type="float">
            <text:p>0</text:p>
          </table:table-cell>
          <table:table-cell table:style-name="ce50" table:formula="of:=IF(AND([.$E77]&gt;[.$D79];[.$D77]&lt;[.$E79];[.$F77]&lt;&gt;[.$F79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3"/>
          <table:table-cell table:style-name="ce50" table:formula="of:=IF([.U77];MIN([.$E77]-[.$D78];[.$E78]-[.$D77]);0)" office:value-type="float" office:value="0" calcext:value-type="float">
            <text:p>0</text:p>
          </table:table-cell>
          <table:table-cell table:style-name="ce50" table:formula="of:=IF([.V77];MIN([.$E77]-[.$D79];[.$E79]-[.$D77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8]" office:value-type="string" office:string-value="Project-A14" calcext:value-type="string">
            <text:p>Project-A14</text:p>
          </table:table-cell>
          <table:table-cell table:style-name="ce135" table:formula="of:=[$'Project_Release_Optimizer_(GA)'.AB28]" office:value-type="date" office:date-value="2015-08-11T11:32:28.888859" calcext:value-type="date">
            <text:p>11-Aug-2015</text:p>
          </table:table-cell>
          <table:table-cell table:style-name="ce135" table:formula="of:=[$'Project_Release_Optimizer_(GA)'.AC28]" office:value-type="date" office:date-value="2015-09-03T00:16:40.807664" calcext:value-type="date">
            <text:p>03-Sep-2015</text:p>
          </table:table-cell>
          <table:table-cell table:style-name="ce134" table:formula="of:=[$'Project_Release_Optimizer_(GA)'.AI28]" office:value-type="string" office:string-value="v006" calcext:value-type="string">
            <text:p>v006</text:p>
          </table:table-cell>
          <table:table-cell/>
          <table:table-cell table:style-name="ce50" table:number-columns-repeated="14"/>
          <table:table-cell table:style-name="ce50" table:formula="of:=IF(AND([.$E78]&gt;[.$D79];[.$D78]&lt;[.$E79];[.$F78]&lt;&gt;[.$F79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4"/>
          <table:table-cell table:style-name="ce50" table:formula="of:=IF([.V78];MIN([.$E78]-[.$D79];[.$E79]-[.$D78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9]" office:value-type="string" office:string-value="Project-A15" calcext:value-type="string">
            <text:p>Project-A15</text:p>
          </table:table-cell>
          <table:table-cell table:style-name="ce135" table:formula="of:=[$'Project_Release_Optimizer_(GA)'.AB29]" office:value-type="date" office:date-value="2016-07-21T19:43:32.230533" calcext:value-type="date">
            <text:p>21-Jul-2016</text:p>
          </table:table-cell>
          <table:table-cell table:style-name="ce135" table:formula="of:=[$'Project_Release_Optimizer_(GA)'.AC29]" office:value-type="date" office:date-value="2016-09-15T23:46:12.130317" calcext:value-type="date">
            <text:p>15-Sep-2016</text:p>
          </table:table-cell>
          <table:table-cell table:style-name="ce134" table:formula="of:=[$'Project_Release_Optimizer_(GA)'.AI29]" office:value-type="string" office:string-value="v008" calcext:value-type="string">
            <text:p>v008</text:p>
          </table:table-cell>
          <table:table-cell/>
          <table:table-cell table:style-name="ce50" table:number-columns-repeated="15"/>
          <table:table-cell table:style-name="ce143"/>
          <table:table-cell table:style-name="ce50" table:number-columns-repeated="15"/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30"/>
          <table:table-cell table:style-name="ce132" table:number-columns-repeated="36"/>
          <table:table-cell table:style-name="ce147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/>
          <table:table-cell table:style-name="ce4" table:number-columns-repeated="2"/>
          <table:table-cell table:number-columns-repeated="43"/>
          <table:table-cell table:style-name="ce23"/>
          <table:table-cell table:number-columns-repeated="977"/>
        </table:table-row>
        <table:table-row table:style-name="ro2">
          <table:table-cell/>
          <table:table-cell table:style-name="ce125"/>
          <table:table-cell table:style-name="ce133"/>
          <table:table-cell table:style-name="ce131" table:number-columns-repeated="2"/>
          <table:table-cell table:style-name="ce139"/>
          <table:table-cell table:style-name="ce131" table:number-columns-repeated="32"/>
          <table:table-cell table:style-name="ce144"/>
          <table:table-cell table:number-columns-repeated="7"/>
          <table:table-cell table:style-name="ce23"/>
          <table:table-cell table:number-columns-repeated="977"/>
        </table:table-row>
        <table:table-row table:style-name="ro2">
          <table:table-cell/>
          <table:table-cell table:style-name="ce126"/>
          <table:table-cell table:style-name="ce15" office:value-type="string" calcext:value-type="string" table:number-columns-spanned="1" table:number-rows-spanned="2">
            <text:p>Prod - Violation</text:p>
          </table:table-cell>
          <table:table-cell table:style-name="ce22" office:value-type="string" calcext:value-type="string">
            <text:p>Count:</text:p>
          </table:table-cell>
          <table:table-cell table:style-name="ce136" table:formula="of:=SUM([.H87:.V101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mpare Roll Project against Column Project, to check violation.</text:p>
          </table:table-cell>
          <table:table-cell table:number-columns-repeated="30"/>
          <table:table-cell table:style-name="ce145"/>
          <table:table-cell table:number-columns-repeated="7"/>
          <table:table-cell table:style-name="ce23"/>
          <table:table-cell table:number-columns-repeated="977"/>
        </table:table-row>
        <table:table-row table:style-name="ro2">
          <table:table-cell table:style-name="ce124"/>
          <table:table-cell table:style-name="ce127"/>
          <table:covered-table-cell/>
          <table:table-cell table:style-name="ce22" office:value-type="string" calcext:value-type="string">
            <text:p>Days:</text:p>
          </table:table-cell>
          <table:table-cell table:style-name="ce138" table:formula="of:=SUM([.X87:.AL101])" office:value-type="float" office:value="0" calcext:value-type="float">
            <text:p>0.00</text:p>
          </table:table-cell>
          <table:table-cell table:style-name="ce124" table:number-columns-repeated="33"/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/>
          <table:table-cell table:style-name="ce129"/>
          <table:table-cell table:number-columns-repeated="5"/>
          <table:table-cell table:style-name="ce22" office:value-type="string" calcext:value-type="string" table:number-columns-spanned="15" table:number-rows-spanned="1">
            <text:p>Count</text:p>
          </table:table-cell>
          <table:covered-table-cell table:number-columns-repeated="14"/>
          <table:table-cell/>
          <table:table-cell table:style-name="ce22" office:value-type="string" calcext:value-type="string" table:number-columns-spanned="15" table:number-rows-spanned="1">
            <text:p>Days (Overlap) simplified rough formula</text:p>
          </table:table-cell>
          <table:covered-table-cell table:number-columns-repeated="14"/>
          <table:table-cell table:style-name="ce145"/>
          <table:table-cell table:number-columns-repeated="7"/>
          <table:table-cell table:style-name="ce23"/>
          <table:table-cell table:number-columns-repeated="977"/>
        </table:table-row>
        <table:table-row table:style-name="ro10">
          <table:table-cell table:style-name="ce124"/>
          <table:table-cell table:style-name="ce127"/>
          <table:table-cell table:style-name="ce49" table:formula="of:=[$'Project_Release_Optimizer_(GA)'.B14]" office:value-type="string" office:string-value="Project Name" calcext:value-type="string">
            <text:p>Project Name</text:p>
          </table:table-cell>
          <table:table-cell table:style-name="ce49" table:formula="of:=[$'Project_Release_Optimizer_(GA)'.AF14]" office:value-type="string" office:string-value="Start Date" calcext:value-type="string">
            <text:p>Start Date</text:p>
          </table:table-cell>
          <table:table-cell table:style-name="ce49" table:formula="of:=[$'Project_Release_Optimizer_(GA)'.AG14]" office:value-type="string" office:string-value="End Date" calcext:value-type="string">
            <text:p>End Date</text:p>
          </table:table-cell>
          <table:table-cell table:style-name="ce141" table:formula="of:=[$'Project_Release_Optimizer_(GA)'.AI14]" office:value-type="string" office:string-value="Code Base Version" calcext:value-type="string">
            <text:p>Code Base Version</text:p>
          </table:table-cell>
          <table:table-cell/>
          <table:table-cell table:style-name="ce142" office:value-type="string" calcext:value-type="string">
            <text:p>P-A01</text:p>
          </table:table-cell>
          <table:table-cell table:style-name="ce142" office:value-type="string" calcext:value-type="string">
            <text:p>P-A02</text:p>
          </table:table-cell>
          <table:table-cell table:style-name="ce142" office:value-type="string" calcext:value-type="string">
            <text:p>P-A03</text:p>
          </table:table-cell>
          <table:table-cell table:style-name="ce142" office:value-type="string" calcext:value-type="string">
            <text:p>P-A04</text:p>
          </table:table-cell>
          <table:table-cell table:style-name="ce142" office:value-type="string" calcext:value-type="string">
            <text:p>P-A05</text:p>
          </table:table-cell>
          <table:table-cell table:style-name="ce142" office:value-type="string" calcext:value-type="string">
            <text:p>P-A06</text:p>
          </table:table-cell>
          <table:table-cell table:style-name="ce142" office:value-type="string" calcext:value-type="string">
            <text:p>P-A07</text:p>
          </table:table-cell>
          <table:table-cell table:style-name="ce142" office:value-type="string" calcext:value-type="string">
            <text:p>P-A08</text:p>
          </table:table-cell>
          <table:table-cell table:style-name="ce142" office:value-type="string" calcext:value-type="string">
            <text:p>P-A09</text:p>
          </table:table-cell>
          <table:table-cell table:style-name="ce142" office:value-type="string" calcext:value-type="string">
            <text:p>P-A10</text:p>
          </table:table-cell>
          <table:table-cell table:style-name="ce142" office:value-type="string" calcext:value-type="string">
            <text:p>P-A11</text:p>
          </table:table-cell>
          <table:table-cell table:style-name="ce142" office:value-type="string" calcext:value-type="string">
            <text:p>P-A12</text:p>
          </table:table-cell>
          <table:table-cell table:style-name="ce142" office:value-type="string" calcext:value-type="string">
            <text:p>P-A13</text:p>
          </table:table-cell>
          <table:table-cell table:style-name="ce142" office:value-type="string" calcext:value-type="string">
            <text:p>P-A14</text:p>
          </table:table-cell>
          <table:table-cell table:style-name="ce142" office:value-type="string" calcext:value-type="string">
            <text:p>P-A15</text:p>
          </table:table-cell>
          <table:table-cell table:style-name="ce124"/>
          <table:table-cell table:style-name="ce142" office:value-type="string" calcext:value-type="string">
            <text:p>P-A01</text:p>
          </table:table-cell>
          <table:table-cell table:style-name="ce142" office:value-type="string" calcext:value-type="string">
            <text:p>P-A02</text:p>
          </table:table-cell>
          <table:table-cell table:style-name="ce142" office:value-type="string" calcext:value-type="string">
            <text:p>P-A03</text:p>
          </table:table-cell>
          <table:table-cell table:style-name="ce142" office:value-type="string" calcext:value-type="string">
            <text:p>P-A04</text:p>
          </table:table-cell>
          <table:table-cell table:style-name="ce142" office:value-type="string" calcext:value-type="string">
            <text:p>P-A05</text:p>
          </table:table-cell>
          <table:table-cell table:style-name="ce142" office:value-type="string" calcext:value-type="string">
            <text:p>P-A06</text:p>
          </table:table-cell>
          <table:table-cell table:style-name="ce142" office:value-type="string" calcext:value-type="string">
            <text:p>P-A07</text:p>
          </table:table-cell>
          <table:table-cell table:style-name="ce142" office:value-type="string" calcext:value-type="string">
            <text:p>P-A08</text:p>
          </table:table-cell>
          <table:table-cell table:style-name="ce142" office:value-type="string" calcext:value-type="string">
            <text:p>P-A09</text:p>
          </table:table-cell>
          <table:table-cell table:style-name="ce142" office:value-type="string" calcext:value-type="string">
            <text:p>P-A10</text:p>
          </table:table-cell>
          <table:table-cell table:style-name="ce142" office:value-type="string" calcext:value-type="string">
            <text:p>P-A11</text:p>
          </table:table-cell>
          <table:table-cell table:style-name="ce142" office:value-type="string" calcext:value-type="string">
            <text:p>P-A12</text:p>
          </table:table-cell>
          <table:table-cell table:style-name="ce142" office:value-type="string" calcext:value-type="string">
            <text:p>P-A13</text:p>
          </table:table-cell>
          <table:table-cell table:style-name="ce142" office:value-type="string" calcext:value-type="string">
            <text:p>P-A14</text:p>
          </table:table-cell>
          <table:table-cell table:style-name="ce142" office:value-type="string" calcext:value-type="string">
            <text:p>P-A15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15]" office:value-type="string" office:string-value="Project-A01" calcext:value-type="string">
            <text:p>Project-A01</text:p>
          </table:table-cell>
          <table:table-cell table:style-name="ce135" table:formula="of:=[$'Project_Release_Optimizer_(GA)'.AF15]" office:value-type="date" office:date-value="2014-08-07T23:58:19.001454" calcext:value-type="date">
            <text:p>07-Aug-2014</text:p>
          </table:table-cell>
          <table:table-cell table:style-name="ce135" table:formula="of:=[$'Project_Release_Optimizer_(GA)'.AG15]" office:value-type="date" office:date-value="2014-08-21T15:26:34.516588" calcext:value-type="date">
            <text:p>21-Aug-2014</text:p>
          </table:table-cell>
          <table:table-cell table:style-name="ce134" table:formula="of:=[$'Project_Release_Optimizer_(GA)'.AI15]" office:value-type="string" office:string-value="v001" calcext:value-type="string">
            <text:p>v001</text:p>
          </table:table-cell>
          <table:table-cell/>
          <table:table-cell table:style-name="ce50"/>
          <table:table-cell table:style-name="ce50" table:formula="of:=IF(AND([.$E87]&gt;[.$D88];[.$D87]&lt;[.$E88];[.$F87]&lt;&gt;[.$F88]);1;0)" office:value-type="float" office:value="0" calcext:value-type="float">
            <text:p>0</text:p>
          </table:table-cell>
          <table:table-cell table:style-name="ce50" table:formula="of:=IF(AND([.$E87]&gt;[.$D89];[.$D87]&lt;[.$E89];[.$F87]&lt;&gt;[.$F89]);1;0)" office:value-type="float" office:value="0" calcext:value-type="float">
            <text:p>0</text:p>
          </table:table-cell>
          <table:table-cell table:style-name="ce50" table:formula="of:=IF(AND([.$E87]&gt;[.$D90];[.$D87]&lt;[.$E90];[.$F87]&lt;&gt;[.$F90]);1;0)" office:value-type="float" office:value="0" calcext:value-type="float">
            <text:p>0</text:p>
          </table:table-cell>
          <table:table-cell table:style-name="ce50" table:formula="of:=IF(AND([.$E87]&gt;[.$D91];[.$D87]&lt;[.$E91];[.$F87]&lt;&gt;[.$F91]);1;0)" office:value-type="float" office:value="0" calcext:value-type="float">
            <text:p>0</text:p>
          </table:table-cell>
          <table:table-cell table:style-name="ce50" table:formula="of:=IF(AND([.$E87]&gt;[.$D92];[.$D87]&lt;[.$E92];[.$F87]&lt;&gt;[.$F92]);1;0)" office:value-type="float" office:value="0" calcext:value-type="float">
            <text:p>0</text:p>
          </table:table-cell>
          <table:table-cell table:style-name="ce50" table:formula="of:=IF(AND([.$E87]&gt;[.$D93];[.$D87]&lt;[.$E93];[.$F87]&lt;&gt;[.$F93]);1;0)" office:value-type="float" office:value="0" calcext:value-type="float">
            <text:p>0</text:p>
          </table:table-cell>
          <table:table-cell table:style-name="ce50" table:formula="of:=IF(AND([.$E87]&gt;[.$D94];[.$D87]&lt;[.$E94];[.$F87]&lt;&gt;[.$F94]);1;0)" office:value-type="float" office:value="0" calcext:value-type="float">
            <text:p>0</text:p>
          </table:table-cell>
          <table:table-cell table:style-name="ce50" table:formula="of:=IF(AND([.$E87]&gt;[.$D95];[.$D87]&lt;[.$E95];[.$F87]&lt;&gt;[.$F95]);1;0)" office:value-type="float" office:value="0" calcext:value-type="float">
            <text:p>0</text:p>
          </table:table-cell>
          <table:table-cell table:style-name="ce50" table:formula="of:=IF(AND([.$E87]&gt;[.$D96];[.$D87]&lt;[.$E96];[.$F87]&lt;&gt;[.$F96]);1;0)" office:value-type="float" office:value="0" calcext:value-type="float">
            <text:p>0</text:p>
          </table:table-cell>
          <table:table-cell table:style-name="ce50" table:formula="of:=IF(AND([.$E87]&gt;[.$D97];[.$D87]&lt;[.$E97];[.$F87]&lt;&gt;[.$F97]);1;0)" office:value-type="float" office:value="0" calcext:value-type="float">
            <text:p>0</text:p>
          </table:table-cell>
          <table:table-cell table:style-name="ce50" table:formula="of:=IF(AND([.$E87]&gt;[.$D98];[.$D87]&lt;[.$E98];[.$F87]&lt;&gt;[.$F98]);1;0)" office:value-type="float" office:value="0" calcext:value-type="float">
            <text:p>0</text:p>
          </table:table-cell>
          <table:table-cell table:style-name="ce50" table:formula="of:=IF(AND([.$E87]&gt;[.$D99];[.$D87]&lt;[.$E99];[.$F87]&lt;&gt;[.$F99]);1;0)" office:value-type="float" office:value="0" calcext:value-type="float">
            <text:p>0</text:p>
          </table:table-cell>
          <table:table-cell table:style-name="ce50" table:formula="of:=IF(AND([.$E87]&gt;[.$D100];[.$D87]&lt;[.$E100];[.$F87]&lt;&gt;[.$F100]);1;0)" office:value-type="float" office:value="0" calcext:value-type="float">
            <text:p>0</text:p>
          </table:table-cell>
          <table:table-cell table:style-name="ce50" table:formula="of:=IF(AND([.$E87]&gt;[.$D101];[.$D87]&lt;[.$E101];[.$F87]&lt;&gt;[.$F101]);1;0)" office:value-type="float" office:value="0" calcext:value-type="float">
            <text:p>0</text:p>
          </table:table-cell>
          <table:table-cell table:style-name="ce143"/>
          <table:table-cell table:style-name="ce50"/>
          <table:table-cell table:style-name="ce50" table:formula="of:=IF([.I87];MIN([.$E87]-[.$D88];[.$E88]-[.$D87]);0)" office:value-type="float" office:value="0" calcext:value-type="float">
            <text:p>0</text:p>
          </table:table-cell>
          <table:table-cell table:style-name="ce50" table:formula="of:=IF([.J87];MIN([.$E87]-[.$D89];[.$E89]-[.$D87]);0)" office:value-type="float" office:value="0" calcext:value-type="float">
            <text:p>0</text:p>
          </table:table-cell>
          <table:table-cell table:style-name="ce50" table:formula="of:=IF([.K87];MIN([.$E87]-[.$D90];[.$E90]-[.$D87]);0)" office:value-type="float" office:value="0" calcext:value-type="float">
            <text:p>0</text:p>
          </table:table-cell>
          <table:table-cell table:style-name="ce50" table:formula="of:=IF([.L87];MIN([.$E87]-[.$D91];[.$E91]-[.$D87]);0)" office:value-type="float" office:value="0" calcext:value-type="float">
            <text:p>0</text:p>
          </table:table-cell>
          <table:table-cell table:style-name="ce50" table:formula="of:=IF([.M87];MIN([.$E87]-[.$D92];[.$E92]-[.$D87]);0)" office:value-type="float" office:value="0" calcext:value-type="float">
            <text:p>0</text:p>
          </table:table-cell>
          <table:table-cell table:style-name="ce50" table:formula="of:=IF([.N87];MIN([.$E87]-[.$D93];[.$E93]-[.$D87]);0)" office:value-type="float" office:value="0" calcext:value-type="float">
            <text:p>0</text:p>
          </table:table-cell>
          <table:table-cell table:style-name="ce50" table:formula="of:=IF([.O87];MIN([.$E87]-[.$D94];[.$E94]-[.$D87]);0)" office:value-type="float" office:value="0" calcext:value-type="float">
            <text:p>0</text:p>
          </table:table-cell>
          <table:table-cell table:style-name="ce50" table:formula="of:=IF([.P87];MIN([.$E87]-[.$D95];[.$E95]-[.$D87]);0)" office:value-type="float" office:value="0" calcext:value-type="float">
            <text:p>0</text:p>
          </table:table-cell>
          <table:table-cell table:style-name="ce50" table:formula="of:=IF([.Q87];MIN([.$E87]-[.$D96];[.$E96]-[.$D87]);0)" office:value-type="float" office:value="0" calcext:value-type="float">
            <text:p>0</text:p>
          </table:table-cell>
          <table:table-cell table:style-name="ce50" table:formula="of:=IF([.R87];MIN([.$E87]-[.$D97];[.$E97]-[.$D87]);0)" office:value-type="float" office:value="0" calcext:value-type="float">
            <text:p>0</text:p>
          </table:table-cell>
          <table:table-cell table:style-name="ce50" table:formula="of:=IF([.S87];MIN([.$E87]-[.$D98];[.$E98]-[.$D87]);0)" office:value-type="float" office:value="0" calcext:value-type="float">
            <text:p>0</text:p>
          </table:table-cell>
          <table:table-cell table:style-name="ce50" table:formula="of:=IF([.T87];MIN([.$E87]-[.$D99];[.$E99]-[.$D87]);0)" office:value-type="float" office:value="0" calcext:value-type="float">
            <text:p>0</text:p>
          </table:table-cell>
          <table:table-cell table:style-name="ce50" table:formula="of:=IF([.U87];MIN([.$E87]-[.$D100];[.$E100]-[.$D87]);0)" office:value-type="float" office:value="0" calcext:value-type="float">
            <text:p>0</text:p>
          </table:table-cell>
          <table:table-cell table:style-name="ce50" table:formula="of:=IF([.V87];MIN([.$E87]-[.$D101];[.$E101]-[.$D87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16]" office:value-type="string" office:string-value="Project-A02" calcext:value-type="string">
            <text:p>Project-A02</text:p>
          </table:table-cell>
          <table:table-cell table:style-name="ce135" table:formula="of:=[$'Project_Release_Optimizer_(GA)'.AF16]" office:value-type="date" office:date-value="2016-05-13T11:25:11.404527" calcext:value-type="date">
            <text:p>13-May-2016</text:p>
          </table:table-cell>
          <table:table-cell table:style-name="ce135" table:formula="of:=[$'Project_Release_Optimizer_(GA)'.AG16]" office:value-type="date" office:date-value="2016-05-28T18:28:10.433724" calcext:value-type="date">
            <text:p>28-May-2016</text:p>
          </table:table-cell>
          <table:table-cell table:style-name="ce134" table:formula="of:=[$'Project_Release_Optimizer_(GA)'.AI16]" office:value-type="string" office:string-value="v002" calcext:value-type="string">
            <text:p>v002</text:p>
          </table:table-cell>
          <table:table-cell/>
          <table:table-cell table:style-name="ce50" table:number-columns-repeated="2"/>
          <table:table-cell table:style-name="ce50" table:formula="of:=IF(AND([.$E88]&gt;[.$D89];[.$D88]&lt;[.$E89];[.$F88]&lt;&gt;[.$F89]);1;0)" office:value-type="float" office:value="0" calcext:value-type="float">
            <text:p>0</text:p>
          </table:table-cell>
          <table:table-cell table:style-name="ce50" table:formula="of:=IF(AND([.$E88]&gt;[.$D90];[.$D88]&lt;[.$E90];[.$F88]&lt;&gt;[.$F90]);1;0)" office:value-type="float" office:value="0" calcext:value-type="float">
            <text:p>0</text:p>
          </table:table-cell>
          <table:table-cell table:style-name="ce50" table:formula="of:=IF(AND([.$E88]&gt;[.$D91];[.$D88]&lt;[.$E91];[.$F88]&lt;&gt;[.$F91]);1;0)" office:value-type="float" office:value="0" calcext:value-type="float">
            <text:p>0</text:p>
          </table:table-cell>
          <table:table-cell table:style-name="ce50" table:formula="of:=IF(AND([.$E88]&gt;[.$D92];[.$D88]&lt;[.$E92];[.$F88]&lt;&gt;[.$F92]);1;0)" office:value-type="float" office:value="0" calcext:value-type="float">
            <text:p>0</text:p>
          </table:table-cell>
          <table:table-cell table:style-name="ce50" table:formula="of:=IF(AND([.$E88]&gt;[.$D93];[.$D88]&lt;[.$E93];[.$F88]&lt;&gt;[.$F93]);1;0)" office:value-type="float" office:value="0" calcext:value-type="float">
            <text:p>0</text:p>
          </table:table-cell>
          <table:table-cell table:style-name="ce50" table:formula="of:=IF(AND([.$E88]&gt;[.$D94];[.$D88]&lt;[.$E94];[.$F88]&lt;&gt;[.$F94]);1;0)" office:value-type="float" office:value="0" calcext:value-type="float">
            <text:p>0</text:p>
          </table:table-cell>
          <table:table-cell table:style-name="ce50" table:formula="of:=IF(AND([.$E88]&gt;[.$D95];[.$D88]&lt;[.$E95];[.$F88]&lt;&gt;[.$F95]);1;0)" office:value-type="float" office:value="0" calcext:value-type="float">
            <text:p>0</text:p>
          </table:table-cell>
          <table:table-cell table:style-name="ce50" table:formula="of:=IF(AND([.$E88]&gt;[.$D96];[.$D88]&lt;[.$E96];[.$F88]&lt;&gt;[.$F96]);1;0)" office:value-type="float" office:value="0" calcext:value-type="float">
            <text:p>0</text:p>
          </table:table-cell>
          <table:table-cell table:style-name="ce50" table:formula="of:=IF(AND([.$E88]&gt;[.$D97];[.$D88]&lt;[.$E97];[.$F88]&lt;&gt;[.$F97]);1;0)" office:value-type="float" office:value="0" calcext:value-type="float">
            <text:p>0</text:p>
          </table:table-cell>
          <table:table-cell table:style-name="ce50" table:formula="of:=IF(AND([.$E88]&gt;[.$D98];[.$D88]&lt;[.$E98];[.$F88]&lt;&gt;[.$F98]);1;0)" office:value-type="float" office:value="0" calcext:value-type="float">
            <text:p>0</text:p>
          </table:table-cell>
          <table:table-cell table:style-name="ce50" table:formula="of:=IF(AND([.$E88]&gt;[.$D99];[.$D88]&lt;[.$E99];[.$F88]&lt;&gt;[.$F99]);1;0)" office:value-type="float" office:value="0" calcext:value-type="float">
            <text:p>0</text:p>
          </table:table-cell>
          <table:table-cell table:style-name="ce50" table:formula="of:=IF(AND([.$E88]&gt;[.$D100];[.$D88]&lt;[.$E100];[.$F88]&lt;&gt;[.$F100]);1;0)" office:value-type="float" office:value="0" calcext:value-type="float">
            <text:p>0</text:p>
          </table:table-cell>
          <table:table-cell table:style-name="ce50" table:formula="of:=IF(AND([.$E88]&gt;[.$D101];[.$D88]&lt;[.$E101];[.$F88]&lt;&gt;[.$F101]);1;0)" office:value-type="float" office:value="0" calcext:value-type="float">
            <text:p>0</text:p>
          </table:table-cell>
          <table:table-cell table:style-name="ce143"/>
          <table:table-cell table:style-name="ce50" table:number-columns-repeated="2"/>
          <table:table-cell table:style-name="ce50" table:formula="of:=IF([.J88];MIN([.$E88]-[.$D89];[.$E89]-[.$D88]);0)" office:value-type="float" office:value="0" calcext:value-type="float">
            <text:p>0</text:p>
          </table:table-cell>
          <table:table-cell table:style-name="ce50" table:formula="of:=IF([.K88];MIN([.$E88]-[.$D90];[.$E90]-[.$D88]);0)" office:value-type="float" office:value="0" calcext:value-type="float">
            <text:p>0</text:p>
          </table:table-cell>
          <table:table-cell table:style-name="ce50" table:formula="of:=IF([.L88];MIN([.$E88]-[.$D91];[.$E91]-[.$D88]);0)" office:value-type="float" office:value="0" calcext:value-type="float">
            <text:p>0</text:p>
          </table:table-cell>
          <table:table-cell table:style-name="ce50" table:formula="of:=IF([.M88];MIN([.$E88]-[.$D92];[.$E92]-[.$D88]);0)" office:value-type="float" office:value="0" calcext:value-type="float">
            <text:p>0</text:p>
          </table:table-cell>
          <table:table-cell table:style-name="ce50" table:formula="of:=IF([.N88];MIN([.$E88]-[.$D93];[.$E93]-[.$D88]);0)" office:value-type="float" office:value="0" calcext:value-type="float">
            <text:p>0</text:p>
          </table:table-cell>
          <table:table-cell table:style-name="ce50" table:formula="of:=IF([.O88];MIN([.$E88]-[.$D94];[.$E94]-[.$D88]);0)" office:value-type="float" office:value="0" calcext:value-type="float">
            <text:p>0</text:p>
          </table:table-cell>
          <table:table-cell table:style-name="ce50" table:formula="of:=IF([.P88];MIN([.$E88]-[.$D95];[.$E95]-[.$D88]);0)" office:value-type="float" office:value="0" calcext:value-type="float">
            <text:p>0</text:p>
          </table:table-cell>
          <table:table-cell table:style-name="ce50" table:formula="of:=IF([.Q88];MIN([.$E88]-[.$D96];[.$E96]-[.$D88]);0)" office:value-type="float" office:value="0" calcext:value-type="float">
            <text:p>0</text:p>
          </table:table-cell>
          <table:table-cell table:style-name="ce50" table:formula="of:=IF([.R88];MIN([.$E88]-[.$D97];[.$E97]-[.$D88]);0)" office:value-type="float" office:value="0" calcext:value-type="float">
            <text:p>0</text:p>
          </table:table-cell>
          <table:table-cell table:style-name="ce50" table:formula="of:=IF([.S88];MIN([.$E88]-[.$D98];[.$E98]-[.$D88]);0)" office:value-type="float" office:value="0" calcext:value-type="float">
            <text:p>0</text:p>
          </table:table-cell>
          <table:table-cell table:style-name="ce50" table:formula="of:=IF([.T88];MIN([.$E88]-[.$D99];[.$E99]-[.$D88]);0)" office:value-type="float" office:value="0" calcext:value-type="float">
            <text:p>0</text:p>
          </table:table-cell>
          <table:table-cell table:style-name="ce50" table:formula="of:=IF([.U88];MIN([.$E88]-[.$D100];[.$E100]-[.$D88]);0)" office:value-type="float" office:value="0" calcext:value-type="float">
            <text:p>0</text:p>
          </table:table-cell>
          <table:table-cell table:style-name="ce50" table:formula="of:=IF([.V88];MIN([.$E88]-[.$D101];[.$E101]-[.$D88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17]" office:value-type="string" office:string-value="Project-A03" calcext:value-type="string">
            <text:p>Project-A03</text:p>
          </table:table-cell>
          <table:table-cell table:style-name="ce135" table:formula="of:=[$'Project_Release_Optimizer_(GA)'.AF17]" office:value-type="date" office:date-value="2015-01-07T04:09:00.213523" calcext:value-type="date">
            <text:p>07-Jan-2015</text:p>
          </table:table-cell>
          <table:table-cell table:style-name="ce135" table:formula="of:=[$'Project_Release_Optimizer_(GA)'.AG17]" office:value-type="date" office:date-value="2015-01-13T05:59:49.36364" calcext:value-type="date">
            <text:p>13-Jan-2015</text:p>
          </table:table-cell>
          <table:table-cell table:style-name="ce134" table:formula="of:=[$'Project_Release_Optimizer_(GA)'.AI17]" office:value-type="string" office:string-value="v003" calcext:value-type="string">
            <text:p>v003</text:p>
          </table:table-cell>
          <table:table-cell/>
          <table:table-cell table:style-name="ce50" table:number-columns-repeated="3"/>
          <table:table-cell table:style-name="ce50" table:formula="of:=IF(AND([.$E89]&gt;[.$D90];[.$D89]&lt;[.$E90];[.$F89]&lt;&gt;[.$F90]);1;0)" office:value-type="float" office:value="0" calcext:value-type="float">
            <text:p>0</text:p>
          </table:table-cell>
          <table:table-cell table:style-name="ce50" table:formula="of:=IF(AND([.$E89]&gt;[.$D91];[.$D89]&lt;[.$E91];[.$F89]&lt;&gt;[.$F91]);1;0)" office:value-type="float" office:value="0" calcext:value-type="float">
            <text:p>0</text:p>
          </table:table-cell>
          <table:table-cell table:style-name="ce50" table:formula="of:=IF(AND([.$E89]&gt;[.$D92];[.$D89]&lt;[.$E92];[.$F89]&lt;&gt;[.$F92]);1;0)" office:value-type="float" office:value="0" calcext:value-type="float">
            <text:p>0</text:p>
          </table:table-cell>
          <table:table-cell table:style-name="ce50" table:formula="of:=IF(AND([.$E89]&gt;[.$D93];[.$D89]&lt;[.$E93];[.$F89]&lt;&gt;[.$F93]);1;0)" office:value-type="float" office:value="0" calcext:value-type="float">
            <text:p>0</text:p>
          </table:table-cell>
          <table:table-cell table:style-name="ce50" table:formula="of:=IF(AND([.$E89]&gt;[.$D94];[.$D89]&lt;[.$E94];[.$F89]&lt;&gt;[.$F94]);1;0)" office:value-type="float" office:value="0" calcext:value-type="float">
            <text:p>0</text:p>
          </table:table-cell>
          <table:table-cell table:style-name="ce50" table:formula="of:=IF(AND([.$E89]&gt;[.$D95];[.$D89]&lt;[.$E95];[.$F89]&lt;&gt;[.$F95]);1;0)" office:value-type="float" office:value="0" calcext:value-type="float">
            <text:p>0</text:p>
          </table:table-cell>
          <table:table-cell table:style-name="ce50" table:formula="of:=IF(AND([.$E89]&gt;[.$D96];[.$D89]&lt;[.$E96];[.$F89]&lt;&gt;[.$F96]);1;0)" office:value-type="float" office:value="0" calcext:value-type="float">
            <text:p>0</text:p>
          </table:table-cell>
          <table:table-cell table:style-name="ce50" table:formula="of:=IF(AND([.$E89]&gt;[.$D97];[.$D89]&lt;[.$E97];[.$F89]&lt;&gt;[.$F97]);1;0)" office:value-type="float" office:value="0" calcext:value-type="float">
            <text:p>0</text:p>
          </table:table-cell>
          <table:table-cell table:style-name="ce50" table:formula="of:=IF(AND([.$E89]&gt;[.$D98];[.$D89]&lt;[.$E98];[.$F89]&lt;&gt;[.$F98]);1;0)" office:value-type="float" office:value="0" calcext:value-type="float">
            <text:p>0</text:p>
          </table:table-cell>
          <table:table-cell table:style-name="ce50" table:formula="of:=IF(AND([.$E89]&gt;[.$D99];[.$D89]&lt;[.$E99];[.$F89]&lt;&gt;[.$F99]);1;0)" office:value-type="float" office:value="0" calcext:value-type="float">
            <text:p>0</text:p>
          </table:table-cell>
          <table:table-cell table:style-name="ce50" table:formula="of:=IF(AND([.$E89]&gt;[.$D100];[.$D89]&lt;[.$E100];[.$F89]&lt;&gt;[.$F100]);1;0)" office:value-type="float" office:value="0" calcext:value-type="float">
            <text:p>0</text:p>
          </table:table-cell>
          <table:table-cell table:style-name="ce50" table:formula="of:=IF(AND([.$E89]&gt;[.$D101];[.$D89]&lt;[.$E101];[.$F89]&lt;&gt;[.$F101]);1;0)" office:value-type="float" office:value="0" calcext:value-type="float">
            <text:p>0</text:p>
          </table:table-cell>
          <table:table-cell table:style-name="ce143"/>
          <table:table-cell table:style-name="ce50" table:number-columns-repeated="3"/>
          <table:table-cell table:style-name="ce50" table:formula="of:=IF([.K89];MIN([.$E89]-[.$D90];[.$E90]-[.$D89]);0)" office:value-type="float" office:value="0" calcext:value-type="float">
            <text:p>0</text:p>
          </table:table-cell>
          <table:table-cell table:style-name="ce50" table:formula="of:=IF([.L89];MIN([.$E89]-[.$D91];[.$E91]-[.$D89]);0)" office:value-type="float" office:value="0" calcext:value-type="float">
            <text:p>0</text:p>
          </table:table-cell>
          <table:table-cell table:style-name="ce50" table:formula="of:=IF([.M89];MIN([.$E89]-[.$D92];[.$E92]-[.$D89]);0)" office:value-type="float" office:value="0" calcext:value-type="float">
            <text:p>0</text:p>
          </table:table-cell>
          <table:table-cell table:style-name="ce50" table:formula="of:=IF([.N89];MIN([.$E89]-[.$D93];[.$E93]-[.$D89]);0)" office:value-type="float" office:value="0" calcext:value-type="float">
            <text:p>0</text:p>
          </table:table-cell>
          <table:table-cell table:style-name="ce50" table:formula="of:=IF([.O89];MIN([.$E89]-[.$D94];[.$E94]-[.$D89]);0)" office:value-type="float" office:value="0" calcext:value-type="float">
            <text:p>0</text:p>
          </table:table-cell>
          <table:table-cell table:style-name="ce50" table:formula="of:=IF([.P89];MIN([.$E89]-[.$D95];[.$E95]-[.$D89]);0)" office:value-type="float" office:value="0" calcext:value-type="float">
            <text:p>0</text:p>
          </table:table-cell>
          <table:table-cell table:style-name="ce50" table:formula="of:=IF([.Q89];MIN([.$E89]-[.$D96];[.$E96]-[.$D89]);0)" office:value-type="float" office:value="0" calcext:value-type="float">
            <text:p>0</text:p>
          </table:table-cell>
          <table:table-cell table:style-name="ce50" table:formula="of:=IF([.R89];MIN([.$E89]-[.$D97];[.$E97]-[.$D89]);0)" office:value-type="float" office:value="0" calcext:value-type="float">
            <text:p>0</text:p>
          </table:table-cell>
          <table:table-cell table:style-name="ce50" table:formula="of:=IF([.S89];MIN([.$E89]-[.$D98];[.$E98]-[.$D89]);0)" office:value-type="float" office:value="0" calcext:value-type="float">
            <text:p>0</text:p>
          </table:table-cell>
          <table:table-cell table:style-name="ce50" table:formula="of:=IF([.T89];MIN([.$E89]-[.$D99];[.$E99]-[.$D89]);0)" office:value-type="float" office:value="0" calcext:value-type="float">
            <text:p>0</text:p>
          </table:table-cell>
          <table:table-cell table:style-name="ce50" table:formula="of:=IF([.U89];MIN([.$E89]-[.$D100];[.$E100]-[.$D89]);0)" office:value-type="float" office:value="0" calcext:value-type="float">
            <text:p>0</text:p>
          </table:table-cell>
          <table:table-cell table:style-name="ce50" table:formula="of:=IF([.V89];MIN([.$E89]-[.$D101];[.$E101]-[.$D89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18]" office:value-type="string" office:string-value="Project-A04" calcext:value-type="string">
            <text:p>Project-A04</text:p>
          </table:table-cell>
          <table:table-cell table:style-name="ce135" table:formula="of:=[$'Project_Release_Optimizer_(GA)'.AF18]" office:value-type="date" office:date-value="2015-03-23T09:28:15.932403" calcext:value-type="date">
            <text:p>23-Mar-2015</text:p>
          </table:table-cell>
          <table:table-cell table:style-name="ce135" table:formula="of:=[$'Project_Release_Optimizer_(GA)'.AG18]" office:value-type="date" office:date-value="2015-04-04T19:26:49.720044" calcext:value-type="date">
            <text:p>04-Apr-2015</text:p>
          </table:table-cell>
          <table:table-cell table:style-name="ce134" table:formula="of:=[$'Project_Release_Optimizer_(GA)'.AI18]" office:value-type="string" office:string-value="v004" calcext:value-type="string">
            <text:p>v004</text:p>
          </table:table-cell>
          <table:table-cell/>
          <table:table-cell table:style-name="ce50" table:number-columns-repeated="4"/>
          <table:table-cell table:style-name="ce50" table:formula="of:=IF(AND([.$E90]&gt;[.$D91];[.$D90]&lt;[.$E91];[.$F90]&lt;&gt;[.$F91]);1;0)" office:value-type="float" office:value="0" calcext:value-type="float">
            <text:p>0</text:p>
          </table:table-cell>
          <table:table-cell table:style-name="ce50" table:formula="of:=IF(AND([.$E90]&gt;[.$D92];[.$D90]&lt;[.$E92];[.$F90]&lt;&gt;[.$F92]);1;0)" office:value-type="float" office:value="0" calcext:value-type="float">
            <text:p>0</text:p>
          </table:table-cell>
          <table:table-cell table:style-name="ce50" table:formula="of:=IF(AND([.$E90]&gt;[.$D93];[.$D90]&lt;[.$E93];[.$F90]&lt;&gt;[.$F93]);1;0)" office:value-type="float" office:value="0" calcext:value-type="float">
            <text:p>0</text:p>
          </table:table-cell>
          <table:table-cell table:style-name="ce50" table:formula="of:=IF(AND([.$E90]&gt;[.$D94];[.$D90]&lt;[.$E94];[.$F90]&lt;&gt;[.$F94]);1;0)" office:value-type="float" office:value="0" calcext:value-type="float">
            <text:p>0</text:p>
          </table:table-cell>
          <table:table-cell table:style-name="ce50" table:formula="of:=IF(AND([.$E90]&gt;[.$D95];[.$D90]&lt;[.$E95];[.$F90]&lt;&gt;[.$F95]);1;0)" office:value-type="float" office:value="0" calcext:value-type="float">
            <text:p>0</text:p>
          </table:table-cell>
          <table:table-cell table:style-name="ce50" table:formula="of:=IF(AND([.$E90]&gt;[.$D96];[.$D90]&lt;[.$E96];[.$F90]&lt;&gt;[.$F96]);1;0)" office:value-type="float" office:value="0" calcext:value-type="float">
            <text:p>0</text:p>
          </table:table-cell>
          <table:table-cell table:style-name="ce50" table:formula="of:=IF(AND([.$E90]&gt;[.$D97];[.$D90]&lt;[.$E97];[.$F90]&lt;&gt;[.$F97]);1;0)" office:value-type="float" office:value="0" calcext:value-type="float">
            <text:p>0</text:p>
          </table:table-cell>
          <table:table-cell table:style-name="ce50" table:formula="of:=IF(AND([.$E90]&gt;[.$D98];[.$D90]&lt;[.$E98];[.$F90]&lt;&gt;[.$F98]);1;0)" office:value-type="float" office:value="0" calcext:value-type="float">
            <text:p>0</text:p>
          </table:table-cell>
          <table:table-cell table:style-name="ce50" table:formula="of:=IF(AND([.$E90]&gt;[.$D99];[.$D90]&lt;[.$E99];[.$F90]&lt;&gt;[.$F99]);1;0)" office:value-type="float" office:value="0" calcext:value-type="float">
            <text:p>0</text:p>
          </table:table-cell>
          <table:table-cell table:style-name="ce50" table:formula="of:=IF(AND([.$E90]&gt;[.$D100];[.$D90]&lt;[.$E100];[.$F90]&lt;&gt;[.$F100]);1;0)" office:value-type="float" office:value="0" calcext:value-type="float">
            <text:p>0</text:p>
          </table:table-cell>
          <table:table-cell table:style-name="ce50" table:formula="of:=IF(AND([.$E90]&gt;[.$D101];[.$D90]&lt;[.$E101];[.$F90]&lt;&gt;[.$F101]);1;0)" office:value-type="float" office:value="0" calcext:value-type="float">
            <text:p>0</text:p>
          </table:table-cell>
          <table:table-cell table:style-name="ce143"/>
          <table:table-cell table:style-name="ce50" table:number-columns-repeated="4"/>
          <table:table-cell table:style-name="ce50" table:formula="of:=IF([.L90];MIN([.$E90]-[.$D91];[.$E91]-[.$D90]);0)" office:value-type="float" office:value="0" calcext:value-type="float">
            <text:p>0</text:p>
          </table:table-cell>
          <table:table-cell table:style-name="ce50" table:formula="of:=IF([.M90];MIN([.$E90]-[.$D92];[.$E92]-[.$D90]);0)" office:value-type="float" office:value="0" calcext:value-type="float">
            <text:p>0</text:p>
          </table:table-cell>
          <table:table-cell table:style-name="ce50" table:formula="of:=IF([.N90];MIN([.$E90]-[.$D93];[.$E93]-[.$D90]);0)" office:value-type="float" office:value="0" calcext:value-type="float">
            <text:p>0</text:p>
          </table:table-cell>
          <table:table-cell table:style-name="ce50" table:formula="of:=IF([.O90];MIN([.$E90]-[.$D94];[.$E94]-[.$D90]);0)" office:value-type="float" office:value="0" calcext:value-type="float">
            <text:p>0</text:p>
          </table:table-cell>
          <table:table-cell table:style-name="ce50" table:formula="of:=IF([.P90];MIN([.$E90]-[.$D95];[.$E95]-[.$D90]);0)" office:value-type="float" office:value="0" calcext:value-type="float">
            <text:p>0</text:p>
          </table:table-cell>
          <table:table-cell table:style-name="ce50" table:formula="of:=IF([.Q90];MIN([.$E90]-[.$D96];[.$E96]-[.$D90]);0)" office:value-type="float" office:value="0" calcext:value-type="float">
            <text:p>0</text:p>
          </table:table-cell>
          <table:table-cell table:style-name="ce50" table:formula="of:=IF([.R90];MIN([.$E90]-[.$D97];[.$E97]-[.$D90]);0)" office:value-type="float" office:value="0" calcext:value-type="float">
            <text:p>0</text:p>
          </table:table-cell>
          <table:table-cell table:style-name="ce50" table:formula="of:=IF([.S90];MIN([.$E90]-[.$D98];[.$E98]-[.$D90]);0)" office:value-type="float" office:value="0" calcext:value-type="float">
            <text:p>0</text:p>
          </table:table-cell>
          <table:table-cell table:style-name="ce50" table:formula="of:=IF([.T90];MIN([.$E90]-[.$D99];[.$E99]-[.$D90]);0)" office:value-type="float" office:value="0" calcext:value-type="float">
            <text:p>0</text:p>
          </table:table-cell>
          <table:table-cell table:style-name="ce50" table:formula="of:=IF([.U90];MIN([.$E90]-[.$D100];[.$E100]-[.$D90]);0)" office:value-type="float" office:value="0" calcext:value-type="float">
            <text:p>0</text:p>
          </table:table-cell>
          <table:table-cell table:style-name="ce50" table:formula="of:=IF([.V90];MIN([.$E90]-[.$D101];[.$E101]-[.$D90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19]" office:value-type="string" office:string-value="Project-A05" calcext:value-type="string">
            <text:p>Project-A05</text:p>
          </table:table-cell>
          <table:table-cell table:style-name="ce135" table:formula="of:=[$'Project_Release_Optimizer_(GA)'.AF19]" office:value-type="date" office:date-value="2015-11-23T03:58:54.707229" calcext:value-type="date">
            <text:p>23-Nov-2015</text:p>
          </table:table-cell>
          <table:table-cell table:style-name="ce135" table:formula="of:=[$'Project_Release_Optimizer_(GA)'.AG19]" office:value-type="date" office:date-value="2015-12-05T18:29:46.209948" calcext:value-type="date">
            <text:p>05-Dec-2015</text:p>
          </table:table-cell>
          <table:table-cell table:style-name="ce134" table:formula="of:=[$'Project_Release_Optimizer_(GA)'.AI19]" office:value-type="string" office:string-value="v002" calcext:value-type="string">
            <text:p>v002</text:p>
          </table:table-cell>
          <table:table-cell/>
          <table:table-cell table:style-name="ce50" table:number-columns-repeated="5"/>
          <table:table-cell table:style-name="ce50" table:formula="of:=IF(AND([.$E91]&gt;[.$D92];[.$D91]&lt;[.$E92];[.$F91]&lt;&gt;[.$F92]);1;0)" office:value-type="float" office:value="0" calcext:value-type="float">
            <text:p>0</text:p>
          </table:table-cell>
          <table:table-cell table:style-name="ce50" table:formula="of:=IF(AND([.$E91]&gt;[.$D93];[.$D91]&lt;[.$E93];[.$F91]&lt;&gt;[.$F93]);1;0)" office:value-type="float" office:value="0" calcext:value-type="float">
            <text:p>0</text:p>
          </table:table-cell>
          <table:table-cell table:style-name="ce50" table:formula="of:=IF(AND([.$E91]&gt;[.$D94];[.$D91]&lt;[.$E94];[.$F91]&lt;&gt;[.$F94]);1;0)" office:value-type="float" office:value="0" calcext:value-type="float">
            <text:p>0</text:p>
          </table:table-cell>
          <table:table-cell table:style-name="ce50" table:formula="of:=IF(AND([.$E91]&gt;[.$D95];[.$D91]&lt;[.$E95];[.$F91]&lt;&gt;[.$F95]);1;0)" office:value-type="float" office:value="0" calcext:value-type="float">
            <text:p>0</text:p>
          </table:table-cell>
          <table:table-cell table:style-name="ce50" table:formula="of:=IF(AND([.$E91]&gt;[.$D96];[.$D91]&lt;[.$E96];[.$F91]&lt;&gt;[.$F96]);1;0)" office:value-type="float" office:value="0" calcext:value-type="float">
            <text:p>0</text:p>
          </table:table-cell>
          <table:table-cell table:style-name="ce50" table:formula="of:=IF(AND([.$E91]&gt;[.$D97];[.$D91]&lt;[.$E97];[.$F91]&lt;&gt;[.$F97]);1;0)" office:value-type="float" office:value="0" calcext:value-type="float">
            <text:p>0</text:p>
          </table:table-cell>
          <table:table-cell table:style-name="ce50" table:formula="of:=IF(AND([.$E91]&gt;[.$D98];[.$D91]&lt;[.$E98];[.$F91]&lt;&gt;[.$F98]);1;0)" office:value-type="float" office:value="0" calcext:value-type="float">
            <text:p>0</text:p>
          </table:table-cell>
          <table:table-cell table:style-name="ce50" table:formula="of:=IF(AND([.$E91]&gt;[.$D99];[.$D91]&lt;[.$E99];[.$F91]&lt;&gt;[.$F99]);1;0)" office:value-type="float" office:value="0" calcext:value-type="float">
            <text:p>0</text:p>
          </table:table-cell>
          <table:table-cell table:style-name="ce50" table:formula="of:=IF(AND([.$E91]&gt;[.$D100];[.$D91]&lt;[.$E100];[.$F91]&lt;&gt;[.$F100]);1;0)" office:value-type="float" office:value="0" calcext:value-type="float">
            <text:p>0</text:p>
          </table:table-cell>
          <table:table-cell table:style-name="ce50" table:formula="of:=IF(AND([.$E91]&gt;[.$D101];[.$D91]&lt;[.$E101];[.$F91]&lt;&gt;[.$F101]);1;0)" office:value-type="float" office:value="0" calcext:value-type="float">
            <text:p>0</text:p>
          </table:table-cell>
          <table:table-cell table:style-name="ce143"/>
          <table:table-cell table:style-name="ce50" table:number-columns-repeated="5"/>
          <table:table-cell table:style-name="ce50" table:formula="of:=IF([.M91];MIN([.$E91]-[.$D92];[.$E92]-[.$D91]);0)" office:value-type="float" office:value="0" calcext:value-type="float">
            <text:p>0</text:p>
          </table:table-cell>
          <table:table-cell table:style-name="ce50" table:formula="of:=IF([.N91];MIN([.$E91]-[.$D93];[.$E93]-[.$D91]);0)" office:value-type="float" office:value="0" calcext:value-type="float">
            <text:p>0</text:p>
          </table:table-cell>
          <table:table-cell table:style-name="ce50" table:formula="of:=IF([.O91];MIN([.$E91]-[.$D94];[.$E94]-[.$D91]);0)" office:value-type="float" office:value="0" calcext:value-type="float">
            <text:p>0</text:p>
          </table:table-cell>
          <table:table-cell table:style-name="ce50" table:formula="of:=IF([.P91];MIN([.$E91]-[.$D95];[.$E95]-[.$D91]);0)" office:value-type="float" office:value="0" calcext:value-type="float">
            <text:p>0</text:p>
          </table:table-cell>
          <table:table-cell table:style-name="ce50" table:formula="of:=IF([.Q91];MIN([.$E91]-[.$D96];[.$E96]-[.$D91]);0)" office:value-type="float" office:value="0" calcext:value-type="float">
            <text:p>0</text:p>
          </table:table-cell>
          <table:table-cell table:style-name="ce50" table:formula="of:=IF([.R91];MIN([.$E91]-[.$D97];[.$E97]-[.$D91]);0)" office:value-type="float" office:value="0" calcext:value-type="float">
            <text:p>0</text:p>
          </table:table-cell>
          <table:table-cell table:style-name="ce50" table:formula="of:=IF([.S91];MIN([.$E91]-[.$D98];[.$E98]-[.$D91]);0)" office:value-type="float" office:value="0" calcext:value-type="float">
            <text:p>0</text:p>
          </table:table-cell>
          <table:table-cell table:style-name="ce50" table:formula="of:=IF([.T91];MIN([.$E91]-[.$D99];[.$E99]-[.$D91]);0)" office:value-type="float" office:value="0" calcext:value-type="float">
            <text:p>0</text:p>
          </table:table-cell>
          <table:table-cell table:style-name="ce50" table:formula="of:=IF([.U91];MIN([.$E91]-[.$D100];[.$E100]-[.$D91]);0)" office:value-type="float" office:value="0" calcext:value-type="float">
            <text:p>0</text:p>
          </table:table-cell>
          <table:table-cell table:style-name="ce50" table:formula="of:=IF([.V91];MIN([.$E91]-[.$D101];[.$E101]-[.$D91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0]" office:value-type="string" office:string-value="Project-A06" calcext:value-type="string">
            <text:p>Project-A06</text:p>
          </table:table-cell>
          <table:table-cell table:style-name="ce135" table:formula="of:=[$'Project_Release_Optimizer_(GA)'.AF20]" office:value-type="date" office:date-value="2016-01-26T05:18:08.307449" calcext:value-type="date">
            <text:p>26-Jan-2016</text:p>
          </table:table-cell>
          <table:table-cell table:style-name="ce135" table:formula="of:=[$'Project_Release_Optimizer_(GA)'.AG20]" office:value-type="date" office:date-value="2016-02-13T06:37:21.242773" calcext:value-type="date">
            <text:p>13-Feb-2016</text:p>
          </table:table-cell>
          <table:table-cell table:style-name="ce134" table:formula="of:=[$'Project_Release_Optimizer_(GA)'.AI20]" office:value-type="string" office:string-value="v003" calcext:value-type="string">
            <text:p>v003</text:p>
          </table:table-cell>
          <table:table-cell/>
          <table:table-cell table:style-name="ce50" table:number-columns-repeated="6"/>
          <table:table-cell table:style-name="ce50" table:formula="of:=IF(AND([.$E92]&gt;[.$D93];[.$D92]&lt;[.$E93];[.$F92]&lt;&gt;[.$F93]);1;0)" office:value-type="float" office:value="0" calcext:value-type="float">
            <text:p>0</text:p>
          </table:table-cell>
          <table:table-cell table:style-name="ce50" table:formula="of:=IF(AND([.$E92]&gt;[.$D94];[.$D92]&lt;[.$E94];[.$F92]&lt;&gt;[.$F94]);1;0)" office:value-type="float" office:value="0" calcext:value-type="float">
            <text:p>0</text:p>
          </table:table-cell>
          <table:table-cell table:style-name="ce50" table:formula="of:=IF(AND([.$E92]&gt;[.$D95];[.$D92]&lt;[.$E95];[.$F92]&lt;&gt;[.$F95]);1;0)" office:value-type="float" office:value="0" calcext:value-type="float">
            <text:p>0</text:p>
          </table:table-cell>
          <table:table-cell table:style-name="ce50" table:formula="of:=IF(AND([.$E92]&gt;[.$D96];[.$D92]&lt;[.$E96];[.$F92]&lt;&gt;[.$F96]);1;0)" office:value-type="float" office:value="0" calcext:value-type="float">
            <text:p>0</text:p>
          </table:table-cell>
          <table:table-cell table:style-name="ce50" table:formula="of:=IF(AND([.$E92]&gt;[.$D97];[.$D92]&lt;[.$E97];[.$F92]&lt;&gt;[.$F97]);1;0)" office:value-type="float" office:value="0" calcext:value-type="float">
            <text:p>0</text:p>
          </table:table-cell>
          <table:table-cell table:style-name="ce50" table:formula="of:=IF(AND([.$E92]&gt;[.$D98];[.$D92]&lt;[.$E98];[.$F92]&lt;&gt;[.$F98]);1;0)" office:value-type="float" office:value="0" calcext:value-type="float">
            <text:p>0</text:p>
          </table:table-cell>
          <table:table-cell table:style-name="ce50" table:formula="of:=IF(AND([.$E92]&gt;[.$D99];[.$D92]&lt;[.$E99];[.$F92]&lt;&gt;[.$F99]);1;0)" office:value-type="float" office:value="0" calcext:value-type="float">
            <text:p>0</text:p>
          </table:table-cell>
          <table:table-cell table:style-name="ce50" table:formula="of:=IF(AND([.$E92]&gt;[.$D100];[.$D92]&lt;[.$E100];[.$F92]&lt;&gt;[.$F100]);1;0)" office:value-type="float" office:value="0" calcext:value-type="float">
            <text:p>0</text:p>
          </table:table-cell>
          <table:table-cell table:style-name="ce50" table:formula="of:=IF(AND([.$E92]&gt;[.$D101];[.$D92]&lt;[.$E101];[.$F92]&lt;&gt;[.$F101]);1;0)" office:value-type="float" office:value="0" calcext:value-type="float">
            <text:p>0</text:p>
          </table:table-cell>
          <table:table-cell table:style-name="ce143"/>
          <table:table-cell table:style-name="ce50" table:number-columns-repeated="6"/>
          <table:table-cell table:style-name="ce50" table:formula="of:=IF([.N92];MIN([.$E92]-[.$D93];[.$E93]-[.$D92]);0)" office:value-type="float" office:value="0" calcext:value-type="float">
            <text:p>0</text:p>
          </table:table-cell>
          <table:table-cell table:style-name="ce50" table:formula="of:=IF([.O92];MIN([.$E92]-[.$D94];[.$E94]-[.$D92]);0)" office:value-type="float" office:value="0" calcext:value-type="float">
            <text:p>0</text:p>
          </table:table-cell>
          <table:table-cell table:style-name="ce50" table:formula="of:=IF([.P92];MIN([.$E92]-[.$D95];[.$E95]-[.$D92]);0)" office:value-type="float" office:value="0" calcext:value-type="float">
            <text:p>0</text:p>
          </table:table-cell>
          <table:table-cell table:style-name="ce50" table:formula="of:=IF([.Q92];MIN([.$E92]-[.$D96];[.$E96]-[.$D92]);0)" office:value-type="float" office:value="0" calcext:value-type="float">
            <text:p>0</text:p>
          </table:table-cell>
          <table:table-cell table:style-name="ce50" table:formula="of:=IF([.R92];MIN([.$E92]-[.$D97];[.$E97]-[.$D92]);0)" office:value-type="float" office:value="0" calcext:value-type="float">
            <text:p>0</text:p>
          </table:table-cell>
          <table:table-cell table:style-name="ce50" table:formula="of:=IF([.S92];MIN([.$E92]-[.$D98];[.$E98]-[.$D92]);0)" office:value-type="float" office:value="0" calcext:value-type="float">
            <text:p>0</text:p>
          </table:table-cell>
          <table:table-cell table:style-name="ce50" table:formula="of:=IF([.T92];MIN([.$E92]-[.$D99];[.$E99]-[.$D92]);0)" office:value-type="float" office:value="0" calcext:value-type="float">
            <text:p>0</text:p>
          </table:table-cell>
          <table:table-cell table:style-name="ce50" table:formula="of:=IF([.U92];MIN([.$E92]-[.$D100];[.$E100]-[.$D92]);0)" office:value-type="float" office:value="0" calcext:value-type="float">
            <text:p>0</text:p>
          </table:table-cell>
          <table:table-cell table:style-name="ce50" table:formula="of:=IF([.V92];MIN([.$E92]-[.$D101];[.$E101]-[.$D92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1]" office:value-type="string" office:string-value="Project-A07" calcext:value-type="string">
            <text:p>Project-A07</text:p>
          </table:table-cell>
          <table:table-cell table:style-name="ce135" table:formula="of:=[$'Project_Release_Optimizer_(GA)'.AF21]" office:value-type="date" office:date-value="2017-03-18T09:24:59.893401" calcext:value-type="date">
            <text:p>18-Mar-2017</text:p>
          </table:table-cell>
          <table:table-cell table:style-name="ce135" table:formula="of:=[$'Project_Release_Optimizer_(GA)'.AG21]" office:value-type="date" office:date-value="2017-05-02T09:06:01.104838" calcext:value-type="date">
            <text:p>02-May-2017</text:p>
          </table:table-cell>
          <table:table-cell table:style-name="ce134" table:formula="of:=[$'Project_Release_Optimizer_(GA)'.AI21]" office:value-type="string" office:string-value="v005" calcext:value-type="string">
            <text:p>v005</text:p>
          </table:table-cell>
          <table:table-cell/>
          <table:table-cell table:style-name="ce50" table:number-columns-repeated="7"/>
          <table:table-cell table:style-name="ce50" table:formula="of:=IF(AND([.$E93]&gt;[.$D94];[.$D93]&lt;[.$E94];[.$F93]&lt;&gt;[.$F94]);1;0)" office:value-type="float" office:value="0" calcext:value-type="float">
            <text:p>0</text:p>
          </table:table-cell>
          <table:table-cell table:style-name="ce50" table:formula="of:=IF(AND([.$E93]&gt;[.$D95];[.$D93]&lt;[.$E95];[.$F93]&lt;&gt;[.$F95]);1;0)" office:value-type="float" office:value="0" calcext:value-type="float">
            <text:p>0</text:p>
          </table:table-cell>
          <table:table-cell table:style-name="ce50" table:formula="of:=IF(AND([.$E93]&gt;[.$D96];[.$D93]&lt;[.$E96];[.$F93]&lt;&gt;[.$F96]);1;0)" office:value-type="float" office:value="0" calcext:value-type="float">
            <text:p>0</text:p>
          </table:table-cell>
          <table:table-cell table:style-name="ce50" table:formula="of:=IF(AND([.$E93]&gt;[.$D97];[.$D93]&lt;[.$E97];[.$F93]&lt;&gt;[.$F97]);1;0)" office:value-type="float" office:value="0" calcext:value-type="float">
            <text:p>0</text:p>
          </table:table-cell>
          <table:table-cell table:style-name="ce50" table:formula="of:=IF(AND([.$E93]&gt;[.$D98];[.$D93]&lt;[.$E98];[.$F93]&lt;&gt;[.$F98]);1;0)" office:value-type="float" office:value="0" calcext:value-type="float">
            <text:p>0</text:p>
          </table:table-cell>
          <table:table-cell table:style-name="ce50" table:formula="of:=IF(AND([.$E93]&gt;[.$D99];[.$D93]&lt;[.$E99];[.$F93]&lt;&gt;[.$F99]);1;0)" office:value-type="float" office:value="0" calcext:value-type="float">
            <text:p>0</text:p>
          </table:table-cell>
          <table:table-cell table:style-name="ce50" table:formula="of:=IF(AND([.$E93]&gt;[.$D100];[.$D93]&lt;[.$E100];[.$F93]&lt;&gt;[.$F100]);1;0)" office:value-type="float" office:value="0" calcext:value-type="float">
            <text:p>0</text:p>
          </table:table-cell>
          <table:table-cell table:style-name="ce50" table:formula="of:=IF(AND([.$E93]&gt;[.$D101];[.$D93]&lt;[.$E101];[.$F93]&lt;&gt;[.$F101]);1;0)" office:value-type="float" office:value="0" calcext:value-type="float">
            <text:p>0</text:p>
          </table:table-cell>
          <table:table-cell table:style-name="ce143"/>
          <table:table-cell table:style-name="ce50" table:number-columns-repeated="7"/>
          <table:table-cell table:style-name="ce50" table:formula="of:=IF([.O93];MIN([.$E93]-[.$D94];[.$E94]-[.$D93]);0)" office:value-type="float" office:value="0" calcext:value-type="float">
            <text:p>0</text:p>
          </table:table-cell>
          <table:table-cell table:style-name="ce50" table:formula="of:=IF([.P93];MIN([.$E93]-[.$D95];[.$E95]-[.$D93]);0)" office:value-type="float" office:value="0" calcext:value-type="float">
            <text:p>0</text:p>
          </table:table-cell>
          <table:table-cell table:style-name="ce50" table:formula="of:=IF([.Q93];MIN([.$E93]-[.$D96];[.$E96]-[.$D93]);0)" office:value-type="float" office:value="0" calcext:value-type="float">
            <text:p>0</text:p>
          </table:table-cell>
          <table:table-cell table:style-name="ce50" table:formula="of:=IF([.R93];MIN([.$E93]-[.$D97];[.$E97]-[.$D93]);0)" office:value-type="float" office:value="0" calcext:value-type="float">
            <text:p>0</text:p>
          </table:table-cell>
          <table:table-cell table:style-name="ce50" table:formula="of:=IF([.S93];MIN([.$E93]-[.$D98];[.$E98]-[.$D93]);0)" office:value-type="float" office:value="0" calcext:value-type="float">
            <text:p>0</text:p>
          </table:table-cell>
          <table:table-cell table:style-name="ce50" table:formula="of:=IF([.T93];MIN([.$E93]-[.$D99];[.$E99]-[.$D93]);0)" office:value-type="float" office:value="0" calcext:value-type="float">
            <text:p>0</text:p>
          </table:table-cell>
          <table:table-cell table:style-name="ce50" table:formula="of:=IF([.U93];MIN([.$E93]-[.$D100];[.$E100]-[.$D93]);0)" office:value-type="float" office:value="0" calcext:value-type="float">
            <text:p>0</text:p>
          </table:table-cell>
          <table:table-cell table:style-name="ce50" table:formula="of:=IF([.V93];MIN([.$E93]-[.$D101];[.$E101]-[.$D93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2]" office:value-type="string" office:string-value="Project-A08" calcext:value-type="string">
            <text:p>Project-A08</text:p>
          </table:table-cell>
          <table:table-cell table:style-name="ce135" table:formula="of:=[$'Project_Release_Optimizer_(GA)'.AF22]" office:value-type="date" office:date-value="2014-03-20T21:15:34.452038" calcext:value-type="date">
            <text:p>20-Mar-2014</text:p>
          </table:table-cell>
          <table:table-cell table:style-name="ce135" table:formula="of:=[$'Project_Release_Optimizer_(GA)'.AG22]" office:value-type="date" office:date-value="2014-03-24T04:00:08.343086" calcext:value-type="date">
            <text:p>24-Mar-2014</text:p>
          </table:table-cell>
          <table:table-cell table:style-name="ce134" table:formula="of:=[$'Project_Release_Optimizer_(GA)'.AI22]" office:value-type="string" office:string-value="v006" calcext:value-type="string">
            <text:p>v006</text:p>
          </table:table-cell>
          <table:table-cell/>
          <table:table-cell table:style-name="ce50" table:number-columns-repeated="8"/>
          <table:table-cell table:style-name="ce50" table:formula="of:=IF(AND([.$E94]&gt;[.$D95];[.$D94]&lt;[.$E95];[.$F94]&lt;&gt;[.$F95]);1;0)" office:value-type="float" office:value="0" calcext:value-type="float">
            <text:p>0</text:p>
          </table:table-cell>
          <table:table-cell table:style-name="ce50" table:formula="of:=IF(AND([.$E94]&gt;[.$D96];[.$D94]&lt;[.$E96];[.$F94]&lt;&gt;[.$F96]);1;0)" office:value-type="float" office:value="0" calcext:value-type="float">
            <text:p>0</text:p>
          </table:table-cell>
          <table:table-cell table:style-name="ce50" table:formula="of:=IF(AND([.$E94]&gt;[.$D97];[.$D94]&lt;[.$E97];[.$F94]&lt;&gt;[.$F97]);1;0)" office:value-type="float" office:value="0" calcext:value-type="float">
            <text:p>0</text:p>
          </table:table-cell>
          <table:table-cell table:style-name="ce50" table:formula="of:=IF(AND([.$E94]&gt;[.$D98];[.$D94]&lt;[.$E98];[.$F94]&lt;&gt;[.$F98]);1;0)" office:value-type="float" office:value="0" calcext:value-type="float">
            <text:p>0</text:p>
          </table:table-cell>
          <table:table-cell table:style-name="ce50" table:formula="of:=IF(AND([.$E94]&gt;[.$D99];[.$D94]&lt;[.$E99];[.$F94]&lt;&gt;[.$F99]);1;0)" office:value-type="float" office:value="0" calcext:value-type="float">
            <text:p>0</text:p>
          </table:table-cell>
          <table:table-cell table:style-name="ce50" table:formula="of:=IF(AND([.$E94]&gt;[.$D100];[.$D94]&lt;[.$E100];[.$F94]&lt;&gt;[.$F100]);1;0)" office:value-type="float" office:value="0" calcext:value-type="float">
            <text:p>0</text:p>
          </table:table-cell>
          <table:table-cell table:style-name="ce50" table:formula="of:=IF(AND([.$E94]&gt;[.$D101];[.$D94]&lt;[.$E101];[.$F94]&lt;&gt;[.$F101]);1;0)" office:value-type="float" office:value="0" calcext:value-type="float">
            <text:p>0</text:p>
          </table:table-cell>
          <table:table-cell table:style-name="ce143"/>
          <table:table-cell table:style-name="ce50" table:number-columns-repeated="8"/>
          <table:table-cell table:style-name="ce50" table:formula="of:=IF([.P94];MIN([.$E94]-[.$D95];[.$E95]-[.$D94]);0)" office:value-type="float" office:value="0" calcext:value-type="float">
            <text:p>0</text:p>
          </table:table-cell>
          <table:table-cell table:style-name="ce50" table:formula="of:=IF([.Q94];MIN([.$E94]-[.$D96];[.$E96]-[.$D94]);0)" office:value-type="float" office:value="0" calcext:value-type="float">
            <text:p>0</text:p>
          </table:table-cell>
          <table:table-cell table:style-name="ce50" table:formula="of:=IF([.R94];MIN([.$E94]-[.$D97];[.$E97]-[.$D94]);0)" office:value-type="float" office:value="0" calcext:value-type="float">
            <text:p>0</text:p>
          </table:table-cell>
          <table:table-cell table:style-name="ce50" table:formula="of:=IF([.S94];MIN([.$E94]-[.$D98];[.$E98]-[.$D94]);0)" office:value-type="float" office:value="0" calcext:value-type="float">
            <text:p>0</text:p>
          </table:table-cell>
          <table:table-cell table:style-name="ce50" table:formula="of:=IF([.T94];MIN([.$E94]-[.$D99];[.$E99]-[.$D94]);0)" office:value-type="float" office:value="0" calcext:value-type="float">
            <text:p>0</text:p>
          </table:table-cell>
          <table:table-cell table:style-name="ce50" table:formula="of:=IF([.U94];MIN([.$E94]-[.$D100];[.$E100]-[.$D94]);0)" office:value-type="float" office:value="0" calcext:value-type="float">
            <text:p>0</text:p>
          </table:table-cell>
          <table:table-cell table:style-name="ce50" table:formula="of:=IF([.V94];MIN([.$E94]-[.$D101];[.$E101]-[.$D94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3]" office:value-type="string" office:string-value="Project-A09" calcext:value-type="string">
            <text:p>Project-A09</text:p>
          </table:table-cell>
          <table:table-cell table:style-name="ce135" table:formula="of:=[$'Project_Release_Optimizer_(GA)'.AF23]" office:value-type="date" office:date-value="2014-12-13T11:05:33.282852" calcext:value-type="date">
            <text:p>13-Dec-2014</text:p>
          </table:table-cell>
          <table:table-cell table:style-name="ce135" table:formula="of:=[$'Project_Release_Optimizer_(GA)'.AG23]" office:value-type="date" office:date-value="2015-01-05T08:40:21.876611" calcext:value-type="date">
            <text:p>05-Jan-2015</text:p>
          </table:table-cell>
          <table:table-cell table:style-name="ce134" table:formula="of:=[$'Project_Release_Optimizer_(GA)'.AI23]" office:value-type="string" office:string-value="v003" calcext:value-type="string">
            <text:p>v003</text:p>
          </table:table-cell>
          <table:table-cell/>
          <table:table-cell table:style-name="ce50" table:number-columns-repeated="9"/>
          <table:table-cell table:style-name="ce50" table:formula="of:=IF(AND([.$E95]&gt;[.$D96];[.$D95]&lt;[.$E96];[.$F95]&lt;&gt;[.$F96]);1;0)" office:value-type="float" office:value="0" calcext:value-type="float">
            <text:p>0</text:p>
          </table:table-cell>
          <table:table-cell table:style-name="ce50" table:formula="of:=IF(AND([.$E95]&gt;[.$D97];[.$D95]&lt;[.$E97];[.$F95]&lt;&gt;[.$F97]);1;0)" office:value-type="float" office:value="0" calcext:value-type="float">
            <text:p>0</text:p>
          </table:table-cell>
          <table:table-cell table:style-name="ce50" table:formula="of:=IF(AND([.$E95]&gt;[.$D98];[.$D95]&lt;[.$E98];[.$F95]&lt;&gt;[.$F98]);1;0)" office:value-type="float" office:value="0" calcext:value-type="float">
            <text:p>0</text:p>
          </table:table-cell>
          <table:table-cell table:style-name="ce50" table:formula="of:=IF(AND([.$E95]&gt;[.$D99];[.$D95]&lt;[.$E99];[.$F95]&lt;&gt;[.$F99]);1;0)" office:value-type="float" office:value="0" calcext:value-type="float">
            <text:p>0</text:p>
          </table:table-cell>
          <table:table-cell table:style-name="ce50" table:formula="of:=IF(AND([.$E95]&gt;[.$D100];[.$D95]&lt;[.$E100];[.$F95]&lt;&gt;[.$F100]);1;0)" office:value-type="float" office:value="0" calcext:value-type="float">
            <text:p>0</text:p>
          </table:table-cell>
          <table:table-cell table:style-name="ce50" table:formula="of:=IF(AND([.$E95]&gt;[.$D101];[.$D95]&lt;[.$E101];[.$F95]&lt;&gt;[.$F101]);1;0)" office:value-type="float" office:value="0" calcext:value-type="float">
            <text:p>0</text:p>
          </table:table-cell>
          <table:table-cell table:style-name="ce143"/>
          <table:table-cell table:style-name="ce50" table:number-columns-repeated="9"/>
          <table:table-cell table:style-name="ce50" table:formula="of:=IF([.Q95];MIN([.$E95]-[.$D96];[.$E96]-[.$D95]);0)" office:value-type="float" office:value="0" calcext:value-type="float">
            <text:p>0</text:p>
          </table:table-cell>
          <table:table-cell table:style-name="ce50" table:formula="of:=IF([.R95];MIN([.$E95]-[.$D97];[.$E97]-[.$D95]);0)" office:value-type="float" office:value="0" calcext:value-type="float">
            <text:p>0</text:p>
          </table:table-cell>
          <table:table-cell table:style-name="ce50" table:formula="of:=IF([.S95];MIN([.$E95]-[.$D98];[.$E98]-[.$D95]);0)" office:value-type="float" office:value="0" calcext:value-type="float">
            <text:p>0</text:p>
          </table:table-cell>
          <table:table-cell table:style-name="ce50" table:formula="of:=IF([.T95];MIN([.$E95]-[.$D99];[.$E99]-[.$D95]);0)" office:value-type="float" office:value="0" calcext:value-type="float">
            <text:p>0</text:p>
          </table:table-cell>
          <table:table-cell table:style-name="ce50" table:formula="of:=IF([.U95];MIN([.$E95]-[.$D100];[.$E100]-[.$D95]);0)" office:value-type="float" office:value="0" calcext:value-type="float">
            <text:p>0</text:p>
          </table:table-cell>
          <table:table-cell table:style-name="ce50" table:formula="of:=IF([.V95];MIN([.$E95]-[.$D101];[.$E101]-[.$D95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4]" office:value-type="string" office:string-value="Project-A10" calcext:value-type="string">
            <text:p>Project-A10</text:p>
          </table:table-cell>
          <table:table-cell table:style-name="ce135" table:formula="of:=[$'Project_Release_Optimizer_(GA)'.AF24]" office:value-type="date" office:date-value="2014-09-18T00:25:22.284502" calcext:value-type="date">
            <text:p>18-Sep-2014</text:p>
          </table:table-cell>
          <table:table-cell table:style-name="ce135" table:formula="of:=[$'Project_Release_Optimizer_(GA)'.AG24]" office:value-type="date" office:date-value="2014-10-05T10:31:35.095232" calcext:value-type="date">
            <text:p>05-Oct-2014</text:p>
          </table:table-cell>
          <table:table-cell table:style-name="ce134" table:formula="of:=[$'Project_Release_Optimizer_(GA)'.AI24]" office:value-type="string" office:string-value="v001" calcext:value-type="string">
            <text:p>v001</text:p>
          </table:table-cell>
          <table:table-cell/>
          <table:table-cell table:style-name="ce50" table:number-columns-repeated="10"/>
          <table:table-cell table:style-name="ce50" table:formula="of:=IF(AND([.$E96]&gt;[.$D97];[.$D96]&lt;[.$E97];[.$F96]&lt;&gt;[.$F97]);1;0)" office:value-type="float" office:value="0" calcext:value-type="float">
            <text:p>0</text:p>
          </table:table-cell>
          <table:table-cell table:style-name="ce50" table:formula="of:=IF(AND([.$E96]&gt;[.$D98];[.$D96]&lt;[.$E98];[.$F96]&lt;&gt;[.$F98]);1;0)" office:value-type="float" office:value="0" calcext:value-type="float">
            <text:p>0</text:p>
          </table:table-cell>
          <table:table-cell table:style-name="ce50" table:formula="of:=IF(AND([.$E96]&gt;[.$D99];[.$D96]&lt;[.$E99];[.$F96]&lt;&gt;[.$F99]);1;0)" office:value-type="float" office:value="0" calcext:value-type="float">
            <text:p>0</text:p>
          </table:table-cell>
          <table:table-cell table:style-name="ce50" table:formula="of:=IF(AND([.$E96]&gt;[.$D100];[.$D96]&lt;[.$E100];[.$F96]&lt;&gt;[.$F100]);1;0)" office:value-type="float" office:value="0" calcext:value-type="float">
            <text:p>0</text:p>
          </table:table-cell>
          <table:table-cell table:style-name="ce50" table:formula="of:=IF(AND([.$E96]&gt;[.$D101];[.$D96]&lt;[.$E101];[.$F96]&lt;&gt;[.$F101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0"/>
          <table:table-cell table:style-name="ce50" table:formula="of:=IF([.R96];MIN([.$E96]-[.$D97];[.$E97]-[.$D96]);0)" office:value-type="float" office:value="0" calcext:value-type="float">
            <text:p>0</text:p>
          </table:table-cell>
          <table:table-cell table:style-name="ce50" table:formula="of:=IF([.S96];MIN([.$E96]-[.$D98];[.$E98]-[.$D96]);0)" office:value-type="float" office:value="0" calcext:value-type="float">
            <text:p>0</text:p>
          </table:table-cell>
          <table:table-cell table:style-name="ce50" table:formula="of:=IF([.T96];MIN([.$E96]-[.$D99];[.$E99]-[.$D96]);0)" office:value-type="float" office:value="0" calcext:value-type="float">
            <text:p>0</text:p>
          </table:table-cell>
          <table:table-cell table:style-name="ce50" table:formula="of:=IF([.U96];MIN([.$E96]-[.$D100];[.$E100]-[.$D96]);0)" office:value-type="float" office:value="0" calcext:value-type="float">
            <text:p>0</text:p>
          </table:table-cell>
          <table:table-cell table:style-name="ce50" table:formula="of:=IF([.V96];MIN([.$E96]-[.$D101];[.$E101]-[.$D96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5]" office:value-type="string" office:string-value="Project-A11" calcext:value-type="string">
            <text:p>Project-A11</text:p>
          </table:table-cell>
          <table:table-cell table:style-name="ce135" table:formula="of:=[$'Project_Release_Optimizer_(GA)'.AF25]" office:value-type="date" office:date-value="2015-10-19T01:15:49.004496" calcext:value-type="date">
            <text:p>19-Oct-2015</text:p>
          </table:table-cell>
          <table:table-cell table:style-name="ce135" table:formula="of:=[$'Project_Release_Optimizer_(GA)'.AG25]" office:value-type="date" office:date-value="2015-10-31T15:46:17.167021" calcext:value-type="date">
            <text:p>31-Oct-2015</text:p>
          </table:table-cell>
          <table:table-cell table:style-name="ce134" table:formula="of:=[$'Project_Release_Optimizer_(GA)'.AI25]" office:value-type="string" office:string-value="v002" calcext:value-type="string">
            <text:p>v002</text:p>
          </table:table-cell>
          <table:table-cell/>
          <table:table-cell table:style-name="ce50" table:number-columns-repeated="11"/>
          <table:table-cell table:style-name="ce50" table:formula="of:=IF(AND([.$E97]&gt;[.$D98];[.$D97]&lt;[.$E98];[.$F97]&lt;&gt;[.$F98]);1;0)" office:value-type="float" office:value="0" calcext:value-type="float">
            <text:p>0</text:p>
          </table:table-cell>
          <table:table-cell table:style-name="ce50" table:formula="of:=IF(AND([.$E97]&gt;[.$D99];[.$D97]&lt;[.$E99];[.$F97]&lt;&gt;[.$F99]);1;0)" office:value-type="float" office:value="0" calcext:value-type="float">
            <text:p>0</text:p>
          </table:table-cell>
          <table:table-cell table:style-name="ce50" table:formula="of:=IF(AND([.$E97]&gt;[.$D100];[.$D97]&lt;[.$E100];[.$F97]&lt;&gt;[.$F100]);1;0)" office:value-type="float" office:value="0" calcext:value-type="float">
            <text:p>0</text:p>
          </table:table-cell>
          <table:table-cell table:style-name="ce50" table:formula="of:=IF(AND([.$E97]&gt;[.$D101];[.$D97]&lt;[.$E101];[.$F97]&lt;&gt;[.$F101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1"/>
          <table:table-cell table:style-name="ce50" table:formula="of:=IF([.S97];MIN([.$E97]-[.$D98];[.$E98]-[.$D97]);0)" office:value-type="float" office:value="0" calcext:value-type="float">
            <text:p>0</text:p>
          </table:table-cell>
          <table:table-cell table:style-name="ce50" table:formula="of:=IF([.T97];MIN([.$E97]-[.$D99];[.$E99]-[.$D97]);0)" office:value-type="float" office:value="0" calcext:value-type="float">
            <text:p>0</text:p>
          </table:table-cell>
          <table:table-cell table:style-name="ce50" table:formula="of:=IF([.U97];MIN([.$E97]-[.$D100];[.$E100]-[.$D97]);0)" office:value-type="float" office:value="0" calcext:value-type="float">
            <text:p>0</text:p>
          </table:table-cell>
          <table:table-cell table:style-name="ce50" table:formula="of:=IF([.V97];MIN([.$E97]-[.$D101];[.$E101]-[.$D97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6]" office:value-type="string" office:string-value="Project-A12" calcext:value-type="string">
            <text:p>Project-A12</text:p>
          </table:table-cell>
          <table:table-cell table:style-name="ce135" table:formula="of:=[$'Project_Release_Optimizer_(GA)'.AF26]" office:value-type="date" office:date-value="2016-06-25T03:35:54.359918" calcext:value-type="date">
            <text:p>25-Jun-2016</text:p>
          </table:table-cell>
          <table:table-cell table:style-name="ce135" table:formula="of:=[$'Project_Release_Optimizer_(GA)'.AG26]" office:value-type="date" office:date-value="2016-07-29T08:43:06.373247" calcext:value-type="date">
            <text:p>29-Jul-2016</text:p>
          </table:table-cell>
          <table:table-cell table:style-name="ce134" table:formula="of:=[$'Project_Release_Optimizer_(GA)'.AI26]" office:value-type="string" office:string-value="v004" calcext:value-type="string">
            <text:p>v004</text:p>
          </table:table-cell>
          <table:table-cell/>
          <table:table-cell table:style-name="ce50" table:number-columns-repeated="12"/>
          <table:table-cell table:style-name="ce50" table:formula="of:=IF(AND([.$E98]&gt;[.$D99];[.$D98]&lt;[.$E99];[.$F98]&lt;&gt;[.$F99]);1;0)" office:value-type="float" office:value="0" calcext:value-type="float">
            <text:p>0</text:p>
          </table:table-cell>
          <table:table-cell table:style-name="ce50" table:formula="of:=IF(AND([.$E98]&gt;[.$D100];[.$D98]&lt;[.$E100];[.$F98]&lt;&gt;[.$F100]);1;0)" office:value-type="float" office:value="0" calcext:value-type="float">
            <text:p>0</text:p>
          </table:table-cell>
          <table:table-cell table:style-name="ce50" table:formula="of:=IF(AND([.$E98]&gt;[.$D101];[.$D98]&lt;[.$E101];[.$F98]&lt;&gt;[.$F101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2"/>
          <table:table-cell table:style-name="ce50" table:formula="of:=IF([.T98];MIN([.$E98]-[.$D99];[.$E99]-[.$D98]);0)" office:value-type="float" office:value="0" calcext:value-type="float">
            <text:p>0</text:p>
          </table:table-cell>
          <table:table-cell table:style-name="ce50" table:formula="of:=IF([.U98];MIN([.$E98]-[.$D100];[.$E100]-[.$D98]);0)" office:value-type="float" office:value="0" calcext:value-type="float">
            <text:p>0</text:p>
          </table:table-cell>
          <table:table-cell table:style-name="ce50" table:formula="of:=IF([.V98];MIN([.$E98]-[.$D101];[.$E101]-[.$D98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7]" office:value-type="string" office:string-value="Project-A13" calcext:value-type="string">
            <text:p>Project-A13</text:p>
          </table:table-cell>
          <table:table-cell table:style-name="ce135" table:formula="of:=[$'Project_Release_Optimizer_(GA)'.AF27]" office:value-type="date" office:date-value="2016-02-22T18:15:39.494089" calcext:value-type="date">
            <text:p>22-Feb-2016</text:p>
          </table:table-cell>
          <table:table-cell table:style-name="ce135" table:formula="of:=[$'Project_Release_Optimizer_(GA)'.AG27]" office:value-type="date" office:date-value="2016-03-31T04:49:24.738263" calcext:value-type="date">
            <text:p>31-Mar-2016</text:p>
          </table:table-cell>
          <table:table-cell table:style-name="ce134" table:formula="of:=[$'Project_Release_Optimizer_(GA)'.AI27]" office:value-type="string" office:string-value="v007" calcext:value-type="string">
            <text:p>v007</text:p>
          </table:table-cell>
          <table:table-cell/>
          <table:table-cell table:style-name="ce50" table:number-columns-repeated="13"/>
          <table:table-cell table:style-name="ce50" table:formula="of:=IF(AND([.$E99]&gt;[.$D100];[.$D99]&lt;[.$E100];[.$F99]&lt;&gt;[.$F100]);1;0)" office:value-type="float" office:value="0" calcext:value-type="float">
            <text:p>0</text:p>
          </table:table-cell>
          <table:table-cell table:style-name="ce50" table:formula="of:=IF(AND([.$E99]&gt;[.$D101];[.$D99]&lt;[.$E101];[.$F99]&lt;&gt;[.$F101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3"/>
          <table:table-cell table:style-name="ce50" table:formula="of:=IF([.U99];MIN([.$E99]-[.$D100];[.$E100]-[.$D99]);0)" office:value-type="float" office:value="0" calcext:value-type="float">
            <text:p>0</text:p>
          </table:table-cell>
          <table:table-cell table:style-name="ce50" table:formula="of:=IF([.V99];MIN([.$E99]-[.$D101];[.$E101]-[.$D99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8]" office:value-type="string" office:string-value="Project-A14" calcext:value-type="string">
            <text:p>Project-A14</text:p>
          </table:table-cell>
          <table:table-cell table:style-name="ce135" table:formula="of:=[$'Project_Release_Optimizer_(GA)'.AF28]" office:value-type="date" office:date-value="2015-09-24T00:16:40.807664" calcext:value-type="date">
            <text:p>24-Sep-2015</text:p>
          </table:table-cell>
          <table:table-cell table:style-name="ce135" table:formula="of:=[$'Project_Release_Optimizer_(GA)'.AG28]" office:value-type="date" office:date-value="2015-10-16T13:00:52.72647" calcext:value-type="date">
            <text:p>16-Oct-2015</text:p>
          </table:table-cell>
          <table:table-cell table:style-name="ce134" table:formula="of:=[$'Project_Release_Optimizer_(GA)'.AI28]" office:value-type="string" office:string-value="v006" calcext:value-type="string">
            <text:p>v006</text:p>
          </table:table-cell>
          <table:table-cell/>
          <table:table-cell table:style-name="ce50" table:number-columns-repeated="14"/>
          <table:table-cell table:style-name="ce50" table:formula="of:=IF(AND([.$E100]&gt;[.$D101];[.$D100]&lt;[.$E101];[.$F100]&lt;&gt;[.$F101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4"/>
          <table:table-cell table:style-name="ce50" table:formula="of:=IF([.V100];MIN([.$E100]-[.$D101];[.$E101]-[.$D100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9]" office:value-type="string" office:string-value="Project-A15" calcext:value-type="string">
            <text:p>Project-A15</text:p>
          </table:table-cell>
          <table:table-cell table:style-name="ce135" table:formula="of:=[$'Project_Release_Optimizer_(GA)'.AF29]" office:value-type="date" office:date-value="2016-09-25T23:46:12.130317" calcext:value-type="date">
            <text:p>25-Sep-2016</text:p>
          </table:table-cell>
          <table:table-cell table:style-name="ce135" table:formula="of:=[$'Project_Release_Optimizer_(GA)'.AG29]" office:value-type="date" office:date-value="2016-11-21T03:48:52.030101" calcext:value-type="date">
            <text:p>21-Nov-2016</text:p>
          </table:table-cell>
          <table:table-cell table:style-name="ce134" table:formula="of:=[$'Project_Release_Optimizer_(GA)'.AI29]" office:value-type="string" office:string-value="v008" calcext:value-type="string">
            <text:p>v008</text:p>
          </table:table-cell>
          <table:table-cell/>
          <table:table-cell table:style-name="ce50" table:number-columns-repeated="15"/>
          <table:table-cell table:style-name="ce143"/>
          <table:table-cell table:style-name="ce50" table:number-columns-repeated="15"/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30"/>
          <table:table-cell table:style-name="ce132" table:number-columns-repeated="36"/>
          <table:table-cell table:style-name="ce147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 table:number-rows-repeated="2">
          <table:table-cell table:number-columns-repeated="46"/>
          <table:table-cell table:style-name="ce23"/>
          <table:table-cell table:number-columns-repeated="977"/>
        </table:table-row>
        <table:table-row table:style-name="ro11">
          <table:table-cell table:style-name="ce6" table:number-columns-repeated="3"/>
          <table:table-cell table:style-name="ce23" office:value-type="string" calcext:value-type="string">
            <text:p>END</text:p>
          </table:table-cell>
          <table:table-cell table:style-name="ce23" office:value-type="string" calcext:value-type="string">
            <text:p>OF</text:p>
          </table:table-cell>
          <table:table-cell table:style-name="ce23" office:value-type="string" calcext:value-type="string">
            <text:p>THIS</text:p>
          </table:table-cell>
          <table:table-cell table:style-name="ce27" office:value-type="string" calcext:value-type="string">
            <text:p>WORKSHEET</text:p>
          </table:table-cell>
          <table:table-cell table:style-name="ce23" table:number-columns-repeated="6"/>
          <table:table-cell table:style-name="ce37" table:number-columns-repeated="3"/>
          <table:table-cell table:style-name="ce23" table:number-columns-repeated="8"/>
          <table:table-cell table:style-name="ce6"/>
          <table:table-cell table:style-name="ce40"/>
          <table:table-cell table:style-name="ce6" table:number-columns-repeated="3"/>
          <table:table-cell table:style-name="ce40"/>
          <table:table-cell table:style-name="ce6" table:number-columns-repeated="16"/>
          <table:table-cell table:style-name="ce23"/>
          <table:table-cell table:style-name="ce123" table:number-columns-repeated="22"/>
          <table:table-cell table:number-columns-repeated="955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dom_Number" table:style-name="ta1">
        <table:table-column table:style-name="co1" table:number-columns-repeated="3" table:default-cell-style-name="ce149"/>
        <table:table-column table:style-name="co1" table:number-columns-repeated="1021" table:default-cell-style-name="ce150"/>
        <table:table-row table:style-name="ro1">
          <table:table-cell table:style-name="ce148" office:value-type="string" calcext:value-type="string">
            <text:p>Random</text:p>
          </table:table-cell>
          <table:table-cell table:style-name="ce148" office:value-type="string" calcext:value-type="string">
            <text:p>x100</text:p>
          </table:table-cell>
          <table:table-cell table:style-name="ce148" office:value-type="string" calcext:value-type="string">
            <text:p>Interger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401916114871942" calcext:value-type="float">
            <text:p>0.4019161149</text:p>
          </table:table-cell>
          <table:table-cell table:formula="of:=[.A2]*100" office:value-type="float" office:value="40.1916114871942" calcext:value-type="float">
            <text:p>40.1916114872</text:p>
          </table:table-cell>
          <table:table-cell table:formula="of:=INT([.B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881930661954161" calcext:value-type="float">
            <text:p>0.881930662</text:p>
          </table:table-cell>
          <table:table-cell table:formula="of:=[.A3]*100" office:value-type="float" office:value="88.1930661954161" calcext:value-type="float">
            <text:p>88.1930661954</text:p>
          </table:table-cell>
          <table:table-cell table:formula="of:=INT([.B3])"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354782844985616" calcext:value-type="float">
            <text:p>0.354782845</text:p>
          </table:table-cell>
          <table:table-cell table:formula="of:=[.A4]*100" office:value-type="float" office:value="35.4782844985616" calcext:value-type="float">
            <text:p>35.4782844986</text:p>
          </table:table-cell>
          <table:table-cell table:formula="of:=INT([.B4])"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00915274963313344" calcext:value-type="float">
            <text:p>0.0091527496</text:p>
          </table:table-cell>
          <table:table-cell table:formula="of:=[.A5]*100" office:value-type="float" office:value="0.915274963313344" calcext:value-type="float">
            <text:p>0.9152749633</text:p>
          </table:table-cell>
          <table:table-cell table:formula="of:=INT([.B5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906447352952483" calcext:value-type="float">
            <text:p>0.906447353</text:p>
          </table:table-cell>
          <table:table-cell table:formula="of:=[.A6]*100" office:value-type="float" office:value="90.6447352952483" calcext:value-type="float">
            <text:p>90.6447352952</text:p>
          </table:table-cell>
          <table:table-cell table:formula="of:=INT([.B6])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663498993686706" calcext:value-type="float">
            <text:p>0.6634989937</text:p>
          </table:table-cell>
          <table:table-cell table:formula="of:=[.A7]*100" office:value-type="float" office:value="66.3498993686706" calcext:value-type="float">
            <text:p>66.3498993687</text:p>
          </table:table-cell>
          <table:table-cell table:formula="of:=INT([.B7])"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921077501063218" calcext:value-type="float">
            <text:p>0.9210775011</text:p>
          </table:table-cell>
          <table:table-cell table:formula="of:=[.A8]*100" office:value-type="float" office:value="92.1077501063218" calcext:value-type="float">
            <text:p>92.1077501063</text:p>
          </table:table-cell>
          <table:table-cell table:formula="of:=INT([.B8])"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6782024027939" calcext:value-type="float">
            <text:p>0.6782024028</text:p>
          </table:table-cell>
          <table:table-cell table:formula="of:=[.A9]*100" office:value-type="float" office:value="67.82024027939" calcext:value-type="float">
            <text:p>67.8202402794</text:p>
          </table:table-cell>
          <table:table-cell table:formula="of:=INT([.B9])"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625322626704171" calcext:value-type="float">
            <text:p>0.6253226267</text:p>
          </table:table-cell>
          <table:table-cell table:formula="of:=[.A10]*100" office:value-type="float" office:value="62.5322626704171" calcext:value-type="float">
            <text:p>62.5322626704</text:p>
          </table:table-cell>
          <table:table-cell table:formula="of:=INT([.B10])" office:value-type="float" office:value="62" calcext:value-type="float">
            <text:p>62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0714446041011394" calcext:value-type="float">
            <text:p>0.0714446041</text:p>
          </table:table-cell>
          <table:table-cell table:formula="of:=[.A11]*100" office:value-type="float" office:value="7.14446041011394" calcext:value-type="float">
            <text:p>7.1444604101</text:p>
          </table:table-cell>
          <table:table-cell table:formula="of:=INT([.B11])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87982419747428" calcext:value-type="float">
            <text:p>0.8798241975</text:p>
          </table:table-cell>
          <table:table-cell table:formula="of:=[.A12]*100" office:value-type="float" office:value="87.982419747428" calcext:value-type="float">
            <text:p>87.9824197474</text:p>
          </table:table-cell>
          <table:table-cell table:formula="of:=INT([.B12])" office:value-type="float" office:value="87" calcext:value-type="float">
            <text:p>87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523305376488914" calcext:value-type="float">
            <text:p>0.5233053765</text:p>
          </table:table-cell>
          <table:table-cell table:formula="of:=[.A13]*100" office:value-type="float" office:value="52.3305376488914" calcext:value-type="float">
            <text:p>52.3305376489</text:p>
          </table:table-cell>
          <table:table-cell table:formula="of:=INT([.B13])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545675153755151" calcext:value-type="float">
            <text:p>0.5456751538</text:p>
          </table:table-cell>
          <table:table-cell table:formula="of:=[.A14]*100" office:value-type="float" office:value="54.5675153755151" calcext:value-type="float">
            <text:p>54.5675153755</text:p>
          </table:table-cell>
          <table:table-cell table:formula="of:=INT([.B14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270699153013652" calcext:value-type="float">
            <text:p>0.270699153</text:p>
          </table:table-cell>
          <table:table-cell table:formula="of:=[.A15]*100" office:value-type="float" office:value="27.0699153013652" calcext:value-type="float">
            <text:p>27.0699153014</text:p>
          </table:table-cell>
          <table:table-cell table:formula="of:=INT([.B15]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682942151507961" calcext:value-type="float">
            <text:p>0.6829421515</text:p>
          </table:table-cell>
          <table:table-cell table:formula="of:=[.A16]*100" office:value-type="float" office:value="68.2942151507961" calcext:value-type="float">
            <text:p>68.2942151508</text:p>
          </table:table-cell>
          <table:table-cell table:formula="of:=INT([.B16])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98394544546002" calcext:value-type="float">
            <text:p>0.9839454455</text:p>
          </table:table-cell>
          <table:table-cell table:formula="of:=[.A17]*100" office:value-type="float" office:value="98.394544546002" calcext:value-type="float">
            <text:p>98.394544546</text:p>
          </table:table-cell>
          <table:table-cell table:formula="of:=INT([.B17])"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010378340556843" calcext:value-type="float">
            <text:p>0.0103783406</text:p>
          </table:table-cell>
          <table:table-cell table:formula="of:=[.A18]*100" office:value-type="float" office:value="1.0378340556843" calcext:value-type="float">
            <text:p>1.0378340557</text:p>
          </table:table-cell>
          <table:table-cell table:formula="of:=INT([.B18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666457237461431" calcext:value-type="float">
            <text:p>0.6664572375</text:p>
          </table:table-cell>
          <table:table-cell table:formula="of:=[.A19]*100" office:value-type="float" office:value="66.6457237461431" calcext:value-type="float">
            <text:p>66.6457237461</text:p>
          </table:table-cell>
          <table:table-cell table:formula="of:=INT([.B19])"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555422533973262" calcext:value-type="float">
            <text:p>0.555422534</text:p>
          </table:table-cell>
          <table:table-cell table:formula="of:=[.A20]*100" office:value-type="float" office:value="55.5422533973262" calcext:value-type="float">
            <text:p>55.5422533973</text:p>
          </table:table-cell>
          <table:table-cell table:formula="of:=INT([.B20])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0709471520413326" calcext:value-type="float">
            <text:p>0.070947152</text:p>
          </table:table-cell>
          <table:table-cell table:formula="of:=[.A21]*100" office:value-type="float" office:value="7.09471520413326" calcext:value-type="float">
            <text:p>7.0947152041</text:p>
          </table:table-cell>
          <table:table-cell table:formula="of:=INT([.B21])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147689935864744" calcext:value-type="float">
            <text:p>0.1476899359</text:p>
          </table:table-cell>
          <table:table-cell table:formula="of:=[.A22]*100" office:value-type="float" office:value="14.7689935864744" calcext:value-type="float">
            <text:p>14.7689935865</text:p>
          </table:table-cell>
          <table:table-cell table:formula="of:=INT([.B22])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63293781747159" calcext:value-type="float">
            <text:p>0.6329378175</text:p>
          </table:table-cell>
          <table:table-cell table:formula="of:=[.A23]*100" office:value-type="float" office:value="63.293781747159" calcext:value-type="float">
            <text:p>63.2937817472</text:p>
          </table:table-cell>
          <table:table-cell table:formula="of:=INT([.B23])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0791346097566141" calcext:value-type="float">
            <text:p>0.0791346098</text:p>
          </table:table-cell>
          <table:table-cell table:formula="of:=[.A24]*100" office:value-type="float" office:value="7.91346097566141" calcext:value-type="float">
            <text:p>7.9134609757</text:p>
          </table:table-cell>
          <table:table-cell table:formula="of:=INT([.B24])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761109276909993" calcext:value-type="float">
            <text:p>0.7611092769</text:p>
          </table:table-cell>
          <table:table-cell table:formula="of:=[.A25]*100" office:value-type="float" office:value="76.1109276909993" calcext:value-type="float">
            <text:p>76.110927691</text:p>
          </table:table-cell>
          <table:table-cell table:formula="of:=INT([.B25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0818469244121839" calcext:value-type="float">
            <text:p>0.0818469244</text:p>
          </table:table-cell>
          <table:table-cell table:formula="of:=[.A26]*100" office:value-type="float" office:value="8.18469244121839" calcext:value-type="float">
            <text:p>8.1846924412</text:p>
          </table:table-cell>
          <table:table-cell table:formula="of:=INT([.B26])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917933777925731" calcext:value-type="float">
            <text:p>0.9179337779</text:p>
          </table:table-cell>
          <table:table-cell table:formula="of:=[.A27]*100" office:value-type="float" office:value="91.7933777925731" calcext:value-type="float">
            <text:p>91.7933777926</text:p>
          </table:table-cell>
          <table:table-cell table:formula="of:=INT([.B27])"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783942335116038" calcext:value-type="float">
            <text:p>0.7839423351</text:p>
          </table:table-cell>
          <table:table-cell table:formula="of:=[.A28]*100" office:value-type="float" office:value="78.3942335116038" calcext:value-type="float">
            <text:p>78.3942335116</text:p>
          </table:table-cell>
          <table:table-cell table:formula="of:=INT([.B28])"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255213927649358" calcext:value-type="float">
            <text:p>0.2552139276</text:p>
          </table:table-cell>
          <table:table-cell table:formula="of:=[.A29]*100" office:value-type="float" office:value="25.5213927649358" calcext:value-type="float">
            <text:p>25.5213927649</text:p>
          </table:table-cell>
          <table:table-cell table:formula="of:=INT([.B29])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403768404576325" calcext:value-type="float">
            <text:p>0.4037684046</text:p>
          </table:table-cell>
          <table:table-cell table:formula="of:=[.A30]*100" office:value-type="float" office:value="40.3768404576325" calcext:value-type="float">
            <text:p>40.3768404576</text:p>
          </table:table-cell>
          <table:table-cell table:formula="of:=INT([.B30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211469352971524" calcext:value-type="float">
            <text:p>0.211469353</text:p>
          </table:table-cell>
          <table:table-cell table:formula="of:=[.A31]*100" office:value-type="float" office:value="21.1469352971524" calcext:value-type="float">
            <text:p>21.1469352972</text:p>
          </table:table-cell>
          <table:table-cell table:formula="of:=INT([.B31])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375836146294591" calcext:value-type="float">
            <text:p>0.3758361463</text:p>
          </table:table-cell>
          <table:table-cell table:formula="of:=[.A32]*100" office:value-type="float" office:value="37.5836146294591" calcext:value-type="float">
            <text:p>37.5836146295</text:p>
          </table:table-cell>
          <table:table-cell table:formula="of:=INT([.B32])"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844426126484701" calcext:value-type="float">
            <text:p>0.8444261265</text:p>
          </table:table-cell>
          <table:table-cell table:formula="of:=[.A33]*100" office:value-type="float" office:value="84.4426126484701" calcext:value-type="float">
            <text:p>84.4426126485</text:p>
          </table:table-cell>
          <table:table-cell table:formula="of:=INT([.B33])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905334833364996" calcext:value-type="float">
            <text:p>0.9053348334</text:p>
          </table:table-cell>
          <table:table-cell table:formula="of:=[.A34]*100" office:value-type="float" office:value="90.5334833364996" calcext:value-type="float">
            <text:p>90.5334833365</text:p>
          </table:table-cell>
          <table:table-cell table:formula="of:=INT([.B34])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994235404324327" calcext:value-type="float">
            <text:p>0.9942354043</text:p>
          </table:table-cell>
          <table:table-cell table:formula="of:=[.A35]*100" office:value-type="float" office:value="99.4235404324327" calcext:value-type="float">
            <text:p>99.4235404324</text:p>
          </table:table-cell>
          <table:table-cell table:formula="of:=INT([.B35])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101264788268322" calcext:value-type="float">
            <text:p>0.1012647883</text:p>
          </table:table-cell>
          <table:table-cell table:formula="of:=[.A36]*100" office:value-type="float" office:value="10.1264788268322" calcext:value-type="float">
            <text:p>10.1264788268</text:p>
          </table:table-cell>
          <table:table-cell table:formula="of:=INT([.B36])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0809696987502395" calcext:value-type="float">
            <text:p>0.0809696988</text:p>
          </table:table-cell>
          <table:table-cell table:formula="of:=[.A37]*100" office:value-type="float" office:value="8.09696987502395" calcext:value-type="float">
            <text:p>8.096969875</text:p>
          </table:table-cell>
          <table:table-cell table:formula="of:=INT([.B37])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154355619438051" calcext:value-type="float">
            <text:p>0.1543556194</text:p>
          </table:table-cell>
          <table:table-cell table:formula="of:=[.A38]*100" office:value-type="float" office:value="15.4355619438051" calcext:value-type="float">
            <text:p>15.4355619438</text:p>
          </table:table-cell>
          <table:table-cell table:formula="of:=INT([.B38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84790951679939" calcext:value-type="float">
            <text:p>0.8479095168</text:p>
          </table:table-cell>
          <table:table-cell table:formula="of:=[.A39]*100" office:value-type="float" office:value="84.790951679939" calcext:value-type="float">
            <text:p>84.7909516799</text:p>
          </table:table-cell>
          <table:table-cell table:formula="of:=INT([.B39])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225318328367234" calcext:value-type="float">
            <text:p>0.2253183284</text:p>
          </table:table-cell>
          <table:table-cell table:formula="of:=[.A40]*100" office:value-type="float" office:value="22.5318328367234" calcext:value-type="float">
            <text:p>22.5318328367</text:p>
          </table:table-cell>
          <table:table-cell table:formula="of:=INT([.B40])" office:value-type="float" office:value="22" calcext:value-type="float">
            <text:p>22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_PalUtilTempWorksheet" table:style-name="ta2">
        <table:table-column table:style-name="co1" table:number-columns-repeated="1024" table:default-cell-style-name="ce150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_HiddenInfo" table:style-name="ta2">
        <table:table-column table:style-name="co20" table:number-columns-repeated="1024" table:default-cell-style-name="ce151"/>
        <table:table-row table:style-name="ro1">
          <table:table-cell office:value-type="string" calcext:value-type="string">
            <text:p>Goal (Cell, Statistic, Parameter), E1: RO Formula to Optimize</text:p>
          </table:table-cell>
          <table:table-cell table:style-name="ce153" table:formula="of:=[$'Project_Release_Optimizer_(GA)'.$I$8]" office:value-type="float" office:value="1879.01903774968" calcext:value-type="float">
            <text:p>1879.02</text:p>
          </table:table-cell>
          <table:table-cell table:style-name="ce157" table:number-columns-repeated="2"/>
          <table:table-cell table:style-name="ce156"/>
          <table:table-cell office:value-type="string" calcext:value-type="string">
            <text:p>MACROS</text:p>
          </table:table-cell>
          <table:table-cell table:number-columns-repeated="2"/>
          <table:table-cell office:value-type="string" calcext:value-type="string">
            <text:p>Compatibility with Old Versions (4 trips pre-v5 versions)</text:p>
          </table:table-cell>
          <table:table-cell table:style-name="ce156" office:value-type="float" office:value="4" calcext:value-type="float">
            <text:p>4</text:p>
          </table:table-cell>
          <table:table-cell/>
          <table:table-cell office:value-type="string" calcext:value-type="string">
            <text:p>RISKOpt Tag</text:p>
          </table:table-cell>
          <table:table-cell table:style-name="ce159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Out. Sta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oal (Type, Target Value)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art (enabled, macro)</text:p>
          </table:table-cell>
          <table:table-cell table:style-name="ce155" office:value-type="boolean" office:boolean-value="false" calcext:value-type="boolean">
            <text:p>FALSE</text:p>
          </table:table-cell>
          <table:table-cell table:style-name="ce154"/>
          <table:table-cell office:value-type="string" calcext:value-type="string">
            <text:p>Formula Conversion Cell (not used in v5)</text:p>
          </table:table-cell>
          <table:table-cell table:style-name="ce156"/>
          <table:table-cell/>
          <table:table-cell office:value-type="string" calcext:value-type="string">
            <text:p>#Iterations (Sim Stopping)</text:p>
          </table:table-cell>
          <table:table-cell table:style-name="ce157"/>
          <table:table-cell/>
          <table:table-cell office:value-type="string" calcext:value-type="string">
            <text:p>Mean</text:p>
          </table:table-cell>
          <table:table-cell table:style-name="ce156"/>
          <table:table-cell/>
          <table:table-cell office:value-type="string" calcext:value-type="string">
            <text:p>Creation Version</text:p>
          </table:table-cell>
          <table:table-cell table:style-name="ce156" office:value-type="string" calcext:value-type="string">
            <text:p>5.5.0</text:p>
          </table:table-cell>
          <table:table-cell/>
          <table:table-cell office:value-type="string" calcext:value-type="string">
            <text:p>Constraint Solver, number of Latin Hypercube stratifications, for reproducing results with Actual Convergence</text:p>
          </table:table-cell>
          <table:table-cell table:style-name="ce156"/>
          <table:table-cell table:number-columns-repeated="1002"/>
        </table:table-row>
        <table:table-row table:style-name="ro1">
          <table:table-cell office:value-type="string" calcext:value-type="string">
            <text:p>Trial Count Stopping (enabled, trial count)</text:p>
          </table:table-cell>
          <table:table-cell table:style-name="ce155" office:value-type="boolean" office:boolean-value="false" calcext:value-type="boolean">
            <text:p>FALSE</text:p>
          </table:table-cell>
          <table:table-cell table:style-name="ce154" office:value-type="float" office:value="5000000000000" calcext:value-type="float">
            <text:p>5000000000000</text:p>
          </table:table-cell>
          <table:table-cell table:number-columns-repeated="2"/>
          <table:table-cell office:value-type="string" calcext:value-type="string">
            <text:p>Before Recalc (enabled, macro)</text:p>
          </table:table-cell>
          <table:table-cell table:style-name="ce155" office:value-type="boolean" office:boolean-value="false" calcext:value-type="boolean">
            <text:p>FALSE</text:p>
          </table:table-cell>
          <table:table-cell table:style-name="ce154"/>
          <table:table-cell office:value-type="string" calcext:value-type="string">
            <text:p>Number Formatting Cell (introduced in v5)</text:p>
          </table:table-cell>
          <table:table-cell table:style-name="ce156" office:value-type="float" office:value="365" calcext:value-type="float">
            <text:p>365</text:p>
          </table:table-cell>
          <table:table-cell/>
          <table:table-cell office:value-type="string" calcext:value-type="string">
            <text:p>Sim. Stopping Mode, Tolerance</text:p>
          </table:table-cell>
          <table:table-cell table:style-name="ce157" table:number-columns-repeated="2"/>
          <table:table-cell office:value-type="string" calcext:value-type="string">
            <text:p>Std. Dev.</text:p>
          </table:table-cell>
          <table:table-cell table:style-name="ce156"/>
          <table:table-cell/>
          <table:table-cell office:value-type="string" calcext:value-type="string">
            <text:p>Required Version</text:p>
          </table:table-cell>
          <table:table-cell table:style-name="ce156" office:value-type="string" calcext:value-type="string">
            <text:p>5.0.0</text:p>
          </table:table-cell>
          <table:table-cell/>
          <table:table-cell office:value-type="string" calcext:value-type="string">
            <text:p>Constraint Solver, total of adjustable cell values, to only pass number of stratifications if model hasn't changed</text:p>
          </table:table-cell>
          <table:table-cell table:style-name="ce156"/>
          <table:table-cell table:number-columns-repeated="1002"/>
        </table:table-row>
        <table:table-row table:style-name="ro1">
          <table:table-cell office:value-type="string" calcext:value-type="string">
            <text:p>Timespan Stopping (enabled, trial count)</text:p>
          </table:table-cell>
          <table:table-cell table:style-name="ce155" office:value-type="boolean" office:boolean-value="true" calcext:value-type="boolean">
            <text:p>TRUE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2" calcext:value-type="float">
            <text:p>2</text:p>
          </table:table-cell>
          <table:table-cell/>
          <table:table-cell office:value-type="string" calcext:value-type="string">
            <text:p>After Recalc (enabled, macro)</text:p>
          </table:table-cell>
          <table:table-cell table:style-name="ce155" office:value-type="boolean" office:boolean-value="false" calcext:value-type="boolean">
            <text:p>FALSE</text:p>
          </table:table-cell>
          <table:table-cell table:style-name="ce154"/>
          <table:table-cell table:number-columns-repeated="3"/>
          <table:table-cell office:value-type="string" calcext:value-type="string">
            <text:p>Same Seed Each Simulation</text:p>
          </table:table-cell>
          <table:table-cell table:style-name="ce157"/>
          <table:table-cell/>
          <table:table-cell office:value-type="string" calcext:value-type="string">
            <text:p>Min</text:p>
          </table:table-cell>
          <table:table-cell table:style-name="ce156"/>
          <table:table-cell/>
          <table:table-cell office:value-type="string" calcext:value-type="string">
            <text:p>Recommended Version</text:p>
          </table:table-cell>
          <table:table-cell table:style-name="ce156" office:value-type="string" calcext:value-type="string">
            <text:p>4.0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ogress Stopping (enabled, trial count, max % change, change is percent)</text:p>
          </table:table-cell>
          <table:table-cell table:style-name="ce155" office:value-type="boolean" office:boolean-value="false" calcext:value-type="boolean">
            <text:p>FALSE</text:p>
          </table:table-cell>
          <table:table-cell table:style-name="ce154" office:value-type="float" office:value="1000000000" calcext:value-type="float">
            <text:p>1000000000</text:p>
          </table:table-cell>
          <table:table-cell table:style-name="ce154" office:value-type="float" office:value="0.0000000001" calcext:value-type="float">
            <text:p>1E-10</text:p>
          </table:table-cell>
          <table:table-cell table:style-name="ce155" office:value-type="boolean" office:boolean-value="true" calcext:value-type="boolean">
            <text:p>TRUE</text:p>
          </table:table-cell>
          <table:table-cell office:value-type="string" calcext:value-type="string">
            <text:p>After Storage (enabled, macro)</text:p>
          </table:table-cell>
          <table:table-cell table:style-name="ce155" office:value-type="boolean" office:boolean-value="false" calcext:value-type="boolean">
            <text:p>FALSE</text:p>
          </table:table-cell>
          <table:table-cell table:style-name="ce154"/>
          <table:table-cell table:number-columns-repeated="3"/>
          <table:table-cell office:value-type="string" calcext:value-type="string">
            <text:p>Sampling Type</text:p>
          </table:table-cell>
          <table:table-cell table:style-name="ce157"/>
          <table:table-cell/>
          <table:table-cell office:value-type="string" calcext:value-type="string">
            <text:p>Max</text:p>
          </table:table-cell>
          <table:table-cell table:style-name="ce156"/>
          <table:table-cell/>
          <table:table-cell office:value-type="string" calcext:value-type="string">
            <text:p>Last Modified by Version</text:p>
          </table:table-cell>
          <table:table-cell table:style-name="ce156" office:value-type="string" calcext:value-type="string">
            <text:p>5.5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rmula Stopping (enabled, formula)</text:p>
          </table:table-cell>
          <table:table-cell table:style-name="ce155" office:value-type="boolean" office:boolean-value="false" calcext:value-type="boolean">
            <text:p>FALSE</text:p>
          </table:table-cell>
          <table:table-cell table:style-name="ce154" table:formula="of:=[$'Project_Release_Optimizer_(GA)'.$G$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inish (enabled, macro)</text:p>
          </table:table-cell>
          <table:table-cell table:style-name="ce155" office:value-type="boolean" office:boolean-value="false" calcext:value-type="boolean">
            <text:p>FALSE</text:p>
          </table:table-cell>
          <table:table-cell table:style-name="ce154"/>
          <table:table-cell table:number-columns-repeated="3"/>
          <table:table-cell office:value-type="string" calcext:value-type="string">
            <text:p>Macro Before Simulation (enabled, macro)</text:p>
          </table:table-cell>
          <table:table-cell table:style-name="ce157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Population Size</text:p>
          </table:table-cell>
          <table:table-cell table:style-name="ce154" office:value-type="float" office:value="500" calcext:value-type="float">
            <text:p>500</text:p>
          </table:table-cell>
          <table:table-cell table:number-columns-repeated="9"/>
          <table:table-cell office:value-type="string" calcext:value-type="string">
            <text:p>Macro After Simulation (enabled, macro)</text:p>
          </table:table-cell>
          <table:table-cell table:style-name="ce157" table:number-columns-repeated="2"/>
          <table:table-cell table:number-columns-repeated="1010"/>
        </table:table-row>
        <table:table-row table:style-name="ro1">
          <table:table-cell table:number-columns-repeated="2" office:value-type="string" calcext:value-type="string">
            <text:p>UNUSED</text:p>
          </table:table-cell>
          <table:table-cell table:number-columns-repeated="3"/>
          <table:table-cell office:value-type="string" calcext:value-type="string">
            <text:p>Seed (Is Auto, Value)</text:p>
          </table:table-cell>
          <table:table-cell table:style-name="ce155" office:value-type="boolean" office:boolean-value="true" calcext:value-type="boolean">
            <text:p>TRUE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4/RO1: Update Display (replaced by Show Excel Recalcs in v5)</text:p>
          </table:table-cell>
          <table:table-cell table:style-name="ce154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Minimize Excel on Startup</text:p>
          </table:table-cell>
          <table:table-cell table:style-name="ce15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p on Errors (before v5: Pause on Errors)</text:p>
          </table:table-cell>
          <table:table-cell table:style-name="ce155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ep Trial-by-Trial Log (if cell has anything other than False consider True, since Evolver 4 didn't have this setting)</text:p>
          </table:table-cell>
          <table:table-cell table:style-name="ce155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4/RO1: Graph Progress</text:p>
          </table:table-cell>
          <table:table-cell table:style-name="ce155" office:value-type="boolean" office:boolean-value="false" calcext:value-type="boolean">
            <text:p>FALSE</text:p>
          </table:table-cell>
          <table:table-cell table:number-columns-repeated="3"/>
          <table:table-cell office:value-type="string" calcext:value-type="string">
            <text:p>Show Excel Recalcs (replaces "Update Display" used before v5)</text:p>
          </table:table-cell>
          <table:table-cell table:style-name="ce154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2">
          <table:table-cell office:value-type="string" calcext:value-type="string">
            <text:p># Chromosomes</text:p>
          </table:table-cell>
          <table:table-cell table:style-name="ce156" office:value-type="float" office:value="1" calcext:value-type="float">
            <text:p>1</text:p>
          </table:table-cell>
          <table:table-cell table:number-columns-repeated="47"/>
          <table:table-cell office:value-type="string" calcext:value-type="string">
            <text:p># Constraints</text:p>
          </table:table-cell>
          <table:table-cell table:style-name="ce156" office:value-type="float" office:value="2" calcext:value-type="float">
            <text:p>2</text:p>
          </table:table-cell>
          <table:table-cell table:number-columns-repeated="973"/>
        </table:table-row>
        <table:table-row table:style-name="ro12">
          <table:table-cell table:style-name="ce152" office:value-type="string" calcext:value-type="string">
            <text:p>Method + #Operators</text:p>
          </table:table-cell>
          <table:table-cell table:style-name="ce152" office:value-type="string" calcext:value-type="string">
            <text:p>Mutation Rate</text:p>
          </table:table-cell>
          <table:table-cell table:style-name="ce152" office:value-type="string" calcext:value-type="string">
            <text:p>Crossover Rate</text:p>
          </table:table-cell>
          <table:table-cell table:style-name="ce152" office:value-type="string" calcext:value-type="string">
            <text:p>Description</text:p>
          </table:table-cell>
          <table:table-cell table:style-name="ce152" office:value-type="string" calcext:value-type="string">
            <text:p># Time Blocks/All Groups Must Be Present</text:p>
          </table:table-cell>
          <table:table-cell table:style-name="ce152" office:value-type="string" calcext:value-type="string">
            <text:p>Constraint Range</text:p>
          </table:table-cell>
          <table:table-cell table:style-name="ce152" office:value-type="string" calcext:value-type="string">
            <text:p>#Ranges</text:p>
          </table:table-cell>
          <table:table-cell table:style-name="ce152" office:value-type="string" calcext:value-type="string">
            <text:p>Adj. Range</text:p>
          </table:table-cell>
          <table:table-cell table:style-name="ce152" office:value-type="string" calcext:value-type="string">
            <text:p>Min Val or Range</text:p>
          </table:table-cell>
          <table:table-cell table:style-name="ce152" office:value-type="string" calcext:value-type="string">
            <text:p>Max Val Or Range</text:p>
          </table:table-cell>
          <table:table-cell table:style-name="ce152" office:value-type="string" calcext:value-type="string">
            <text:p>Flags</text:p>
          </table:table-cell>
          <table:table-cell table:style-name="ce152" table:number-columns-repeated="32"/>
          <table:table-cell table:style-name="ce152" office:value-type="string" calcext:value-type="string">
            <text:p>HARD CONSTRAINT DEV</text:p>
          </table:table-cell>
          <table:table-cell table:style-name="ce152" office:value-type="string" calcext:value-type="string">
            <text:p>CONSTRAINT SOLVER</text:p>
          </table:table-cell>
          <table:table-cell table:style-name="ce152" office:value-type="string" calcext:value-type="string">
            <text:p>ROFUNC</text:p>
          </table:table-cell>
          <table:table-cell table:style-name="ce152" office:value-type="string" calcext:value-type="string">
            <text:p>RISKOPT</text:p>
          </table:table-cell>
          <table:table-cell table:style-name="ce152" office:value-type="string" calcext:value-type="string">
            <text:p>SOFT CONSTRAINT DEV</text:p>
          </table:table-cell>
          <table:table-cell table:style-name="ce152" office:value-type="string" calcext:value-type="string">
            <text:p>EVAL (True/False or penalty)</text:p>
          </table:table-cell>
          <table:table-cell table:style-name="ce152" office:value-type="string" calcext:value-type="string">
            <text:p>Type (Hard/Soft)</text:p>
          </table:table-cell>
          <table:table-cell table:style-name="ce152" office:value-type="string" calcext:value-type="string">
            <text:p>Entry Mode</text:p>
          </table:table-cell>
          <table:table-cell table:style-name="ce152" office:value-type="string" calcext:value-type="string">
            <text:p>Formula</text:p>
          </table:table-cell>
          <table:table-cell table:style-name="ce152" office:value-type="string" calcext:value-type="string">
            <text:p>Description</text:p>
          </table:table-cell>
          <table:table-cell table:style-name="ce152" office:value-type="string" calcext:value-type="string">
            <text:p>Left Val Or Range</text:p>
          </table:table-cell>
          <table:table-cell table:style-name="ce152" office:value-type="string" calcext:value-type="string">
            <text:p>Left Operator</text:p>
          </table:table-cell>
          <table:table-cell table:style-name="ce152" office:value-type="string" calcext:value-type="string">
            <text:p>Constrained Cells</text:p>
          </table:table-cell>
          <table:table-cell table:style-name="ce152" office:value-type="string" calcext:value-type="string">
            <text:p>Right Operator</text:p>
          </table:table-cell>
          <table:table-cell table:style-name="ce152" office:value-type="string" calcext:value-type="string">
            <text:p>Right Val Or Range</text:p>
          </table:table-cell>
          <table:table-cell table:style-name="ce152" office:value-type="string" calcext:value-type="string">
            <text:p>Penalty Function</text:p>
          </table:table-cell>
          <table:table-cell table:style-name="ce152" office:value-type="string" calcext:value-type="string">
            <text:p>RO Eval Time (Iter/Sim)</text:p>
          </table:table-cell>
          <table:table-cell table:style-name="ce152" office:value-type="string" calcext:value-type="string">
            <text:p>RO Statistic to Constrain</text:p>
          </table:table-cell>
          <table:table-cell table:style-name="ce152" office:value-type="string" calcext:value-type="string">
            <text:p>RO Statistic Parameter</text:p>
          </table:table-cell>
          <table:table-cell table:style-name="ce152" table:number-columns-repeated="962"/>
        </table:table-row>
        <table:table-row table:style-name="ro1">
          <table:table-cell office:value-type="string" calcext:value-type="string">
            <text:p>RECIPE1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58" table:formula="of:=[$'Project_Release_Optimizer_(GA)'.$D$15:.$E$29]" office:value-type="string" office:string-value="" calcext:value-type="error">
            <text:p>#VALUE!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,False,False</text:p>
          </table:table-cell>
          <table:table-cell table:number-columns-repeated="3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 8 KE FT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58" table:formula="of:=[$'Project_Release_Optimizer_(GA)'.$D$33]" office:value-type="float" office:value="7.96067661545277" calcext:value-type="float">
            <text:p>7.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DEFAULT PARENT SELECTION</text:p>
          </table:table-cell>
          <table:table-cell table:number-columns-repeated="6"/>
          <table:table-cell table:formula="of:=[$'Project_Release_Optimizer_(GA)'.$K$15:.$K$29];[.$W$15:.$W$29];[.$AA$15:.$AA$29];[.$AE$15:.$AE$29]" office:value-type="string" office:string-value="" calcext:value-type="error">
            <text:p>Err:509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True,False,False</text:p>
          </table:table-cell>
          <table:table-cell table:number-columns-repeated="3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 24 SE FT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58" table:formula="of:=[$'Project_Release_Optimizer_(GA)'.$E$33]" office:value-type="float" office:value="23.660018136246" calcext:value-type="float">
            <text:p>23.6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DEFAULT MU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FAULT CROSSO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FAULT BACKTR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ITHMETIC CROSSO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URISTIC CROSSO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UCHY MU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UNDARY MU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N-UNIFORM MU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E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CAL SEARCH</text:p>
          </table:table-cell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_Release_Optimizer_(NLP-Solver)" table:style-name="ta3">
        <table:table-column table:style-name="co50" table:default-cell-style-name="ce162"/>
        <table:table-column table:style-name="co51" table:default-cell-style-name="ce162"/>
        <table:table-column table:style-name="co52" table:default-cell-style-name="ce162"/>
        <table:table-column table:style-name="co53" table:number-columns-repeated="2" table:default-cell-style-name="ce162"/>
        <table:table-column table:style-name="co54" table:number-columns-repeated="4" table:default-cell-style-name="ce162"/>
        <table:table-column table:style-name="co52" table:default-cell-style-name="ce162"/>
        <table:table-column table:style-name="co55" table:default-cell-style-name="ce162"/>
        <table:table-column table:style-name="co56" table:number-columns-repeated="3" table:default-cell-style-name="ce162"/>
        <table:table-column table:style-name="co57" table:default-cell-style-name="ce162"/>
        <table:table-column table:style-name="co58" table:number-columns-repeated="2" table:default-cell-style-name="ce162"/>
        <table:table-column table:style-name="co56" table:number-columns-repeated="46" table:default-cell-style-name="ce162"/>
        <table:table-column table:style-name="co59" table:number-columns-repeated="961" table:default-cell-style-name="ce162"/>
        <table:table-row table:style-name="ro13">
          <table:table-cell table:style-name="ce2" table:number-columns-repeated="6"/>
          <table:table-cell table:style-name="ce28"/>
          <table:table-cell table:style-name="ce2" table:number-columns-repeated="2"/>
          <table:table-cell table:style-name="ce17" table:number-columns-repeated="2"/>
          <table:table-cell table:style-name="ce2" table:number-columns-repeated="2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4"/>
          <table:table-cell table:style-name="ce23"/>
          <table:table-cell table:style-name="ce2" table:number-columns-repeated="959"/>
        </table:table-row>
        <table:table-row table:style-name="ro2">
          <table:table-cell table:style-name="ce2"/>
          <table:table-cell table:style-name="ce7" office:value-type="string" calcext:value-type="string">
            <text:p>Legend:</text:p>
          </table:table-cell>
          <table:table-cell table:style-name="ce2"/>
          <table:table-cell table:style-name="ce52" office:value-type="string" calcext:value-type="string" table:number-columns-spanned="11" table:number-rows-spanned="1">
            <text:p>Fitness Control Dashboard</text:p>
          </table:table-cell>
          <table:covered-table-cell table:number-columns-repeated="2" table:style-name="ce2"/>
          <table:covered-table-cell table:style-name="ce28"/>
          <table:covered-table-cell table:number-columns-repeated="2" table:style-name="ce2"/>
          <table:covered-table-cell table:number-columns-repeated="2" table:style-name="ce17"/>
          <table:covered-table-cell table:number-columns-repeated="2" table:style-name="ce2"/>
          <table:covered-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4"/>
          <table:table-cell table:style-name="ce23"/>
          <table:table-cell table:style-name="ce2" table:number-columns-repeated="959"/>
        </table:table-row>
        <table:table-row table:style-name="ro6">
          <table:table-cell table:style-name="ce2"/>
          <table:table-cell table:style-name="ce8" office:value-type="string" calcext:value-type="string">
            <text:p>Chromosome</text:p>
          </table:table-cell>
          <table:table-cell table:style-name="ce2"/>
          <table:table-cell table:style-name="ce53" office:value-type="string" calcext:value-type="string">
            <text:p><text:s text:c="11"/>Fitness Breakdown</text:p>
          </table:table-cell>
          <table:table-cell table:style-name="ce64"/>
          <table:table-cell table:style-name="ce51" office:value-type="string" calcext:value-type="string">
            <text:p>Fitness Priority</text:p>
          </table:table-cell>
          <table:table-cell table:style-name="ce64" office:value-type="string" calcext:value-type="string">
            <text:p>Formula</text:p>
          </table:table-cell>
          <table:table-cell table:style-name="ce84"/>
          <table:table-cell table:style-name="ce89" office:value-type="string" calcext:value-type="string" table:number-columns-spanned="6" table:number-rows-spanned="1">
            <text:p>Value</text:p>
          </table:table-cell>
          <table:covered-table-cell table:number-columns-repeated="2" table:style-name="ce17"/>
          <table:covered-table-cell table:number-columns-repeated="2" table:style-name="ce2"/>
          <table:covered-table-cell table:style-name="ce17"/>
          <table:table-cell table:style-name="ce2"/>
          <table:table-cell table:style-name="ce73" office:value-type="string" calcext:value-type="string" table:number-columns-spanned="2" table:number-rows-spanned="1">
            <text:p>Benchmark</text:p>
          </table:table-cell>
          <table:covered-table-cell table:style-name="ce2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4"/>
          <table:table-cell table:style-name="ce23"/>
          <table:table-cell table:style-name="ce2" table:number-columns-repeated="959"/>
        </table:table-row>
        <table:table-row table:style-name="ro7">
          <table:table-cell table:style-name="ce2"/>
          <table:table-cell table:style-name="ce9" office:value-type="string" calcext:value-type="string">
            <text:p>Constraint (Hard)</text:p>
          </table:table-cell>
          <table:table-cell table:style-name="ce2"/>
          <table:table-cell table:style-name="ce54" office:value-type="string" calcext:value-type="string">
            <text:p>Proj Make-Span (Overall)</text:p>
          </table:table-cell>
          <table:table-cell table:style-name="ce65"/>
          <table:table-cell table:style-name="ce73" office:value-type="string" calcext:value-type="string">
            <text:p>Medium</text:p>
          </table:table-cell>
          <table:table-cell table:style-name="ce78" office:value-type="string" calcext:value-type="string">
            <text:p>'=Project_Release_Optimizer_(GA).AW15</text:p>
          </table:table-cell>
          <table:table-cell table:style-name="ce85"/>
          <table:table-cell table:style-name="ce90" table:formula="of:=['Project_Release_Optimizer_(GA)'.I4]" office:value-type="float" office:value="1213.37917945414" calcext:value-type="float">
            <text:p>1213.38</text:p>
          </table:table-cell>
          <table:table-cell table:style-name="ce42"/>
          <table:table-cell table:style-name="ce97" office:value-type="string" calcext:value-type="string">
            <text:p>&lt;- To shorten entire projects span (ALL projects)</text:p>
          </table:table-cell>
          <table:table-cell table:style-name="ce42" table:number-columns-repeated="2"/>
          <table:table-cell table:style-name="ce104"/>
          <table:table-cell table:style-name="ce107"/>
          <table:table-cell table:style-name="ce73" office:value-type="string" calcext:value-type="string" table:number-columns-spanned="2" table:number-rows-spanned="1">
            <text:p><text:span text:style-name="T3">Perfect </text:span>AVG Project Span</text:p>
          </table:table-cell>
          <table:covered-table-cell table:style-name="ce2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4"/>
          <table:table-cell table:style-name="ce23"/>
          <table:table-cell table:style-name="ce2" table:number-columns-repeated="959"/>
        </table:table-row>
        <table:table-row table:style-name="ro2">
          <table:table-cell table:style-name="ce2"/>
          <table:table-cell table:style-name="ce10" office:value-type="string" calcext:value-type="string">
            <text:p>Constraint (Soft)</text:p>
          </table:table-cell>
          <table:table-cell table:style-name="ce2"/>
          <table:table-cell table:style-name="ce55" office:value-type="string" calcext:value-type="string">
            <text:p>Average Proj Make-Span (Individual)</text:p>
          </table:table-cell>
          <table:table-cell table:style-name="ce66"/>
          <table:table-cell table:style-name="ce73" office:value-type="string" calcext:value-type="string">
            <text:p>Medium</text:p>
          </table:table-cell>
          <table:table-cell table:style-name="ce79" office:value-type="string" calcext:value-type="string">
            <text:p>'=Project_Release_Optimizer_(GA).AV32</text:p>
          </table:table-cell>
          <table:table-cell table:style-name="ce86"/>
          <table:table-cell table:style-name="ce90" table:formula="of:=['Project_Release_Optimizer_(GA)'.I5]" office:value-type="float" office:value="476.585888072211" calcext:value-type="float">
            <text:p>476.59</text:p>
          </table:table-cell>
          <table:table-cell table:style-name="ce42"/>
          <table:table-cell table:style-name="ce97" office:value-type="string" calcext:value-type="string">
            <text:p>&lt;- To shorten average individual project span</text:p>
          </table:table-cell>
          <table:table-cell table:style-name="ce42" table:number-columns-repeated="2"/>
          <table:table-cell table:style-name="ce104"/>
          <table:table-cell table:style-name="ce28" office:value-type="string" calcext:value-type="string">
            <text:p>&lt;----------&gt;</text:p>
          </table:table-cell>
          <table:table-cell table:style-name="ce188" table:formula="of:=[$'Project_Facts_(User_Inputs)'.AZ30]" office:value-type="float" office:value="201.444118006022" calcext:value-type="float" table:number-columns-spanned="2" table:number-rows-spanned="1">
            <text:p>201.44</text:p>
          </table:table-cell>
          <table:covered-table-cell table:style-name="ce2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4"/>
          <table:table-cell table:style-name="ce23"/>
          <table:table-cell table:style-name="ce2" table:number-columns-repeated="959"/>
        </table:table-row>
        <table:table-row table:style-name="ro2">
          <table:table-cell table:style-name="ce2"/>
          <table:table-cell table:style-name="ce11" office:value-type="string" calcext:value-type="string">
            <text:p>Fitness</text:p>
          </table:table-cell>
          <table:table-cell table:style-name="ce2"/>
          <table:table-cell table:style-name="ce55" office:value-type="string" calcext:value-type="string">
            <text:p>Priority-Weighted Plan-Lead</text:p>
          </table:table-cell>
          <table:table-cell table:style-name="ce66"/>
          <table:table-cell table:style-name="ce73" office:value-type="string" calcext:value-type="string">
            <text:p>Low</text:p>
          </table:table-cell>
          <table:table-cell table:style-name="ce79" office:value-type="string" calcext:value-type="string">
            <text:p>'=Project_Release_Optimizer_(GA).AT32</text:p>
          </table:table-cell>
          <table:table-cell table:style-name="ce86"/>
          <table:table-cell table:style-name="ce90" table:formula="of:=['Project_Release_Optimizer_(GA)'.I6]" office:value-type="float" office:value="189.053970223325" calcext:value-type="float">
            <text:p>189.05</text:p>
          </table:table-cell>
          <table:table-cell table:style-name="ce42"/>
          <table:table-cell table:style-name="ce97" office:value-type="string" calcext:value-type="string">
            <text:p>&lt;- To schedule important projects to start earlier</text:p>
          </table:table-cell>
          <table:table-cell table:style-name="ce42" table:number-columns-repeated="2"/>
          <table:table-cell table:style-name="ce104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4"/>
          <table:table-cell table:style-name="ce23"/>
          <table:table-cell table:style-name="ce2" table:number-columns-repeated="959"/>
        </table:table-row>
        <table:table-row table:style-name="ro2">
          <table:table-cell table:style-name="ce2"/>
          <table:table-cell table:style-name="ce12" office:value-type="string" calcext:value-type="string">
            <text:p>User Inputs</text:p>
          </table:table-cell>
          <table:table-cell table:style-name="ce2"/>
          <table:table-cell table:style-name="ce56" office:value-type="string" calcext:value-type="string">
            <text:p>Code-Base Violation x Weight</text:p>
          </table:table-cell>
          <table:table-cell table:style-name="ce67"/>
          <table:table-cell table:style-name="ce73" office:value-type="string" calcext:value-type="string">
            <text:p>High</text:p>
          </table:table-cell>
          <table:table-cell table:style-name="ce80" office:value-type="string" calcext:value-type="string">
            <text:p>'='Code Base Violation Constraint'!E13*20</text:p>
          </table:table-cell>
          <table:table-cell table:style-name="ce87"/>
          <table:table-cell table:style-name="ce90" table:formula="of:=['Project_Release_Optimizer_(GA)'.I7]" office:value-type="float" office:value="0" calcext:value-type="float">
            <text:p>0.00</text:p>
          </table:table-cell>
          <table:table-cell table:style-name="ce42"/>
          <table:table-cell table:style-name="ce97" office:value-type="string" calcext:value-type="string">
            <text:p>&lt;- Heuristic Weight (Hard -&gt; Soft constraint):</text:p>
          </table:table-cell>
          <table:table-cell table:style-name="ce42" table:number-columns-repeated="2"/>
          <table:table-cell table:style-name="ce104" office:value-type="float" office:value="50" calcext:value-type="float">
            <text:p>50</text:p>
          </table:table-cell>
          <table:table-cell table:style-name="ce28"/>
          <table:table-cell table:style-name="ce2" table:number-columns-repeated="2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4"/>
          <table:table-cell table:style-name="ce23"/>
          <table:table-cell table:style-name="ce2" table:number-columns-repeated="959"/>
        </table:table-row>
        <table:table-row table:style-name="ro2">
          <table:table-cell table:style-name="ce2"/>
          <table:table-cell table:style-name="ce13" office:value-type="string" calcext:value-type="string">
            <text:p>Formula</text:p>
          </table:table-cell>
          <table:table-cell table:style-name="ce2"/>
          <table:table-cell table:style-name="ce57" office:value-type="string" calcext:value-type="string">
            <text:p>Integrated Fitness - To Min()</text:p>
          </table:table-cell>
          <table:table-cell table:style-name="ce68"/>
          <table:table-cell table:style-name="ce74" office:value-type="string" calcext:value-type="string">
            <text:p>N.A.</text:p>
          </table:table-cell>
          <table:table-cell table:style-name="ce81" office:value-type="string" calcext:value-type="string">
            <text:p>'=Project_Release_Optimizer_(GA).SUM(I4:I7)</text:p>
          </table:table-cell>
          <table:table-cell table:style-name="ce88"/>
          <table:table-cell table:style-name="ce91" table:formula="of:=['Project_Release_Optimizer_(GA)'.I8]" office:value-type="float" office:value="1879.01903774968" calcext:value-type="float">
            <text:p>1879.02</text:p>
          </table:table-cell>
          <table:table-cell table:style-name="ce94"/>
          <table:table-cell table:style-name="ce98" office:value-type="string" calcext:value-type="string">
            <text:p>&lt;- To Minimize</text:p>
          </table:table-cell>
          <table:table-cell table:style-name="ce94" table:number-columns-repeated="2"/>
          <table:table-cell table:style-name="ce105"/>
          <table:table-cell table:style-name="ce28"/>
          <table:table-cell table:style-name="ce2" table:number-columns-repeated="2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4"/>
          <table:table-cell table:style-name="ce23"/>
          <table:table-cell table:style-name="ce2" table:number-columns-repeated="959"/>
        </table:table-row>
        <table:table-row table:style-name="ro2">
          <table:table-cell table:style-name="ce2" table:number-columns-repeated="3"/>
          <table:table-cell table:style-name="ce58" office:value-type="string" calcext:value-type="string">
            <text:p>Code-Base constraint satisfied ?</text:p>
          </table:table-cell>
          <table:table-cell table:style-name="ce69"/>
          <table:table-cell table:style-name="ce75" table:formula="of:=IF([.I7]=0;1;0)" office:value-type="boolean" office:boolean-value="true" calcext:value-type="boolean">
            <text:p>TRUE</text:p>
          </table:table-cell>
          <table:table-cell table:style-name="ce17" table:number-columns-repeated="5"/>
          <table:table-cell table:style-name="ce2" table:number-columns-repeated="2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4"/>
          <table:table-cell table:style-name="ce23"/>
          <table:table-cell table:style-name="ce2" table:number-columns-repeated="959"/>
        </table:table-row>
        <table:table-row table:style-name="ro13">
          <table:table-cell table:style-name="ce2" table:number-columns-repeated="6"/>
          <table:table-cell table:style-name="ce28"/>
          <table:table-cell table:style-name="ce2" table:number-columns-repeated="2"/>
          <table:table-cell table:style-name="ce17" table:number-columns-repeated="2"/>
          <table:table-cell table:style-name="ce2" table:number-columns-repeated="2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4"/>
          <table:table-cell table:style-name="ce23"/>
          <table:table-cell table:style-name="ce2" table:number-columns-repeated="959"/>
        </table:table-row>
        <table:table-row table:style-name="ro2">
          <table:table-cell table:style-name="ce3"/>
          <table:table-cell table:style-name="ce3" office:value-type="string" calcext:value-type="string">
            <text:p>Vlookup Inde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82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/>
          <table:table-cell table:style-name="ce47"/>
          <table:table-cell table:style-name="ce3" table:number-columns-repeated="959"/>
        </table:table-row>
        <table:table-row table:style-name="ro13">
          <table:table-cell table:style-name="ce4" table:number-columns-repeated="33"/>
          <table:table-cell table:style-name="ce110" table:number-columns-repeated="13"/>
          <table:table-cell table:style-name="ce4"/>
          <table:table-cell table:style-name="ce110" table:number-columns-repeated="2"/>
          <table:table-cell table:style-name="ce4" table:number-columns-repeated="975"/>
        </table:table-row>
        <table:table-row table:style-name="ro10">
          <table:table-cell table:style-name="ce4" table:number-columns-repeated="3"/>
          <table:table-cell table:style-name="ce15" office:value-type="string" calcext:value-type="string" table:number-columns-spanned="2" table:number-rows-spanned="1">
            <text:p>Resource Allocation / Full Time Employee (FTEs)</text:p>
          </table:table-cell>
          <table:covered-table-cell table:style-name="ce2"/>
          <table:table-cell table:style-name="ce2"/>
          <table:table-cell table:style-name="ce28"/>
          <table:table-cell table:number-columns-repeated="1017"/>
        </table:table-row>
        <table:table-row table:style-name="ro14">
          <table:table-cell table:style-name="ce4"/>
          <table:table-cell table:style-name="ce49" table:formula="of:=[$'Project_Facts_(User_Inputs)'.B12]" office:value-type="string" office:string-value="Project Name" calcext:value-type="string">
            <text:p>Project Name</text:p>
          </table:table-cell>
          <table:table-cell table:style-name="ce4"/>
          <table:table-cell table:style-name="ce15" office:value-type="string" calcext:value-type="string">
            <text:p>Knowledge</text:p>
            <text:p>Engineer</text:p>
          </table:table-cell>
          <table:table-cell table:style-name="ce15" office:value-type="string" calcext:value-type="string">
            <office:annotation office:display="true" draw:style-name="gr2" draw:text-style-name="P1" svg:width="322.3pt" svg:height="40.03pt" svg:x="348.66pt" svg:y="115.29pt" draw:caption-point-x="-3.66pt" draw:caption-point-y="50.83pt">
              <dc:date>2019-03-17T00:00:00</dc:date>
              <text:p><text:span text:style-name="T1">GA setting:</text:span></text:p>
              <text:p><text:span text:style-name="T1">0.25 &lt;= FTE &lt;= 5</text:span></text:p>
              <text:p><text:span text:style-name="T1">One resource can be assigned to max 4 projects.</text:span></text:p>
              <text:p><text:span text:style-name="T1">Any project can be assigned max 5 FTE for each type of recourse.</text:span></text:p>
            </office:annotation>
            <text:p>Software Engineer</text:p>
          </table:table-cell>
          <table:table-cell table:style-name="ce15" office:value-type="string" calcext:value-type="string">
            <office:annotation office:display="true" draw:style-name="gr2" draw:text-style-name="P1" svg:width="124.89pt" svg:height="34.5pt" svg:x="695.31pt" svg:y="114.52pt" draw:caption-point-x="-259.91pt" draw:caption-point-y="51.59pt">
              <dc:creator>GU ZHAN</dc:creator>
              <dc:date>2019-03-17T00:00:00</dc:date>
              <text:p><text:span text:style-name="T1">GA setting:</text:span></text:p>
              <text:p><text:span text:style-name="T1">0 &lt;= Lead &lt;= 365</text:span></text:p>
              <text:p><text:span text:style-name="T1">Integer</text:span></text:p>
            </office:annotation>
            <text:p>Lead prior to Plan</text:p>
            <text:p>(Calendar-Day)</text:p>
          </table:table-cell>
          <table:table-cell table:style-name="ce15" office:value-type="string" calcext:value-type="string">
            <text:p>Lead prior to UAT</text:p>
            <text:p>(Calendar-Day)</text:p>
          </table:table-cell>
          <table:table-cell table:style-name="ce15" office:value-type="string" calcext:value-type="string">
            <text:p>Lead prior to NFT</text:p>
            <text:p>(Calendar-Day)</text:p>
          </table:table-cell>
          <table:table-cell table:style-name="ce15" office:value-type="string" calcext:value-type="string">
            <text:p>Lead prior to Prod</text:p>
            <text:p>(Calendar-Day)</text:p>
          </table:table-cell>
          <table:table-cell table:number-columns-repeated="1015"/>
        </table:table-row>
        <table:table-row table:style-name="ro15">
          <table:table-cell table:style-name="ce160"/>
          <table:table-cell table:style-name="ce163" table:formula="of:=[$'Project_Facts_(User_Inputs)'.B13]" office:value-type="string" office:string-value="Project-A01" calcext:value-type="string">
            <text:p>Project-A01</text:p>
          </table:table-cell>
          <table:table-cell table:style-name="ce160"/>
          <table:table-cell table:style-name="ce169" office:value-type="float" office:value="0.299018865942406" calcext:value-type="float">
            <text:p>0.30</text:p>
          </table:table-cell>
          <table:table-cell table:style-name="ce169" office:value-type="float" office:value="1.53487615366546" calcext:value-type="float">
            <text:p>1.53</text:p>
          </table:table-cell>
          <table:table-cell table:style-name="ce179" office:value-type="float" office:value="14" calcext:value-type="float">
            <text:p>14</text:p>
          </table:table-cell>
          <table:table-cell table:style-name="ce179" office:value-type="float" office:value="4" calcext:value-type="float">
            <text:p>4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32" calcext:value-type="float">
            <text:p>32</text:p>
          </table:table-cell>
          <table:table-cell table:style-name="ce187" table:number-columns-repeated="1015"/>
        </table:table-row>
        <table:table-row table:style-name="ro15">
          <table:table-cell table:style-name="ce160"/>
          <table:table-cell table:style-name="ce163" table:formula="of:=[$'Project_Facts_(User_Inputs)'.B14]" office:value-type="string" office:string-value="Project-A02" calcext:value-type="string">
            <text:p>Project-A02</text:p>
          </table:table-cell>
          <table:table-cell table:style-name="ce160"/>
          <table:table-cell table:style-name="ce169" office:value-type="float" office:value="0.334293881235452" calcext:value-type="float">
            <text:p>0.33</text:p>
          </table:table-cell>
          <table:table-cell table:style-name="ce169" office:value-type="float" office:value="1.25541571596482" calcext:value-type="float">
            <text:p>1.26</text:p>
          </table:table-cell>
          <table:table-cell table:style-name="ce179" office:value-type="float" office:value="335" calcext:value-type="float">
            <text:p>335</text:p>
          </table:table-cell>
          <table:table-cell table:style-name="ce179" office:value-type="float" office:value="13" calcext:value-type="float">
            <text:p>13</text:p>
          </table:table-cell>
          <table:table-cell table:style-name="ce179" office:value-type="float" office:value="354" calcext:value-type="float">
            <text:p>354</text:p>
          </table:table-cell>
          <table:table-cell table:style-name="ce179" office:value-type="float" office:value="1" calcext:value-type="float">
            <text:p>1</text:p>
          </table:table-cell>
          <table:table-cell table:style-name="ce187" table:number-columns-repeated="1015"/>
        </table:table-row>
        <table:table-row table:style-name="ro15">
          <table:table-cell table:style-name="ce160"/>
          <table:table-cell table:style-name="ce163" table:formula="of:=[$'Project_Facts_(User_Inputs)'.B15]" office:value-type="string" office:string-value="Project-A03" calcext:value-type="string">
            <text:p>Project-A03</text:p>
          </table:table-cell>
          <table:table-cell table:style-name="ce160"/>
          <table:table-cell table:style-name="ce169" office:value-type="float" office:value="0.631895128154339" calcext:value-type="float">
            <text:p>0.63</text:p>
          </table:table-cell>
          <table:table-cell table:style-name="ce169" office:value-type="float" office:value="2.13922579798018" calcext:value-type="float">
            <text:p>2.14</text:p>
          </table:table-cell>
          <table:table-cell table:style-name="ce179" office:value-type="float" office:value="12" calcext:value-type="float">
            <text:p>12</text:p>
          </table:table-cell>
          <table:table-cell table:style-name="ce179" office:value-type="float" office:value="143" calcext:value-type="float">
            <text:p>143</text:p>
          </table:table-cell>
          <table:table-cell table:style-name="ce179" office:value-type="float" office:value="109" calcext:value-type="float">
            <text:p>109</text:p>
          </table:table-cell>
          <table:table-cell table:style-name="ce179" office:value-type="float" office:value="45" calcext:value-type="float">
            <text:p>45</text:p>
          </table:table-cell>
          <table:table-cell table:style-name="ce187" table:number-columns-repeated="1015"/>
        </table:table-row>
        <table:table-row table:style-name="ro15">
          <table:table-cell table:style-name="ce160"/>
          <table:table-cell table:style-name="ce163" table:formula="of:=[$'Project_Facts_(User_Inputs)'.B16]" office:value-type="string" office:string-value="Project-A04" calcext:value-type="string">
            <text:p>Project-A04</text:p>
          </table:table-cell>
          <table:table-cell table:style-name="ce160"/>
          <table:table-cell table:style-name="ce169" office:value-type="float" office:value="0.676564437188627" calcext:value-type="float">
            <text:p>0.68</text:p>
          </table:table-cell>
          <table:table-cell table:style-name="ce169" office:value-type="float" office:value="1.68798700128886" calcext:value-type="float">
            <text:p>1.69</text:p>
          </table:table-cell>
          <table:table-cell table:style-name="ce179" office:value-type="float" office:value="129" calcext:value-type="float">
            <text:p>129</text:p>
          </table:table-cell>
          <table:table-cell table:style-name="ce179" office:value-type="float" office:value="72" calcext:value-type="float">
            <text:p>72</text:p>
          </table:table-cell>
          <table:table-cell table:style-name="ce179" office:value-type="float" office:value="129" calcext:value-type="float">
            <text:p>129</text:p>
          </table:table-cell>
          <table:table-cell table:style-name="ce179" office:value-type="float" office:value="9" calcext:value-type="float">
            <text:p>9</text:p>
          </table:table-cell>
          <table:table-cell table:style-name="ce187" table:number-columns-repeated="1015"/>
        </table:table-row>
        <table:table-row table:style-name="ro15">
          <table:table-cell table:style-name="ce160"/>
          <table:table-cell table:style-name="ce163" table:formula="of:=[$'Project_Facts_(User_Inputs)'.B17]" office:value-type="string" office:string-value="Project-A05" calcext:value-type="string">
            <text:p>Project-A05</text:p>
          </table:table-cell>
          <table:table-cell table:style-name="ce160"/>
          <table:table-cell table:style-name="ce169" office:value-type="float" office:value="0.288021504900069" calcext:value-type="float">
            <text:p>0.29</text:p>
          </table:table-cell>
          <table:table-cell table:style-name="ce169" office:value-type="float" office:value="1.5232337459327" calcext:value-type="float">
            <text:p>1.52</text:p>
          </table:table-cell>
          <table:table-cell table:style-name="ce179" office:value-type="float" office:value="14" calcext:value-type="float">
            <text:p>14</text:p>
          </table:table-cell>
          <table:table-cell table:style-name="ce179" office:value-type="float" office:value="363" calcext:value-type="float">
            <text:p>363</text:p>
          </table:table-cell>
          <table:table-cell table:style-name="ce179" office:value-type="float" office:value="160" calcext:value-type="float">
            <text:p>160</text:p>
          </table:table-cell>
          <table:table-cell table:style-name="ce179" office:value-type="float" office:value="37" calcext:value-type="float">
            <text:p>37</text:p>
          </table:table-cell>
          <table:table-cell table:style-name="ce187" table:number-columns-repeated="1015"/>
        </table:table-row>
        <table:table-row table:style-name="ro15">
          <table:table-cell table:style-name="ce160"/>
          <table:table-cell table:style-name="ce163" table:formula="of:=[$'Project_Facts_(User_Inputs)'.B18]" office:value-type="string" office:string-value="Project-A06" calcext:value-type="string">
            <text:p>Project-A06</text:p>
          </table:table-cell>
          <table:table-cell table:style-name="ce160"/>
          <table:table-cell table:style-name="ce169" office:value-type="float" office:value="0.691220853900809" calcext:value-type="float">
            <text:p>0.69</text:p>
          </table:table-cell>
          <table:table-cell table:style-name="ce169" office:value-type="float" office:value="1.84666895819977" calcext:value-type="float">
            <text:p>1.85</text:p>
          </table:table-cell>
          <table:table-cell table:style-name="ce179" office:value-type="float" office:value="314" calcext:value-type="float">
            <text:p>314</text:p>
          </table:table-cell>
          <table:table-cell table:style-name="ce179" office:value-type="float" office:value="117" calcext:value-type="float">
            <text:p>117</text:p>
          </table:table-cell>
          <table:table-cell table:style-name="ce179" office:value-type="float" office:value="165" calcext:value-type="float">
            <text:p>165</text:p>
          </table:table-cell>
          <table:table-cell table:style-name="ce179" office:value-type="float" office:value="0" calcext:value-type="float">
            <text:p>0</text:p>
          </table:table-cell>
          <table:table-cell table:style-name="ce187" table:number-columns-repeated="1015"/>
        </table:table-row>
        <table:table-row table:style-name="ro15">
          <table:table-cell table:style-name="ce160"/>
          <table:table-cell table:style-name="ce163" table:formula="of:=[$'Project_Facts_(User_Inputs)'.B19]" office:value-type="string" office:string-value="Project-A07" calcext:value-type="string">
            <text:p>Project-A07</text:p>
          </table:table-cell>
          <table:table-cell table:style-name="ce160"/>
          <table:table-cell table:style-name="ce169" office:value-type="float" office:value="0.496145320117334" calcext:value-type="float">
            <text:p>0.50</text:p>
          </table:table-cell>
          <table:table-cell table:style-name="ce169" office:value-type="float" office:value="3.79126568089748" calcext:value-type="float">
            <text:p>3.79</text:p>
          </table:table-cell>
          <table:table-cell table:style-name="ce179" office:value-type="float" office:value="355" calcext:value-type="float">
            <text:p>355</text:p>
          </table:table-cell>
          <table:table-cell table:style-name="ce179" office:value-type="float" office:value="360" calcext:value-type="float">
            <text:p>360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float" office:value="66" calcext:value-type="float">
            <text:p>66</text:p>
          </table:table-cell>
          <table:table-cell table:style-name="ce187" table:number-columns-repeated="1015"/>
        </table:table-row>
        <table:table-row table:style-name="ro15">
          <table:table-cell table:style-name="ce160"/>
          <table:table-cell table:style-name="ce163" table:formula="of:=[$'Project_Facts_(User_Inputs)'.B20]" office:value-type="string" office:string-value="Project-A08" calcext:value-type="string">
            <text:p>Project-A08</text:p>
          </table:table-cell>
          <table:table-cell table:style-name="ce160"/>
          <table:table-cell table:style-name="ce169" office:value-type="float" office:value="0.365747969298865" calcext:value-type="float">
            <text:p>0.37</text:p>
          </table:table-cell>
          <table:table-cell table:style-name="ce169" office:value-type="float" office:value="1.06051121888914" calcext:value-type="float">
            <text:p>1.06</text:p>
          </table:table-cell>
          <table:table-cell table:style-name="ce179" office:value-type="float" office:value="3" calcext:value-type="float">
            <text:p>3</text:p>
          </table:table-cell>
          <table:table-cell table:style-name="ce179" office:value-type="float" office:value="6" calcext:value-type="float">
            <text:p>6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float" office:value="2" calcext:value-type="float">
            <text:p>2</text:p>
          </table:table-cell>
          <table:table-cell table:style-name="ce187" table:number-columns-repeated="1015"/>
        </table:table-row>
        <table:table-row table:style-name="ro15">
          <table:table-cell table:style-name="ce160"/>
          <table:table-cell table:style-name="ce163" table:formula="of:=[$'Project_Facts_(User_Inputs)'.B21]" office:value-type="string" office:string-value="Project-A09" calcext:value-type="string">
            <text:p>Project-A09</text:p>
          </table:table-cell>
          <table:table-cell table:style-name="ce160"/>
          <table:table-cell table:style-name="ce169" office:value-type="float" office:value="0.513555652130021" calcext:value-type="float">
            <text:p>0.51</text:p>
          </table:table-cell>
          <table:table-cell table:style-name="ce169" office:value-type="float" office:value="1.52613649619924" calcext:value-type="float">
            <text:p>1.53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float" office:value="39" calcext:value-type="float">
            <text:p>39</text:p>
          </table:table-cell>
          <table:table-cell table:style-name="ce179" office:value-type="float" office:value="45" calcext:value-type="float">
            <text:p>45</text:p>
          </table:table-cell>
          <table:table-cell table:style-name="ce179" office:value-type="float" office:value="21" calcext:value-type="float">
            <text:p>21</text:p>
          </table:table-cell>
          <table:table-cell table:style-name="ce187" table:number-columns-repeated="1015"/>
        </table:table-row>
        <table:table-row table:style-name="ro15">
          <table:table-cell table:style-name="ce160"/>
          <table:table-cell table:style-name="ce163" table:formula="of:=[$'Project_Facts_(User_Inputs)'.B22]" office:value-type="string" office:string-value="Project-A10" calcext:value-type="string">
            <text:p>Project-A10</text:p>
          </table:table-cell>
          <table:table-cell table:style-name="ce160"/>
          <table:table-cell table:style-name="ce169" office:value-type="float" office:value="0.629731174032445" calcext:value-type="float">
            <text:p>0.63</text:p>
          </table:table-cell>
          <table:table-cell table:style-name="ce169" office:value-type="float" office:value="1.19855473546881" calcext:value-type="float">
            <text:p>1.20</text:p>
          </table:table-cell>
          <table:table-cell table:number-columns-repeated="2" table:style-name="ce179" office:value-type="float" office:value="4" calcext:value-type="float">
            <text:p>4</text:p>
          </table:table-cell>
          <table:table-cell table:style-name="ce179" office:value-type="float" office:value="3" calcext:value-type="float">
            <text:p>3</text:p>
          </table:table-cell>
          <table:table-cell table:style-name="ce179" office:value-type="float" office:value="61" calcext:value-type="float">
            <text:p>61</text:p>
          </table:table-cell>
          <table:table-cell table:style-name="ce187" table:number-columns-repeated="1015"/>
        </table:table-row>
        <table:table-row table:style-name="ro15">
          <table:table-cell table:style-name="ce160"/>
          <table:table-cell table:style-name="ce163" table:formula="of:=[$'Project_Facts_(User_Inputs)'.B23]" office:value-type="string" office:string-value="Project-A11" calcext:value-type="string">
            <text:p>Project-A11</text:p>
          </table:table-cell>
          <table:table-cell table:style-name="ce160"/>
          <table:table-cell table:style-name="ce169" office:value-type="float" office:value="1.1995722837618" calcext:value-type="float">
            <text:p>1.20</text:p>
          </table:table-cell>
          <table:table-cell table:style-name="ce169" office:value-type="float" office:value="2.23961323004408" calcext:value-type="float">
            <text:p>2.24</text:p>
          </table:table-cell>
          <table:table-cell table:style-name="ce179" office:value-type="float" office:value="210" calcext:value-type="float">
            <text:p>210</text:p>
          </table:table-cell>
          <table:table-cell table:style-name="ce179" office:value-type="float" office:value="265" calcext:value-type="float">
            <text:p>265</text:p>
          </table:table-cell>
          <table:table-cell table:style-name="ce179" office:value-type="float" office:value="38" calcext:value-type="float">
            <text:p>38</text:p>
          </table:table-cell>
          <table:table-cell table:style-name="ce179" office:value-type="float" office:value="11" calcext:value-type="float">
            <text:p>11</text:p>
          </table:table-cell>
          <table:table-cell table:style-name="ce187" table:number-columns-repeated="1015"/>
        </table:table-row>
        <table:table-row table:style-name="ro15">
          <table:table-cell table:style-name="ce160"/>
          <table:table-cell table:style-name="ce163" table:formula="of:=[$'Project_Facts_(User_Inputs)'.B24]" office:value-type="string" office:string-value="Project-A12" calcext:value-type="string">
            <text:p>Project-A12</text:p>
          </table:table-cell>
          <table:table-cell table:style-name="ce160"/>
          <table:table-cell table:style-name="ce169" office:value-type="float" office:value="0.455962585629139" calcext:value-type="float">
            <text:p>0.46</text:p>
          </table:table-cell>
          <table:table-cell table:style-name="ce169" office:value-type="float" office:value="1.400983316564" calcext:value-type="float">
            <text:p>1.40</text:p>
          </table:table-cell>
          <table:table-cell table:style-name="ce179" office:value-type="float" office:value="340" calcext:value-type="float">
            <text:p>340</text:p>
          </table:table-cell>
          <table:table-cell table:style-name="ce179" office:value-type="float" office:value="208" calcext:value-type="float">
            <text:p>208</text:p>
          </table:table-cell>
          <table:table-cell table:style-name="ce179" office:value-type="float" office:value="33" calcext:value-type="float">
            <text:p>33</text:p>
          </table:table-cell>
          <table:table-cell table:style-name="ce179" office:value-type="float" office:value="9" calcext:value-type="float">
            <text:p>9</text:p>
          </table:table-cell>
          <table:table-cell table:style-name="ce187" table:number-columns-repeated="1015"/>
        </table:table-row>
        <table:table-row table:style-name="ro15">
          <table:table-cell table:style-name="ce160"/>
          <table:table-cell table:style-name="ce163" table:formula="of:=[$'Project_Facts_(User_Inputs)'.B25]" office:value-type="string" office:string-value="Project-A13" calcext:value-type="string">
            <text:p>Project-A13</text:p>
          </table:table-cell>
          <table:table-cell table:style-name="ce160"/>
          <table:table-cell table:style-name="ce169" office:value-type="float" office:value="0.615382856797314" calcext:value-type="float">
            <text:p>0.62</text:p>
          </table:table-cell>
          <table:table-cell table:style-name="ce169" office:value-type="float" office:value="1.29975944457394" calcext:value-type="float">
            <text:p>1.30</text:p>
          </table:table-cell>
          <table:table-cell table:style-name="ce179" office:value-type="float" office:value="56" calcext:value-type="float">
            <text:p>56</text:p>
          </table:table-cell>
          <table:table-cell table:style-name="ce179" office:value-type="float" office:value="12" calcext:value-type="float">
            <text:p>12</text:p>
          </table:table-cell>
          <table:table-cell table:style-name="ce179" office:value-type="float" office:value="349" calcext:value-type="float">
            <text:p>349</text:p>
          </table:table-cell>
          <table:table-cell table:style-name="ce179" office:value-type="float" office:value="54" calcext:value-type="float">
            <text:p>54</text:p>
          </table:table-cell>
          <table:table-cell table:style-name="ce187" table:number-columns-repeated="1015"/>
        </table:table-row>
        <table:table-row table:style-name="ro15">
          <table:table-cell table:style-name="ce160"/>
          <table:table-cell table:style-name="ce163" table:formula="of:=[$'Project_Facts_(User_Inputs)'.B26]" office:value-type="string" office:string-value="Project-A14" calcext:value-type="string">
            <text:p>Project-A14</text:p>
          </table:table-cell>
          <table:table-cell table:style-name="ce160"/>
          <table:table-cell table:style-name="ce169" office:value-type="float" office:value="0.455918452939696" calcext:value-type="float">
            <text:p>0.46</text:p>
          </table:table-cell>
          <table:table-cell table:style-name="ce169" office:value-type="float" office:value="0.564563181215343" calcext:value-type="float">
            <text:p>0.56</text:p>
          </table:table-cell>
          <table:table-cell table:style-name="ce179" office:value-type="float" office:value="200" calcext:value-type="float">
            <text:p>200</text:p>
          </table:table-cell>
          <table:table-cell table:style-name="ce179" office:value-type="float" office:value="9" calcext:value-type="float">
            <text:p>9</text:p>
          </table:table-cell>
          <table:table-cell table:style-name="ce179" office:value-type="float" office:value="149" calcext:value-type="float">
            <text:p>149</text:p>
          </table:table-cell>
          <table:table-cell table:style-name="ce179" office:value-type="float" office:value="20" calcext:value-type="float">
            <text:p>20</text:p>
          </table:table-cell>
          <table:table-cell table:style-name="ce187" table:number-columns-repeated="1015"/>
        </table:table-row>
        <table:table-row table:style-name="ro15">
          <table:table-cell table:style-name="ce160"/>
          <table:table-cell table:style-name="ce163" table:formula="of:=[$'Project_Facts_(User_Inputs)'.B27]" office:value-type="string" office:string-value="Project-A15" calcext:value-type="string">
            <text:p>Project-A15</text:p>
          </table:table-cell>
          <table:table-cell table:style-name="ce160"/>
          <table:table-cell table:style-name="ce169" office:value-type="float" office:value="0.307645649424455" calcext:value-type="float">
            <text:p>0.31</text:p>
          </table:table-cell>
          <table:table-cell table:style-name="ce169" office:value-type="float" office:value="0.591223459362209" calcext:value-type="float">
            <text:p>0.59</text:p>
          </table:table-cell>
          <table:table-cell table:style-name="ce179" office:value-type="float" office:value="344" calcext:value-type="float">
            <text:p>344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office:value-type="float" office:value="9" calcext:value-type="float">
            <text:p>9</text:p>
          </table:table-cell>
          <table:table-cell table:style-name="ce187" table:number-columns-repeated="1015"/>
        </table:table-row>
        <table:table-row table:style-name="ro15">
          <table:table-cell table:style-name="ce160"/>
          <table:table-cell table:style-name="ce164"/>
          <table:table-cell table:style-name="ce160"/>
          <table:table-cell table:style-name="ce170" table:number-columns-repeated="2"/>
          <table:table-cell table:style-name="ce180"/>
          <table:table-cell table:style-name="ce184" table:number-columns-repeated="3"/>
          <table:table-cell table:style-name="ce187" table:number-columns-repeated="1015"/>
        </table:table-row>
        <table:table-row table:style-name="ro13">
          <table:table-cell table:style-name="ce160"/>
          <table:table-cell table:style-name="ce165"/>
          <table:table-cell table:style-name="ce160"/>
          <table:table-cell table:style-name="ce171" table:number-columns-repeated="2"/>
          <table:table-cell table:style-name="ce181"/>
          <table:table-cell table:style-name="ce185" table:number-columns-repeated="3"/>
          <table:table-cell table:style-name="ce187" table:number-columns-repeated="1015"/>
        </table:table-row>
        <table:table-row table:style-name="ro15">
          <table:table-cell table:style-name="ce161"/>
          <table:table-cell table:style-name="ce166" office:value-type="string" calcext:value-type="string">
            <text:p>Average</text:p>
          </table:table-cell>
          <table:table-cell table:style-name="ce161"/>
          <table:table-cell table:style-name="ce172" table:formula="of:=AVERAGE([.D15:.D29])" office:value-type="float" office:value="0.530711774363518" calcext:value-type="float">
            <text:p>0.53</text:p>
          </table:table-cell>
          <table:table-cell table:style-name="ce172" table:formula="of:=AVERAGE([.E15:.E29])" office:value-type="float" office:value="1.5773345424164" calcext:value-type="float">
            <text:p>1.58</text:p>
          </table:table-cell>
          <table:table-cell table:style-name="ce182" table:formula="of:=AVERAGE([.F15:.F29])" office:value-type="float" office:value="156.333333333333" calcext:value-type="float">
            <text:p>156</text:p>
          </table:table-cell>
          <table:table-cell table:style-name="ce182" table:formula="of:=AVERAGE([.G15:.G29])" office:value-type="float" office:value="111" calcext:value-type="float">
            <text:p>111</text:p>
          </table:table-cell>
          <table:table-cell table:style-name="ce182" table:formula="of:=AVERAGE([.H15:.H29])" office:value-type="float" office:value="107.8" calcext:value-type="float">
            <text:p>108</text:p>
          </table:table-cell>
          <table:table-cell table:style-name="ce182" table:formula="of:=AVERAGE([.I15:.I29])" office:value-type="float" office:value="25.1333333333333" calcext:value-type="float">
            <text:p>25</text:p>
          </table:table-cell>
          <table:table-cell table:style-name="ce187" table:number-columns-repeated="1015"/>
        </table:table-row>
        <table:table-row table:style-name="ro15">
          <table:table-cell table:style-name="ce161"/>
          <table:table-cell table:style-name="ce166" office:value-type="string" calcext:value-type="string">
            <text:p>Total</text:p>
          </table:table-cell>
          <table:table-cell table:style-name="ce161"/>
          <table:table-cell table:style-name="ce173" table:formula="of:=SUM([.D15:.D29])" office:value-type="float" office:value="7.96067661545277" calcext:value-type="float">
            <text:p>7.96</text:p>
          </table:table-cell>
          <table:table-cell table:style-name="ce176" table:formula="of:=SUM([.E15:.E29])" office:value-type="float" office:value="23.660018136246" calcext:value-type="float">
            <text:p>23.66</text:p>
          </table:table-cell>
          <table:table-cell table:style-name="ce182" table:formula="of:=SUM([.F15:.F29])" office:value-type="float" office:value="2345" calcext:value-type="float">
            <text:p>2345</text:p>
          </table:table-cell>
          <table:table-cell table:style-name="ce182" table:formula="of:=SUM([.G15:.G29])" office:value-type="float" office:value="1665" calcext:value-type="float">
            <text:p>1665</text:p>
          </table:table-cell>
          <table:table-cell table:style-name="ce182" table:formula="of:=SUM([.H15:.H29])" office:value-type="float" office:value="1617" calcext:value-type="float">
            <text:p>1617</text:p>
          </table:table-cell>
          <table:table-cell table:style-name="ce182" table:formula="of:=SUM([.I15:.I29])" office:value-type="float" office:value="377" calcext:value-type="float">
            <text:p>377</text:p>
          </table:table-cell>
          <table:table-cell table:style-name="ce187" table:number-columns-repeated="1015"/>
        </table:table-row>
        <table:table-row table:style-name="ro15">
          <table:table-cell table:style-name="ce160" table:number-columns-repeated="3"/>
          <table:table-cell table:style-name="ce174" office:value-type="string" calcext:value-type="string">
            <text:p>&lt;=</text:p>
          </table:table-cell>
          <table:table-cell table:style-name="ce177" office:value-type="string" calcext:value-type="string">
            <text:p>&lt;=</text:p>
          </table:table-cell>
          <table:table-cell table:style-name="ce183"/>
          <table:table-cell table:style-name="ce168"/>
          <table:table-cell table:style-name="ce186" table:number-columns-repeated="2"/>
          <table:table-cell table:style-name="ce187" table:number-columns-repeated="1015"/>
        </table:table-row>
        <table:table-row table:style-name="ro15">
          <table:table-cell table:style-name="ce160"/>
          <table:table-cell table:style-name="ce167" office:value-type="string" calcext:value-type="string">
            <text:p>Available FTE</text:p>
          </table:table-cell>
          <table:table-cell table:style-name="ce160"/>
          <table:table-cell table:style-name="ce175" table:formula="of:=[$'Project_Facts_(User_Inputs)'.F33]" office:value-type="float" office:value="8" calcext:value-type="float">
            <text:p>8</text:p>
          </table:table-cell>
          <table:table-cell table:style-name="ce178" table:formula="of:=[$'Project_Facts_(User_Inputs)'.G33]" office:value-type="float" office:value="24" calcext:value-type="float">
            <text:p>24</text:p>
          </table:table-cell>
          <table:table-cell table:style-name="ce183"/>
          <table:table-cell table:style-name="ce168"/>
          <table:table-cell table:style-name="ce186" table:number-columns-repeated="2"/>
          <table:table-cell table:style-name="ce187" table:number-columns-repeated="1015"/>
        </table:table-row>
        <table:table-row table:style-name="ro15">
          <table:table-cell table:style-name="ce160"/>
          <table:table-cell table:style-name="ce168" table:number-columns-repeated="6"/>
          <table:table-cell table:style-name="ce186" table:number-columns-repeated="2"/>
          <table:table-cell table:style-name="ce187" table:number-columns-repeated="1015"/>
        </table:table-row>
        <table:table-row table:style-name="ro2">
          <table:table-cell table:style-name="ce2" table:number-columns-repeated="6"/>
          <table:table-cell table:style-name="ce28"/>
          <table:table-cell table:number-columns-repeated="1017"/>
        </table:table-row>
        <table:table-row table:style-name="ro2">
          <table:table-cell table:style-name="ce6" table:number-columns-repeated="3"/>
          <table:table-cell table:style-name="ce23" office:value-type="string" calcext:value-type="string">
            <text:p>END</text:p>
          </table:table-cell>
          <table:table-cell table:style-name="ce23" office:value-type="string" calcext:value-type="string">
            <text:p>OF</text:p>
          </table:table-cell>
          <table:table-cell table:style-name="ce23" office:value-type="string" calcext:value-type="string">
            <text:p>THIS</text:p>
          </table:table-cell>
          <table:table-cell table:style-name="ce23" office:value-type="string" calcext:value-type="string">
            <text:p>WORKSHEET</text:p>
          </table:table-cell>
          <table:table-cell table:number-columns-repeated="1017"/>
        </table:table-row>
        <table:table-row table:style-name="ro2">
          <table:table-cell table:style-name="ce2" table:number-columns-repeated="6"/>
          <table:table-cell table:style-name="ce28"/>
          <table:table-cell table:number-columns-repeated="1017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3">
      <number:currency-symbol>$</number:currency-symbol>
      <number:number number:decimal-places="0" loext:min-decimal-places="0" number:min-integer-digits="1" number:grouping="true"/>
    </number:currency-style>
    <number:date-style style:name="N124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7">00/00/0000</text:date>, <text:time style:data-style-name="N2" text:time-value="18:08:07.537327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GU ZHAN</meta:initial-creator>
    <meta:creation-date>2014-09-20T06:02:21Z</meta:creation-date>
    <dc:date>2019-03-17T18:38:24.270015768</dc:date>
    <meta:editing-duration>PT1H55M49S</meta:editing-duration>
    <meta:editing-cycles>21</meta:editing-cycles>
    <meta:document-statistic meta:table-count="8" meta:cell-count="3302" meta:object-count="0"/>
  </office:meta>
</office:document-meta>
</file>